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Liberation Serif'" style:font-family-asian="'Liberation Serif'" style:font-family-complex="'Liberation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Liberation Serif'" style:font-family-asian="'Liberation Serif'" style:font-family-complex="'Liberation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Liberation Serif'" style:font-family-asian="'Liberation Serif'" style:font-family-complex="'Liberation Serif'"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bold" fo:font-family="'Liberation Serif'" style:font-family-asian="'Liberation Serif'" style:font-family-complex="'Liberation Serif'"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bold" fo:font-family="'Liberation Serif'" style:font-family-asian="'Liberation Serif'" style:font-family-complex="'Liberation Serif'"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bold" fo:font-family="'Liberation Serif'" style:font-family-asian="'Liberation Serif'" style:font-family-complex="'Liberation Serif'"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Liberation Serif'" style:font-family-asian="'Liberation Serif'" style:font-family-complex="'Liberation Serif'"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bold" fo:font-family="'Liberation Serif'" style:font-family-asian="'Liberation Serif'" style:font-family-complex="'Liberation Serif'"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Liberation Serif'" style:font-family-asian="'Liberation Serif'" style:font-family-complex="'Liberation Serif'"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Liberation Serif'" style:font-family-asian="'Liberation Serif'" style:font-family-complex="'Liberation Serif'"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Liberation Serif'" style:font-family-asian="'Liberation Serif'" style:font-family-complex="'Liberation Serif'"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Liberation Serif'" style:font-family-asian="'Liberation Serif'" style:font-family-complex="'Liberation Serif'"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Liberation Serif'" style:font-family-asian="'Liberation Serif'" style:font-family-complex="'Liberation Serif'"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Liberation Serif'" style:font-family-asian="'Liberation Serif'" style:font-family-complex="'Liberation Serif'"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Liberation Serif'" style:font-family-asian="'Liberation Serif'" style:font-family-complex="'Liberation Serif'"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Liberation Serif'" style:font-family-asian="'Liberation Serif'" style:font-family-complex="'Liberation Serif'"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Liberation Serif'" style:font-family-asian="'Liberation Serif'" style:font-family-complex="'Liberation Serif'"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Liberation Serif'" style:font-family-asian="'Liberation Serif'" style:font-family-complex="'Liberation Serif'"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Liberation Serif'" style:font-family-asian="'Liberation Serif'" style:font-family-complex="'Liberation Serif'"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bold" fo:font-family="'Liberation Serif'" style:font-family-asian="'Liberation Serif'" style:font-family-complex="'Liberation Serif'"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Liberation Serif'" style:font-family-asian="'Liberation Serif'" style:font-family-complex="'Liberation Serif'"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Liberation Serif'" style:font-family-asian="'Liberation Serif'" style:font-family-complex="'Liberation Serif'"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Liberation Serif'" style:font-family-asian="'Liberation Serif'" style:font-family-complex="'Liberation Serif'" fo:background-color="transparent" style:use-window-font-color="true"/>
    </style:style>
    <style:style style:name="T72" style:family="text">
      <style:text-properties fo:font-size="11.00pt" fo:font-weight="normal" fo:font-family="'Liberation Serif'" style:font-family-asian="'Liberation Serif'" style:font-family-complex="'Liberation Serif'" fo:background-color="transparent" style:use-window-font-color="true"/>
    </style:style>
    <style:style style:name="T73" style:family="text">
      <style:text-properties fo:font-size="11.00pt" fo:font-weight="normal" fo:font-family="'Liberation Serif'" style:font-family-asian="'Liberation Serif'" style:font-family-complex="'Liberation Serif'"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Liberation Serif'" style:font-family-asian="'Liberation Serif'" style:font-family-complex="'Liberation Serif'"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Liberation Serif'" style:font-family-asian="'Liberation Serif'" style:font-family-complex="'Liberation Serif'"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Liberation Serif'" style:font-family-asian="'Liberation Serif'" style:font-family-complex="'Liberation Serif'"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Liberation Serif'" style:font-family-asian="'Liberation Serif'" style:font-family-complex="'Liberation Serif'"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Liberation Serif'" style:font-family-asian="'Liberation Serif'" style:font-family-complex="'Liberation Serif'"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Liberation Serif'" style:font-family-asian="'Liberation Serif'" style:font-family-complex="'Liberation Serif'"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Liberation Serif'" style:font-family-asian="'Liberation Serif'" style:font-family-complex="'Liberation Serif'"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bold" fo:font-family="'Liberation Serif'" style:font-family-asian="'Liberation Serif'" style:font-family-complex="'Liberation Serif'"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bold" fo:font-family="'Liberation Serif'" style:font-family-asian="'Liberation Serif'" style:font-family-complex="'Liberation Serif'"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Liberation Serif'" style:font-family-asian="'Liberation Serif'" style:font-family-complex="'Liberation Serif'"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bold" fo:font-family="'Liberation Serif'" style:font-family-asian="'Liberation Serif'" style:font-family-complex="'Liberation Serif'"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Liberation Serif'" style:font-family-asian="'Liberation Serif'" style:font-family-complex="'Liberation Serif'"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Liberation Serif'" style:font-family-asian="'Liberation Serif'" style:font-family-complex="'Liberation Serif'"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Liberation Serif'" style:font-family-asian="'Liberation Serif'" style:font-family-complex="'Liberation Serif'"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bold" fo:font-family="'Liberation Serif'" style:font-family-asian="'Liberation Serif'" style:font-family-complex="'Liberation Serif'"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bold" fo:font-family="'Liberation Serif'" style:font-family-asian="'Liberation Serif'" style:font-family-complex="'Liberation Serif'"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Liberation Serif'" style:font-family-asian="'Liberation Serif'" style:font-family-complex="'Liberation Serif'"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Liberation Serif'" style:font-family-asian="'Liberation Serif'" style:font-family-complex="'Liberation Serif'"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Liberation Serif'" style:font-family-asian="'Liberation Serif'" style:font-family-complex="'Liberation Serif'"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Liberation Serif'" style:font-family-asian="'Liberation Serif'" style:font-family-complex="'Liberation Serif'"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normal" fo:font-family="'Liberation Serif'" style:font-family-asian="'Liberation Serif'" style:font-family-complex="'Liberation Serif'"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Liberation Serif'" style:font-family-asian="'Liberation Serif'" style:font-family-complex="'Liberation Serif'" fo:background-color="transparent" style:use-window-font-color="true"/>
    </style:style>
    <style:style style:name="T118" style:family="text">
      <style:text-properties fo:font-size="11.00pt" fo:font-weight="normal" fo:font-family="'Liberation Serif'" style:font-family-asian="'Liberation Serif'" style:font-family-complex="'Liberation Serif'" fo:background-color="transparent" style:use-window-font-color="true"/>
    </style:style>
    <style:style style:name="T119" style:family="text">
      <style:text-properties fo:font-size="11.00pt" fo:font-weight="normal" fo:font-family="'Liberation Serif'" style:font-family-asian="'Liberation Serif'" style:font-family-complex="'Liberation Serif'" fo:background-color="transparent" style:use-window-font-color="true"/>
    </style:style>
    <style:style style:name="T120" style:family="text">
      <style:text-properties fo:font-size="11.00pt" fo:font-weight="normal" fo:font-family="'Liberation Serif'" style:font-family-asian="'Liberation Serif'" style:font-family-complex="'Liberation Serif'" fo:background-color="transparent" style:use-window-font-color="true"/>
    </style:style>
    <style:style style:name="T121" style:family="text">
      <style:text-properties fo:font-size="11.00pt" fo:font-weight="normal" fo:font-family="'Liberation Serif'" style:font-family-asian="'Liberation Serif'" style:font-family-complex="'Liberation Serif'" fo:background-color="transparent" style:use-window-font-color="true"/>
    </style:style>
    <style:style style:name="T122" style:family="text">
      <style:text-properties fo:font-size="11.00pt" fo:font-weight="normal" fo:font-family="'Liberation Serif'" style:font-family-asian="'Liberation Serif'" style:font-family-complex="'Liberation Serif'" fo:background-color="transparent" style:use-window-font-color="true"/>
    </style:style>
    <style:style style:name="T123" style:family="text">
      <style:text-properties fo:font-size="11.00pt" fo:font-weight="normal" fo:font-family="'Liberation Serif'" style:font-family-asian="'Liberation Serif'" style:font-family-complex="'Liberation Serif'" fo:background-color="transparent" style:use-window-font-color="true"/>
    </style:style>
    <style:style style:name="T124" style:family="text">
      <style:text-properties fo:font-size="11.00pt" fo:font-weight="normal" fo:font-family="'Liberation Serif'" style:font-family-asian="'Liberation Serif'" style:font-family-complex="'Liberation Serif'" fo:background-color="transparent" style:use-window-font-color="true"/>
    </style:style>
    <style:style style:name="T125" style:family="text">
      <style:text-properties fo:font-size="11.00pt" fo:font-weight="normal" fo:font-family="'Liberation Serif'" style:font-family-asian="'Liberation Serif'" style:font-family-complex="'Liberation Serif'"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Liberation Serif'" style:font-family-asian="'Liberation Serif'" style:font-family-complex="'Liberation Serif'" fo:background-color="transparent" style:use-window-font-color="true"/>
    </style:style>
    <style:style style:name="T128" style:family="text">
      <style:text-properties fo:font-size="11.00pt" fo:font-weight="normal" fo:font-family="'Liberation Serif'" style:font-family-asian="'Liberation Serif'" style:font-family-complex="'Liberation Serif'"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Liberation Serif'" style:font-family-asian="'Liberation Serif'" style:font-family-complex="'Liberation Serif'"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Liberation Serif'" style:font-family-asian="'Liberation Serif'" style:font-family-complex="'Liberation Serif'"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Liberation Serif'" style:font-family-asian="'Liberation Serif'" style:font-family-complex="'Liberation Serif'"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Liberation Serif'" style:font-family-asian="'Liberation Serif'" style:font-family-complex="'Liberation Serif'"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normal" fo:font-family="'Liberation Serif'" style:font-family-asian="'Liberation Serif'" style:font-family-complex="'Liberation Serif'"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bold" fo:font-family="'Liberation Serif'" style:font-family-asian="'Liberation Serif'" style:font-family-complex="'Liberation Serif'"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normal" fo:font-family="'Liberation Serif'" style:font-family-asian="'Liberation Serif'" style:font-family-complex="'Liberation Serif'" fo:background-color="transparent" style:use-window-font-color="true"/>
    </style:style>
    <style:style style:name="T143" style:family="text">
      <style:text-properties fo:font-size="11.00pt" fo:font-weight="normal" fo:font-family="'Liberation Serif'" style:font-family-asian="'Liberation Serif'" style:font-family-complex="'Liberation Serif'"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1.00pt" fo:font-weight="normal" fo:font-family="'Liberation Serif'" style:font-family-asian="'Liberation Serif'" style:font-family-complex="'Liberation Serif'"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bold" fo:font-family="'Liberation Serif'" style:font-family-asian="'Liberation Serif'" style:font-family-complex="'Liberation Serif'"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bold" fo:font-family="'Liberation Serif'" style:font-family-asian="'Liberation Serif'" style:font-family-complex="'Liberation Serif'"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1.00pt" fo:font-weight="normal" fo:font-family="'Liberation Serif'" style:font-family-asian="'Liberation Serif'" style:font-family-complex="'Liberation Serif'"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Liberation Serif'" style:font-family-asian="'Liberation Serif'" style:font-family-complex="'Liberation Serif'"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Liberation Serif'" style:font-family-asian="'Liberation Serif'" style:font-family-complex="'Liberation Serif'"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1.00pt" fo:font-weight="bold" fo:font-family="'Liberation Serif'" style:font-family-asian="'Liberation Serif'" style:font-family-complex="'Liberation Serif'"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normal" fo:font-family="'Liberation Serif'" style:font-family-asian="'Liberation Serif'" style:font-family-complex="'Liberation Serif'"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bold" fo:font-family="'Liberation Serif'" style:font-family-asian="'Liberation Serif'" style:font-family-complex="'Liberation Serif'"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1.00pt" fo:font-weight="bold" fo:font-family="'Liberation Serif'" style:font-family-asian="'Liberation Serif'" style:font-family-complex="'Liberation Serif'"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1.00pt" fo:font-weight="normal" fo:font-family="'Liberation Serif'" style:font-family-asian="'Liberation Serif'" style:font-family-complex="'Liberation Serif'"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Liberation Serif'" style:font-family-asian="'Liberation Serif'" style:font-family-complex="'Liberation Serif'"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1.00pt" fo:font-weight="normal" fo:font-family="'Liberation Serif'" style:font-family-asian="'Liberation Serif'" style:font-family-complex="'Liberation Serif'" fo:background-color="transparent" style:use-window-font-color="true"/>
    </style:style>
    <style:style style:name="T170" style:family="text">
      <style:text-properties fo:font-size="11.00pt" fo:font-weight="normal" fo:font-family="'Cambria Math'" style:font-family-asian="'Cambria Math'" style:font-family-complex="'Cambria Math'" fo:background-color="transparent" style:use-window-font-color="true"/>
    </style:style>
    <style:style style:name="T171" style:family="text">
      <style:text-properties fo:font-size="11.00pt" fo:font-weight="normal" fo:font-family="'Liberation Serif'" style:font-family-asian="'Liberation Serif'" style:font-family-complex="'Liberation Serif'"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Liberation Serif'" style:font-family-asian="'Liberation Serif'" style:font-family-complex="'Liberation Serif'"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Liberation Serif'" style:font-family-asian="'Liberation Serif'" style:font-family-complex="'Liberation Serif'" fo:background-color="transparent" style:use-window-font-color="true"/>
    </style:style>
    <style:style style:name="T176" style:family="text">
      <style:text-properties fo:font-size="11.00pt" fo:font-weight="normal" fo:font-family="'Cambria Math'" style:font-family-asian="'Cambria Math'" style:font-family-complex="'Cambria Math'" fo:background-color="transparent" style:use-window-font-color="true"/>
    </style:style>
    <style:style style:name="T177" style:family="text">
      <style:text-properties fo:font-size="11.00pt" fo:font-weight="normal" fo:font-family="'Liberation Serif'" style:font-family-asian="'Liberation Serif'" style:font-family-complex="'Liberation Serif'" fo:background-color="transparent" style:use-window-font-color="true"/>
    </style:style>
    <style:style style:name="T178" style:family="text">
      <style:text-properties fo:font-size="11.00pt" fo:font-weight="normal" fo:font-family="'Cambria Math'" style:font-family-asian="'Cambria Math'" style:font-family-complex="'Cambria Math'" fo:background-color="transparent" style:use-window-font-color="true"/>
    </style:style>
    <style:style style:name="T179" style:family="text">
      <style:text-properties fo:font-size="11.00pt" fo:font-weight="normal" fo:font-family="'Liberation Serif'" style:font-family-asian="'Liberation Serif'" style:font-family-complex="'Liberation Serif'" fo:background-color="transparent" style:use-window-font-color="true"/>
    </style:style>
    <style:style style:name="T180" style:family="text">
      <style:text-properties fo:font-size="11.00pt" fo:font-weight="normal" fo:font-family="'Cambria Math'" style:font-family-asian="'Cambria Math'" style:font-family-complex="'Cambria Math'" fo:background-color="transparent" style:use-window-font-color="true"/>
    </style:style>
    <style:style style:name="T181" style:family="text">
      <style:text-properties fo:font-size="11.00pt" fo:font-weight="normal" fo:font-family="'Liberation Serif'" style:font-family-asian="'Liberation Serif'" style:font-family-complex="'Liberation Serif'" fo:background-color="transparent" style:use-window-font-color="true"/>
    </style:style>
    <style:style style:name="T182" style:family="text">
      <style:text-properties fo:font-size="11.00pt" fo:font-weight="normal" fo:font-family="'Liberation Serif'" style:font-family-asian="'Liberation Serif'" style:font-family-complex="'Liberation Serif'" fo:background-color="transparent" style:use-window-font-color="true"/>
    </style:style>
    <style:style style:name="T183" style:family="text">
      <style:text-properties fo:font-size="11.00pt" fo:font-weight="normal" fo:font-family="'Cambria Math'" style:font-family-asian="'Cambria Math'" style:font-family-complex="'Cambria Math'" fo:background-color="transparent" style:use-window-font-color="true"/>
    </style:style>
    <style:style style:name="T184" style:family="text">
      <style:text-properties fo:font-size="11.00pt" fo:font-weight="normal" fo:font-family="'Liberation Serif'" style:font-family-asian="'Liberation Serif'" style:font-family-complex="'Liberation Serif'" fo:background-color="transparent" style:use-window-font-color="true"/>
    </style:style>
    <style:style style:name="T185" style:family="text">
      <style:text-properties fo:font-size="11.00pt" fo:font-weight="normal" fo:font-family="'Cambria Math'" style:font-family-asian="'Cambria Math'" style:font-family-complex="'Cambria Math'" fo:background-color="transparent" style:use-window-font-color="true"/>
    </style:style>
    <style:style style:name="T186" style:family="text">
      <style:text-properties fo:font-size="11.00pt" fo:font-weight="normal" fo:font-family="'Liberation Serif'" style:font-family-asian="'Liberation Serif'" style:font-family-complex="'Liberation Serif'" fo:background-color="transparent" style:use-window-font-color="true"/>
    </style:style>
    <style:style style:name="T187" style:family="text">
      <style:text-properties fo:font-size="11.00pt" fo:font-weight="normal" fo:font-family="'Liberation Serif'" style:font-family-asian="'Liberation Serif'" style:font-family-complex="'Liberation Serif'" fo:background-color="transparent" style:use-window-font-color="true"/>
    </style:style>
    <style:style style:name="T188" style:family="text">
      <style:text-properties fo:font-size="11.00pt" fo:font-weight="normal" fo:font-family="'Liberation Serif'" style:font-family-asian="'Liberation Serif'" style:font-family-complex="'Liberation Serif'" fo:background-color="transparent" style:use-window-font-color="true"/>
    </style:style>
    <style:style style:name="T189" style:family="text">
      <style:text-properties fo:font-size="11.00pt" fo:font-weight="normal" fo:font-family="'Liberation Serif'" style:font-family-asian="'Liberation Serif'" style:font-family-complex="'Liberation Serif'" fo:background-color="transparent" style:use-window-font-color="true"/>
    </style:style>
    <style:style style:name="T190" style:family="text">
      <style:text-properties fo:font-size="11.00pt" fo:font-weight="normal" fo:font-family="'Liberation Serif'" style:font-family-asian="'Liberation Serif'" style:font-family-complex="'Liberation Serif'"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Liberation Serif'" style:font-family-asian="'Liberation Serif'" style:font-family-complex="'Liberation Serif'"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bold" fo:font-family="'Liberation Serif'" style:font-family-asian="'Liberation Serif'" style:font-family-complex="'Liberation Serif'"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Liberation Serif'" style:font-family-asian="'Liberation Serif'" style:font-family-complex="'Liberation Serif'"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Liberation Serif'" style:font-family-asian="'Liberation Serif'" style:font-family-complex="'Liberation Serif'"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normal" fo:font-family="'Liberation Serif'" style:font-family-asian="'Liberation Serif'" style:font-family-complex="'Liberation Serif'"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bold" fo:font-family="'Liberation Serif'" style:font-family-asian="'Liberation Serif'" style:font-family-complex="'Liberation Serif'"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1.00pt" fo:font-weight="normal" fo:font-family="'Liberation Serif'" style:font-family-asian="'Liberation Serif'" style:font-family-complex="'Liberation Serif'" fo:background-color="transparent" style:use-window-font-color="true"/>
    </style:style>
    <style:style style:name="T205" style:family="text">
      <style:text-properties fo:font-size="11.00pt" fo:font-weight="normal" fo:font-family="Tahoma" style:font-family-asian="Tahoma" style:font-family-complex="Tahoma" fo:background-color="transparent" style:use-window-font-color="true"/>
    </style:style>
    <style:style style:name="T206" style:family="text">
      <style:text-properties fo:font-size="11.00pt" fo:font-weight="normal" fo:font-family="'Liberation Serif'" style:font-family-asian="'Liberation Serif'" style:font-family-complex="'Liberation Serif'"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Liberation Serif'" style:font-family-asian="'Liberation Serif'" style:font-family-complex="'Liberation Serif'"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1.00pt" fo:font-weight="bold" fo:font-family="'Liberation Serif'" style:font-family-asian="'Liberation Serif'" style:font-family-complex="'Liberation Serif'"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bold" fo:font-family="'Liberation Serif'" style:font-family-asian="'Liberation Serif'" style:font-family-complex="'Liberation Serif'"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fo:font-family="'Liberation Serif'" style:font-family-asian="'Liberation Serif'" style:font-family-complex="'Liberation Serif'"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1.00pt" fo:font-weight="bold" fo:font-family="'Liberation Serif'" style:font-family-asian="'Liberation Serif'" style:font-family-complex="'Liberation Serif'"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1.00pt" fo:font-weight="normal" fo:font-family="'Liberation Serif'" style:font-family-asian="'Liberation Serif'" style:font-family-complex="'Liberation Serif'" fo:background-color="transparent" style:use-window-font-color="true"/>
    </style:style>
    <style:style style:name="T219" style:family="text">
      <style:text-properties fo:font-size="11.00pt" fo:font-weight="normal" fo:font-family="Tahoma" style:font-family-asian="Tahoma" style:font-family-complex="Tahoma" fo:background-color="transparent" style:use-window-font-color="true"/>
    </style:style>
    <style:style style:name="T220" style:family="text">
      <style:text-properties fo:font-size="11.00pt" fo:font-weight="normal" fo:font-family="'Liberation Serif'" style:font-family-asian="'Liberation Serif'" style:font-family-complex="'Liberation Serif'" fo:background-color="transparent" style:use-window-font-color="true"/>
    </style:style>
    <style:style style:name="T221" style:family="text">
      <style:text-properties fo:font-size="11.00pt" fo:font-weight="normal" fo:font-family="Tahoma" style:font-family-asian="Tahoma" style:font-family-complex="Tahoma" fo:background-color="transparent" style:use-window-font-color="true"/>
    </style:style>
    <style:style style:name="T222" style:family="text">
      <style:text-properties fo:font-size="11.00pt" fo:font-weight="normal" fo:font-family="'Liberation Serif'" style:font-family-asian="'Liberation Serif'" style:font-family-complex="'Liberation Serif'"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bold" fo:font-family="'Liberation Serif'" style:font-family-asian="'Liberation Serif'" style:font-family-complex="'Liberation Serif'"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normal" fo:font-family="'Liberation Serif'" style:font-family-asian="'Liberation Serif'" style:font-family-complex="'Liberation Serif'" fo:background-color="transparent" style:use-window-font-color="true"/>
    </style:style>
    <style:style style:name="T227" style:family="text">
      <style:text-properties fo:font-size="11.00pt" fo:font-weight="normal" fo:font-family="Tahoma" style:font-family-asian="Tahoma" style:font-family-complex="Tahoma" fo:background-color="transparent" style:use-window-font-color="true"/>
    </style:style>
    <style:style style:name="T228" style:family="text">
      <style:text-properties fo:font-size="11.00pt" fo:font-weight="normal" fo:font-family="'Liberation Serif'" style:font-family-asian="'Liberation Serif'" style:font-family-complex="'Liberation Serif'" fo:background-color="transparent" style:use-window-font-color="true"/>
    </style:style>
    <style:style style:name="T229" style:family="text">
      <style:text-properties fo:font-size="11.00pt" fo:font-weight="normal" fo:font-family="Tahoma" style:font-family-asian="Tahoma" style:font-family-complex="Tahoma" fo:background-color="transparent" style:use-window-font-color="true"/>
    </style:style>
    <style:style style:name="T230" style:family="text">
      <style:text-properties fo:font-size="11.00pt" fo:font-weight="normal" fo:font-family="'Liberation Serif'" style:font-family-asian="'Liberation Serif'" style:font-family-complex="'Liberation Serif'" fo:background-color="transparent" style:use-window-font-color="true"/>
    </style:style>
    <style:style style:name="T231" style:family="text">
      <style:text-properties fo:font-size="11.00pt" fo:font-weight="normal" fo:font-family="Tahoma" style:font-family-asian="Tahoma" style:font-family-complex="Tahoma" fo:background-color="transparent" style:use-window-font-color="true"/>
    </style:style>
    <style:style style:name="T232" style:family="text">
      <style:text-properties fo:font-size="11.00pt" fo:font-weight="normal" fo:font-family="'Liberation Serif'" style:font-family-asian="'Liberation Serif'" style:font-family-complex="'Liberation Serif'"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Liberation Serif'" style:font-family-asian="'Liberation Serif'" style:font-family-complex="'Liberation Serif'"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1.00pt" fo:font-weight="bold" fo:font-family="'Liberation Serif'" style:font-family-asian="'Liberation Serif'" style:font-family-complex="'Liberation Serif'"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bold" fo:font-family="'Liberation Serif'" style:font-family-asian="'Liberation Serif'" style:font-family-complex="'Liberation Serif'"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normal" fo:font-family="'Liberation Serif'" style:font-family-asian="'Liberation Serif'" style:font-family-complex="'Liberation Serif'"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1.00pt" fo:font-weight="bold" fo:font-family="'Liberation Serif'" style:font-family-asian="'Liberation Serif'" style:font-family-complex="'Liberation Serif'"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normal" fo:font-family="'Liberation Serif'" style:font-family-asian="'Liberation Serif'" style:font-family-complex="'Liberation Serif'"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Liberation Serif'" style:font-family-asian="'Liberation Serif'" style:font-family-complex="'Liberation Serif'"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1.00pt" fo:font-weight="bold" fo:font-family="'Liberation Serif'" style:font-family-asian="'Liberation Serif'" style:font-family-complex="'Liberation Serif'"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bold" fo:font-family="'Liberation Serif'" style:font-family-asian="'Liberation Serif'" style:font-family-complex="'Liberation Serif'"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Liberation Serif'" style:font-family-asian="'Liberation Serif'" style:font-family-complex="'Liberation Serif'" fo:background-color="transparent" style:use-window-font-color="true"/>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1.00pt" fo:font-weight="bold" fo:font-family="'Liberation Serif'" style:font-family-asian="'Liberation Serif'" style:font-family-complex="'Liberation Serif'"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1.00pt" fo:font-weight="bold" fo:font-family="'Liberation Serif'" style:font-family-asian="'Liberation Serif'" style:font-family-complex="'Liberation Serif'"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bold" fo:font-family="'Liberation Serif'" style:font-family-asian="'Liberation Serif'" style:font-family-complex="'Liberation Serif'"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Liberation Serif'" style:font-family-asian="'Liberation Serif'" style:font-family-complex="'Liberation Serif'"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Liberation Serif'" style:font-family-asian="'Liberation Serif'" style:font-family-complex="'Liberation Serif'"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bold" fo:font-family="'Liberation Serif'" style:font-family-asian="'Liberation Serif'" style:font-family-complex="'Liberation Serif'"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Liberation Serif'" style:font-family-asian="'Liberation Serif'" style:font-family-complex="'Liberation Serif'"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bold" fo:font-family="'Liberation Serif'" style:font-family-asian="'Liberation Serif'" style:font-family-complex="'Liberation Serif'"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Liberation Serif'" style:font-family-asian="'Liberation Serif'" style:font-family-complex="'Liberation Serif'"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Liberation Serif'" style:font-family-asian="'Liberation Serif'" style:font-family-complex="'Liberation Serif'"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bold" fo:font-family="'Liberation Serif'" style:font-family-asian="'Liberation Serif'" style:font-family-complex="'Liberation Serif'"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Liberation Serif'" style:font-family-asian="'Liberation Serif'" style:font-family-complex="'Liberation Serif'" fo:background-color="transparent" style:use-window-font-color="true"/>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bold" fo:font-family="'Liberation Serif'" style:font-family-asian="'Liberation Serif'" style:font-family-complex="'Liberation Serif'"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bold" fo:font-family="'Liberation Serif'" style:font-family-asian="'Liberation Serif'" style:font-family-complex="'Liberation Serif'"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Liberation Serif'" style:font-family-asian="'Liberation Serif'" style:font-family-complex="'Liberation Serif'"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Liberation Serif'" style:font-family-asian="'Liberation Serif'" style:font-family-complex="'Liberation Serif'"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normal" fo:font-family="'Liberation Serif'" style:font-family-asian="'Liberation Serif'" style:font-family-complex="'Liberation Serif'"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1.00pt" fo:font-weight="bold" fo:font-family="'Liberation Serif'" style:font-family-asian="'Liberation Serif'" style:font-family-complex="'Liberation Serif'" fo:background-color="transparent" style:use-window-font-color="true"/>
    </style:style>
    <style:style style:name="T289" style:family="text">
      <style:text-properties fo:font-size="11.00pt" fo:font-weight="normal" fo:font-family="Calibri" style:font-family-asian="Calibri" style:font-family-complex="Calibri" fo:background-color="transparent" style:use-window-font-color="true"/>
    </style:style>
    <style:style style:name="T290" style:family="text">
      <style:text-properties fo:font-size="11.00pt" fo:font-weight="normal" fo:font-family="'Liberation Serif'" style:font-family-asian="'Liberation Serif'" style:font-family-complex="'Liberation Serif'"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1.00pt" fo:font-weight="bold" fo:font-family="'Liberation Serif'" style:font-family-asian="'Liberation Serif'" style:font-family-complex="'Liberation Serif'"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1.00pt" fo:font-weight="bold" fo:font-family="'Liberation Serif'" style:font-family-asian="'Liberation Serif'" style:font-family-complex="'Liberation Serif'"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normal" fo:font-family="'Liberation Serif'" style:font-family-asian="'Liberation Serif'" style:font-family-complex="'Liberation Serif'"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bold" fo:font-family="'Liberation Serif'" style:font-family-asian="'Liberation Serif'" style:font-family-complex="'Liberation Serif'" fo:background-color="transparent" style:use-window-font-color="true"/>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1.00pt" fo:font-weight="normal" fo:font-family="'Liberation Serif'" style:font-family-asian="'Liberation Serif'" style:font-family-complex="'Liberation Serif'" fo:background-color="transparent" style:use-window-font-color="true"/>
    </style:style>
    <style:style style:name="T301" style:family="text">
      <style:text-properties fo:font-size="11.00pt" fo:font-weight="normal" fo:font-family="Tahoma" style:font-family-asian="Tahoma" style:font-family-complex="Tahoma" fo:background-color="transparent" style:use-window-font-color="true"/>
    </style:style>
    <style:style style:name="T302" style:family="text">
      <style:text-properties fo:font-size="11.00pt" fo:font-weight="normal" fo:font-family="'Liberation Serif'" style:font-family-asian="'Liberation Serif'" style:font-family-complex="'Liberation Serif'" fo:background-color="transparent" style:use-window-font-color="true"/>
    </style:style>
    <style:style style:name="T303" style:family="text">
      <style:text-properties fo:font-size="11.00pt" fo:font-weight="normal" fo:font-family="Tahoma" style:font-family-asian="Tahoma" style:font-family-complex="Tahoma" fo:background-color="transparent" style:use-window-font-color="true"/>
    </style:style>
    <style:style style:name="T304" style:family="text">
      <style:text-properties fo:font-size="11.00pt" fo:font-weight="normal" fo:font-family="'Liberation Serif'" style:font-family-asian="'Liberation Serif'" style:font-family-complex="'Liberation Serif'" fo:background-color="transparent" style:use-window-font-color="true"/>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Liberation Serif'" style:font-family-asian="'Liberation Serif'" style:font-family-complex="'Liberation Serif'"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1.00pt" fo:font-weight="normal" fo:font-family="'Liberation Serif'" style:font-family-asian="'Liberation Serif'" style:font-family-complex="'Liberation Serif'"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1.00pt" fo:font-weight="normal" fo:font-family="'Liberation Serif'" style:font-family-asian="'Liberation Serif'" style:font-family-complex="'Liberation Serif'" fo:background-color="transparent" style:use-window-font-color="true"/>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Liberation Serif'" style:font-family-asian="'Liberation Serif'" style:font-family-complex="'Liberation Serif'" fo:background-color="transparent" style:use-window-font-color="true"/>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1.00pt" fo:font-weight="bold" fo:font-family="'Liberation Serif'" style:font-family-asian="'Liberation Serif'" style:font-family-complex="'Liberation Serif'"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1.00pt" fo:font-weight="normal" fo:font-family="'Liberation Serif'" style:font-family-asian="'Liberation Serif'" style:font-family-complex="'Liberation Serif'"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Liberation Serif'" style:font-family-asian="'Liberation Serif'" style:font-family-complex="'Liberation Serif'" fo:background-color="transparent" style:use-window-font-color="true"/>
    </style:style>
    <style:style style:name="T319" style:family="text">
      <style:text-properties fo:font-size="11.00pt" fo:font-weight="normal" fo:font-family="Calibri" style:font-family-asian="Calibri" style:font-family-complex="Calibri" fo:background-color="transparent" style:use-window-font-color="true"/>
    </style:style>
    <style:style style:name="T320" style:family="text">
      <style:text-properties fo:font-size="11.00pt" fo:font-weight="normal" fo:font-family="'Liberation Serif'" style:font-family-asian="'Liberation Serif'" style:font-family-complex="'Liberation Serif'"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1.00pt" fo:font-weight="bold" fo:font-family="'Liberation Serif'" style:font-family-asian="'Liberation Serif'" style:font-family-complex="'Liberation Serif'"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normal" fo:font-family="'Liberation Serif'" style:font-family-asian="'Liberation Serif'" style:font-family-complex="'Liberation Serif'" fo:background-color="transparent" style:use-window-font-color="true"/>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1.00pt" fo:font-weight="normal" fo:font-family="'Liberation Serif'" style:font-family-asian="'Liberation Serif'" style:font-family-complex="'Liberation Serif'" fo:background-color="transparent" style:use-window-font-color="true"/>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1.00pt" fo:font-weight="bold" fo:font-family="'Liberation Serif'" style:font-family-asian="'Liberation Serif'" style:font-family-complex="'Liberation Serif'"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Liberation Serif'" style:font-family-asian="'Liberation Serif'" style:font-family-complex="'Liberation Serif'" fo:background-color="transparent" style:use-window-font-color="true"/>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1.00pt" fo:font-weight="normal" fo:font-family="'Liberation Serif'" style:font-family-asian="'Liberation Serif'" style:font-family-complex="'Liberation Serif'" fo:background-color="transparent" style:use-window-font-color="true"/>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1.00pt" fo:font-weight="bold" fo:font-family="'Liberation Serif'" style:font-family-asian="'Liberation Serif'" style:font-family-complex="'Liberation Serif'" fo:background-color="transparent" style:use-window-font-color="true"/>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1.00pt" fo:font-weight="normal" fo:font-family="'Liberation Serif'" style:font-family-asian="'Liberation Serif'" style:font-family-complex="'Liberation Serif'" fo:background-color="transparent" style:use-window-font-color="true"/>
    </style:style>
    <style:style style:name="T337" style:family="text">
      <style:text-properties fo:font-size="11.00pt" fo:font-weight="normal" fo:font-family="Tahoma" style:font-family-asian="Tahoma" style:font-family-complex="Tahoma" fo:background-color="transparent" style:use-window-font-color="true"/>
    </style:style>
    <style:style style:name="T338" style:family="text">
      <style:text-properties fo:font-size="11.00pt" fo:font-weight="normal" fo:font-family="'Liberation Serif'" style:font-family-asian="'Liberation Serif'" style:font-family-complex="'Liberation Serif'"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bold" fo:font-family="'Liberation Serif'" style:font-family-asian="'Liberation Serif'" style:font-family-complex="'Liberation Serif'"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1.00pt" fo:font-weight="bold" fo:font-family="'Liberation Serif'" style:font-family-asian="'Liberation Serif'" style:font-family-complex="'Liberation Serif'"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1.00pt" fo:font-weight="bold" fo:font-family="'Liberation Serif'" style:font-family-asian="'Liberation Serif'" style:font-family-complex="'Liberation Serif'"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normal" fo:font-family="'Liberation Serif'" style:font-family-asian="'Liberation Serif'" style:font-family-complex="'Liberation Serif'"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1.00pt" fo:font-weight="bold" fo:font-family="'Liberation Serif'" style:font-family-asian="'Liberation Serif'" style:font-family-complex="'Liberation Serif'"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normal" fo:font-family="'Liberation Serif'" style:font-family-asian="'Liberation Serif'" style:font-family-complex="'Liberation Serif'" fo:background-color="transparent" style:use-window-font-color="true"/>
    </style:style>
    <style:style style:name="T351" style:family="text">
      <style:text-properties fo:font-size="11.00pt" fo:font-weight="normal" fo:font-family="Tahoma" style:font-family-asian="Tahoma" style:font-family-complex="Tahoma" fo:background-color="transparent" style:use-window-font-color="true"/>
    </style:style>
    <style:style style:name="T352" style:family="text">
      <style:text-properties fo:font-size="11.00pt" fo:font-weight="normal" fo:font-family="'Liberation Serif'" style:font-family-asian="'Liberation Serif'" style:font-family-complex="'Liberation Serif'"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1.00pt" fo:font-weight="normal" fo:font-family="'Liberation Serif'" style:font-family-asian="'Liberation Serif'" style:font-family-complex="'Liberation Serif'"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1.00pt" fo:font-weight="bold" fo:font-family="'Liberation Serif'" style:font-family-asian="'Liberation Serif'" style:font-family-complex="'Liberation Serif'"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normal" fo:font-family="'Liberation Serif'" style:font-family-asian="'Liberation Serif'" style:font-family-complex="'Liberation Serif'"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Liberation Serif'" style:font-family-asian="'Liberation Serif'" style:font-family-complex="'Liberation Serif'" fo:background-color="transparent" style:use-window-font-color="true"/>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1.00pt" fo:font-weight="bold" fo:font-family="'Liberation Serif'" style:font-family-asian="'Liberation Serif'" style:font-family-complex="'Liberation Serif'"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1.00pt" fo:font-weight="bold" fo:font-family="'Liberation Serif'" style:font-family-asian="'Liberation Serif'" style:font-family-complex="'Liberation Serif'"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normal" fo:font-family="'Liberation Serif'" style:font-family-asian="'Liberation Serif'" style:font-family-complex="'Liberation Serif'"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bold" fo:font-family="'Liberation Serif'" style:font-family-asian="'Liberation Serif'" style:font-family-complex="'Liberation Serif'"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Liberation Serif'" style:font-family-asian="'Liberation Serif'" style:font-family-complex="'Liberation Serif'"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bold" fo:font-family="'Liberation Serif'" style:font-family-asian="'Liberation Serif'" style:font-family-complex="'Liberation Serif'"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bold" fo:font-family="'Liberation Serif'" style:font-family-asian="'Liberation Serif'" style:font-family-complex="'Liberation Serif'"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bold" fo:font-family="'Liberation Serif'" style:font-family-asian="'Liberation Serif'" style:font-family-complex="'Liberation Serif'"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1.00pt" fo:font-weight="normal" fo:font-family="'Liberation Serif'" style:font-family-asian="'Liberation Serif'" style:font-family-complex="'Liberation Serif'"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1.00pt" fo:font-weight="bold" fo:font-family="'Liberation Serif'" style:font-family-asian="'Liberation Serif'" style:font-family-complex="'Liberation Serif'"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normal" fo:font-family="'Liberation Serif'" style:font-family-asian="'Liberation Serif'" style:font-family-complex="'Liberation Serif'" fo:background-color="transparent" style:use-window-font-color="true"/>
    </style:style>
    <style:style style:name="T383" style:family="text">
      <style:text-properties fo:font-size="11.00pt" fo:font-weight="normal" fo:font-family="Tahoma" style:font-family-asian="Tahoma" style:font-family-complex="Tahoma" fo:background-color="transparent" style:use-window-font-color="true"/>
    </style:style>
    <style:style style:name="T384" style:family="text">
      <style:text-properties fo:font-size="11.00pt" fo:font-weight="normal" fo:font-family="'Liberation Serif'" style:font-family-asian="'Liberation Serif'" style:font-family-complex="'Liberation Serif'"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1.00pt" fo:font-weight="bold" fo:font-family="'Liberation Serif'" style:font-family-asian="'Liberation Serif'" style:font-family-complex="'Liberation Serif'"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1.00pt" fo:font-weight="normal" fo:font-family="'Liberation Serif'" style:font-family-asian="'Liberation Serif'" style:font-family-complex="'Liberation Serif'" fo:background-color="transparent" style:use-window-font-color="true"/>
    </style:style>
    <style:style style:name="T389" style:family="text">
      <style:text-properties fo:font-size="11.00pt" fo:font-weight="normal" fo:font-family="Tahoma" style:font-family-asian="Tahoma" style:font-family-complex="Tahoma" fo:background-color="transparent" style:use-window-font-color="true"/>
    </style:style>
    <style:style style:name="T390" style:family="text">
      <style:text-properties fo:font-size="11.00pt" fo:font-weight="normal" fo:font-family="'Liberation Serif'" style:font-family-asian="'Liberation Serif'" style:font-family-complex="'Liberation Serif'"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normal" fo:font-family="'Liberation Serif'" style:font-family-asian="'Liberation Serif'" style:font-family-complex="'Liberation Serif'" fo:background-color="transparent" style:use-window-font-color="true"/>
    </style:style>
    <style:style style:name="T393" style:family="text">
      <style:text-properties fo:font-size="11.00pt" fo:font-weight="normal" fo:font-family="Tahoma" style:font-family-asian="Tahoma" style:font-family-complex="Tahoma" fo:background-color="transparent" style:use-window-font-color="true"/>
    </style:style>
    <style:style style:name="T394" style:family="text">
      <style:text-properties fo:font-size="11.00pt" fo:font-weight="normal" fo:font-family="'Liberation Serif'" style:font-family-asian="'Liberation Serif'" style:font-family-complex="'Liberation Serif'" fo:background-color="transparent" style:use-window-font-color="true"/>
    </style:style>
    <style:style style:name="T395" style:family="text">
      <style:text-properties fo:font-size="11.00pt" fo:font-weight="normal" fo:font-family="Tahoma" style:font-family-asian="Tahoma" style:font-family-complex="Tahoma" fo:background-color="transparent" style:use-window-font-color="true"/>
    </style:style>
    <style:style style:name="T396" style:family="text">
      <style:text-properties fo:font-size="11.00pt" fo:font-weight="normal" fo:font-family="'Liberation Serif'" style:font-family-asian="'Liberation Serif'" style:font-family-complex="'Liberation Serif'" fo:background-color="transparent" style:use-window-font-color="true"/>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Liberation Serif'" style:font-family-asian="'Liberation Serif'" style:font-family-complex="'Liberation Serif'"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Liberation Serif'" style:font-family-asian="'Liberation Serif'" style:font-family-complex="'Liberation Serif'"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normal" fo:font-family="'Liberation Serif'" style:font-family-asian="'Liberation Serif'" style:font-family-complex="'Liberation Serif'"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Liberation Serif'" style:font-family-asian="'Liberation Serif'" style:font-family-complex="'Liberation Serif'"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normal" fo:font-family="'Liberation Serif'" style:font-family-asian="'Liberation Serif'" style:font-family-complex="'Liberation Serif'"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1.00pt" fo:font-weight="normal" fo:font-family="'Liberation Serif'" style:font-family-asian="'Liberation Serif'" style:font-family-complex="'Liberation Serif'" fo:background-color="transparent" style:use-window-font-color="true"/>
    </style:style>
    <style:style style:name="T409" style:family="text">
      <style:text-properties fo:font-size="11.00pt" fo:font-weight="normal" fo:font-family="Tahoma" style:font-family-asian="Tahoma" style:font-family-complex="Tahoma" fo:background-color="transparent" style:use-window-font-color="true"/>
    </style:style>
    <style:style style:name="T410" style:family="text">
      <style:text-properties fo:font-size="11.00pt" fo:font-weight="normal" fo:font-family="'Liberation Serif'" style:font-family-asian="'Liberation Serif'" style:font-family-complex="'Liberation Serif'" fo:background-color="transparent" style:use-window-font-color="true"/>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1.00pt" fo:font-weight="normal" fo:font-family="'Liberation Serif'" style:font-family-asian="'Liberation Serif'" style:font-family-complex="'Liberation Serif'" fo:background-color="transparent" style:use-window-font-color="true"/>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1.00pt" fo:font-weight="normal" fo:font-family="'Liberation Serif'" style:font-family-asian="'Liberation Serif'" style:font-family-complex="'Liberation Serif'"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Liberation Serif'" style:font-family-asian="'Liberation Serif'" style:font-family-complex="'Liberation Serif'" fo:background-color="transparent" style:use-window-font-color="true"/>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1.00pt" fo:font-weight="normal" fo:font-family="'Liberation Serif'" style:font-family-asian="'Liberation Serif'" style:font-family-complex="'Liberation Serif'" fo:background-color="transparent" style:use-window-font-color="true"/>
    </style:style>
    <style:style style:name="T419" style:family="text">
      <style:text-properties fo:font-size="11.00pt" fo:font-weight="normal" fo:font-family="Calibri" style:font-family-asian="Calibri" style:font-family-complex="Calibri" fo:background-color="transparent" style:use-window-font-color="true"/>
    </style:style>
    <style:style style:name="T420" style:family="text">
      <style:text-properties fo:font-size="11.00pt" fo:font-weight="normal" fo:font-family="'Liberation Serif'" style:font-family-asian="'Liberation Serif'" style:font-family-complex="'Liberation Serif'" fo:background-color="transparent"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1.00pt" fo:font-weight="normal" fo:font-family="'Liberation Serif'" style:font-family-asian="'Liberation Serif'" style:font-family-complex="'Liberation Serif'"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normal" fo:font-family="'Liberation Serif'" style:font-family-asian="'Liberation Serif'" style:font-family-complex="'Liberation Serif'" fo:background-color="transparent" style:use-window-font-color="true"/>
    </style:style>
    <style:style style:name="T425" style:family="text">
      <style:text-properties fo:font-size="11.00pt" fo:font-weight="normal" fo:font-family="Calibri" style:font-family-asian="Calibri" style:font-family-complex="Calibri" fo:background-color="transparent" style:use-window-font-color="true"/>
    </style:style>
    <style:style style:name="T426" style:family="text">
      <style:text-properties fo:font-size="11.00pt" fo:font-weight="normal" fo:font-family="'Liberation Serif'" style:font-family-asian="'Liberation Serif'" style:font-family-complex="'Liberation Serif'"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bold" fo:font-family="'Liberation Serif'" style:font-family-asian="'Liberation Serif'" style:font-family-complex="'Liberation Serif'"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bold" fo:font-family="'Liberation Serif'" style:font-family-asian="'Liberation Serif'" style:font-family-complex="'Liberation Serif'" fo:background-color="transparent" style:use-window-font-color="true"/>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1.00pt" fo:font-weight="normal" fo:font-family="'Liberation Serif'" style:font-family-asian="'Liberation Serif'" style:font-family-complex="'Liberation Serif'"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bold" fo:font-family="'Liberation Serif'" style:font-family-asian="'Liberation Serif'" style:font-family-complex="'Liberation Serif'"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normal" fo:font-family="'Liberation Serif'" style:font-family-asian="'Liberation Serif'" style:font-family-complex="'Liberation Serif'" fo:background-color="transparent" style:use-window-font-color="true"/>
    </style:style>
    <style:style style:name="T437" style:family="text">
      <style:text-properties fo:font-size="11.00pt" fo:font-weight="normal" fo:font-family="Calibri" style:font-family-asian="Calibri" style:font-family-complex="Calibri" fo:background-color="transparent" style:use-window-font-color="true"/>
    </style:style>
    <style:style style:name="T438" style:family="text">
      <style:text-properties fo:font-size="11.00pt" fo:font-weight="bold" fo:font-family="'Liberation Serif'" style:font-family-asian="'Liberation Serif'" style:font-family-complex="'Liberation Serif'" fo:background-color="transparent"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1.00pt" fo:font-weight="normal" fo:font-family="'Liberation Serif'" style:font-family-asian="'Liberation Serif'" style:font-family-complex="'Liberation Serif'" fo:background-color="transparent" style:use-window-font-color="true"/>
    </style:style>
    <style:style style:name="T441" style:family="text">
      <style:text-properties fo:font-size="11.00pt" fo:font-weight="normal" fo:font-family="Tahoma" style:font-family-asian="Tahoma" style:font-family-complex="Tahoma" fo:background-color="transparent" style:use-window-font-color="true"/>
    </style:style>
    <style:style style:name="T442" style:family="text">
      <style:text-properties fo:font-size="11.00pt" fo:font-weight="normal" fo:font-family="'Liberation Serif'" style:font-family-asian="'Liberation Serif'" style:font-family-complex="'Liberation Serif'"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1.00pt" fo:font-weight="bold" fo:font-family="'Liberation Serif'" style:font-family-asian="'Liberation Serif'" style:font-family-complex="'Liberation Serif'"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1.00pt" fo:font-weight="bold" fo:font-family="'Liberation Serif'" style:font-family-asian="'Liberation Serif'" style:font-family-complex="'Liberation Serif'"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1.00pt" fo:font-weight="normal" fo:font-family="'Liberation Serif'" style:font-family-asian="'Liberation Serif'" style:font-family-complex="'Liberation Serif'" fo:background-color="transparent" style:use-window-font-color="tru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1.00pt" fo:font-weight="bold" fo:font-family="'Liberation Serif'" style:font-family-asian="'Liberation Serif'" style:font-family-complex="'Liberation Serif'"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1.00pt" fo:font-weight="normal" fo:font-family="'Liberation Serif'" style:font-family-asian="'Liberation Serif'" style:font-family-complex="'Liberation Serif'" fo:background-color="transparent" style:use-window-font-color="true"/>
    </style:style>
    <style:style style:name="T453" style:family="text">
      <style:text-properties fo:font-size="11.00pt" fo:font-weight="normal" fo:font-family="Tahoma" style:font-family-asian="Tahoma" style:font-family-complex="Tahoma" fo:background-color="transparent" style:use-window-font-color="true"/>
    </style:style>
    <style:style style:name="T454" style:family="text">
      <style:text-properties fo:font-size="11.00pt" fo:font-weight="normal" fo:font-family="'Liberation Serif'" style:font-family-asian="'Liberation Serif'" style:font-family-complex="'Liberation Serif'" fo:background-color="transparent" style:use-window-font-color="true"/>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1.00pt" fo:font-weight="normal" fo:font-family="'Liberation Serif'" style:font-family-asian="'Liberation Serif'" style:font-family-complex="'Liberation Serif'" fo:background-color="transparent" style:use-window-font-color="true"/>
    </style:style>
    <style:style style:name="T457" style:family="text">
      <style:text-properties fo:font-size="11.00pt" fo:font-weight="normal" fo:font-family="Tahoma" style:font-family-asian="Tahoma" style:font-family-complex="Tahoma" fo:background-color="transparent" style:use-window-font-color="true"/>
    </style:style>
    <style:style style:name="T458" style:family="text">
      <style:text-properties fo:font-size="11.00pt" fo:font-weight="normal" fo:font-family="'Liberation Serif'" style:font-family-asian="'Liberation Serif'" style:font-family-complex="'Liberation Serif'" fo:background-color="transparent" style:use-window-font-color="true"/>
    </style:style>
    <style:style style:name="T459" style:family="text">
      <style:text-properties fo:font-size="11.00pt" fo:font-weight="normal" fo:font-family="Tahoma" style:font-family-asian="Tahoma" style:font-family-complex="Tahoma" fo:background-color="transparent" style:use-window-font-color="true"/>
    </style:style>
    <style:style style:name="T460" style:family="text">
      <style:text-properties fo:font-size="11.00pt" fo:font-weight="normal" fo:font-family="'Liberation Serif'" style:font-family-asian="'Liberation Serif'" style:font-family-complex="'Liberation Serif'" fo:background-color="transparent" style:use-window-font-color="true"/>
    </style:style>
    <style:style style:name="T461" style:family="text">
      <style:text-properties fo:font-size="11.00pt" fo:font-weight="normal" fo:font-family="Calibri" style:font-family-asian="Calibri" style:font-family-complex="Calibri" fo:background-color="transparent" style:use-window-font-color="true"/>
    </style:style>
    <style:style style:name="T462" style:family="text">
      <style:text-properties fo:font-size="11.00pt" fo:font-weight="bold" fo:font-family="'Liberation Serif'" style:font-family-asian="'Liberation Serif'" style:font-family-complex="'Liberation Serif'" fo:background-color="transparent" style:use-window-font-color="true"/>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1.00pt" fo:font-weight="normal" fo:font-family="'Liberation Serif'" style:font-family-asian="'Liberation Serif'" style:font-family-complex="'Liberation Serif'" fo:background-color="transparent" style:use-window-font-color="true"/>
    </style:style>
    <style:style style:name="T465" style:family="text">
      <style:text-properties fo:font-size="11.00pt" fo:font-weight="normal" fo:font-family="Calibri" style:font-family-asian="Calibri" style:font-family-complex="Calibri" fo:background-color="transparent" style:use-window-font-color="true"/>
    </style:style>
    <style:style style:name="T466" style:family="text">
      <style:text-properties fo:font-size="11.00pt" fo:font-weight="normal" fo:font-family="'Liberation Serif'" style:font-family-asian="'Liberation Serif'" style:font-family-complex="'Liberation Serif'" fo:background-color="transparent" style:use-window-font-color="true"/>
    </style:style>
    <style:style style:name="T467" style:family="text">
      <style:text-properties fo:font-size="11.00pt" fo:font-weight="normal" fo:font-family="Tahoma" style:font-family-asian="Tahoma" style:font-family-complex="Tahoma" fo:background-color="transparent" style:use-window-font-color="true"/>
    </style:style>
    <style:style style:name="T468" style:family="text">
      <style:text-properties fo:font-size="11.00pt" fo:font-weight="normal" fo:font-family="'Liberation Serif'" style:font-family-asian="'Liberation Serif'" style:font-family-complex="'Liberation Serif'" fo:background-color="transparent" style:use-window-font-color="true"/>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1.00pt" fo:font-weight="normal" fo:font-family="'Liberation Serif'" style:font-family-asian="'Liberation Serif'" style:font-family-complex="'Liberation Serif'" fo:background-color="transparent" style:use-window-font-color="true"/>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1.00pt" fo:font-weight="bold" fo:font-family="'Liberation Serif'" style:font-family-asian="'Liberation Serif'" style:font-family-complex="'Liberation Serif'" fo:background-color="transparent" style:use-window-font-color="true"/>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1.00pt" fo:font-weight="bold" fo:font-family="'Liberation Serif'" style:font-family-asian="'Liberation Serif'" style:font-family-complex="'Liberation Serif'" fo:background-color="transparent" style:use-window-font-color="true"/>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11.00pt" fo:font-weight="normal" fo:font-family="'Liberation Serif'" style:font-family-asian="'Liberation Serif'" style:font-family-complex="'Liberation Serif'" fo:background-color="transparent" style:use-window-font-color="true"/>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1.00pt" fo:font-weight="bold" fo:font-family="'Liberation Serif'" style:font-family-asian="'Liberation Serif'" style:font-family-complex="'Liberation Serif'" fo:background-color="transparent" style:use-window-font-color="true"/>
    </style:style>
    <style:style style:name="T479" style:family="text">
      <style:text-properties fo:font-size="11.00pt" fo:font-weight="normal" fo:font-family="Calibri" style:font-family-asian="Calibri" style:font-family-complex="Calibri" fo:background-color="transparent" style:use-window-font-color="true"/>
    </style:style>
    <style:style style:name="T480" style:family="text">
      <style:text-properties fo:font-size="11.00pt" fo:font-weight="normal" fo:font-family="'Liberation Serif'" style:font-family-asian="'Liberation Serif'" style:font-family-complex="'Liberation Serif'" fo:background-color="transparent" style:use-window-font-color="true"/>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1.00pt" fo:font-weight="bold" fo:font-family="'Liberation Serif'" style:font-family-asian="'Liberation Serif'" style:font-family-complex="'Liberation Serif'" fo:background-color="transparent" style:use-window-font-color="true"/>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1.00pt" fo:font-weight="normal" fo:font-family="'Liberation Serif'" style:font-family-asian="'Liberation Serif'" style:font-family-complex="'Liberation Serif'" fo:background-color="transparent" style:use-window-font-color="true"/>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1.00pt" fo:font-weight="bold" fo:font-family="'Liberation Serif'" style:font-family-asian="'Liberation Serif'" style:font-family-complex="'Liberation Serif'" fo:background-color="transparent" style:use-window-font-color="true"/>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1.00pt" fo:font-weight="bold" fo:font-family="'Liberation Serif'" style:font-family-asian="'Liberation Serif'" style:font-family-complex="'Liberation Serif'" fo:background-color="transparent" style:use-window-font-color="true"/>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1.00pt" fo:font-weight="normal" fo:font-family="'Liberation Serif'" style:font-family-asian="'Liberation Serif'" style:font-family-complex="'Liberation Serif'" fo:background-color="transparent" style:use-window-font-color="true"/>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1.00pt" fo:font-weight="bold" fo:font-family="'Liberation Serif'" style:font-family-asian="'Liberation Serif'" style:font-family-complex="'Liberation Serif'" fo:background-color="transparent" style:use-window-font-color="true"/>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1.00pt" fo:font-weight="normal" fo:font-family="'Liberation Serif'" style:font-family-asian="'Liberation Serif'" style:font-family-complex="'Liberation Serif'" fo:background-color="transparent" style:use-window-font-color="true"/>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1.00pt" fo:font-weight="normal" fo:font-family="'Liberation Serif'" style:font-family-asian="'Liberation Serif'" style:font-family-complex="'Liberation Serif'" fo:background-color="transparent" style:use-window-font-color="true"/>
    </style:style>
    <style:style style:name="T497" style:family="text">
      <style:text-properties fo:font-size="11.00pt" fo:font-weight="normal" fo:font-family="Tahoma" style:font-family-asian="Tahoma" style:font-family-complex="Tahoma" fo:background-color="transparent" style:use-window-font-color="true"/>
    </style:style>
    <style:style style:name="T498" style:family="text">
      <style:text-properties fo:font-size="11.00pt" fo:font-weight="normal" fo:font-family="'Liberation Serif'" style:font-family-asian="'Liberation Serif'" style:font-family-complex="'Liberation Serif'" fo:background-color="transparent" style:use-window-font-color="true"/>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1.00pt" fo:font-weight="bold" fo:font-family="'Liberation Serif'" style:font-family-asian="'Liberation Serif'" style:font-family-complex="'Liberation Serif'" fo:background-color="transparent" style:use-window-font-color="true"/>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1.00pt" fo:font-weight="normal" fo:font-family="'Liberation Serif'" style:font-family-asian="'Liberation Serif'" style:font-family-complex="'Liberation Serif'" fo:background-color="transparent" style:use-window-font-color="true"/>
    </style:style>
    <style:style style:name="T503" style:family="text">
      <style:text-properties fo:font-size="11.00pt" fo:font-weight="normal" fo:font-family="Tahoma" style:font-family-asian="Tahoma" style:font-family-complex="Tahoma" fo:background-color="transparent" style:use-window-font-color="true"/>
    </style:style>
    <style:style style:name="T504" style:family="text">
      <style:text-properties fo:font-size="11.00pt" fo:font-weight="normal" fo:font-family="'Liberation Serif'" style:font-family-asian="'Liberation Serif'" style:font-family-complex="'Liberation Serif'" fo:background-color="transparent" style:use-window-font-color="true"/>
    </style:style>
    <style:style style:name="T505" style:family="text">
      <style:text-properties fo:font-size="11.00pt" fo:font-weight="normal" fo:font-family="Calibri" style:font-family-asian="Calibri" style:font-family-complex="Calibri" fo:background-color="transparent" style:use-window-font-color="true"/>
    </style:style>
    <style:style style:name="T506" style:family="text">
      <style:text-properties fo:font-size="11.00pt" fo:font-weight="normal" fo:font-family="'Liberation Serif'" style:font-family-asian="'Liberation Serif'" style:font-family-complex="'Liberation Serif'" fo:background-color="transparent" style:use-window-font-color="true"/>
    </style:style>
    <style:style style:name="T507" style:family="text">
      <style:text-properties fo:font-size="11.00pt" fo:font-weight="normal" fo:font-family="Calibri" style:font-family-asian="Calibri" style:font-family-complex="Calibri" fo:background-color="transparent" style:use-window-font-color="true"/>
    </style:style>
    <style:style style:name="T508" style:family="text">
      <style:text-properties fo:font-size="11.00pt" fo:font-weight="normal" fo:font-family="'Liberation Serif'" style:font-family-asian="'Liberation Serif'" style:font-family-complex="'Liberation Serif'" fo:background-color="transparent" style:use-window-font-color="true"/>
    </style:style>
    <style:style style:name="T50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left="7.85pt" fo:text-indent="-5.50pt">
        <style:tab-stops>
          <style:tab-stop style:position="474.40pt"/>
        </style:tab-stops>
      </style:paragraph-properties>
    </style:style>
    <style:style style:name="P2" style:family="paragraph">
      <style:paragraph-properties fo:line-height="100.00%" fo:text-align="justify"/>
    </style:style>
    <style:style style:name="P3" style:family="paragraph">
      <style:paragraph-properties fo:line-height="100.00%" fo:text-align="left" fo:margin-left="7.85pt" fo:text-indent="-5.50pt">
        <style:tab-stops>
          <style:tab-stop style:position="474.40pt"/>
        </style:tab-stops>
      </style:paragraph-properties>
    </style:style>
    <style:style style:name="P4" style:family="paragraph">
      <style:paragraph-properties fo:line-height="100.00%" fo:text-align="justify"/>
    </style:style>
    <style:style style:name="P5" style:family="paragraph">
      <style:paragraph-properties fo:line-height="100.00%" fo:text-align="left" fo:margin-left="-0.15pt" fo:text-indent="-5.50pt">
        <style:tab-stops>
          <style:tab-stop style:position="482.40pt" style:type="center"/>
        </style:tab-stops>
      </style:paragraph-properties>
    </style:style>
    <style:style style:name="P6" style:family="paragraph">
      <style:paragraph-properties fo:line-height="100.00%" fo:text-align="justify"/>
    </style:style>
    <style:style style:name="P7" style:family="paragraph">
      <style:paragraph-properties fo:line-height="100.00%" fo:text-align="left" fo:margin-left="-0.15pt" fo:text-indent="-5.50pt">
        <style:tab-stops>
          <style:tab-stop style:position="482.40pt" style:type="center"/>
        </style:tab-stops>
      </style:paragraph-properties>
    </style:style>
    <style:style style:name="P8" style:family="paragraph">
      <style:paragraph-properties fo:line-height="100.00%" fo:text-align="left" fo:margin-left="-0.15pt" fo:text-indent="-5.50pt">
        <style:tab-stops>
          <style:tab-stop style:position="90.55pt" style:type="center"/>
          <style:tab-stop style:position="32896.65pt"/>
          <style:tab-stop style:position="82871.45pt" style:char="." style:type="char"/>
          <style:tab-stop style:position="0.15pt"/>
        </style:tab-stops>
      </style:paragraph-properties>
    </style:style>
    <style:style style:name="P9" style:family="paragraph">
      <style:paragraph-properties fo:line-height="100.00%" fo:text-align="justify"/>
    </style:style>
    <style:style style:name="P10" style:family="paragraph">
      <style:paragraph-properties fo:line-height="100.00%" fo:text-align="left" fo:margin-left="-0.15pt" fo:text-indent="-5.50pt">
        <style:tab-stops>
          <style:tab-stop style:position="90.55pt" style:type="center"/>
          <style:tab-stop style:position="32896.65pt"/>
          <style:tab-stop style:position="82871.45pt" style:char="." style:type="char"/>
          <style:tab-stop style:position="0.15pt"/>
        </style:tab-stops>
      </style:paragraph-properties>
    </style:style>
    <style:style style:name="P11" style:family="paragraph">
      <style:paragraph-properties fo:line-height="100.00%" fo:text-align="left" fo:margin-left="-0.15pt" fo:text-indent="-5.50pt">
        <style:tab-stops>
          <style:tab-stop style:position="482.40pt" style:type="center"/>
        </style:tab-stops>
      </style:paragraph-properties>
    </style:style>
    <style:style style:name="P12" style:family="paragraph">
      <style:paragraph-properties fo:line-height="100.00%" fo:text-align="justify"/>
    </style:style>
    <style:style style:name="P13" style:family="paragraph">
      <style:paragraph-properties fo:line-height="100.00%" fo:text-align="left" fo:margin-left="-0.15pt" fo:text-indent="-5.50pt">
        <style:tab-stops>
          <style:tab-stop style:position="482.40pt" style:type="center"/>
        </style:tab-stops>
      </style:paragraph-properties>
    </style:style>
    <style:style style:name="P14" style:family="paragraph">
      <style:paragraph-properties fo:line-height="100.00%" fo:text-align="left" fo:margin-left="-0.15pt" fo:text-indent="-5.50pt">
        <style:tab-stops>
          <style:tab-stop style:position="482.40pt" style:type="center"/>
        </style:tab-stops>
      </style:paragraph-properties>
    </style:style>
    <style:style style:name="P15" style:family="paragraph">
      <style:paragraph-properties fo:line-height="100.00%" fo:text-align="justify"/>
    </style:style>
    <style:style style:name="P16" style:family="paragraph">
      <style:paragraph-properties fo:line-height="100.00%" fo:text-align="left" fo:margin-left="-0.15pt" fo:text-indent="-5.50pt">
        <style:tab-stops>
          <style:tab-stop style:position="482.40pt" style:type="center"/>
        </style:tab-stops>
      </style:paragraph-properties>
    </style:style>
    <style:style style:name="P17" style:family="paragraph">
      <style:paragraph-properties fo:line-height="100.00%" fo:text-align="left" fo:margin-left="-0.15pt" fo:text-indent="-5.50pt">
        <style:tab-stops>
          <style:tab-stop style:position="482.40pt"/>
        </style:tab-stops>
      </style:paragraph-properties>
    </style:style>
    <style:style style:name="P18" style:family="paragraph">
      <style:paragraph-properties fo:line-height="100.00%" fo:text-align="justify"/>
    </style:style>
    <style:style style:name="P19" style:family="paragraph">
      <style:paragraph-properties fo:line-height="100.00%" fo:text-align="left" fo:margin-left="-0.15pt" fo:text-indent="-5.50pt">
        <style:tab-stops>
          <style:tab-stop style:position="482.40pt"/>
        </style:tab-stops>
      </style:paragraph-properties>
    </style:style>
    <style:style style:name="P20" style:family="paragraph">
      <style:paragraph-properties fo:line-height="100.00%" fo:text-align="justify"/>
    </style:style>
    <style:style style:name="P21" style:family="paragraph">
      <style:paragraph-properties fo:line-height="100.00%" fo:text-align="left" fo:margin-left="-0.15pt" fo:text-indent="-5.50pt">
        <style:tab-stops>
          <style:tab-stop style:position="482.40pt" style:type="center"/>
        </style:tab-stops>
      </style:paragraph-properties>
    </style:style>
    <style:style style:name="P22" style:family="paragraph">
      <style:paragraph-properties fo:line-height="100.00%" fo:text-align="justify"/>
    </style:style>
    <style:style style:name="P23" style:family="paragraph">
      <style:paragraph-properties fo:line-height="100.00%" fo:text-align="left" fo:margin-left="-0.15pt" fo:text-indent="-5.50pt">
        <style:tab-stops>
          <style:tab-stop style:position="482.40pt" style:type="center"/>
        </style:tab-stops>
      </style:paragraph-properties>
    </style:style>
    <style:style style:name="P24"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25" style:family="paragraph">
      <style:paragraph-properties fo:line-height="100.00%" fo:text-align="justify"/>
    </style:style>
    <style:style style:name="P26"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27" style:family="paragraph">
      <style:paragraph-properties fo:line-height="100.00%" fo:text-align="left" fo:margin-left="-0.15pt" fo:text-indent="-5.50pt">
        <style:tab-stops>
          <style:tab-stop style:position="482.40pt" style:type="center"/>
        </style:tab-stops>
      </style:paragraph-properties>
    </style:style>
    <style:style style:name="P28" style:family="paragraph">
      <style:paragraph-properties fo:line-height="100.00%" fo:text-align="justify"/>
    </style:style>
    <style:style style:name="P29" style:family="paragraph">
      <style:paragraph-properties fo:line-height="100.00%" fo:text-align="left" fo:margin-left="-0.15pt" fo:text-indent="-5.50pt">
        <style:tab-stops>
          <style:tab-stop style:position="482.40pt" style:type="center"/>
        </style:tab-stops>
      </style:paragraph-properties>
    </style:style>
    <style:style style:name="P30" style:family="paragraph">
      <style:paragraph-properties fo:line-height="100.00%" fo:text-align="left" fo:margin-left="-0.15pt" fo:text-indent="-5.50pt">
        <style:tab-stops>
          <style:tab-stop style:position="482.40pt" style:type="center"/>
        </style:tab-stops>
      </style:paragraph-properties>
    </style:style>
    <style:style style:name="P31" style:family="paragraph">
      <style:paragraph-properties fo:line-height="100.00%" fo:text-align="justify"/>
    </style:style>
    <style:style style:name="P32" style:family="paragraph">
      <style:paragraph-properties fo:line-height="100.00%" fo:text-align="left" fo:margin-left="-0.15pt" fo:text-indent="-5.50pt">
        <style:tab-stops>
          <style:tab-stop style:position="482.40pt" style:type="center"/>
        </style:tab-stops>
      </style:paragraph-properties>
    </style:style>
    <style:style style:name="P33" style:family="paragraph">
      <style:paragraph-properties fo:line-height="100.00%" fo:text-align="left" fo:margin-left="-0.15pt" fo:text-indent="-5.50pt">
        <style:tab-stops>
          <style:tab-stop style:position="482.40pt" style:type="center"/>
        </style:tab-stops>
      </style:paragraph-properties>
    </style:style>
    <style:style style:name="P34" style:family="paragraph">
      <style:paragraph-properties fo:line-height="100.00%" fo:text-align="justify"/>
    </style:style>
    <style:style style:name="P35" style:family="paragraph">
      <style:paragraph-properties fo:line-height="100.00%" fo:text-align="left" fo:margin-left="-0.15pt" fo:text-indent="-5.50pt">
        <style:tab-stops>
          <style:tab-stop style:position="482.40pt" style:type="center"/>
        </style:tab-stops>
      </style:paragraph-properties>
    </style:style>
    <style:style style:name="P36" style:family="paragraph">
      <style:paragraph-properties fo:line-height="100.00%" fo:text-align="left" fo:margin-left="-0.15pt" fo:text-indent="-5.50pt">
        <style:tab-stops>
          <style:tab-stop style:position="482.40pt" style:type="center"/>
        </style:tab-stops>
      </style:paragraph-properties>
    </style:style>
    <style:style style:name="P37" style:family="paragraph">
      <style:paragraph-properties fo:line-height="100.00%" fo:text-align="justify"/>
    </style:style>
    <style:style style:name="P38" style:family="paragraph">
      <style:paragraph-properties fo:line-height="100.00%" fo:text-align="left" fo:margin-left="-0.15pt" fo:text-indent="-5.50pt">
        <style:tab-stops>
          <style:tab-stop style:position="482.40pt" style:type="center"/>
        </style:tab-stops>
      </style:paragraph-properties>
    </style:style>
    <style:style style:name="P39" style:family="paragraph">
      <style:paragraph-properties fo:line-height="100.00%" fo:text-align="left" fo:margin-left="-0.15pt" fo:text-indent="-5.50pt">
        <style:tab-stops>
          <style:tab-stop style:position="482.40pt" style:type="center"/>
        </style:tab-stops>
      </style:paragraph-properties>
    </style:style>
    <style:style style:name="P40" style:family="paragraph">
      <style:paragraph-properties fo:line-height="100.00%" fo:text-align="justify"/>
    </style:style>
    <style:style style:name="P41" style:family="paragraph">
      <style:paragraph-properties fo:line-height="100.00%" fo:text-align="left" fo:margin-left="-0.15pt" fo:text-indent="-5.50pt">
        <style:tab-stops>
          <style:tab-stop style:position="482.40pt" style:type="center"/>
        </style:tab-stops>
      </style:paragraph-properties>
    </style:style>
    <style:style style:name="P42" style:family="paragraph">
      <style:paragraph-properties fo:line-height="100.00%" fo:text-align="left" fo:margin-left="-0.15pt" fo:text-indent="-5.50pt">
        <style:tab-stops>
          <style:tab-stop style:position="482.40pt"/>
        </style:tab-stops>
      </style:paragraph-properties>
    </style:style>
    <style:style style:name="P43" style:family="paragraph">
      <style:paragraph-properties fo:line-height="100.00%" fo:text-align="justify"/>
    </style:style>
    <style:style style:name="P44" style:family="paragraph">
      <style:paragraph-properties fo:line-height="100.00%" fo:text-align="left" fo:margin-left="-0.15pt" fo:text-indent="-5.50pt">
        <style:tab-stops>
          <style:tab-stop style:position="482.40pt"/>
        </style:tab-stops>
      </style:paragraph-properties>
    </style:style>
    <style:style style:name="P45" style:family="paragraph">
      <style:paragraph-properties fo:line-height="100.00%" fo:text-align="left" fo:margin-left="-0.15pt" fo:text-indent="-5.50pt">
        <style:tab-stops>
          <style:tab-stop style:position="482.40pt"/>
        </style:tab-stops>
      </style:paragraph-properties>
    </style:style>
    <style:style style:name="P46" style:family="paragraph">
      <style:paragraph-properties fo:line-height="100.00%" fo:text-align="justify"/>
    </style:style>
    <style:style style:name="P47" style:family="paragraph">
      <style:paragraph-properties fo:line-height="100.00%" fo:text-align="left" fo:margin-left="-0.15pt" fo:text-indent="-5.50pt">
        <style:tab-stops>
          <style:tab-stop style:position="482.40pt"/>
        </style:tab-stops>
      </style:paragraph-properties>
    </style:style>
    <style:style style:name="P48" style:family="paragraph">
      <style:paragraph-properties fo:line-height="100.00%" fo:text-align="left" fo:margin-left="-0.15pt" fo:text-indent="-5.50pt">
        <style:tab-stops>
          <style:tab-stop style:position="482.40pt" style:type="center"/>
        </style:tab-stops>
      </style:paragraph-properties>
    </style:style>
    <style:style style:name="P49" style:family="paragraph">
      <style:paragraph-properties fo:line-height="100.00%" fo:text-align="justify"/>
    </style:style>
    <style:style style:name="P50" style:family="paragraph">
      <style:paragraph-properties fo:line-height="100.00%" fo:text-align="left" fo:margin-left="-0.15pt" fo:text-indent="-5.50pt">
        <style:tab-stops>
          <style:tab-stop style:position="482.40pt" style:type="center"/>
        </style:tab-stops>
      </style:paragraph-properties>
    </style:style>
    <style:style style:name="P51"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52" style:family="paragraph">
      <style:paragraph-properties fo:line-height="100.00%" fo:text-align="justify"/>
    </style:style>
    <style:style style:name="P53"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54" style:family="paragraph">
      <style:paragraph-properties fo:line-height="100.00%" fo:text-align="left" fo:margin-left="-0.15pt" fo:text-indent="-5.50pt">
        <style:tab-stops>
          <style:tab-stop style:position="482.40pt" style:type="center"/>
        </style:tab-stops>
      </style:paragraph-properties>
    </style:style>
    <style:style style:name="P55" style:family="paragraph">
      <style:paragraph-properties fo:line-height="100.00%" fo:text-align="justify"/>
    </style:style>
    <style:style style:name="P56" style:family="paragraph">
      <style:paragraph-properties fo:line-height="100.00%" fo:text-align="left" fo:margin-left="-0.15pt" fo:text-indent="-5.50pt">
        <style:tab-stops>
          <style:tab-stop style:position="482.40pt" style:type="center"/>
        </style:tab-stops>
      </style:paragraph-properties>
    </style:style>
    <style:style style:name="P57" style:family="paragraph">
      <style:paragraph-properties fo:line-height="100.00%" fo:text-align="left" fo:margin-left="-0.15pt" fo:text-indent="-5.50pt">
        <style:tab-stops>
          <style:tab-stop style:position="482.40pt" style:type="center"/>
        </style:tab-stops>
      </style:paragraph-properties>
    </style:style>
    <style:style style:name="P58" style:family="paragraph">
      <style:paragraph-properties fo:line-height="100.00%" fo:text-align="justify"/>
    </style:style>
    <style:style style:name="P59" style:family="paragraph">
      <style:paragraph-properties fo:line-height="100.00%" fo:text-align="left" fo:margin-left="-0.15pt" fo:text-indent="-5.50pt">
        <style:tab-stops>
          <style:tab-stop style:position="482.40pt" style:type="center"/>
        </style:tab-stops>
      </style:paragraph-properties>
    </style:style>
    <style:style style:name="P60" style:family="paragraph">
      <style:paragraph-properties fo:line-height="100.00%" fo:text-align="left" fo:margin-left="-0.15pt" fo:text-indent="-5.50pt">
        <style:tab-stops>
          <style:tab-stop style:position="482.40pt" style:type="center"/>
        </style:tab-stops>
      </style:paragraph-properties>
    </style:style>
    <style:style style:name="P61" style:family="paragraph">
      <style:paragraph-properties fo:line-height="100.00%" fo:text-align="justify"/>
    </style:style>
    <style:style style:name="P62" style:family="paragraph">
      <style:paragraph-properties fo:line-height="100.00%" fo:text-align="left" fo:margin-left="-0.15pt" fo:text-indent="-5.50pt">
        <style:tab-stops>
          <style:tab-stop style:position="482.40pt" style:type="center"/>
        </style:tab-stops>
      </style:paragraph-properties>
    </style:style>
    <style:style style:name="P63" style:family="paragraph">
      <style:paragraph-properties fo:line-height="100.00%" fo:text-align="left" fo:margin-left="-0.15pt" fo:text-indent="-5.50pt">
        <style:tab-stops>
          <style:tab-stop style:position="482.40pt" style:type="center"/>
        </style:tab-stops>
      </style:paragraph-properties>
    </style:style>
    <style:style style:name="P64" style:family="paragraph">
      <style:paragraph-properties fo:line-height="100.00%" fo:text-align="justify"/>
    </style:style>
    <style:style style:name="P65" style:family="paragraph">
      <style:paragraph-properties fo:line-height="100.00%" fo:text-align="left" fo:margin-left="-0.15pt" fo:text-indent="-5.50pt">
        <style:tab-stops>
          <style:tab-stop style:position="482.40pt" style:type="center"/>
        </style:tab-stops>
      </style:paragraph-properties>
    </style:style>
    <style:style style:name="P66" style:family="paragraph">
      <style:paragraph-properties fo:line-height="100.00%" fo:text-align="left" fo:margin-left="-0.15pt" fo:text-indent="-5.50pt">
        <style:tab-stops>
          <style:tab-stop style:position="482.40pt" style:type="center"/>
        </style:tab-stops>
      </style:paragraph-properties>
    </style:style>
    <style:style style:name="P67" style:family="paragraph">
      <style:paragraph-properties fo:line-height="100.00%" fo:text-align="justify"/>
    </style:style>
    <style:style style:name="P68" style:family="paragraph">
      <style:paragraph-properties fo:line-height="100.00%" fo:text-align="left" fo:margin-left="-0.15pt" fo:text-indent="-5.50pt">
        <style:tab-stops>
          <style:tab-stop style:position="482.40pt" style:type="center"/>
        </style:tab-stops>
      </style:paragraph-properties>
    </style:style>
    <style:style style:name="P69" style:family="paragraph">
      <style:paragraph-properties fo:line-height="100.00%" fo:text-align="left" fo:margin-left="-0.15pt" fo:text-indent="-5.50pt">
        <style:tab-stops>
          <style:tab-stop style:position="482.40pt"/>
        </style:tab-stops>
      </style:paragraph-properties>
    </style:style>
    <style:style style:name="P70" style:family="paragraph">
      <style:paragraph-properties fo:line-height="100.00%" fo:text-align="justify"/>
    </style:style>
    <style:style style:name="P71" style:family="paragraph">
      <style:paragraph-properties fo:line-height="100.00%" fo:text-align="left" fo:margin-left="-0.15pt" fo:text-indent="-5.50pt">
        <style:tab-stops>
          <style:tab-stop style:position="482.40pt"/>
        </style:tab-stops>
      </style:paragraph-properties>
    </style:style>
    <style:style style:name="P72" style:family="paragraph">
      <style:paragraph-properties fo:line-height="100.00%" fo:text-align="left" fo:margin-left="-0.15pt" fo:text-indent="-5.50pt">
        <style:tab-stops>
          <style:tab-stop style:position="482.40pt"/>
        </style:tab-stops>
      </style:paragraph-properties>
    </style:style>
    <style:style style:name="P73" style:family="paragraph">
      <style:paragraph-properties fo:line-height="100.00%" fo:text-align="justify"/>
    </style:style>
    <style:style style:name="P74" style:family="paragraph">
      <style:paragraph-properties fo:line-height="100.00%" fo:text-align="left" fo:margin-left="-0.15pt" fo:text-indent="-5.50pt">
        <style:tab-stops>
          <style:tab-stop style:position="482.40pt"/>
        </style:tab-stops>
      </style:paragraph-properties>
    </style:style>
    <style:style style:name="P75" style:family="paragraph">
      <style:paragraph-properties fo:line-height="100.00%" fo:text-align="justify"/>
    </style:style>
    <style:style style:name="P76" style:family="paragraph">
      <style:paragraph-properties fo:line-height="100.00%" fo:text-align="left" fo:margin-left="-0.15pt" fo:text-indent="-5.50pt">
        <style:tab-stops>
          <style:tab-stop style:position="482.40pt" style:type="center"/>
        </style:tab-stops>
      </style:paragraph-properties>
    </style:style>
    <style:style style:name="P77" style:family="paragraph">
      <style:paragraph-properties fo:line-height="100.00%" fo:text-align="justify"/>
    </style:style>
    <style:style style:name="P78" style:family="paragraph">
      <style:paragraph-properties fo:line-height="100.00%" fo:text-align="left" fo:margin-left="-0.15pt" fo:text-indent="-5.50pt">
        <style:tab-stops>
          <style:tab-stop style:position="482.40pt" style:type="center"/>
        </style:tab-stops>
      </style:paragraph-properties>
    </style:style>
    <style:style style:name="P79" style:family="paragraph">
      <style:paragraph-properties fo:line-height="100.00%" fo:text-align="left" fo:margin-left="-0.15pt" fo:text-indent="-5.50pt">
        <style:tab-stops>
          <style:tab-stop style:position="90.55pt" style:type="center"/>
          <style:tab-stop style:position="32896.65pt"/>
          <style:tab-stop style:position="82871.45pt" style:char="." style:type="char"/>
          <style:tab-stop style:position="0.15pt"/>
        </style:tab-stops>
      </style:paragraph-properties>
    </style:style>
    <style:style style:name="P80" style:family="paragraph">
      <style:paragraph-properties fo:line-height="100.00%" fo:text-align="justify"/>
    </style:style>
    <style:style style:name="P81" style:family="paragraph">
      <style:paragraph-properties fo:line-height="100.00%" fo:text-align="left" fo:margin-left="-0.15pt" fo:text-indent="-5.50pt">
        <style:tab-stops>
          <style:tab-stop style:position="90.55pt" style:type="center"/>
          <style:tab-stop style:position="32896.65pt"/>
          <style:tab-stop style:position="82871.45pt" style:char="." style:type="char"/>
          <style:tab-stop style:position="0.15pt"/>
        </style:tab-stops>
      </style:paragraph-properties>
    </style:style>
    <style:style style:name="P82" style:family="paragraph">
      <style:paragraph-properties fo:line-height="100.00%" fo:text-align="left" fo:margin-left="-0.15pt" fo:text-indent="-5.50pt">
        <style:tab-stops>
          <style:tab-stop style:position="482.40pt" style:type="center"/>
        </style:tab-stops>
      </style:paragraph-properties>
    </style:style>
    <style:style style:name="P83" style:family="paragraph">
      <style:paragraph-properties fo:line-height="100.00%" fo:text-align="justify"/>
    </style:style>
    <style:style style:name="P84" style:family="paragraph">
      <style:paragraph-properties fo:line-height="100.00%" fo:text-align="left" fo:margin-left="-0.15pt" fo:text-indent="-5.50pt">
        <style:tab-stops>
          <style:tab-stop style:position="482.40pt" style:type="center"/>
        </style:tab-stops>
      </style:paragraph-properties>
    </style:style>
    <style:style style:name="P85" style:family="paragraph">
      <style:paragraph-properties fo:line-height="100.00%" fo:text-align="left" fo:margin-left="-0.15pt" fo:text-indent="-5.50pt">
        <style:tab-stops>
          <style:tab-stop style:position="482.40pt" style:type="center"/>
        </style:tab-stops>
      </style:paragraph-properties>
    </style:style>
    <style:style style:name="P86" style:family="paragraph">
      <style:paragraph-properties fo:line-height="100.00%" fo:text-align="justify"/>
    </style:style>
    <style:style style:name="P87" style:family="paragraph">
      <style:paragraph-properties fo:line-height="100.00%" fo:text-align="left" fo:margin-left="-0.15pt" fo:text-indent="-5.50pt">
        <style:tab-stops>
          <style:tab-stop style:position="482.40pt" style:type="center"/>
        </style:tab-stops>
      </style:paragraph-properties>
    </style:style>
    <style:style style:name="P88" style:family="paragraph">
      <style:paragraph-properties fo:line-height="100.00%" fo:text-align="left" fo:margin-left="-0.15pt" fo:text-indent="-5.50pt">
        <style:tab-stops>
          <style:tab-stop style:position="482.40pt"/>
        </style:tab-stops>
      </style:paragraph-properties>
    </style:style>
    <style:style style:name="P89" style:family="paragraph">
      <style:paragraph-properties fo:line-height="100.00%" fo:text-align="justify"/>
    </style:style>
    <style:style style:name="P90" style:family="paragraph">
      <style:paragraph-properties fo:line-height="100.00%" fo:text-align="left" fo:margin-left="-0.15pt" fo:text-indent="-5.50pt">
        <style:tab-stops>
          <style:tab-stop style:position="482.40pt"/>
        </style:tab-stops>
      </style:paragraph-properties>
    </style:style>
    <style:style style:name="P91" style:family="paragraph">
      <style:paragraph-properties fo:line-height="100.00%" fo:text-align="justify"/>
    </style:style>
    <style:style style:name="P92" style:family="paragraph">
      <style:paragraph-properties fo:line-height="100.00%" fo:text-align="left" fo:margin-left="-0.15pt" fo:text-indent="-5.50pt">
        <style:tab-stops>
          <style:tab-stop style:position="482.40pt" style:type="center"/>
        </style:tab-stops>
      </style:paragraph-properties>
    </style:style>
    <style:style style:name="P93" style:family="paragraph">
      <style:paragraph-properties fo:line-height="100.00%" fo:text-align="justify"/>
    </style:style>
    <style:style style:name="P94" style:family="paragraph">
      <style:paragraph-properties fo:line-height="100.00%" fo:text-align="left" fo:margin-left="-0.15pt" fo:text-indent="-5.50pt">
        <style:tab-stops>
          <style:tab-stop style:position="482.40pt" style:type="center"/>
        </style:tab-stops>
      </style:paragraph-properties>
    </style:style>
    <style:style style:name="P95"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96" style:family="paragraph">
      <style:paragraph-properties fo:line-height="100.00%" fo:text-align="justify"/>
    </style:style>
    <style:style style:name="P97"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98" style:family="paragraph">
      <style:paragraph-properties fo:line-height="100.00%" fo:text-align="left" fo:margin-left="-0.15pt" fo:text-indent="-5.50pt">
        <style:tab-stops>
          <style:tab-stop style:position="482.40pt" style:type="center"/>
        </style:tab-stops>
      </style:paragraph-properties>
    </style:style>
    <style:style style:name="P99" style:family="paragraph">
      <style:paragraph-properties fo:line-height="100.00%" fo:text-align="justify"/>
    </style:style>
    <style:style style:name="P100" style:family="paragraph">
      <style:paragraph-properties fo:line-height="100.00%" fo:text-align="left" fo:margin-left="-0.15pt" fo:text-indent="-5.50pt">
        <style:tab-stops>
          <style:tab-stop style:position="482.40pt" style:type="center"/>
        </style:tab-stops>
      </style:paragraph-properties>
    </style:style>
    <style:style style:name="P101" style:family="paragraph">
      <style:paragraph-properties fo:line-height="100.00%" fo:text-align="left" fo:margin-left="-0.15pt" fo:text-indent="-5.50pt">
        <style:tab-stops>
          <style:tab-stop style:position="482.40pt" style:type="center"/>
        </style:tab-stops>
      </style:paragraph-properties>
    </style:style>
    <style:style style:name="P102" style:family="paragraph">
      <style:paragraph-properties fo:line-height="100.00%" fo:text-align="justify"/>
    </style:style>
    <style:style style:name="P103" style:family="paragraph">
      <style:paragraph-properties fo:line-height="100.00%" fo:text-align="left" fo:margin-left="-0.15pt" fo:text-indent="-5.50pt">
        <style:tab-stops>
          <style:tab-stop style:position="482.40pt" style:type="center"/>
        </style:tab-stops>
      </style:paragraph-properties>
    </style:style>
    <style:style style:name="P104" style:family="paragraph">
      <style:paragraph-properties fo:line-height="100.00%" fo:text-align="left" fo:margin-left="-0.15pt" fo:text-indent="-5.50pt">
        <style:tab-stops>
          <style:tab-stop style:position="482.40pt" style:type="center"/>
        </style:tab-stops>
      </style:paragraph-properties>
    </style:style>
    <style:style style:name="P105" style:family="paragraph">
      <style:paragraph-properties fo:line-height="100.00%" fo:text-align="justify"/>
    </style:style>
    <style:style style:name="P106" style:family="paragraph">
      <style:paragraph-properties fo:line-height="100.00%" fo:text-align="left" fo:margin-left="-0.15pt" fo:text-indent="-5.50pt">
        <style:tab-stops>
          <style:tab-stop style:position="482.40pt" style:type="center"/>
        </style:tab-stops>
      </style:paragraph-properties>
    </style:style>
    <style:style style:name="P107" style:family="paragraph">
      <style:paragraph-properties fo:line-height="100.00%" fo:text-align="left" fo:margin-left="-0.15pt" fo:text-indent="-5.50pt">
        <style:tab-stops>
          <style:tab-stop style:position="482.40pt" style:type="center"/>
        </style:tab-stops>
      </style:paragraph-properties>
    </style:style>
    <style:style style:name="P108" style:family="paragraph">
      <style:paragraph-properties fo:line-height="100.00%" fo:text-align="justify"/>
    </style:style>
    <style:style style:name="P109" style:family="paragraph">
      <style:paragraph-properties fo:line-height="100.00%" fo:text-align="left" fo:margin-left="-0.15pt" fo:text-indent="-5.50pt">
        <style:tab-stops>
          <style:tab-stop style:position="482.40pt" style:type="center"/>
        </style:tab-stops>
      </style:paragraph-properties>
    </style:style>
    <style:style style:name="P110" style:family="paragraph">
      <style:paragraph-properties fo:line-height="100.00%" fo:text-align="left" fo:margin-left="-0.15pt" fo:text-indent="-5.50pt">
        <style:tab-stops>
          <style:tab-stop style:position="482.40pt" style:type="center"/>
        </style:tab-stops>
      </style:paragraph-properties>
    </style:style>
    <style:style style:name="P111" style:family="paragraph">
      <style:paragraph-properties fo:line-height="100.00%" fo:text-align="justify"/>
    </style:style>
    <style:style style:name="P112" style:family="paragraph">
      <style:paragraph-properties fo:line-height="100.00%" fo:text-align="left" fo:margin-left="-0.15pt" fo:text-indent="-5.50pt">
        <style:tab-stops>
          <style:tab-stop style:position="482.40pt" style:type="center"/>
        </style:tab-stops>
      </style:paragraph-properties>
    </style:style>
    <style:style style:name="P113" style:family="paragraph">
      <style:paragraph-properties fo:line-height="100.00%" fo:text-align="left" fo:margin-left="-0.15pt" fo:text-indent="-5.50pt">
        <style:tab-stops>
          <style:tab-stop style:position="482.40pt"/>
        </style:tab-stops>
      </style:paragraph-properties>
    </style:style>
    <style:style style:name="P114" style:family="paragraph">
      <style:paragraph-properties fo:line-height="100.00%" fo:text-align="justify"/>
    </style:style>
    <style:style style:name="P115" style:family="paragraph">
      <style:paragraph-properties fo:line-height="100.00%" fo:text-align="left" fo:margin-left="-0.15pt" fo:text-indent="-5.50pt">
        <style:tab-stops>
          <style:tab-stop style:position="482.40pt"/>
        </style:tab-stops>
      </style:paragraph-properties>
    </style:style>
    <style:style style:name="P116" style:family="paragraph">
      <style:paragraph-properties fo:line-height="100.00%" fo:text-align="left" fo:margin-left="-0.15pt" fo:text-indent="-5.50pt">
        <style:tab-stops>
          <style:tab-stop style:position="482.40pt"/>
        </style:tab-stops>
      </style:paragraph-properties>
    </style:style>
    <style:style style:name="P117" style:family="paragraph">
      <style:paragraph-properties fo:line-height="100.00%" fo:text-align="justify"/>
    </style:style>
    <style:style style:name="P118" style:family="paragraph">
      <style:paragraph-properties fo:line-height="100.00%" fo:text-align="left" fo:margin-left="-0.15pt" fo:text-indent="-5.50pt">
        <style:tab-stops>
          <style:tab-stop style:position="482.40pt"/>
        </style:tab-stops>
      </style:paragraph-properties>
    </style:style>
    <style:style style:name="P119" style:family="paragraph">
      <style:paragraph-properties fo:line-height="100.00%" fo:text-align="left" fo:margin-left="-0.15pt" fo:text-indent="-5.50pt">
        <style:tab-stops>
          <style:tab-stop style:position="482.40pt" style:type="center"/>
        </style:tab-stops>
      </style:paragraph-properties>
    </style:style>
    <style:style style:name="P120" style:family="paragraph">
      <style:paragraph-properties fo:line-height="100.00%" fo:text-align="justify"/>
    </style:style>
    <style:style style:name="P121" style:family="paragraph">
      <style:paragraph-properties fo:line-height="100.00%" fo:text-align="left" fo:margin-left="-0.15pt" fo:text-indent="-5.50pt">
        <style:tab-stops>
          <style:tab-stop style:position="482.40pt" style:type="center"/>
        </style:tab-stops>
      </style:paragraph-properties>
    </style:style>
    <style:style style:name="P122"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123" style:family="paragraph">
      <style:paragraph-properties fo:line-height="100.00%" fo:text-align="justify"/>
    </style:style>
    <style:style style:name="P124"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125" style:family="paragraph">
      <style:paragraph-properties fo:line-height="100.00%" fo:text-align="left" fo:margin-left="-0.15pt" fo:text-indent="-5.50pt">
        <style:tab-stops>
          <style:tab-stop style:position="482.40pt" style:type="center"/>
        </style:tab-stops>
      </style:paragraph-properties>
    </style:style>
    <style:style style:name="P126" style:family="paragraph">
      <style:paragraph-properties fo:line-height="100.00%" fo:text-align="justify"/>
    </style:style>
    <style:style style:name="P127" style:family="paragraph">
      <style:paragraph-properties fo:line-height="100.00%" fo:text-align="left" fo:margin-left="-0.15pt" fo:text-indent="-5.50pt">
        <style:tab-stops>
          <style:tab-stop style:position="482.40pt" style:type="center"/>
        </style:tab-stops>
      </style:paragraph-properties>
    </style:style>
    <style:style style:name="P128" style:family="paragraph">
      <style:paragraph-properties fo:line-height="100.00%" fo:text-align="left" fo:margin-left="-0.15pt" fo:text-indent="-5.50pt">
        <style:tab-stops>
          <style:tab-stop style:position="482.40pt" style:type="center"/>
        </style:tab-stops>
      </style:paragraph-properties>
    </style:style>
    <style:style style:name="P129" style:family="paragraph">
      <style:paragraph-properties fo:line-height="100.00%" fo:text-align="justify"/>
    </style:style>
    <style:style style:name="P130" style:family="paragraph">
      <style:paragraph-properties fo:line-height="100.00%" fo:text-align="left" fo:margin-left="-0.15pt" fo:text-indent="-5.50pt">
        <style:tab-stops>
          <style:tab-stop style:position="482.40pt" style:type="center"/>
        </style:tab-stops>
      </style:paragraph-properties>
    </style:style>
    <style:style style:name="P131" style:family="paragraph">
      <style:paragraph-properties fo:line-height="100.00%" fo:text-align="left" fo:margin-left="-0.15pt" fo:text-indent="-5.50pt">
        <style:tab-stops>
          <style:tab-stop style:position="482.40pt" style:type="center"/>
        </style:tab-stops>
      </style:paragraph-properties>
    </style:style>
    <style:style style:name="P132" style:family="paragraph">
      <style:paragraph-properties fo:line-height="100.00%" fo:text-align="justify"/>
    </style:style>
    <style:style style:name="P133" style:family="paragraph">
      <style:paragraph-properties fo:line-height="100.00%" fo:text-align="left" fo:margin-left="-0.15pt" fo:text-indent="-5.50pt">
        <style:tab-stops>
          <style:tab-stop style:position="482.40pt" style:type="center"/>
        </style:tab-stops>
      </style:paragraph-properties>
    </style:style>
    <style:style style:name="P134" style:family="paragraph">
      <style:paragraph-properties fo:line-height="100.00%" fo:text-align="left" fo:margin-left="-0.15pt" fo:text-indent="-5.50pt">
        <style:tab-stops>
          <style:tab-stop style:position="482.40pt" style:type="center"/>
        </style:tab-stops>
      </style:paragraph-properties>
    </style:style>
    <style:style style:name="P135" style:family="paragraph">
      <style:paragraph-properties fo:line-height="100.00%" fo:text-align="justify"/>
    </style:style>
    <style:style style:name="P136" style:family="paragraph">
      <style:paragraph-properties fo:line-height="100.00%" fo:text-align="left" fo:margin-left="-0.15pt" fo:text-indent="-5.50pt">
        <style:tab-stops>
          <style:tab-stop style:position="482.40pt" style:type="center"/>
        </style:tab-stops>
      </style:paragraph-properties>
    </style:style>
    <style:style style:name="P137" style:family="paragraph">
      <style:paragraph-properties fo:line-height="100.00%" fo:text-align="left" fo:margin-left="-0.15pt" fo:text-indent="-5.50pt">
        <style:tab-stops>
          <style:tab-stop style:position="482.40pt" style:type="center"/>
        </style:tab-stops>
      </style:paragraph-properties>
    </style:style>
    <style:style style:name="P138" style:family="paragraph">
      <style:paragraph-properties fo:line-height="100.00%" fo:text-align="justify"/>
    </style:style>
    <style:style style:name="P139" style:family="paragraph">
      <style:paragraph-properties fo:line-height="100.00%" fo:text-align="left" fo:margin-left="-0.15pt" fo:text-indent="-5.50pt">
        <style:tab-stops>
          <style:tab-stop style:position="482.40pt" style:type="center"/>
        </style:tab-stops>
      </style:paragraph-properties>
    </style:style>
    <style:style style:name="P140" style:family="paragraph">
      <style:paragraph-properties fo:line-height="100.00%" fo:text-align="left" fo:margin-left="-0.15pt" fo:text-indent="-5.50pt">
        <style:tab-stops>
          <style:tab-stop style:position="482.40pt"/>
        </style:tab-stops>
      </style:paragraph-properties>
    </style:style>
    <style:style style:name="P141" style:family="paragraph">
      <style:paragraph-properties fo:line-height="100.00%" fo:text-align="justify"/>
    </style:style>
    <style:style style:name="P142" style:family="paragraph">
      <style:paragraph-properties fo:line-height="100.00%" fo:text-align="left" fo:margin-left="-0.15pt" fo:text-indent="-5.50pt">
        <style:tab-stops>
          <style:tab-stop style:position="482.40pt"/>
        </style:tab-stops>
      </style:paragraph-properties>
    </style:style>
    <style:style style:name="P143" style:family="paragraph">
      <style:paragraph-properties fo:line-height="100.00%" fo:text-align="left" fo:margin-left="-0.15pt" fo:text-indent="-5.50pt">
        <style:tab-stops>
          <style:tab-stop style:position="482.40pt"/>
        </style:tab-stops>
      </style:paragraph-properties>
    </style:style>
    <style:style style:name="P144" style:family="paragraph">
      <style:paragraph-properties fo:line-height="100.00%" fo:text-align="justify"/>
    </style:style>
    <style:style style:name="P145" style:family="paragraph">
      <style:paragraph-properties fo:line-height="100.00%" fo:text-align="left" fo:margin-left="-0.15pt" fo:text-indent="-5.50pt">
        <style:tab-stops>
          <style:tab-stop style:position="482.40pt"/>
        </style:tab-stops>
      </style:paragraph-properties>
    </style:style>
    <style:style style:name="P146" style:family="paragraph">
      <style:paragraph-properties fo:line-height="100.00%" fo:text-align="justify"/>
    </style:style>
    <style:style style:name="P147" style:family="paragraph">
      <style:paragraph-properties fo:line-height="100.00%" fo:text-align="left" fo:margin-left="-0.15pt" fo:text-indent="-5.50pt">
        <style:tab-stops>
          <style:tab-stop style:position="482.40pt" style:type="center"/>
        </style:tab-stops>
      </style:paragraph-properties>
    </style:style>
    <style:style style:name="P148" style:family="paragraph">
      <style:paragraph-properties fo:line-height="100.00%" fo:text-align="justify"/>
    </style:style>
    <style:style style:name="P149" style:family="paragraph">
      <style:paragraph-properties fo:line-height="100.00%" fo:text-align="left" fo:margin-left="-0.15pt" fo:text-indent="-5.50pt">
        <style:tab-stops>
          <style:tab-stop style:position="482.40pt" style:type="center"/>
        </style:tab-stops>
      </style:paragraph-properties>
    </style:style>
    <style:style style:name="P150" style:family="paragraph">
      <style:paragraph-properties fo:line-height="100.00%" fo:text-align="left" fo:margin-left="-0.15pt" fo:text-indent="-5.50pt">
        <style:tab-stops>
          <style:tab-stop style:position="90.55pt" style:type="center"/>
          <style:tab-stop style:position="32896.65pt"/>
          <style:tab-stop style:position="82871.45pt" style:char="." style:type="char"/>
          <style:tab-stop style:position="0.15pt"/>
        </style:tab-stops>
      </style:paragraph-properties>
    </style:style>
    <style:style style:name="P151" style:family="paragraph">
      <style:paragraph-properties fo:line-height="100.00%" fo:text-align="justify"/>
    </style:style>
    <style:style style:name="P152" style:family="paragraph">
      <style:paragraph-properties fo:line-height="100.00%" fo:text-align="left" fo:margin-left="-0.15pt" fo:text-indent="-5.50pt">
        <style:tab-stops>
          <style:tab-stop style:position="90.55pt" style:type="center"/>
          <style:tab-stop style:position="32896.65pt"/>
          <style:tab-stop style:position="82871.45pt" style:char="." style:type="char"/>
          <style:tab-stop style:position="0.15pt"/>
        </style:tab-stops>
      </style:paragraph-properties>
    </style:style>
    <style:style style:name="P153" style:family="paragraph">
      <style:paragraph-properties fo:line-height="100.00%" fo:text-align="left" fo:margin-left="-0.15pt" fo:text-indent="-5.50pt">
        <style:tab-stops>
          <style:tab-stop style:position="482.40pt" style:type="center"/>
        </style:tab-stops>
      </style:paragraph-properties>
    </style:style>
    <style:style style:name="P154" style:family="paragraph">
      <style:paragraph-properties fo:line-height="100.00%" fo:text-align="justify"/>
    </style:style>
    <style:style style:name="P155" style:family="paragraph">
      <style:paragraph-properties fo:line-height="100.00%" fo:text-align="left" fo:margin-left="-0.15pt" fo:text-indent="-5.50pt">
        <style:tab-stops>
          <style:tab-stop style:position="482.40pt" style:type="center"/>
        </style:tab-stops>
      </style:paragraph-properties>
    </style:style>
    <style:style style:name="P156" style:family="paragraph">
      <style:paragraph-properties fo:line-height="100.00%" fo:text-align="left" fo:margin-left="-0.15pt" fo:text-indent="-5.50pt">
        <style:tab-stops>
          <style:tab-stop style:position="482.40pt" style:type="center"/>
        </style:tab-stops>
      </style:paragraph-properties>
    </style:style>
    <style:style style:name="P157" style:family="paragraph">
      <style:paragraph-properties fo:line-height="100.00%" fo:text-align="justify"/>
    </style:style>
    <style:style style:name="P158" style:family="paragraph">
      <style:paragraph-properties fo:line-height="100.00%" fo:text-align="left" fo:margin-left="-0.15pt" fo:text-indent="-5.50pt">
        <style:tab-stops>
          <style:tab-stop style:position="482.40pt" style:type="center"/>
        </style:tab-stops>
      </style:paragraph-properties>
    </style:style>
    <style:style style:name="P159" style:family="paragraph">
      <style:paragraph-properties fo:line-height="100.00%" fo:text-align="left" fo:margin-left="-0.15pt" fo:text-indent="-5.50pt">
        <style:tab-stops>
          <style:tab-stop style:position="482.40pt"/>
        </style:tab-stops>
      </style:paragraph-properties>
    </style:style>
    <style:style style:name="P160" style:family="paragraph">
      <style:paragraph-properties fo:line-height="100.00%" fo:text-align="justify"/>
    </style:style>
    <style:style style:name="P161" style:family="paragraph">
      <style:paragraph-properties fo:line-height="100.00%" fo:text-align="left" fo:margin-left="-0.15pt" fo:text-indent="-5.50pt">
        <style:tab-stops>
          <style:tab-stop style:position="482.40pt"/>
        </style:tab-stops>
      </style:paragraph-properties>
    </style:style>
    <style:style style:name="P162" style:family="paragraph">
      <style:paragraph-properties fo:line-height="100.00%" fo:text-align="justify"/>
    </style:style>
    <style:style style:name="P163" style:family="paragraph">
      <style:paragraph-properties fo:line-height="100.00%" fo:text-align="left" fo:margin-left="-0.15pt" fo:text-indent="-5.50pt">
        <style:tab-stops>
          <style:tab-stop style:position="482.40pt" style:type="center"/>
        </style:tab-stops>
      </style:paragraph-properties>
    </style:style>
    <style:style style:name="P164" style:family="paragraph">
      <style:paragraph-properties fo:line-height="100.00%" fo:text-align="justify"/>
    </style:style>
    <style:style style:name="P165" style:family="paragraph">
      <style:paragraph-properties fo:line-height="100.00%" fo:text-align="left" fo:margin-left="-0.15pt" fo:text-indent="-5.50pt">
        <style:tab-stops>
          <style:tab-stop style:position="482.40pt" style:type="center"/>
        </style:tab-stops>
      </style:paragraph-properties>
    </style:style>
    <style:style style:name="P166"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167" style:family="paragraph">
      <style:paragraph-properties fo:line-height="100.00%" fo:text-align="justify"/>
    </style:style>
    <style:style style:name="P168"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169" style:family="paragraph">
      <style:paragraph-properties fo:line-height="100.00%" fo:text-align="left" fo:margin-left="-0.15pt" fo:text-indent="-5.50pt">
        <style:tab-stops>
          <style:tab-stop style:position="482.40pt" style:type="center"/>
        </style:tab-stops>
      </style:paragraph-properties>
    </style:style>
    <style:style style:name="P170" style:family="paragraph">
      <style:paragraph-properties fo:line-height="100.00%" fo:text-align="justify"/>
    </style:style>
    <style:style style:name="P171" style:family="paragraph">
      <style:paragraph-properties fo:line-height="100.00%" fo:text-align="left" fo:margin-left="-0.15pt" fo:text-indent="-5.50pt">
        <style:tab-stops>
          <style:tab-stop style:position="482.40pt" style:type="center"/>
        </style:tab-stops>
      </style:paragraph-properties>
    </style:style>
    <style:style style:name="P172" style:family="paragraph">
      <style:paragraph-properties fo:line-height="100.00%" fo:text-align="left" fo:margin-left="-0.15pt" fo:text-indent="-5.50pt">
        <style:tab-stops>
          <style:tab-stop style:position="482.40pt" style:type="center"/>
        </style:tab-stops>
      </style:paragraph-properties>
    </style:style>
    <style:style style:name="P173" style:family="paragraph">
      <style:paragraph-properties fo:line-height="100.00%" fo:text-align="justify"/>
    </style:style>
    <style:style style:name="P174" style:family="paragraph">
      <style:paragraph-properties fo:line-height="100.00%" fo:text-align="left" fo:margin-left="-0.15pt" fo:text-indent="-5.50pt">
        <style:tab-stops>
          <style:tab-stop style:position="482.40pt" style:type="center"/>
        </style:tab-stops>
      </style:paragraph-properties>
    </style:style>
    <style:style style:name="P175" style:family="paragraph">
      <style:paragraph-properties fo:line-height="100.00%" fo:text-align="left" fo:margin-left="-0.15pt" fo:text-indent="-5.50pt">
        <style:tab-stops>
          <style:tab-stop style:position="482.40pt" style:type="center"/>
        </style:tab-stops>
      </style:paragraph-properties>
    </style:style>
    <style:style style:name="P176" style:family="paragraph">
      <style:paragraph-properties fo:line-height="100.00%" fo:text-align="justify"/>
    </style:style>
    <style:style style:name="P177" style:family="paragraph">
      <style:paragraph-properties fo:line-height="100.00%" fo:text-align="left" fo:margin-left="-0.15pt" fo:text-indent="-5.50pt">
        <style:tab-stops>
          <style:tab-stop style:position="482.40pt" style:type="center"/>
        </style:tab-stops>
      </style:paragraph-properties>
    </style:style>
    <style:style style:name="P178" style:family="paragraph">
      <style:paragraph-properties fo:line-height="100.00%" fo:text-align="left" fo:margin-left="-0.15pt" fo:text-indent="-5.50pt">
        <style:tab-stops>
          <style:tab-stop style:position="482.40pt" style:type="center"/>
        </style:tab-stops>
      </style:paragraph-properties>
    </style:style>
    <style:style style:name="P179" style:family="paragraph">
      <style:paragraph-properties fo:line-height="100.00%" fo:text-align="justify"/>
    </style:style>
    <style:style style:name="P180" style:family="paragraph">
      <style:paragraph-properties fo:line-height="100.00%" fo:text-align="left" fo:margin-left="-0.15pt" fo:text-indent="-5.50pt">
        <style:tab-stops>
          <style:tab-stop style:position="482.40pt" style:type="center"/>
        </style:tab-stops>
      </style:paragraph-properties>
    </style:style>
    <style:style style:name="P181" style:family="paragraph">
      <style:paragraph-properties fo:line-height="100.00%" fo:text-align="left" fo:margin-left="-0.15pt" fo:text-indent="-5.50pt">
        <style:tab-stops>
          <style:tab-stop style:position="482.40pt" style:type="center"/>
        </style:tab-stops>
      </style:paragraph-properties>
    </style:style>
    <style:style style:name="P182" style:family="paragraph">
      <style:paragraph-properties fo:line-height="100.00%" fo:text-align="justify"/>
    </style:style>
    <style:style style:name="P183" style:family="paragraph">
      <style:paragraph-properties fo:line-height="100.00%" fo:text-align="left" fo:margin-left="-0.15pt" fo:text-indent="-5.50pt">
        <style:tab-stops>
          <style:tab-stop style:position="482.40pt" style:type="center"/>
        </style:tab-stops>
      </style:paragraph-properties>
    </style:style>
    <style:style style:name="P184" style:family="paragraph">
      <style:paragraph-properties fo:line-height="100.00%" fo:text-align="left" fo:margin-left="-0.15pt" fo:text-indent="-5.50pt">
        <style:tab-stops>
          <style:tab-stop style:position="482.40pt"/>
        </style:tab-stops>
      </style:paragraph-properties>
    </style:style>
    <style:style style:name="P185" style:family="paragraph">
      <style:paragraph-properties fo:line-height="100.00%" fo:text-align="justify"/>
    </style:style>
    <style:style style:name="P186" style:family="paragraph">
      <style:paragraph-properties fo:line-height="100.00%" fo:text-align="left" fo:margin-left="-0.15pt" fo:text-indent="-5.50pt">
        <style:tab-stops>
          <style:tab-stop style:position="482.40pt"/>
        </style:tab-stops>
      </style:paragraph-properties>
    </style:style>
    <style:style style:name="P187" style:family="paragraph">
      <style:paragraph-properties fo:line-height="100.00%" fo:text-align="left" fo:margin-left="-0.15pt" fo:text-indent="-5.50pt">
        <style:tab-stops>
          <style:tab-stop style:position="482.40pt"/>
        </style:tab-stops>
      </style:paragraph-properties>
    </style:style>
    <style:style style:name="P188" style:family="paragraph">
      <style:paragraph-properties fo:line-height="100.00%" fo:text-align="justify"/>
    </style:style>
    <style:style style:name="P189" style:family="paragraph">
      <style:paragraph-properties fo:line-height="100.00%" fo:text-align="left" fo:margin-left="-0.15pt" fo:text-indent="-5.50pt">
        <style:tab-stops>
          <style:tab-stop style:position="482.40pt"/>
        </style:tab-stops>
      </style:paragraph-properties>
    </style:style>
    <style:style style:name="P190" style:family="paragraph">
      <style:paragraph-properties fo:line-height="100.00%" fo:text-align="left" fo:margin-left="-0.15pt" fo:text-indent="-5.50pt">
        <style:tab-stops>
          <style:tab-stop style:position="482.40pt" style:type="center"/>
        </style:tab-stops>
      </style:paragraph-properties>
    </style:style>
    <style:style style:name="P191" style:family="paragraph">
      <style:paragraph-properties fo:line-height="100.00%" fo:text-align="justify"/>
    </style:style>
    <style:style style:name="P192" style:family="paragraph">
      <style:paragraph-properties fo:line-height="100.00%" fo:text-align="left" fo:margin-left="-0.15pt" fo:text-indent="-5.50pt">
        <style:tab-stops>
          <style:tab-stop style:position="482.40pt" style:type="center"/>
        </style:tab-stops>
      </style:paragraph-properties>
    </style:style>
    <style:style style:name="P193"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194" style:family="paragraph">
      <style:paragraph-properties fo:line-height="100.00%" fo:text-align="justify"/>
    </style:style>
    <style:style style:name="P195"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196" style:family="paragraph">
      <style:paragraph-properties fo:line-height="100.00%" fo:text-align="left" fo:margin-left="-0.15pt" fo:text-indent="-5.50pt">
        <style:tab-stops>
          <style:tab-stop style:position="482.40pt" style:type="center"/>
        </style:tab-stops>
      </style:paragraph-properties>
    </style:style>
    <style:style style:name="P197" style:family="paragraph">
      <style:paragraph-properties fo:line-height="100.00%" fo:text-align="justify"/>
    </style:style>
    <style:style style:name="P198" style:family="paragraph">
      <style:paragraph-properties fo:line-height="100.00%" fo:text-align="left" fo:margin-left="-0.15pt" fo:text-indent="-5.50pt">
        <style:tab-stops>
          <style:tab-stop style:position="482.40pt" style:type="center"/>
        </style:tab-stops>
      </style:paragraph-properties>
    </style:style>
    <style:style style:name="P199" style:family="paragraph">
      <style:paragraph-properties fo:line-height="100.00%" fo:text-align="left" fo:margin-left="-0.15pt" fo:text-indent="-5.50pt">
        <style:tab-stops>
          <style:tab-stop style:position="482.40pt" style:type="center"/>
        </style:tab-stops>
      </style:paragraph-properties>
    </style:style>
    <style:style style:name="P200" style:family="paragraph">
      <style:paragraph-properties fo:line-height="100.00%" fo:text-align="justify"/>
    </style:style>
    <style:style style:name="P201" style:family="paragraph">
      <style:paragraph-properties fo:line-height="100.00%" fo:text-align="left" fo:margin-left="-0.15pt" fo:text-indent="-5.50pt">
        <style:tab-stops>
          <style:tab-stop style:position="482.40pt" style:type="center"/>
        </style:tab-stops>
      </style:paragraph-properties>
    </style:style>
    <style:style style:name="P202" style:family="paragraph">
      <style:paragraph-properties fo:line-height="100.00%" fo:text-align="left" fo:margin-left="-0.15pt" fo:text-indent="-5.50pt">
        <style:tab-stops>
          <style:tab-stop style:position="482.40pt" style:type="center"/>
        </style:tab-stops>
      </style:paragraph-properties>
    </style:style>
    <style:style style:name="P203" style:family="paragraph">
      <style:paragraph-properties fo:line-height="100.00%" fo:text-align="justify"/>
    </style:style>
    <style:style style:name="P204" style:family="paragraph">
      <style:paragraph-properties fo:line-height="100.00%" fo:text-align="left" fo:margin-left="-0.15pt" fo:text-indent="-5.50pt">
        <style:tab-stops>
          <style:tab-stop style:position="482.40pt" style:type="center"/>
        </style:tab-stops>
      </style:paragraph-properties>
    </style:style>
    <style:style style:name="P205" style:family="paragraph">
      <style:paragraph-properties fo:line-height="100.00%" fo:text-align="left" fo:margin-left="-0.15pt" fo:text-indent="-5.50pt">
        <style:tab-stops>
          <style:tab-stop style:position="482.40pt" style:type="center"/>
        </style:tab-stops>
      </style:paragraph-properties>
    </style:style>
    <style:style style:name="P206" style:family="paragraph">
      <style:paragraph-properties fo:line-height="100.00%" fo:text-align="justify"/>
    </style:style>
    <style:style style:name="P207" style:family="paragraph">
      <style:paragraph-properties fo:line-height="100.00%" fo:text-align="left" fo:margin-left="-0.15pt" fo:text-indent="-5.50pt">
        <style:tab-stops>
          <style:tab-stop style:position="482.40pt" style:type="center"/>
        </style:tab-stops>
      </style:paragraph-properties>
    </style:style>
    <style:style style:name="P208" style:family="paragraph">
      <style:paragraph-properties fo:line-height="100.00%" fo:text-align="left" fo:margin-left="-0.15pt" fo:text-indent="-5.50pt">
        <style:tab-stops>
          <style:tab-stop style:position="482.40pt" style:type="center"/>
        </style:tab-stops>
      </style:paragraph-properties>
    </style:style>
    <style:style style:name="P209" style:family="paragraph">
      <style:paragraph-properties fo:line-height="100.00%" fo:text-align="justify"/>
    </style:style>
    <style:style style:name="P210" style:family="paragraph">
      <style:paragraph-properties fo:line-height="100.00%" fo:text-align="left" fo:margin-left="-0.15pt" fo:text-indent="-5.50pt">
        <style:tab-stops>
          <style:tab-stop style:position="482.40pt" style:type="center"/>
        </style:tab-stops>
      </style:paragraph-properties>
    </style:style>
    <style:style style:name="P211" style:family="paragraph">
      <style:paragraph-properties fo:line-height="100.00%" fo:text-align="left" fo:margin-left="-0.15pt" fo:text-indent="-5.50pt">
        <style:tab-stops>
          <style:tab-stop style:position="482.40pt"/>
        </style:tab-stops>
      </style:paragraph-properties>
    </style:style>
    <style:style style:name="P212" style:family="paragraph">
      <style:paragraph-properties fo:line-height="100.00%" fo:text-align="justify"/>
    </style:style>
    <style:style style:name="P213" style:family="paragraph">
      <style:paragraph-properties fo:line-height="100.00%" fo:text-align="left" fo:margin-left="-0.15pt" fo:text-indent="-5.50pt">
        <style:tab-stops>
          <style:tab-stop style:position="482.40pt"/>
        </style:tab-stops>
      </style:paragraph-properties>
    </style:style>
    <style:style style:name="P214" style:family="paragraph">
      <style:paragraph-properties fo:line-height="100.00%" fo:text-align="left" fo:margin-left="-0.15pt" fo:text-indent="-5.50pt">
        <style:tab-stops>
          <style:tab-stop style:position="482.40pt"/>
        </style:tab-stops>
      </style:paragraph-properties>
    </style:style>
    <style:style style:name="P215" style:family="paragraph">
      <style:paragraph-properties fo:line-height="100.00%" fo:text-align="justify"/>
    </style:style>
    <style:style style:name="P216" style:family="paragraph">
      <style:paragraph-properties fo:line-height="100.00%" fo:text-align="left" fo:margin-left="-0.15pt" fo:text-indent="-5.50pt">
        <style:tab-stops>
          <style:tab-stop style:position="482.40pt"/>
        </style:tab-stops>
      </style:paragraph-properties>
    </style:style>
    <style:style style:name="P217" style:family="paragraph">
      <style:paragraph-properties fo:line-height="100.00%" fo:text-align="left" fo:margin-left="-0.15pt" fo:text-indent="-5.50pt">
        <style:tab-stops>
          <style:tab-stop style:position="482.40pt" style:type="center"/>
        </style:tab-stops>
      </style:paragraph-properties>
    </style:style>
    <style:style style:name="P218" style:family="paragraph">
      <style:paragraph-properties fo:line-height="100.00%" fo:text-align="justify"/>
    </style:style>
    <style:style style:name="P219" style:family="paragraph">
      <style:paragraph-properties fo:line-height="100.00%" fo:text-align="left" fo:margin-left="-0.15pt" fo:text-indent="-5.50pt">
        <style:tab-stops>
          <style:tab-stop style:position="482.40pt" style:type="center"/>
        </style:tab-stops>
      </style:paragraph-properties>
    </style:style>
    <style:style style:name="P220"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221" style:family="paragraph">
      <style:paragraph-properties fo:line-height="100.00%" fo:text-align="justify"/>
    </style:style>
    <style:style style:name="P222"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223" style:family="paragraph">
      <style:paragraph-properties fo:line-height="100.00%" fo:text-align="left" fo:margin-left="-0.15pt" fo:text-indent="-5.50pt">
        <style:tab-stops>
          <style:tab-stop style:position="482.40pt" style:type="center"/>
        </style:tab-stops>
      </style:paragraph-properties>
    </style:style>
    <style:style style:name="P224" style:family="paragraph">
      <style:paragraph-properties fo:line-height="100.00%" fo:text-align="justify"/>
    </style:style>
    <style:style style:name="P225" style:family="paragraph">
      <style:paragraph-properties fo:line-height="100.00%" fo:text-align="left" fo:margin-left="-0.15pt" fo:text-indent="-5.50pt">
        <style:tab-stops>
          <style:tab-stop style:position="482.40pt" style:type="center"/>
        </style:tab-stops>
      </style:paragraph-properties>
    </style:style>
    <style:style style:name="P226" style:family="paragraph">
      <style:paragraph-properties fo:line-height="100.00%" fo:text-align="left" fo:margin-left="-0.15pt" fo:text-indent="-5.50pt">
        <style:tab-stops>
          <style:tab-stop style:position="482.40pt" style:type="center"/>
        </style:tab-stops>
      </style:paragraph-properties>
    </style:style>
    <style:style style:name="P227" style:family="paragraph">
      <style:paragraph-properties fo:line-height="100.00%" fo:text-align="justify"/>
    </style:style>
    <style:style style:name="P228" style:family="paragraph">
      <style:paragraph-properties fo:line-height="100.00%" fo:text-align="left" fo:margin-left="-0.15pt" fo:text-indent="-5.50pt">
        <style:tab-stops>
          <style:tab-stop style:position="482.40pt" style:type="center"/>
        </style:tab-stops>
      </style:paragraph-properties>
    </style:style>
    <style:style style:name="P229" style:family="paragraph">
      <style:paragraph-properties fo:line-height="100.00%" fo:text-align="left" fo:margin-left="-0.15pt" fo:text-indent="-5.50pt">
        <style:tab-stops>
          <style:tab-stop style:position="482.40pt" style:type="center"/>
        </style:tab-stops>
      </style:paragraph-properties>
    </style:style>
    <style:style style:name="P230" style:family="paragraph">
      <style:paragraph-properties fo:line-height="100.00%" fo:text-align="justify"/>
    </style:style>
    <style:style style:name="P231" style:family="paragraph">
      <style:paragraph-properties fo:line-height="100.00%" fo:text-align="left" fo:margin-left="-0.15pt" fo:text-indent="-5.50pt">
        <style:tab-stops>
          <style:tab-stop style:position="482.40pt" style:type="center"/>
        </style:tab-stops>
      </style:paragraph-properties>
    </style:style>
    <style:style style:name="P232" style:family="paragraph">
      <style:paragraph-properties fo:line-height="100.00%" fo:text-align="left" fo:margin-left="-0.15pt" fo:text-indent="-5.50pt">
        <style:tab-stops>
          <style:tab-stop style:position="482.40pt" style:type="center"/>
        </style:tab-stops>
      </style:paragraph-properties>
    </style:style>
    <style:style style:name="P233" style:family="paragraph">
      <style:paragraph-properties fo:line-height="100.00%" fo:text-align="justify"/>
    </style:style>
    <style:style style:name="P234" style:family="paragraph">
      <style:paragraph-properties fo:line-height="100.00%" fo:text-align="left" fo:margin-left="-0.15pt" fo:text-indent="-5.50pt">
        <style:tab-stops>
          <style:tab-stop style:position="482.40pt" style:type="center"/>
        </style:tab-stops>
      </style:paragraph-properties>
    </style:style>
    <style:style style:name="P235" style:family="paragraph">
      <style:paragraph-properties fo:line-height="100.00%" fo:text-align="left" fo:margin-left="-0.15pt" fo:text-indent="-5.50pt">
        <style:tab-stops>
          <style:tab-stop style:position="482.40pt" style:type="center"/>
        </style:tab-stops>
      </style:paragraph-properties>
    </style:style>
    <style:style style:name="P236" style:family="paragraph">
      <style:paragraph-properties fo:line-height="100.00%" fo:text-align="justify"/>
    </style:style>
    <style:style style:name="P237" style:family="paragraph">
      <style:paragraph-properties fo:line-height="100.00%" fo:text-align="left" fo:margin-left="-0.15pt" fo:text-indent="-5.50pt">
        <style:tab-stops>
          <style:tab-stop style:position="482.40pt" style:type="center"/>
        </style:tab-stops>
      </style:paragraph-properties>
    </style:style>
    <style:style style:name="P238" style:family="paragraph">
      <style:paragraph-properties fo:line-height="100.00%" fo:text-align="left" fo:margin-left="-0.15pt" fo:text-indent="-5.50pt">
        <style:tab-stops>
          <style:tab-stop style:position="482.40pt"/>
        </style:tab-stops>
      </style:paragraph-properties>
    </style:style>
    <style:style style:name="P239" style:family="paragraph">
      <style:paragraph-properties fo:line-height="100.00%" fo:text-align="justify"/>
    </style:style>
    <style:style style:name="P240" style:family="paragraph">
      <style:paragraph-properties fo:line-height="100.00%" fo:text-align="left" fo:margin-left="-0.15pt" fo:text-indent="-5.50pt">
        <style:tab-stops>
          <style:tab-stop style:position="482.40pt"/>
        </style:tab-stops>
      </style:paragraph-properties>
    </style:style>
    <style:style style:name="P241" style:family="paragraph">
      <style:paragraph-properties fo:line-height="100.00%" fo:text-align="left" fo:margin-left="-0.15pt" fo:text-indent="-5.50pt">
        <style:tab-stops>
          <style:tab-stop style:position="482.40pt"/>
        </style:tab-stops>
      </style:paragraph-properties>
    </style:style>
    <style:style style:name="P242" style:family="paragraph">
      <style:paragraph-properties fo:line-height="100.00%" fo:text-align="justify"/>
    </style:style>
    <style:style style:name="P243" style:family="paragraph">
      <style:paragraph-properties fo:line-height="100.00%" fo:text-align="left" fo:margin-left="-0.15pt" fo:text-indent="-5.50pt">
        <style:tab-stops>
          <style:tab-stop style:position="482.40pt"/>
        </style:tab-stops>
      </style:paragraph-properties>
    </style:style>
    <style:style style:name="P244" style:family="paragraph">
      <style:paragraph-properties fo:line-height="100.00%" fo:text-align="left" fo:margin-left="-0.15pt" fo:text-indent="-5.50pt">
        <style:tab-stops>
          <style:tab-stop style:position="482.40pt" style:type="center"/>
        </style:tab-stops>
      </style:paragraph-properties>
    </style:style>
    <style:style style:name="P245" style:family="paragraph">
      <style:paragraph-properties fo:line-height="100.00%" fo:text-align="justify"/>
    </style:style>
    <style:style style:name="P246" style:family="paragraph">
      <style:paragraph-properties fo:line-height="100.00%" fo:text-align="left" fo:margin-left="-0.15pt" fo:text-indent="-5.50pt">
        <style:tab-stops>
          <style:tab-stop style:position="482.40pt" style:type="center"/>
        </style:tab-stops>
      </style:paragraph-properties>
    </style:style>
    <style:style style:name="P247"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248" style:family="paragraph">
      <style:paragraph-properties fo:line-height="100.00%" fo:text-align="justify"/>
    </style:style>
    <style:style style:name="P249"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250" style:family="paragraph">
      <style:paragraph-properties fo:line-height="100.00%" fo:text-align="left" fo:margin-left="-0.15pt" fo:text-indent="-5.50pt">
        <style:tab-stops>
          <style:tab-stop style:position="482.40pt" style:type="center"/>
        </style:tab-stops>
      </style:paragraph-properties>
    </style:style>
    <style:style style:name="P251" style:family="paragraph">
      <style:paragraph-properties fo:line-height="100.00%" fo:text-align="justify"/>
    </style:style>
    <style:style style:name="P252" style:family="paragraph">
      <style:paragraph-properties fo:line-height="100.00%" fo:text-align="left" fo:margin-left="-0.15pt" fo:text-indent="-5.50pt">
        <style:tab-stops>
          <style:tab-stop style:position="482.40pt" style:type="center"/>
        </style:tab-stops>
      </style:paragraph-properties>
    </style:style>
    <style:style style:name="P253" style:family="paragraph">
      <style:paragraph-properties fo:line-height="100.00%" fo:text-align="left" fo:margin-left="-0.15pt" fo:text-indent="-5.50pt">
        <style:tab-stops>
          <style:tab-stop style:position="482.40pt" style:type="center"/>
        </style:tab-stops>
      </style:paragraph-properties>
    </style:style>
    <style:style style:name="P254" style:family="paragraph">
      <style:paragraph-properties fo:line-height="100.00%" fo:text-align="justify"/>
    </style:style>
    <style:style style:name="P255" style:family="paragraph">
      <style:paragraph-properties fo:line-height="100.00%" fo:text-align="left" fo:margin-left="-0.15pt" fo:text-indent="-5.50pt">
        <style:tab-stops>
          <style:tab-stop style:position="482.40pt" style:type="center"/>
        </style:tab-stops>
      </style:paragraph-properties>
    </style:style>
    <style:style style:name="P256" style:family="paragraph">
      <style:paragraph-properties fo:line-height="100.00%" fo:text-align="left" fo:margin-left="-0.15pt" fo:text-indent="-5.50pt">
        <style:tab-stops>
          <style:tab-stop style:position="482.40pt" style:type="center"/>
        </style:tab-stops>
      </style:paragraph-properties>
    </style:style>
    <style:style style:name="P257" style:family="paragraph">
      <style:paragraph-properties fo:line-height="100.00%" fo:text-align="justify"/>
    </style:style>
    <style:style style:name="P258" style:family="paragraph">
      <style:paragraph-properties fo:line-height="100.00%" fo:text-align="left" fo:margin-left="-0.15pt" fo:text-indent="-5.50pt">
        <style:tab-stops>
          <style:tab-stop style:position="482.40pt" style:type="center"/>
        </style:tab-stops>
      </style:paragraph-properties>
    </style:style>
    <style:style style:name="P259" style:family="paragraph">
      <style:paragraph-properties fo:line-height="100.00%" fo:text-align="left" fo:margin-left="-0.15pt" fo:text-indent="-5.50pt">
        <style:tab-stops>
          <style:tab-stop style:position="482.40pt" style:type="center"/>
        </style:tab-stops>
      </style:paragraph-properties>
    </style:style>
    <style:style style:name="P260" style:family="paragraph">
      <style:paragraph-properties fo:line-height="100.00%" fo:text-align="justify"/>
    </style:style>
    <style:style style:name="P261" style:family="paragraph">
      <style:paragraph-properties fo:line-height="100.00%" fo:text-align="left" fo:margin-left="-0.15pt" fo:text-indent="-5.50pt">
        <style:tab-stops>
          <style:tab-stop style:position="482.40pt" style:type="center"/>
        </style:tab-stops>
      </style:paragraph-properties>
    </style:style>
    <style:style style:name="P262" style:family="paragraph">
      <style:paragraph-properties fo:line-height="100.00%" fo:text-align="left" fo:margin-left="-0.15pt" fo:text-indent="-5.50pt">
        <style:tab-stops>
          <style:tab-stop style:position="482.40pt" style:type="center"/>
        </style:tab-stops>
      </style:paragraph-properties>
    </style:style>
    <style:style style:name="P263" style:family="paragraph">
      <style:paragraph-properties fo:line-height="100.00%" fo:text-align="justify"/>
    </style:style>
    <style:style style:name="P264" style:family="paragraph">
      <style:paragraph-properties fo:line-height="100.00%" fo:text-align="left" fo:margin-left="-0.15pt" fo:text-indent="-5.50pt">
        <style:tab-stops>
          <style:tab-stop style:position="482.40pt" style:type="center"/>
        </style:tab-stops>
      </style:paragraph-properties>
    </style:style>
    <style:style style:name="P265" style:family="paragraph">
      <style:paragraph-properties fo:line-height="100.00%" fo:text-align="left" fo:margin-left="-0.15pt" fo:text-indent="-5.50pt">
        <style:tab-stops>
          <style:tab-stop style:position="482.40pt"/>
        </style:tab-stops>
      </style:paragraph-properties>
    </style:style>
    <style:style style:name="P266" style:family="paragraph">
      <style:paragraph-properties fo:line-height="100.00%" fo:text-align="justify"/>
    </style:style>
    <style:style style:name="P267" style:family="paragraph">
      <style:paragraph-properties fo:line-height="100.00%" fo:text-align="left" fo:margin-left="-0.15pt" fo:text-indent="-5.50pt">
        <style:tab-stops>
          <style:tab-stop style:position="482.40pt"/>
        </style:tab-stops>
      </style:paragraph-properties>
    </style:style>
    <style:style style:name="P268" style:family="paragraph">
      <style:paragraph-properties fo:line-height="100.00%" fo:text-align="left" fo:margin-left="-0.15pt" fo:text-indent="-5.50pt">
        <style:tab-stops>
          <style:tab-stop style:position="482.40pt"/>
        </style:tab-stops>
      </style:paragraph-properties>
    </style:style>
    <style:style style:name="P269" style:family="paragraph">
      <style:paragraph-properties fo:line-height="100.00%" fo:text-align="justify"/>
    </style:style>
    <style:style style:name="P270" style:family="paragraph">
      <style:paragraph-properties fo:line-height="100.00%" fo:text-align="left" fo:margin-left="-0.15pt" fo:text-indent="-5.50pt">
        <style:tab-stops>
          <style:tab-stop style:position="482.40pt"/>
        </style:tab-stops>
      </style:paragraph-properties>
    </style:style>
    <style:style style:name="P271" style:family="paragraph">
      <style:paragraph-properties fo:line-height="100.00%" fo:text-align="justify"/>
    </style:style>
    <style:style style:name="P272" style:family="paragraph">
      <style:paragraph-properties fo:line-height="100.00%" fo:text-align="left" fo:margin-left="-0.15pt" fo:text-indent="-5.50pt">
        <style:tab-stops>
          <style:tab-stop style:position="482.40pt" style:type="center"/>
        </style:tab-stops>
      </style:paragraph-properties>
    </style:style>
    <style:style style:name="P273" style:family="paragraph">
      <style:paragraph-properties fo:line-height="100.00%" fo:text-align="justify"/>
    </style:style>
    <style:style style:name="P274" style:family="paragraph">
      <style:paragraph-properties fo:line-height="100.00%" fo:text-align="left" fo:margin-left="-0.15pt" fo:text-indent="-5.50pt">
        <style:tab-stops>
          <style:tab-stop style:position="482.40pt" style:type="center"/>
        </style:tab-stops>
      </style:paragraph-properties>
    </style:style>
    <style:style style:name="P275" style:family="paragraph">
      <style:paragraph-properties fo:line-height="100.00%" fo:text-align="left" fo:margin-left="-0.15pt" fo:text-indent="-5.50pt">
        <style:tab-stops>
          <style:tab-stop style:position="90.55pt" style:type="center"/>
          <style:tab-stop style:position="32896.65pt"/>
          <style:tab-stop style:position="82871.45pt" style:char="." style:type="char"/>
          <style:tab-stop style:position="0.15pt"/>
        </style:tab-stops>
      </style:paragraph-properties>
    </style:style>
    <style:style style:name="P276" style:family="paragraph">
      <style:paragraph-properties fo:line-height="100.00%" fo:text-align="justify"/>
    </style:style>
    <style:style style:name="P277" style:family="paragraph">
      <style:paragraph-properties fo:line-height="100.00%" fo:text-align="left" fo:margin-left="-0.15pt" fo:text-indent="-5.50pt">
        <style:tab-stops>
          <style:tab-stop style:position="90.55pt" style:type="center"/>
          <style:tab-stop style:position="32896.65pt"/>
          <style:tab-stop style:position="82871.45pt" style:char="." style:type="char"/>
          <style:tab-stop style:position="0.15pt"/>
        </style:tab-stops>
      </style:paragraph-properties>
    </style:style>
    <style:style style:name="P278" style:family="paragraph">
      <style:paragraph-properties fo:line-height="100.00%" fo:text-align="left" fo:margin-left="-0.15pt" fo:text-indent="-5.50pt">
        <style:tab-stops>
          <style:tab-stop style:position="482.40pt" style:type="center"/>
        </style:tab-stops>
      </style:paragraph-properties>
    </style:style>
    <style:style style:name="P279" style:family="paragraph">
      <style:paragraph-properties fo:line-height="100.00%" fo:text-align="justify"/>
    </style:style>
    <style:style style:name="P280" style:family="paragraph">
      <style:paragraph-properties fo:line-height="100.00%" fo:text-align="left" fo:margin-left="-0.15pt" fo:text-indent="-5.50pt">
        <style:tab-stops>
          <style:tab-stop style:position="482.40pt" style:type="center"/>
        </style:tab-stops>
      </style:paragraph-properties>
    </style:style>
    <style:style style:name="P281" style:family="paragraph">
      <style:paragraph-properties fo:line-height="100.00%" fo:text-align="left" fo:margin-left="-0.15pt" fo:text-indent="-5.50pt">
        <style:tab-stops>
          <style:tab-stop style:position="482.40pt" style:type="center"/>
        </style:tab-stops>
      </style:paragraph-properties>
    </style:style>
    <style:style style:name="P282" style:family="paragraph">
      <style:paragraph-properties fo:line-height="100.00%" fo:text-align="justify"/>
    </style:style>
    <style:style style:name="P283" style:family="paragraph">
      <style:paragraph-properties fo:line-height="100.00%" fo:text-align="left" fo:margin-left="-0.15pt" fo:text-indent="-5.50pt">
        <style:tab-stops>
          <style:tab-stop style:position="482.40pt" style:type="center"/>
        </style:tab-stops>
      </style:paragraph-properties>
    </style:style>
    <style:style style:name="P284" style:family="paragraph">
      <style:paragraph-properties fo:line-height="100.00%" fo:text-align="left" fo:margin-left="-0.15pt" fo:text-indent="-5.50pt">
        <style:tab-stops>
          <style:tab-stop style:position="482.40pt"/>
        </style:tab-stops>
      </style:paragraph-properties>
    </style:style>
    <style:style style:name="P285" style:family="paragraph">
      <style:paragraph-properties fo:line-height="100.00%" fo:text-align="justify"/>
    </style:style>
    <style:style style:name="P286" style:family="paragraph">
      <style:paragraph-properties fo:line-height="100.00%" fo:text-align="left" fo:margin-left="-0.15pt" fo:text-indent="-5.50pt">
        <style:tab-stops>
          <style:tab-stop style:position="482.40pt"/>
        </style:tab-stops>
      </style:paragraph-properties>
    </style:style>
    <style:style style:name="P287" style:family="paragraph">
      <style:paragraph-properties fo:line-height="100.00%" fo:text-align="justify"/>
    </style:style>
    <style:style style:name="P288" style:family="paragraph">
      <style:paragraph-properties fo:line-height="100.00%" fo:text-align="left" fo:margin-left="-0.15pt" fo:text-indent="-5.50pt">
        <style:tab-stops>
          <style:tab-stop style:position="482.40pt" style:type="center"/>
        </style:tab-stops>
      </style:paragraph-properties>
    </style:style>
    <style:style style:name="P289" style:family="paragraph">
      <style:paragraph-properties fo:line-height="100.00%" fo:text-align="justify"/>
    </style:style>
    <style:style style:name="P290" style:family="paragraph">
      <style:paragraph-properties fo:line-height="100.00%" fo:text-align="left" fo:margin-left="-0.15pt" fo:text-indent="-5.50pt">
        <style:tab-stops>
          <style:tab-stop style:position="482.40pt" style:type="center"/>
        </style:tab-stops>
      </style:paragraph-properties>
    </style:style>
    <style:style style:name="P291"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292" style:family="paragraph">
      <style:paragraph-properties fo:line-height="100.00%" fo:text-align="justify"/>
    </style:style>
    <style:style style:name="P293"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294" style:family="paragraph">
      <style:paragraph-properties fo:line-height="100.00%" fo:text-align="left" fo:margin-left="-0.15pt" fo:text-indent="-5.50pt">
        <style:tab-stops>
          <style:tab-stop style:position="482.40pt" style:type="center"/>
        </style:tab-stops>
      </style:paragraph-properties>
    </style:style>
    <style:style style:name="P295" style:family="paragraph">
      <style:paragraph-properties fo:line-height="100.00%" fo:text-align="justify"/>
    </style:style>
    <style:style style:name="P296" style:family="paragraph">
      <style:paragraph-properties fo:line-height="100.00%" fo:text-align="left" fo:margin-left="-0.15pt" fo:text-indent="-5.50pt">
        <style:tab-stops>
          <style:tab-stop style:position="482.40pt" style:type="center"/>
        </style:tab-stops>
      </style:paragraph-properties>
    </style:style>
    <style:style style:name="P297" style:family="paragraph">
      <style:paragraph-properties fo:line-height="100.00%" fo:text-align="left" fo:margin-left="-0.15pt" fo:text-indent="-5.50pt">
        <style:tab-stops>
          <style:tab-stop style:position="482.40pt" style:type="center"/>
        </style:tab-stops>
      </style:paragraph-properties>
    </style:style>
    <style:style style:name="P298" style:family="paragraph">
      <style:paragraph-properties fo:line-height="100.00%" fo:text-align="justify"/>
    </style:style>
    <style:style style:name="P299" style:family="paragraph">
      <style:paragraph-properties fo:line-height="100.00%" fo:text-align="left" fo:margin-left="-0.15pt" fo:text-indent="-5.50pt">
        <style:tab-stops>
          <style:tab-stop style:position="482.40pt" style:type="center"/>
        </style:tab-stops>
      </style:paragraph-properties>
    </style:style>
    <style:style style:name="P300" style:family="paragraph">
      <style:paragraph-properties fo:line-height="100.00%" fo:text-align="left" fo:margin-left="-0.15pt" fo:text-indent="-5.50pt">
        <style:tab-stops>
          <style:tab-stop style:position="482.40pt" style:type="center"/>
        </style:tab-stops>
      </style:paragraph-properties>
    </style:style>
    <style:style style:name="P301" style:family="paragraph">
      <style:paragraph-properties fo:line-height="100.00%" fo:text-align="justify"/>
    </style:style>
    <style:style style:name="P302" style:family="paragraph">
      <style:paragraph-properties fo:line-height="100.00%" fo:text-align="left" fo:margin-left="-0.15pt" fo:text-indent="-5.50pt">
        <style:tab-stops>
          <style:tab-stop style:position="482.40pt" style:type="center"/>
        </style:tab-stops>
      </style:paragraph-properties>
    </style:style>
    <style:style style:name="P303" style:family="paragraph">
      <style:paragraph-properties fo:line-height="100.00%" fo:text-align="left" fo:margin-left="-0.15pt" fo:text-indent="-5.50pt">
        <style:tab-stops>
          <style:tab-stop style:position="482.40pt" style:type="center"/>
        </style:tab-stops>
      </style:paragraph-properties>
    </style:style>
    <style:style style:name="P304" style:family="paragraph">
      <style:paragraph-properties fo:line-height="100.00%" fo:text-align="justify"/>
    </style:style>
    <style:style style:name="P305" style:family="paragraph">
      <style:paragraph-properties fo:line-height="100.00%" fo:text-align="left" fo:margin-left="-0.15pt" fo:text-indent="-5.50pt">
        <style:tab-stops>
          <style:tab-stop style:position="482.40pt" style:type="center"/>
        </style:tab-stops>
      </style:paragraph-properties>
    </style:style>
    <style:style style:name="P306" style:family="paragraph">
      <style:paragraph-properties fo:line-height="100.00%" fo:text-align="left" fo:margin-left="-0.15pt" fo:text-indent="-5.50pt">
        <style:tab-stops>
          <style:tab-stop style:position="482.40pt" style:type="center"/>
        </style:tab-stops>
      </style:paragraph-properties>
    </style:style>
    <style:style style:name="P307" style:family="paragraph">
      <style:paragraph-properties fo:line-height="100.00%" fo:text-align="justify"/>
    </style:style>
    <style:style style:name="P308" style:family="paragraph">
      <style:paragraph-properties fo:line-height="100.00%" fo:text-align="left" fo:margin-left="-0.15pt" fo:text-indent="-5.50pt">
        <style:tab-stops>
          <style:tab-stop style:position="482.40pt" style:type="center"/>
        </style:tab-stops>
      </style:paragraph-properties>
    </style:style>
    <style:style style:name="P309" style:family="paragraph">
      <style:paragraph-properties fo:line-height="100.00%" fo:text-align="left" fo:margin-left="-0.15pt" fo:text-indent="-5.50pt">
        <style:tab-stops>
          <style:tab-stop style:position="482.40pt"/>
        </style:tab-stops>
      </style:paragraph-properties>
    </style:style>
    <style:style style:name="P310" style:family="paragraph">
      <style:paragraph-properties fo:line-height="100.00%" fo:text-align="justify"/>
    </style:style>
    <style:style style:name="P311" style:family="paragraph">
      <style:paragraph-properties fo:line-height="100.00%" fo:text-align="left" fo:margin-left="-0.15pt" fo:text-indent="-5.50pt">
        <style:tab-stops>
          <style:tab-stop style:position="482.40pt"/>
        </style:tab-stops>
      </style:paragraph-properties>
    </style:style>
    <style:style style:name="P312" style:family="paragraph">
      <style:paragraph-properties fo:line-height="100.00%" fo:text-align="left" fo:margin-left="-0.15pt" fo:text-indent="-5.50pt">
        <style:tab-stops>
          <style:tab-stop style:position="482.40pt"/>
        </style:tab-stops>
      </style:paragraph-properties>
    </style:style>
    <style:style style:name="P313" style:family="paragraph">
      <style:paragraph-properties fo:line-height="100.00%" fo:text-align="justify"/>
    </style:style>
    <style:style style:name="P314" style:family="paragraph">
      <style:paragraph-properties fo:line-height="100.00%" fo:text-align="left" fo:margin-left="-0.15pt" fo:text-indent="-5.50pt">
        <style:tab-stops>
          <style:tab-stop style:position="482.40pt"/>
        </style:tab-stops>
      </style:paragraph-properties>
    </style:style>
    <style:style style:name="P315" style:family="paragraph">
      <style:paragraph-properties fo:line-height="100.00%" fo:text-align="justify"/>
    </style:style>
    <style:style style:name="P316" style:family="paragraph">
      <style:paragraph-properties fo:line-height="100.00%" fo:text-align="left" fo:margin-left="-0.15pt" fo:text-indent="-5.50pt">
        <style:tab-stops>
          <style:tab-stop style:position="482.40pt" style:type="center"/>
        </style:tab-stops>
      </style:paragraph-properties>
    </style:style>
    <style:style style:name="P317" style:family="paragraph">
      <style:paragraph-properties fo:line-height="100.00%" fo:text-align="justify"/>
    </style:style>
    <style:style style:name="P318" style:family="paragraph">
      <style:paragraph-properties fo:line-height="100.00%" fo:text-align="left" fo:margin-left="-0.15pt" fo:text-indent="-5.50pt">
        <style:tab-stops>
          <style:tab-stop style:position="482.40pt" style:type="center"/>
        </style:tab-stops>
      </style:paragraph-properties>
    </style:style>
    <style:style style:name="P319" style:family="paragraph">
      <style:paragraph-properties fo:line-height="100.00%" fo:text-align="left" fo:margin-left="-0.15pt" fo:text-indent="-5.50pt">
        <style:tab-stops>
          <style:tab-stop style:position="90.55pt" style:type="center"/>
          <style:tab-stop style:position="32896.65pt"/>
          <style:tab-stop style:position="82871.45pt" style:char="." style:type="char"/>
          <style:tab-stop style:position="0.15pt"/>
        </style:tab-stops>
      </style:paragraph-properties>
    </style:style>
    <style:style style:name="P320" style:family="paragraph">
      <style:paragraph-properties fo:line-height="100.00%" fo:text-align="justify"/>
    </style:style>
    <style:style style:name="P321" style:family="paragraph">
      <style:paragraph-properties fo:line-height="100.00%" fo:text-align="left" fo:margin-left="-0.15pt" fo:text-indent="-5.50pt">
        <style:tab-stops>
          <style:tab-stop style:position="90.55pt" style:type="center"/>
          <style:tab-stop style:position="32896.65pt"/>
          <style:tab-stop style:position="82871.45pt" style:char="." style:type="char"/>
          <style:tab-stop style:position="0.15pt"/>
        </style:tab-stops>
      </style:paragraph-properties>
    </style:style>
    <style:style style:name="P322" style:family="paragraph">
      <style:paragraph-properties fo:line-height="100.00%" fo:text-align="left" fo:margin-left="-0.15pt" fo:text-indent="-5.50pt">
        <style:tab-stops>
          <style:tab-stop style:position="482.40pt" style:type="center"/>
        </style:tab-stops>
      </style:paragraph-properties>
    </style:style>
    <style:style style:name="P323" style:family="paragraph">
      <style:paragraph-properties fo:line-height="100.00%" fo:text-align="justify"/>
    </style:style>
    <style:style style:name="P324" style:family="paragraph">
      <style:paragraph-properties fo:line-height="100.00%" fo:text-align="left" fo:margin-left="-0.15pt" fo:text-indent="-5.50pt">
        <style:tab-stops>
          <style:tab-stop style:position="482.40pt" style:type="center"/>
        </style:tab-stops>
      </style:paragraph-properties>
    </style:style>
    <style:style style:name="P325" style:family="paragraph">
      <style:paragraph-properties fo:line-height="100.00%" fo:text-align="left" fo:margin-left="-0.15pt" fo:text-indent="-5.50pt">
        <style:tab-stops>
          <style:tab-stop style:position="482.40pt" style:type="center"/>
        </style:tab-stops>
      </style:paragraph-properties>
    </style:style>
    <style:style style:name="P326" style:family="paragraph">
      <style:paragraph-properties fo:line-height="100.00%" fo:text-align="justify"/>
    </style:style>
    <style:style style:name="P327" style:family="paragraph">
      <style:paragraph-properties fo:line-height="100.00%" fo:text-align="left" fo:margin-left="-0.15pt" fo:text-indent="-5.50pt">
        <style:tab-stops>
          <style:tab-stop style:position="482.40pt" style:type="center"/>
        </style:tab-stops>
      </style:paragraph-properties>
    </style:style>
    <style:style style:name="P328" style:family="paragraph">
      <style:paragraph-properties fo:line-height="100.00%" fo:text-align="left" fo:margin-left="-0.15pt" fo:text-indent="-5.50pt">
        <style:tab-stops>
          <style:tab-stop style:position="482.40pt"/>
        </style:tab-stops>
      </style:paragraph-properties>
    </style:style>
    <style:style style:name="P329" style:family="paragraph">
      <style:paragraph-properties fo:line-height="100.00%" fo:text-align="justify"/>
    </style:style>
    <style:style style:name="P330" style:family="paragraph">
      <style:paragraph-properties fo:line-height="100.00%" fo:text-align="left" fo:margin-left="-0.15pt" fo:text-indent="-5.50pt">
        <style:tab-stops>
          <style:tab-stop style:position="482.40pt"/>
        </style:tab-stops>
      </style:paragraph-properties>
    </style:style>
    <style:style style:name="P331" style:family="paragraph">
      <style:paragraph-properties fo:line-height="100.00%" fo:text-align="justify"/>
    </style:style>
    <style:style style:name="P332" style:family="paragraph">
      <style:paragraph-properties fo:line-height="100.00%" fo:text-align="left" fo:margin-left="-0.15pt" fo:text-indent="-5.50pt">
        <style:tab-stops>
          <style:tab-stop style:position="482.40pt" style:type="center"/>
        </style:tab-stops>
      </style:paragraph-properties>
    </style:style>
    <style:style style:name="P333" style:family="paragraph">
      <style:paragraph-properties fo:line-height="100.00%" fo:text-align="justify"/>
    </style:style>
    <style:style style:name="P334" style:family="paragraph">
      <style:paragraph-properties fo:line-height="100.00%" fo:text-align="left" fo:margin-left="-0.15pt" fo:text-indent="-5.50pt">
        <style:tab-stops>
          <style:tab-stop style:position="482.40pt" style:type="center"/>
        </style:tab-stops>
      </style:paragraph-properties>
    </style:style>
    <style:style style:name="P335"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336" style:family="paragraph">
      <style:paragraph-properties fo:line-height="100.00%" fo:text-align="justify"/>
    </style:style>
    <style:style style:name="P337"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338" style:family="paragraph">
      <style:paragraph-properties fo:line-height="100.00%" fo:text-align="left" fo:margin-left="-0.15pt" fo:text-indent="-5.50pt">
        <style:tab-stops>
          <style:tab-stop style:position="482.40pt" style:type="center"/>
        </style:tab-stops>
      </style:paragraph-properties>
    </style:style>
    <style:style style:name="P339" style:family="paragraph">
      <style:paragraph-properties fo:line-height="100.00%" fo:text-align="justify"/>
    </style:style>
    <style:style style:name="P340" style:family="paragraph">
      <style:paragraph-properties fo:line-height="100.00%" fo:text-align="left" fo:margin-left="-0.15pt" fo:text-indent="-5.50pt">
        <style:tab-stops>
          <style:tab-stop style:position="482.40pt" style:type="center"/>
        </style:tab-stops>
      </style:paragraph-properties>
    </style:style>
    <style:style style:name="P341" style:family="paragraph">
      <style:paragraph-properties fo:line-height="100.00%" fo:text-align="left" fo:margin-left="-0.15pt" fo:text-indent="-5.50pt">
        <style:tab-stops>
          <style:tab-stop style:position="482.40pt" style:type="center"/>
        </style:tab-stops>
      </style:paragraph-properties>
    </style:style>
    <style:style style:name="P342" style:family="paragraph">
      <style:paragraph-properties fo:line-height="100.00%" fo:text-align="justify"/>
    </style:style>
    <style:style style:name="P343" style:family="paragraph">
      <style:paragraph-properties fo:line-height="100.00%" fo:text-align="left" fo:margin-left="-0.15pt" fo:text-indent="-5.50pt">
        <style:tab-stops>
          <style:tab-stop style:position="482.40pt" style:type="center"/>
        </style:tab-stops>
      </style:paragraph-properties>
    </style:style>
    <style:style style:name="P344" style:family="paragraph">
      <style:paragraph-properties fo:line-height="100.00%" fo:text-align="left" fo:margin-left="-0.15pt" fo:text-indent="-5.50pt">
        <style:tab-stops>
          <style:tab-stop style:position="482.40pt" style:type="center"/>
        </style:tab-stops>
      </style:paragraph-properties>
    </style:style>
    <style:style style:name="P345" style:family="paragraph">
      <style:paragraph-properties fo:line-height="100.00%" fo:text-align="justify"/>
    </style:style>
    <style:style style:name="P346" style:family="paragraph">
      <style:paragraph-properties fo:line-height="100.00%" fo:text-align="left" fo:margin-left="-0.15pt" fo:text-indent="-5.50pt">
        <style:tab-stops>
          <style:tab-stop style:position="482.40pt" style:type="center"/>
        </style:tab-stops>
      </style:paragraph-properties>
    </style:style>
    <style:style style:name="P347" style:family="paragraph">
      <style:paragraph-properties fo:line-height="100.00%" fo:text-align="left" fo:margin-left="-0.15pt" fo:text-indent="-5.50pt">
        <style:tab-stops>
          <style:tab-stop style:position="482.40pt" style:type="center"/>
        </style:tab-stops>
      </style:paragraph-properties>
    </style:style>
    <style:style style:name="P348" style:family="paragraph">
      <style:paragraph-properties fo:line-height="100.00%" fo:text-align="justify"/>
    </style:style>
    <style:style style:name="P349" style:family="paragraph">
      <style:paragraph-properties fo:line-height="100.00%" fo:text-align="left" fo:margin-left="-0.15pt" fo:text-indent="-5.50pt">
        <style:tab-stops>
          <style:tab-stop style:position="482.40pt" style:type="center"/>
        </style:tab-stops>
      </style:paragraph-properties>
    </style:style>
    <style:style style:name="P350" style:family="paragraph">
      <style:paragraph-properties fo:line-height="100.00%" fo:text-align="left" fo:margin-left="-0.15pt" fo:text-indent="-5.50pt">
        <style:tab-stops>
          <style:tab-stop style:position="482.40pt" style:type="center"/>
        </style:tab-stops>
      </style:paragraph-properties>
    </style:style>
    <style:style style:name="P351" style:family="paragraph">
      <style:paragraph-properties fo:line-height="100.00%" fo:text-align="justify"/>
    </style:style>
    <style:style style:name="P352" style:family="paragraph">
      <style:paragraph-properties fo:line-height="100.00%" fo:text-align="left" fo:margin-left="-0.15pt" fo:text-indent="-5.50pt">
        <style:tab-stops>
          <style:tab-stop style:position="482.40pt" style:type="center"/>
        </style:tab-stops>
      </style:paragraph-properties>
    </style:style>
    <style:style style:name="P353" style:family="paragraph">
      <style:paragraph-properties fo:line-height="100.00%" fo:text-align="left" fo:margin-left="-0.15pt" fo:text-indent="-5.50pt">
        <style:tab-stops>
          <style:tab-stop style:position="482.40pt"/>
        </style:tab-stops>
      </style:paragraph-properties>
    </style:style>
    <style:style style:name="P354" style:family="paragraph">
      <style:paragraph-properties fo:line-height="100.00%" fo:text-align="justify"/>
    </style:style>
    <style:style style:name="P355" style:family="paragraph">
      <style:paragraph-properties fo:line-height="100.00%" fo:text-align="left" fo:margin-left="-0.15pt" fo:text-indent="-5.50pt">
        <style:tab-stops>
          <style:tab-stop style:position="482.40pt"/>
        </style:tab-stops>
      </style:paragraph-properties>
    </style:style>
    <style:style style:name="P356" style:family="paragraph">
      <style:paragraph-properties fo:line-height="100.00%" fo:text-align="left" fo:margin-left="-0.15pt" fo:text-indent="-5.50pt">
        <style:tab-stops>
          <style:tab-stop style:position="482.40pt"/>
        </style:tab-stops>
      </style:paragraph-properties>
    </style:style>
    <style:style style:name="P357" style:family="paragraph">
      <style:paragraph-properties fo:line-height="100.00%" fo:text-align="justify"/>
    </style:style>
    <style:style style:name="P358" style:family="paragraph">
      <style:paragraph-properties fo:line-height="100.00%" fo:text-align="left" fo:margin-left="-0.15pt" fo:text-indent="-5.50pt">
        <style:tab-stops>
          <style:tab-stop style:position="482.40pt"/>
        </style:tab-stops>
      </style:paragraph-properties>
    </style:style>
    <style:style style:name="P359" style:family="paragraph">
      <style:paragraph-properties fo:line-height="100.00%" fo:text-align="left" fo:margin-left="-0.15pt" fo:text-indent="-5.50pt">
        <style:tab-stops>
          <style:tab-stop style:position="482.40pt" style:type="center"/>
        </style:tab-stops>
      </style:paragraph-properties>
    </style:style>
    <style:style style:name="P360" style:family="paragraph">
      <style:paragraph-properties fo:line-height="100.00%" fo:text-align="justify"/>
    </style:style>
    <style:style style:name="P361" style:family="paragraph">
      <style:paragraph-properties fo:line-height="100.00%" fo:text-align="left" fo:margin-left="-0.15pt" fo:text-indent="-5.50pt">
        <style:tab-stops>
          <style:tab-stop style:position="482.40pt" style:type="center"/>
        </style:tab-stops>
      </style:paragraph-properties>
    </style:style>
    <style:style style:name="P362"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363" style:family="paragraph">
      <style:paragraph-properties fo:line-height="100.00%" fo:text-align="justify"/>
    </style:style>
    <style:style style:name="P364"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365" style:family="paragraph">
      <style:paragraph-properties fo:line-height="100.00%" fo:text-align="left" fo:margin-left="-0.15pt" fo:text-indent="-5.50pt">
        <style:tab-stops>
          <style:tab-stop style:position="482.40pt" style:type="center"/>
        </style:tab-stops>
      </style:paragraph-properties>
    </style:style>
    <style:style style:name="P366" style:family="paragraph">
      <style:paragraph-properties fo:line-height="100.00%" fo:text-align="justify"/>
    </style:style>
    <style:style style:name="P367" style:family="paragraph">
      <style:paragraph-properties fo:line-height="100.00%" fo:text-align="left" fo:margin-left="-0.15pt" fo:text-indent="-5.50pt">
        <style:tab-stops>
          <style:tab-stop style:position="482.40pt" style:type="center"/>
        </style:tab-stops>
      </style:paragraph-properties>
    </style:style>
    <style:style style:name="P368" style:family="paragraph">
      <style:paragraph-properties fo:line-height="100.00%" fo:text-align="left" fo:margin-left="-0.15pt" fo:text-indent="-5.50pt">
        <style:tab-stops>
          <style:tab-stop style:position="482.40pt" style:type="center"/>
        </style:tab-stops>
      </style:paragraph-properties>
    </style:style>
    <style:style style:name="P369" style:family="paragraph">
      <style:paragraph-properties fo:line-height="100.00%" fo:text-align="justify"/>
    </style:style>
    <style:style style:name="P370" style:family="paragraph">
      <style:paragraph-properties fo:line-height="100.00%" fo:text-align="left" fo:margin-left="-0.15pt" fo:text-indent="-5.50pt">
        <style:tab-stops>
          <style:tab-stop style:position="482.40pt" style:type="center"/>
        </style:tab-stops>
      </style:paragraph-properties>
    </style:style>
    <style:style style:name="P371" style:family="paragraph">
      <style:paragraph-properties fo:line-height="100.00%" fo:text-align="left" fo:margin-left="-0.15pt" fo:text-indent="-5.50pt">
        <style:tab-stops>
          <style:tab-stop style:position="482.40pt" style:type="center"/>
        </style:tab-stops>
      </style:paragraph-properties>
    </style:style>
    <style:style style:name="P372" style:family="paragraph">
      <style:paragraph-properties fo:line-height="100.00%" fo:text-align="justify"/>
    </style:style>
    <style:style style:name="P373" style:family="paragraph">
      <style:paragraph-properties fo:line-height="100.00%" fo:text-align="left" fo:margin-left="-0.15pt" fo:text-indent="-5.50pt">
        <style:tab-stops>
          <style:tab-stop style:position="482.40pt" style:type="center"/>
        </style:tab-stops>
      </style:paragraph-properties>
    </style:style>
    <style:style style:name="P374" style:family="paragraph">
      <style:paragraph-properties fo:line-height="100.00%" fo:text-align="left" fo:margin-left="-0.15pt" fo:text-indent="-5.50pt">
        <style:tab-stops>
          <style:tab-stop style:position="482.40pt" style:type="center"/>
        </style:tab-stops>
      </style:paragraph-properties>
    </style:style>
    <style:style style:name="P375" style:family="paragraph">
      <style:paragraph-properties fo:line-height="100.00%" fo:text-align="justify"/>
    </style:style>
    <style:style style:name="P376" style:family="paragraph">
      <style:paragraph-properties fo:line-height="100.00%" fo:text-align="left" fo:margin-left="-0.15pt" fo:text-indent="-5.50pt">
        <style:tab-stops>
          <style:tab-stop style:position="482.40pt" style:type="center"/>
        </style:tab-stops>
      </style:paragraph-properties>
    </style:style>
    <style:style style:name="P377" style:family="paragraph">
      <style:paragraph-properties fo:line-height="100.00%" fo:text-align="left" fo:margin-left="-0.15pt" fo:text-indent="-5.50pt">
        <style:tab-stops>
          <style:tab-stop style:position="482.40pt" style:type="center"/>
        </style:tab-stops>
      </style:paragraph-properties>
    </style:style>
    <style:style style:name="P378" style:family="paragraph">
      <style:paragraph-properties fo:line-height="100.00%" fo:text-align="justify"/>
    </style:style>
    <style:style style:name="P379" style:family="paragraph">
      <style:paragraph-properties fo:line-height="100.00%" fo:text-align="left" fo:margin-left="-0.15pt" fo:text-indent="-5.50pt">
        <style:tab-stops>
          <style:tab-stop style:position="482.40pt" style:type="center"/>
        </style:tab-stops>
      </style:paragraph-properties>
    </style:style>
    <style:style style:name="P380" style:family="paragraph">
      <style:paragraph-properties fo:line-height="100.00%" fo:text-align="left" fo:margin-left="-0.15pt" fo:text-indent="-5.50pt">
        <style:tab-stops>
          <style:tab-stop style:position="482.40pt"/>
        </style:tab-stops>
      </style:paragraph-properties>
    </style:style>
    <style:style style:name="P381" style:family="paragraph">
      <style:paragraph-properties fo:line-height="100.00%" fo:text-align="justify"/>
    </style:style>
    <style:style style:name="P382" style:family="paragraph">
      <style:paragraph-properties fo:line-height="100.00%" fo:text-align="left" fo:margin-left="-0.15pt" fo:text-indent="-5.50pt">
        <style:tab-stops>
          <style:tab-stop style:position="482.40pt"/>
        </style:tab-stops>
      </style:paragraph-properties>
    </style:style>
    <style:style style:name="P383" style:family="paragraph">
      <style:paragraph-properties fo:line-height="100.00%" fo:text-align="left" fo:margin-left="-0.15pt" fo:text-indent="-5.50pt">
        <style:tab-stops>
          <style:tab-stop style:position="482.40pt"/>
        </style:tab-stops>
      </style:paragraph-properties>
    </style:style>
    <style:style style:name="P384" style:family="paragraph">
      <style:paragraph-properties fo:line-height="100.00%" fo:text-align="justify"/>
    </style:style>
    <style:style style:name="P385" style:family="paragraph">
      <style:paragraph-properties fo:line-height="100.00%" fo:text-align="left" fo:margin-left="-0.15pt" fo:text-indent="-5.50pt">
        <style:tab-stops>
          <style:tab-stop style:position="482.40pt"/>
        </style:tab-stops>
      </style:paragraph-properties>
    </style:style>
    <style:style style:name="P386" style:family="paragraph">
      <style:paragraph-properties fo:line-height="100.00%" fo:text-align="left" fo:margin-left="-0.15pt" fo:text-indent="-5.50pt">
        <style:tab-stops>
          <style:tab-stop style:position="482.40pt" style:type="center"/>
        </style:tab-stops>
      </style:paragraph-properties>
    </style:style>
    <style:style style:name="P387" style:family="paragraph">
      <style:paragraph-properties fo:line-height="100.00%" fo:text-align="justify"/>
    </style:style>
    <style:style style:name="P388" style:family="paragraph">
      <style:paragraph-properties fo:line-height="100.00%" fo:text-align="left" fo:margin-left="-0.15pt" fo:text-indent="-5.50pt">
        <style:tab-stops>
          <style:tab-stop style:position="482.40pt" style:type="center"/>
        </style:tab-stops>
      </style:paragraph-properties>
    </style:style>
    <style:style style:name="P389"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390" style:family="paragraph">
      <style:paragraph-properties fo:line-height="100.00%" fo:text-align="justify"/>
    </style:style>
    <style:style style:name="P391"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392" style:family="paragraph">
      <style:paragraph-properties fo:line-height="100.00%" fo:text-align="left" fo:margin-left="-0.15pt" fo:text-indent="-5.50pt">
        <style:tab-stops>
          <style:tab-stop style:position="482.40pt" style:type="center"/>
        </style:tab-stops>
      </style:paragraph-properties>
    </style:style>
    <style:style style:name="P393" style:family="paragraph">
      <style:paragraph-properties fo:line-height="100.00%" fo:text-align="justify"/>
    </style:style>
    <style:style style:name="P394" style:family="paragraph">
      <style:paragraph-properties fo:line-height="100.00%" fo:text-align="left" fo:margin-left="-0.15pt" fo:text-indent="-5.50pt">
        <style:tab-stops>
          <style:tab-stop style:position="482.40pt" style:type="center"/>
        </style:tab-stops>
      </style:paragraph-properties>
    </style:style>
    <style:style style:name="P395" style:family="paragraph">
      <style:paragraph-properties fo:line-height="100.00%" fo:text-align="left" fo:margin-left="-0.15pt" fo:text-indent="-5.50pt">
        <style:tab-stops>
          <style:tab-stop style:position="482.40pt" style:type="center"/>
        </style:tab-stops>
      </style:paragraph-properties>
    </style:style>
    <style:style style:name="P396" style:family="paragraph">
      <style:paragraph-properties fo:line-height="100.00%" fo:text-align="justify"/>
    </style:style>
    <style:style style:name="P397" style:family="paragraph">
      <style:paragraph-properties fo:line-height="100.00%" fo:text-align="left" fo:margin-left="-0.15pt" fo:text-indent="-5.50pt">
        <style:tab-stops>
          <style:tab-stop style:position="482.40pt" style:type="center"/>
        </style:tab-stops>
      </style:paragraph-properties>
    </style:style>
    <style:style style:name="P398" style:family="paragraph">
      <style:paragraph-properties fo:line-height="100.00%" fo:text-align="left" fo:margin-left="-0.15pt" fo:text-indent="-5.50pt">
        <style:tab-stops>
          <style:tab-stop style:position="482.40pt" style:type="center"/>
        </style:tab-stops>
      </style:paragraph-properties>
    </style:style>
    <style:style style:name="P399" style:family="paragraph">
      <style:paragraph-properties fo:line-height="100.00%" fo:text-align="justify"/>
    </style:style>
    <style:style style:name="P400" style:family="paragraph">
      <style:paragraph-properties fo:line-height="100.00%" fo:text-align="left" fo:margin-left="-0.15pt" fo:text-indent="-5.50pt">
        <style:tab-stops>
          <style:tab-stop style:position="482.40pt" style:type="center"/>
        </style:tab-stops>
      </style:paragraph-properties>
    </style:style>
    <style:style style:name="P401" style:family="paragraph">
      <style:paragraph-properties fo:line-height="100.00%" fo:text-align="left" fo:margin-left="-0.15pt" fo:text-indent="-5.50pt">
        <style:tab-stops>
          <style:tab-stop style:position="482.40pt" style:type="center"/>
        </style:tab-stops>
      </style:paragraph-properties>
    </style:style>
    <style:style style:name="P402" style:family="paragraph">
      <style:paragraph-properties fo:line-height="100.00%" fo:text-align="justify"/>
    </style:style>
    <style:style style:name="P403" style:family="paragraph">
      <style:paragraph-properties fo:line-height="100.00%" fo:text-align="left" fo:margin-left="-0.15pt" fo:text-indent="-5.50pt">
        <style:tab-stops>
          <style:tab-stop style:position="482.40pt" style:type="center"/>
        </style:tab-stops>
      </style:paragraph-properties>
    </style:style>
    <style:style style:name="P404" style:family="paragraph">
      <style:paragraph-properties fo:line-height="100.00%" fo:text-align="left" fo:margin-left="-0.15pt" fo:text-indent="-5.50pt">
        <style:tab-stops>
          <style:tab-stop style:position="482.40pt" style:type="center"/>
        </style:tab-stops>
      </style:paragraph-properties>
    </style:style>
    <style:style style:name="P405" style:family="paragraph">
      <style:paragraph-properties fo:line-height="100.00%" fo:text-align="justify"/>
    </style:style>
    <style:style style:name="P406" style:family="paragraph">
      <style:paragraph-properties fo:line-height="100.00%" fo:text-align="left" fo:margin-left="-0.15pt" fo:text-indent="-5.50pt">
        <style:tab-stops>
          <style:tab-stop style:position="482.40pt" style:type="center"/>
        </style:tab-stops>
      </style:paragraph-properties>
    </style:style>
    <style:style style:name="P407" style:family="paragraph">
      <style:paragraph-properties fo:line-height="100.00%" fo:text-align="left" fo:margin-left="-0.15pt" fo:text-indent="-5.50pt">
        <style:tab-stops>
          <style:tab-stop style:position="482.40pt"/>
        </style:tab-stops>
      </style:paragraph-properties>
    </style:style>
    <style:style style:name="P408" style:family="paragraph">
      <style:paragraph-properties fo:line-height="100.00%" fo:text-align="justify"/>
    </style:style>
    <style:style style:name="P409" style:family="paragraph">
      <style:paragraph-properties fo:line-height="100.00%" fo:text-align="left" fo:margin-left="-0.15pt" fo:text-indent="-5.50pt">
        <style:tab-stops>
          <style:tab-stop style:position="482.40pt"/>
        </style:tab-stops>
      </style:paragraph-properties>
    </style:style>
    <style:style style:name="P410" style:family="paragraph">
      <style:paragraph-properties fo:line-height="100.00%" fo:text-align="left" fo:margin-left="-0.15pt" fo:text-indent="-5.50pt">
        <style:tab-stops>
          <style:tab-stop style:position="482.40pt"/>
        </style:tab-stops>
      </style:paragraph-properties>
    </style:style>
    <style:style style:name="P411" style:family="paragraph">
      <style:paragraph-properties fo:line-height="100.00%" fo:text-align="justify"/>
    </style:style>
    <style:style style:name="P412" style:family="paragraph">
      <style:paragraph-properties fo:line-height="100.00%" fo:text-align="left" fo:margin-left="-0.15pt" fo:text-indent="-5.50pt">
        <style:tab-stops>
          <style:tab-stop style:position="482.40pt"/>
        </style:tab-stops>
      </style:paragraph-properties>
    </style:style>
    <style:style style:name="P413" style:family="paragraph">
      <style:paragraph-properties fo:line-height="100.00%" fo:text-align="justify"/>
    </style:style>
    <style:style style:name="P414" style:family="paragraph">
      <style:paragraph-properties fo:line-height="100.00%" fo:text-align="left" fo:margin-left="-0.15pt" fo:text-indent="-5.50pt">
        <style:tab-stops>
          <style:tab-stop style:position="482.40pt" style:type="center"/>
        </style:tab-stops>
      </style:paragraph-properties>
    </style:style>
    <style:style style:name="P415" style:family="paragraph">
      <style:paragraph-properties fo:line-height="100.00%" fo:text-align="justify"/>
    </style:style>
    <style:style style:name="P416" style:family="paragraph">
      <style:paragraph-properties fo:line-height="100.00%" fo:text-align="left" fo:margin-left="-0.15pt" fo:text-indent="-5.50pt">
        <style:tab-stops>
          <style:tab-stop style:position="482.40pt" style:type="center"/>
        </style:tab-stops>
      </style:paragraph-properties>
    </style:style>
    <style:style style:name="P417" style:family="paragraph">
      <style:paragraph-properties fo:line-height="100.00%" fo:text-align="left" fo:margin-left="-0.15pt" fo:text-indent="-5.50pt">
        <style:tab-stops>
          <style:tab-stop style:position="90.55pt" style:type="center"/>
          <style:tab-stop style:position="32896.65pt"/>
          <style:tab-stop style:position="82871.45pt" style:char="." style:type="char"/>
          <style:tab-stop style:position="0.15pt"/>
        </style:tab-stops>
      </style:paragraph-properties>
    </style:style>
    <style:style style:name="P418" style:family="paragraph">
      <style:paragraph-properties fo:line-height="100.00%" fo:text-align="justify"/>
    </style:style>
    <style:style style:name="P419" style:family="paragraph">
      <style:paragraph-properties fo:line-height="100.00%" fo:text-align="left"/>
    </style:style>
    <style:style style:name="P420" style:family="paragraph">
      <style:paragraph-properties fo:line-height="100.00%" fo:text-align="justify"/>
    </style:style>
    <style:style style:name="P421" style:family="paragraph">
      <style:paragraph-properties fo:line-height="100.00%" fo:text-align="left" fo:margin-left="-0.15pt" fo:text-indent="-5.50pt">
        <style:tab-stops>
          <style:tab-stop style:position="90.55pt" style:type="center"/>
          <style:tab-stop style:position="32896.65pt"/>
          <style:tab-stop style:position="82871.45pt" style:char="." style:type="char"/>
          <style:tab-stop style:position="0.15pt"/>
        </style:tab-stops>
      </style:paragraph-properties>
    </style:style>
    <style:style style:name="P422" style:family="paragraph">
      <style:paragraph-properties fo:line-height="100.00%" fo:text-align="left" fo:margin-left="-0.15pt" fo:text-indent="-5.50pt">
        <style:tab-stops>
          <style:tab-stop style:position="482.40pt" style:type="center"/>
        </style:tab-stops>
      </style:paragraph-properties>
    </style:style>
    <style:style style:name="P423" style:family="paragraph">
      <style:paragraph-properties fo:line-height="100.00%" fo:text-align="justify"/>
    </style:style>
    <style:style style:name="P424" style:family="paragraph">
      <style:paragraph-properties fo:line-height="100.00%" fo:text-align="left" fo:margin-left="-0.15pt" fo:text-indent="-5.50pt">
        <style:tab-stops>
          <style:tab-stop style:position="482.40pt" style:type="center"/>
        </style:tab-stops>
      </style:paragraph-properties>
    </style:style>
    <style:style style:name="P425" style:family="paragraph">
      <style:paragraph-properties fo:line-height="100.00%" fo:text-align="left" fo:margin-left="-0.15pt" fo:text-indent="-5.50pt">
        <style:tab-stops>
          <style:tab-stop style:position="482.40pt" style:type="center"/>
        </style:tab-stops>
      </style:paragraph-properties>
    </style:style>
    <style:style style:name="P426" style:family="paragraph">
      <style:paragraph-properties fo:line-height="100.00%" fo:text-align="justify"/>
    </style:style>
    <style:style style:name="P427" style:family="paragraph">
      <style:paragraph-properties fo:line-height="100.00%" fo:text-align="left" fo:margin-left="-0.15pt" fo:text-indent="-5.50pt">
        <style:tab-stops>
          <style:tab-stop style:position="482.40pt" style:type="center"/>
        </style:tab-stops>
      </style:paragraph-properties>
    </style:style>
    <style:style style:name="P428" style:family="paragraph">
      <style:paragraph-properties fo:line-height="100.00%" fo:text-align="left" fo:margin-left="-0.15pt" fo:text-indent="-5.50pt">
        <style:tab-stops>
          <style:tab-stop style:position="482.40pt"/>
        </style:tab-stops>
      </style:paragraph-properties>
    </style:style>
    <style:style style:name="P429" style:family="paragraph">
      <style:paragraph-properties fo:line-height="100.00%" fo:text-align="justify"/>
    </style:style>
    <style:style style:name="P430" style:family="paragraph">
      <style:paragraph-properties fo:line-height="100.00%" fo:text-align="left" fo:margin-left="-0.15pt" fo:text-indent="-5.50pt">
        <style:tab-stops>
          <style:tab-stop style:position="482.40pt"/>
        </style:tab-stops>
      </style:paragraph-properties>
    </style:style>
    <style:style style:name="P431" style:family="paragraph">
      <style:paragraph-properties fo:line-height="100.00%" fo:text-align="left"/>
    </style:style>
    <style:style style:name="P432" style:family="paragraph">
      <style:paragraph-properties fo:line-height="100.00%" fo:text-align="left" fo:margin-left="-0.15pt" fo:text-indent="-5.50pt">
        <style:tab-stops>
          <style:tab-stop style:position="482.40pt" style:type="center"/>
        </style:tab-stops>
      </style:paragraph-properties>
    </style:style>
    <style:style style:name="P433" style:family="paragraph">
      <style:paragraph-properties fo:line-height="100.00%" fo:text-align="justify"/>
    </style:style>
    <style:style style:name="P434" style:family="paragraph">
      <style:paragraph-properties fo:line-height="100.00%" fo:text-align="left" fo:margin-left="-0.15pt" fo:text-indent="-5.50pt">
        <style:tab-stops>
          <style:tab-stop style:position="482.40pt" style:type="center"/>
        </style:tab-stops>
      </style:paragraph-properties>
    </style:style>
    <style:style style:name="P435"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436" style:family="paragraph">
      <style:paragraph-properties fo:line-height="100.00%" fo:text-align="justify"/>
    </style:style>
    <style:style style:name="P437" style:family="paragraph">
      <style:paragraph-properties fo:line-height="100.00%" fo:text-align="left"/>
    </style:style>
    <style:style style:name="P438"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439" style:family="paragraph">
      <style:paragraph-properties fo:line-height="100.00%" fo:text-align="left" fo:margin-left="-0.15pt" fo:text-indent="-5.50pt">
        <style:tab-stops>
          <style:tab-stop style:position="482.40pt" style:type="center"/>
        </style:tab-stops>
      </style:paragraph-properties>
    </style:style>
    <style:style style:name="P440" style:family="paragraph">
      <style:paragraph-properties fo:line-height="100.00%" fo:text-align="justify"/>
    </style:style>
    <style:style style:name="P441" style:family="paragraph">
      <style:paragraph-properties fo:line-height="100.00%" fo:text-align="left" fo:margin-left="-0.15pt" fo:text-indent="-5.50pt">
        <style:tab-stops>
          <style:tab-stop style:position="482.40pt" style:type="center"/>
        </style:tab-stops>
      </style:paragraph-properties>
    </style:style>
    <style:style style:name="P442" style:family="paragraph">
      <style:paragraph-properties fo:line-height="100.00%" fo:text-align="left" fo:margin-left="-0.15pt" fo:text-indent="-5.50pt">
        <style:tab-stops>
          <style:tab-stop style:position="482.40pt" style:type="center"/>
        </style:tab-stops>
      </style:paragraph-properties>
    </style:style>
    <style:style style:name="P443" style:family="paragraph">
      <style:paragraph-properties fo:line-height="100.00%" fo:text-align="justify"/>
    </style:style>
    <style:style style:name="P444" style:family="paragraph">
      <style:paragraph-properties fo:line-height="100.00%" fo:text-align="left" fo:margin-left="-0.15pt" fo:text-indent="-5.50pt">
        <style:tab-stops>
          <style:tab-stop style:position="482.40pt" style:type="center"/>
        </style:tab-stops>
      </style:paragraph-properties>
    </style:style>
    <style:style style:name="P445" style:family="paragraph">
      <style:paragraph-properties fo:line-height="100.00%" fo:text-align="left" fo:margin-left="-0.15pt" fo:text-indent="-5.50pt">
        <style:tab-stops>
          <style:tab-stop style:position="482.40pt" style:type="center"/>
        </style:tab-stops>
      </style:paragraph-properties>
    </style:style>
    <style:style style:name="P446" style:family="paragraph">
      <style:paragraph-properties fo:line-height="100.00%" fo:text-align="justify"/>
    </style:style>
    <style:style style:name="P447" style:family="paragraph">
      <style:paragraph-properties fo:line-height="100.00%" fo:text-align="left" fo:margin-left="-0.15pt" fo:text-indent="-5.50pt">
        <style:tab-stops>
          <style:tab-stop style:position="482.40pt" style:type="center"/>
        </style:tab-stops>
      </style:paragraph-properties>
    </style:style>
    <style:style style:name="P448" style:family="paragraph">
      <style:paragraph-properties fo:line-height="100.00%" fo:text-align="left" fo:margin-left="-0.15pt" fo:text-indent="-5.50pt">
        <style:tab-stops>
          <style:tab-stop style:position="482.40pt" style:type="center"/>
        </style:tab-stops>
      </style:paragraph-properties>
    </style:style>
    <style:style style:name="P449" style:family="paragraph">
      <style:paragraph-properties fo:line-height="100.00%" fo:text-align="justify"/>
    </style:style>
    <style:style style:name="P450" style:family="paragraph">
      <style:paragraph-properties fo:line-height="100.00%" fo:text-align="left" fo:margin-left="-0.15pt" fo:text-indent="-5.50pt">
        <style:tab-stops>
          <style:tab-stop style:position="482.40pt" style:type="center"/>
        </style:tab-stops>
      </style:paragraph-properties>
    </style:style>
    <style:style style:name="P451" style:family="paragraph">
      <style:paragraph-properties fo:line-height="100.00%" fo:text-align="left" fo:margin-left="-0.15pt" fo:text-indent="-5.50pt">
        <style:tab-stops>
          <style:tab-stop style:position="482.40pt" style:type="center"/>
        </style:tab-stops>
      </style:paragraph-properties>
    </style:style>
    <style:style style:name="P452" style:family="paragraph">
      <style:paragraph-properties fo:line-height="100.00%" fo:text-align="justify"/>
    </style:style>
    <style:style style:name="P453" style:family="paragraph">
      <style:paragraph-properties fo:line-height="100.00%" fo:text-align="left" fo:margin-left="-0.15pt" fo:text-indent="-5.50pt">
        <style:tab-stops>
          <style:tab-stop style:position="482.40pt" style:type="center"/>
        </style:tab-stops>
      </style:paragraph-properties>
    </style:style>
    <style:style style:name="P454" style:family="paragraph">
      <style:paragraph-properties fo:line-height="100.00%" fo:text-align="left" fo:margin-left="-0.15pt" fo:text-indent="-5.50pt">
        <style:tab-stops>
          <style:tab-stop style:position="482.40pt"/>
        </style:tab-stops>
      </style:paragraph-properties>
    </style:style>
    <style:style style:name="P455" style:family="paragraph">
      <style:paragraph-properties fo:line-height="100.00%" fo:text-align="justify"/>
    </style:style>
    <style:style style:name="P456" style:family="paragraph">
      <style:paragraph-properties fo:line-height="100.00%" fo:text-align="left" fo:margin-left="-0.15pt" fo:text-indent="-5.50pt">
        <style:tab-stops>
          <style:tab-stop style:position="482.40pt"/>
        </style:tab-stops>
      </style:paragraph-properties>
    </style:style>
    <style:style style:name="P457" style:family="paragraph">
      <style:paragraph-properties fo:line-height="100.00%" fo:text-align="left" fo:margin-left="-0.15pt" fo:text-indent="-5.50pt">
        <style:tab-stops>
          <style:tab-stop style:position="482.40pt"/>
        </style:tab-stops>
      </style:paragraph-properties>
    </style:style>
    <style:style style:name="P458" style:family="paragraph">
      <style:paragraph-properties fo:line-height="100.00%" fo:text-align="justify"/>
    </style:style>
    <style:style style:name="P459" style:family="paragraph">
      <style:paragraph-properties fo:line-height="100.00%" fo:text-align="left" fo:margin-left="-0.15pt" fo:text-indent="-5.50pt">
        <style:tab-stops>
          <style:tab-stop style:position="482.40pt"/>
        </style:tab-stops>
      </style:paragraph-properties>
    </style:style>
    <style:style style:name="P460" style:family="paragraph">
      <style:paragraph-properties fo:line-height="100.00%" fo:text-align="left"/>
    </style:style>
    <style:style style:name="P461" style:family="paragraph">
      <style:paragraph-properties fo:line-height="100.00%" fo:text-align="left" fo:margin-left="-0.15pt" fo:text-indent="-5.50pt">
        <style:tab-stops>
          <style:tab-stop style:position="482.40pt" style:type="center"/>
        </style:tab-stops>
      </style:paragraph-properties>
    </style:style>
    <style:style style:name="P462" style:family="paragraph">
      <style:paragraph-properties fo:line-height="100.00%" fo:text-align="justify"/>
    </style:style>
    <style:style style:name="P463" style:family="paragraph">
      <style:paragraph-properties fo:line-height="100.00%" fo:text-align="left" fo:margin-left="-0.15pt" fo:text-indent="-5.50pt">
        <style:tab-stops>
          <style:tab-stop style:position="482.40pt" style:type="center"/>
        </style:tab-stops>
      </style:paragraph-properties>
    </style:style>
    <style:style style:name="P464" style:family="paragraph">
      <style:paragraph-properties fo:line-height="100.00%" fo:text-align="left" fo:margin-left="-0.15pt" fo:text-indent="-5.50pt">
        <style:tab-stops>
          <style:tab-stop style:position="90.55pt" style:type="center"/>
          <style:tab-stop style:position="32896.65pt"/>
          <style:tab-stop style:position="82871.45pt" style:char="." style:type="char"/>
          <style:tab-stop style:position="0.15pt"/>
        </style:tab-stops>
      </style:paragraph-properties>
    </style:style>
    <style:style style:name="P465" style:family="paragraph">
      <style:paragraph-properties fo:line-height="100.00%" fo:text-align="justify"/>
    </style:style>
    <style:style style:name="P466" style:family="paragraph">
      <style:paragraph-properties fo:line-height="100.00%" fo:text-align="left" fo:margin-left="-0.15pt" fo:text-indent="-5.50pt">
        <style:tab-stops>
          <style:tab-stop style:position="90.55pt" style:type="center"/>
          <style:tab-stop style:position="32896.65pt"/>
          <style:tab-stop style:position="82871.45pt" style:char="." style:type="char"/>
          <style:tab-stop style:position="0.15pt"/>
        </style:tab-stops>
      </style:paragraph-properties>
    </style:style>
    <style:style style:name="P467" style:family="paragraph">
      <style:paragraph-properties fo:line-height="100.00%" fo:text-align="left" fo:margin-left="-0.15pt" fo:text-indent="-5.50pt">
        <style:tab-stops>
          <style:tab-stop style:position="482.40pt" style:type="center"/>
        </style:tab-stops>
      </style:paragraph-properties>
    </style:style>
    <style:style style:name="P468" style:family="paragraph">
      <style:paragraph-properties fo:line-height="100.00%" fo:text-align="justify"/>
    </style:style>
    <style:style style:name="P469" style:family="paragraph">
      <style:paragraph-properties fo:line-height="100.00%" fo:text-align="left" fo:margin-left="-0.15pt" fo:text-indent="-5.50pt">
        <style:tab-stops>
          <style:tab-stop style:position="482.40pt" style:type="center"/>
        </style:tab-stops>
      </style:paragraph-properties>
    </style:style>
    <style:style style:name="P470" style:family="paragraph">
      <style:paragraph-properties fo:line-height="100.00%" fo:text-align="left" fo:margin-left="-0.15pt" fo:text-indent="-5.50pt">
        <style:tab-stops>
          <style:tab-stop style:position="482.40pt" style:type="center"/>
        </style:tab-stops>
      </style:paragraph-properties>
    </style:style>
    <style:style style:name="P471" style:family="paragraph">
      <style:paragraph-properties fo:line-height="100.00%" fo:text-align="justify"/>
    </style:style>
    <style:style style:name="P472" style:family="paragraph">
      <style:paragraph-properties fo:line-height="100.00%" fo:text-align="left" fo:margin-left="-0.15pt" fo:text-indent="-5.50pt">
        <style:tab-stops>
          <style:tab-stop style:position="482.40pt" style:type="center"/>
        </style:tab-stops>
      </style:paragraph-properties>
    </style:style>
    <style:style style:name="P473" style:family="paragraph">
      <style:paragraph-properties fo:line-height="100.00%" fo:text-align="left" fo:margin-left="-0.15pt" fo:text-indent="-5.50pt">
        <style:tab-stops>
          <style:tab-stop style:position="482.40pt"/>
        </style:tab-stops>
      </style:paragraph-properties>
    </style:style>
    <style:style style:name="P474" style:family="paragraph">
      <style:paragraph-properties fo:line-height="100.00%" fo:text-align="justify"/>
    </style:style>
    <style:style style:name="P475" style:family="paragraph">
      <style:paragraph-properties fo:line-height="100.00%" fo:text-align="left" fo:margin-left="-0.15pt" fo:text-indent="-5.50pt">
        <style:tab-stops>
          <style:tab-stop style:position="482.40pt"/>
        </style:tab-stops>
      </style:paragraph-properties>
    </style:style>
    <style:style style:name="P476" style:family="paragraph">
      <style:paragraph-properties fo:line-height="100.00%" fo:text-align="left"/>
    </style:style>
    <style:style style:name="P477" style:family="paragraph">
      <style:paragraph-properties fo:line-height="100.00%" fo:text-align="left" fo:margin-left="-0.15pt" fo:text-indent="-5.50pt">
        <style:tab-stops>
          <style:tab-stop style:position="482.40pt" style:type="center"/>
        </style:tab-stops>
      </style:paragraph-properties>
    </style:style>
    <style:style style:name="P478" style:family="paragraph">
      <style:paragraph-properties fo:line-height="100.00%" fo:text-align="justify"/>
    </style:style>
    <style:style style:name="P479" style:family="paragraph">
      <style:paragraph-properties fo:line-height="100.00%" fo:text-align="left" fo:margin-left="-0.15pt" fo:text-indent="-5.50pt">
        <style:tab-stops>
          <style:tab-stop style:position="482.40pt" style:type="center"/>
        </style:tab-stops>
      </style:paragraph-properties>
    </style:style>
    <style:style style:name="P480"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481" style:family="paragraph">
      <style:paragraph-properties fo:line-height="100.00%" fo:text-align="justify"/>
    </style:style>
    <style:style style:name="P482"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483" style:family="paragraph">
      <style:paragraph-properties fo:line-height="100.00%" fo:text-align="left" fo:margin-left="-0.15pt" fo:text-indent="-5.50pt">
        <style:tab-stops>
          <style:tab-stop style:position="482.40pt" style:type="center"/>
        </style:tab-stops>
      </style:paragraph-properties>
    </style:style>
    <style:style style:name="P484" style:family="paragraph">
      <style:paragraph-properties fo:line-height="100.00%" fo:text-align="justify"/>
    </style:style>
    <style:style style:name="P485" style:family="paragraph">
      <style:paragraph-properties fo:line-height="100.00%" fo:text-align="left" fo:margin-left="-0.15pt" fo:text-indent="-5.50pt">
        <style:tab-stops>
          <style:tab-stop style:position="482.40pt" style:type="center"/>
        </style:tab-stops>
      </style:paragraph-properties>
    </style:style>
    <style:style style:name="P486" style:family="paragraph">
      <style:paragraph-properties fo:line-height="100.00%" fo:text-align="left" fo:margin-left="-0.15pt" fo:text-indent="-5.50pt">
        <style:tab-stops>
          <style:tab-stop style:position="482.40pt" style:type="center"/>
        </style:tab-stops>
      </style:paragraph-properties>
    </style:style>
    <style:style style:name="P487" style:family="paragraph">
      <style:paragraph-properties fo:line-height="100.00%" fo:text-align="justify"/>
    </style:style>
    <style:style style:name="P488" style:family="paragraph">
      <style:paragraph-properties fo:line-height="100.00%" fo:text-align="left" fo:margin-left="-0.15pt" fo:text-indent="-5.50pt">
        <style:tab-stops>
          <style:tab-stop style:position="482.40pt" style:type="center"/>
        </style:tab-stops>
      </style:paragraph-properties>
    </style:style>
    <style:style style:name="P489" style:family="paragraph">
      <style:paragraph-properties fo:line-height="100.00%" fo:text-align="left" fo:margin-left="-0.15pt" fo:text-indent="-5.50pt">
        <style:tab-stops>
          <style:tab-stop style:position="482.40pt" style:type="center"/>
        </style:tab-stops>
      </style:paragraph-properties>
    </style:style>
    <style:style style:name="P490" style:family="paragraph">
      <style:paragraph-properties fo:line-height="100.00%" fo:text-align="justify"/>
    </style:style>
    <style:style style:name="P491" style:family="paragraph">
      <style:paragraph-properties fo:line-height="100.00%" fo:text-align="left" fo:margin-left="-0.15pt" fo:text-indent="-5.50pt">
        <style:tab-stops>
          <style:tab-stop style:position="482.40pt" style:type="center"/>
        </style:tab-stops>
      </style:paragraph-properties>
    </style:style>
    <style:style style:name="P492" style:family="paragraph">
      <style:paragraph-properties fo:line-height="100.00%" fo:text-align="left" fo:margin-left="-0.15pt" fo:text-indent="-5.50pt">
        <style:tab-stops>
          <style:tab-stop style:position="482.40pt" style:type="center"/>
        </style:tab-stops>
      </style:paragraph-properties>
    </style:style>
    <style:style style:name="P493" style:family="paragraph">
      <style:paragraph-properties fo:line-height="100.00%" fo:text-align="justify"/>
    </style:style>
    <style:style style:name="P494" style:family="paragraph">
      <style:paragraph-properties fo:line-height="100.00%" fo:text-align="left" fo:margin-left="-0.15pt" fo:text-indent="-5.50pt">
        <style:tab-stops>
          <style:tab-stop style:position="482.40pt" style:type="center"/>
        </style:tab-stops>
      </style:paragraph-properties>
    </style:style>
    <style:style style:name="P495" style:family="paragraph">
      <style:paragraph-properties fo:line-height="100.00%" fo:text-align="left" fo:margin-left="-0.15pt" fo:text-indent="-5.50pt">
        <style:tab-stops>
          <style:tab-stop style:position="482.40pt" style:type="center"/>
        </style:tab-stops>
      </style:paragraph-properties>
    </style:style>
    <style:style style:name="P496" style:family="paragraph">
      <style:paragraph-properties fo:line-height="100.00%" fo:text-align="justify"/>
    </style:style>
    <style:style style:name="P497" style:family="paragraph">
      <style:paragraph-properties fo:line-height="100.00%" fo:text-align="left" fo:margin-left="-0.15pt" fo:text-indent="-5.50pt">
        <style:tab-stops>
          <style:tab-stop style:position="482.40pt" style:type="center"/>
        </style:tab-stops>
      </style:paragraph-properties>
    </style:style>
    <style:style style:name="P498" style:family="paragraph">
      <style:paragraph-properties fo:line-height="100.00%" fo:text-align="left" fo:margin-left="-0.15pt" fo:text-indent="-5.50pt">
        <style:tab-stops>
          <style:tab-stop style:position="482.40pt"/>
        </style:tab-stops>
      </style:paragraph-properties>
    </style:style>
    <style:style style:name="P499" style:family="paragraph">
      <style:paragraph-properties fo:line-height="100.00%" fo:text-align="justify"/>
    </style:style>
    <style:style style:name="P500" style:family="paragraph">
      <style:paragraph-properties fo:line-height="100.00%" fo:text-align="left" fo:margin-left="-0.15pt" fo:text-indent="-5.50pt">
        <style:tab-stops>
          <style:tab-stop style:position="482.40pt"/>
        </style:tab-stops>
      </style:paragraph-properties>
    </style:style>
    <style:style style:name="P501" style:family="paragraph">
      <style:paragraph-properties fo:line-height="100.00%" fo:text-align="left" fo:margin-left="-0.15pt" fo:text-indent="-5.50pt">
        <style:tab-stops>
          <style:tab-stop style:position="482.40pt"/>
        </style:tab-stops>
      </style:paragraph-properties>
    </style:style>
    <style:style style:name="P502" style:family="paragraph">
      <style:paragraph-properties fo:line-height="100.00%" fo:text-align="justify"/>
    </style:style>
    <style:style style:name="P503" style:family="paragraph">
      <style:paragraph-properties fo:line-height="100.00%" fo:text-align="left" fo:margin-left="-0.15pt" fo:text-indent="-5.50pt">
        <style:tab-stops>
          <style:tab-stop style:position="482.40pt"/>
        </style:tab-stops>
      </style:paragraph-properties>
    </style:style>
    <style:style style:name="P504" style:family="paragraph">
      <style:paragraph-properties fo:line-height="100.00%" fo:text-align="left" fo:margin-left="-0.15pt" fo:text-indent="-5.50pt">
        <style:tab-stops>
          <style:tab-stop style:position="482.40pt" style:type="center"/>
        </style:tab-stops>
      </style:paragraph-properties>
    </style:style>
    <style:style style:name="P505" style:family="paragraph">
      <style:paragraph-properties fo:line-height="100.00%" fo:text-align="justify"/>
    </style:style>
    <style:style style:name="P506" style:family="paragraph">
      <style:paragraph-properties fo:line-height="100.00%" fo:text-align="left" fo:margin-left="-0.15pt" fo:text-indent="-5.50pt">
        <style:tab-stops>
          <style:tab-stop style:position="482.40pt" style:type="center"/>
        </style:tab-stops>
      </style:paragraph-properties>
    </style:style>
    <style:style style:name="P507"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508" style:family="paragraph">
      <style:paragraph-properties fo:line-height="100.00%" fo:text-align="justify"/>
    </style:style>
    <style:style style:name="P509"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510" style:family="paragraph">
      <style:paragraph-properties fo:line-height="100.00%" fo:text-align="left" fo:margin-left="-0.15pt" fo:text-indent="-5.50pt">
        <style:tab-stops>
          <style:tab-stop style:position="482.40pt" style:type="center"/>
        </style:tab-stops>
      </style:paragraph-properties>
    </style:style>
    <style:style style:name="P511" style:family="paragraph">
      <style:paragraph-properties fo:line-height="100.00%" fo:text-align="justify"/>
    </style:style>
    <style:style style:name="P512" style:family="paragraph">
      <style:paragraph-properties fo:line-height="100.00%" fo:text-align="left" fo:margin-left="-0.15pt" fo:text-indent="-5.50pt">
        <style:tab-stops>
          <style:tab-stop style:position="482.40pt" style:type="center"/>
        </style:tab-stops>
      </style:paragraph-properties>
    </style:style>
    <style:style style:name="P513" style:family="paragraph">
      <style:paragraph-properties fo:line-height="100.00%" fo:text-align="left" fo:margin-left="-0.15pt" fo:text-indent="-5.50pt">
        <style:tab-stops>
          <style:tab-stop style:position="482.40pt" style:type="center"/>
        </style:tab-stops>
      </style:paragraph-properties>
    </style:style>
    <style:style style:name="P514" style:family="paragraph">
      <style:paragraph-properties fo:line-height="100.00%" fo:text-align="justify"/>
    </style:style>
    <style:style style:name="P515" style:family="paragraph">
      <style:paragraph-properties fo:line-height="100.00%" fo:text-align="left" fo:margin-left="-0.15pt" fo:text-indent="-5.50pt">
        <style:tab-stops>
          <style:tab-stop style:position="482.40pt" style:type="center"/>
        </style:tab-stops>
      </style:paragraph-properties>
    </style:style>
    <style:style style:name="P516" style:family="paragraph">
      <style:paragraph-properties fo:line-height="100.00%" fo:text-align="left" fo:margin-left="-0.15pt" fo:text-indent="-5.50pt">
        <style:tab-stops>
          <style:tab-stop style:position="482.40pt" style:type="center"/>
        </style:tab-stops>
      </style:paragraph-properties>
    </style:style>
    <style:style style:name="P517" style:family="paragraph">
      <style:paragraph-properties fo:line-height="100.00%" fo:text-align="justify"/>
    </style:style>
    <style:style style:name="P518" style:family="paragraph">
      <style:paragraph-properties fo:line-height="100.00%" fo:text-align="left" fo:margin-left="-0.15pt" fo:text-indent="-5.50pt">
        <style:tab-stops>
          <style:tab-stop style:position="482.40pt" style:type="center"/>
        </style:tab-stops>
      </style:paragraph-properties>
    </style:style>
    <style:style style:name="P519" style:family="paragraph">
      <style:paragraph-properties fo:line-height="100.00%" fo:text-align="left" fo:margin-left="-0.15pt" fo:text-indent="-5.50pt">
        <style:tab-stops>
          <style:tab-stop style:position="482.40pt" style:type="center"/>
        </style:tab-stops>
      </style:paragraph-properties>
    </style:style>
    <style:style style:name="P520" style:family="paragraph">
      <style:paragraph-properties fo:line-height="100.00%" fo:text-align="justify"/>
    </style:style>
    <style:style style:name="P521" style:family="paragraph">
      <style:paragraph-properties fo:line-height="100.00%" fo:text-align="left" fo:margin-left="-0.15pt" fo:text-indent="-5.50pt">
        <style:tab-stops>
          <style:tab-stop style:position="482.40pt" style:type="center"/>
        </style:tab-stops>
      </style:paragraph-properties>
    </style:style>
    <style:style style:name="P522" style:family="paragraph">
      <style:paragraph-properties fo:line-height="100.00%" fo:text-align="left" fo:margin-left="-0.15pt" fo:text-indent="-5.50pt">
        <style:tab-stops>
          <style:tab-stop style:position="482.40pt" style:type="center"/>
        </style:tab-stops>
      </style:paragraph-properties>
    </style:style>
    <style:style style:name="P523" style:family="paragraph">
      <style:paragraph-properties fo:line-height="100.00%" fo:text-align="justify"/>
    </style:style>
    <style:style style:name="P524" style:family="paragraph">
      <style:paragraph-properties fo:line-height="100.00%" fo:text-align="left" fo:margin-left="-0.15pt" fo:text-indent="-5.50pt">
        <style:tab-stops>
          <style:tab-stop style:position="482.40pt" style:type="center"/>
        </style:tab-stops>
      </style:paragraph-properties>
    </style:style>
    <style:style style:name="P525" style:family="paragraph">
      <style:paragraph-properties fo:line-height="100.00%" fo:text-align="left" fo:margin-left="-0.15pt" fo:text-indent="-5.50pt">
        <style:tab-stops>
          <style:tab-stop style:position="482.40pt"/>
        </style:tab-stops>
      </style:paragraph-properties>
    </style:style>
    <style:style style:name="P526" style:family="paragraph">
      <style:paragraph-properties fo:line-height="100.00%" fo:text-align="justify"/>
    </style:style>
    <style:style style:name="P527" style:family="paragraph">
      <style:paragraph-properties fo:line-height="100.00%" fo:text-align="left" fo:margin-left="-0.15pt" fo:text-indent="-5.50pt">
        <style:tab-stops>
          <style:tab-stop style:position="482.40pt"/>
        </style:tab-stops>
      </style:paragraph-properties>
    </style:style>
    <style:style style:name="P528" style:family="paragraph">
      <style:paragraph-properties fo:line-height="100.00%" fo:text-align="left" fo:margin-left="-0.15pt" fo:text-indent="-5.50pt">
        <style:tab-stops>
          <style:tab-stop style:position="482.40pt"/>
        </style:tab-stops>
      </style:paragraph-properties>
    </style:style>
    <style:style style:name="P529" style:family="paragraph">
      <style:paragraph-properties fo:line-height="100.00%" fo:text-align="justify"/>
    </style:style>
    <style:style style:name="P530" style:family="paragraph">
      <style:paragraph-properties fo:line-height="100.00%" fo:text-align="left" fo:margin-left="-0.15pt" fo:text-indent="-5.50pt">
        <style:tab-stops>
          <style:tab-stop style:position="482.40pt"/>
        </style:tab-stops>
      </style:paragraph-properties>
    </style:style>
    <style:style style:name="P531" style:family="paragraph">
      <style:paragraph-properties fo:line-height="100.00%" fo:text-align="left" fo:margin-left="-0.15pt" fo:text-indent="-5.50pt">
        <style:tab-stops>
          <style:tab-stop style:position="482.40pt" style:type="center"/>
        </style:tab-stops>
      </style:paragraph-properties>
    </style:style>
    <style:style style:name="P532" style:family="paragraph">
      <style:paragraph-properties fo:line-height="100.00%" fo:text-align="justify"/>
    </style:style>
    <style:style style:name="P533" style:family="paragraph">
      <style:paragraph-properties fo:line-height="100.00%" fo:text-align="left" fo:margin-left="-0.15pt" fo:text-indent="-5.50pt">
        <style:tab-stops>
          <style:tab-stop style:position="482.40pt" style:type="center"/>
        </style:tab-stops>
      </style:paragraph-properties>
    </style:style>
    <style:style style:name="P534"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535" style:family="paragraph">
      <style:paragraph-properties fo:line-height="100.00%" fo:text-align="justify"/>
    </style:style>
    <style:style style:name="P536"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537" style:family="paragraph">
      <style:paragraph-properties fo:line-height="100.00%" fo:text-align="left" fo:margin-left="-0.15pt" fo:text-indent="-5.50pt">
        <style:tab-stops>
          <style:tab-stop style:position="482.40pt" style:type="center"/>
        </style:tab-stops>
      </style:paragraph-properties>
    </style:style>
    <style:style style:name="P538" style:family="paragraph">
      <style:paragraph-properties fo:line-height="100.00%" fo:text-align="justify"/>
    </style:style>
    <style:style style:name="P539" style:family="paragraph">
      <style:paragraph-properties fo:line-height="100.00%" fo:text-align="left" fo:margin-left="-0.15pt" fo:text-indent="-5.50pt">
        <style:tab-stops>
          <style:tab-stop style:position="482.40pt" style:type="center"/>
        </style:tab-stops>
      </style:paragraph-properties>
    </style:style>
    <style:style style:name="P540" style:family="paragraph">
      <style:paragraph-properties fo:line-height="100.00%" fo:text-align="left" fo:margin-left="-0.15pt" fo:text-indent="-5.50pt">
        <style:tab-stops>
          <style:tab-stop style:position="482.40pt" style:type="center"/>
        </style:tab-stops>
      </style:paragraph-properties>
    </style:style>
    <style:style style:name="P541" style:family="paragraph">
      <style:paragraph-properties fo:line-height="100.00%" fo:text-align="justify"/>
    </style:style>
    <style:style style:name="P542" style:family="paragraph">
      <style:paragraph-properties fo:line-height="100.00%" fo:text-align="left" fo:margin-left="-0.15pt" fo:text-indent="-5.50pt">
        <style:tab-stops>
          <style:tab-stop style:position="482.40pt" style:type="center"/>
        </style:tab-stops>
      </style:paragraph-properties>
    </style:style>
    <style:style style:name="P543" style:family="paragraph">
      <style:paragraph-properties fo:line-height="100.00%" fo:text-align="left" fo:margin-left="-0.15pt" fo:text-indent="-5.50pt">
        <style:tab-stops>
          <style:tab-stop style:position="482.40pt" style:type="center"/>
        </style:tab-stops>
      </style:paragraph-properties>
    </style:style>
    <style:style style:name="P544" style:family="paragraph">
      <style:paragraph-properties fo:line-height="100.00%" fo:text-align="justify"/>
    </style:style>
    <style:style style:name="P545" style:family="paragraph">
      <style:paragraph-properties fo:line-height="100.00%" fo:text-align="left" fo:margin-left="-0.15pt" fo:text-indent="-5.50pt">
        <style:tab-stops>
          <style:tab-stop style:position="482.40pt" style:type="center"/>
        </style:tab-stops>
      </style:paragraph-properties>
    </style:style>
    <style:style style:name="P546" style:family="paragraph">
      <style:paragraph-properties fo:line-height="100.00%" fo:text-align="left" fo:margin-left="-0.15pt" fo:text-indent="-5.50pt">
        <style:tab-stops>
          <style:tab-stop style:position="482.40pt" style:type="center"/>
        </style:tab-stops>
      </style:paragraph-properties>
    </style:style>
    <style:style style:name="P547" style:family="paragraph">
      <style:paragraph-properties fo:line-height="100.00%" fo:text-align="justify"/>
    </style:style>
    <style:style style:name="P548" style:family="paragraph">
      <style:paragraph-properties fo:line-height="100.00%" fo:text-align="left" fo:margin-left="-0.15pt" fo:text-indent="-5.50pt">
        <style:tab-stops>
          <style:tab-stop style:position="482.40pt" style:type="center"/>
        </style:tab-stops>
      </style:paragraph-properties>
    </style:style>
    <style:style style:name="P549" style:family="paragraph">
      <style:paragraph-properties fo:line-height="100.00%" fo:text-align="left" fo:margin-left="-0.15pt" fo:text-indent="-5.50pt">
        <style:tab-stops>
          <style:tab-stop style:position="482.40pt" style:type="center"/>
        </style:tab-stops>
      </style:paragraph-properties>
    </style:style>
    <style:style style:name="P550" style:family="paragraph">
      <style:paragraph-properties fo:line-height="100.00%" fo:text-align="justify"/>
    </style:style>
    <style:style style:name="P551" style:family="paragraph">
      <style:paragraph-properties fo:line-height="100.00%" fo:text-align="left" fo:margin-left="-0.15pt" fo:text-indent="-5.50pt">
        <style:tab-stops>
          <style:tab-stop style:position="482.40pt" style:type="center"/>
        </style:tab-stops>
      </style:paragraph-properties>
    </style:style>
    <style:style style:name="P552" style:family="paragraph">
      <style:paragraph-properties fo:line-height="100.00%" fo:text-align="left" fo:margin-left="-0.15pt" fo:text-indent="-5.50pt">
        <style:tab-stops>
          <style:tab-stop style:position="482.40pt"/>
        </style:tab-stops>
      </style:paragraph-properties>
    </style:style>
    <style:style style:name="P553" style:family="paragraph">
      <style:paragraph-properties fo:line-height="100.00%" fo:text-align="justify"/>
    </style:style>
    <style:style style:name="P554" style:family="paragraph">
      <style:paragraph-properties fo:line-height="100.00%" fo:text-align="left" fo:margin-left="-0.15pt" fo:text-indent="-5.50pt">
        <style:tab-stops>
          <style:tab-stop style:position="482.40pt"/>
        </style:tab-stops>
      </style:paragraph-properties>
    </style:style>
    <style:style style:name="P555" style:family="paragraph">
      <style:paragraph-properties fo:line-height="100.00%" fo:text-align="left" fo:margin-left="-0.15pt" fo:text-indent="-5.50pt">
        <style:tab-stops>
          <style:tab-stop style:position="482.40pt"/>
        </style:tab-stops>
      </style:paragraph-properties>
    </style:style>
    <style:style style:name="P556" style:family="paragraph">
      <style:paragraph-properties fo:line-height="100.00%" fo:text-align="justify"/>
    </style:style>
    <style:style style:name="P557" style:family="paragraph">
      <style:paragraph-properties fo:line-height="100.00%" fo:text-align="left" fo:margin-left="-0.15pt" fo:text-indent="-5.50pt">
        <style:tab-stops>
          <style:tab-stop style:position="482.40pt"/>
        </style:tab-stops>
      </style:paragraph-properties>
    </style:style>
    <style:style style:name="P558" style:family="paragraph">
      <style:paragraph-properties fo:line-height="100.00%" fo:text-align="left" fo:margin-left="-0.15pt" fo:text-indent="-5.50pt">
        <style:tab-stops>
          <style:tab-stop style:position="482.40pt" style:type="center"/>
        </style:tab-stops>
      </style:paragraph-properties>
    </style:style>
    <style:style style:name="P559" style:family="paragraph">
      <style:paragraph-properties fo:line-height="100.00%" fo:text-align="justify"/>
    </style:style>
    <style:style style:name="P560" style:family="paragraph">
      <style:paragraph-properties fo:line-height="100.00%" fo:text-align="left" fo:margin-left="-0.15pt" fo:text-indent="-5.50pt">
        <style:tab-stops>
          <style:tab-stop style:position="482.40pt" style:type="center"/>
        </style:tab-stops>
      </style:paragraph-properties>
    </style:style>
    <style:style style:name="P561"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562" style:family="paragraph">
      <style:paragraph-properties fo:line-height="100.00%" fo:text-align="justify"/>
    </style:style>
    <style:style style:name="P563"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564" style:family="paragraph">
      <style:paragraph-properties fo:line-height="100.00%" fo:text-align="left" fo:margin-left="-0.15pt" fo:text-indent="-5.50pt">
        <style:tab-stops>
          <style:tab-stop style:position="482.40pt" style:type="center"/>
        </style:tab-stops>
      </style:paragraph-properties>
    </style:style>
    <style:style style:name="P565" style:family="paragraph">
      <style:paragraph-properties fo:line-height="100.00%" fo:text-align="justify"/>
    </style:style>
    <style:style style:name="P566" style:family="paragraph">
      <style:paragraph-properties fo:line-height="100.00%" fo:text-align="left" fo:margin-left="-0.15pt" fo:text-indent="-5.50pt">
        <style:tab-stops>
          <style:tab-stop style:position="482.40pt" style:type="center"/>
        </style:tab-stops>
      </style:paragraph-properties>
    </style:style>
    <style:style style:name="P567" style:family="paragraph">
      <style:paragraph-properties fo:line-height="100.00%" fo:text-align="left" fo:margin-left="-0.15pt" fo:text-indent="-5.50pt">
        <style:tab-stops>
          <style:tab-stop style:position="482.40pt" style:type="center"/>
        </style:tab-stops>
      </style:paragraph-properties>
    </style:style>
    <style:style style:name="P568" style:family="paragraph">
      <style:paragraph-properties fo:line-height="100.00%" fo:text-align="justify"/>
    </style:style>
    <style:style style:name="P569" style:family="paragraph">
      <style:paragraph-properties fo:line-height="100.00%" fo:text-align="left" fo:margin-left="-0.15pt" fo:text-indent="-5.50pt">
        <style:tab-stops>
          <style:tab-stop style:position="482.40pt" style:type="center"/>
        </style:tab-stops>
      </style:paragraph-properties>
    </style:style>
    <style:style style:name="P570" style:family="paragraph">
      <style:paragraph-properties fo:line-height="100.00%" fo:text-align="left" fo:margin-left="-0.15pt" fo:text-indent="-5.50pt">
        <style:tab-stops>
          <style:tab-stop style:position="482.40pt" style:type="center"/>
        </style:tab-stops>
      </style:paragraph-properties>
    </style:style>
    <style:style style:name="P571" style:family="paragraph">
      <style:paragraph-properties fo:line-height="100.00%" fo:text-align="justify"/>
    </style:style>
    <style:style style:name="P572" style:family="paragraph">
      <style:paragraph-properties fo:line-height="100.00%" fo:text-align="left" fo:margin-left="-0.15pt" fo:text-indent="-5.50pt">
        <style:tab-stops>
          <style:tab-stop style:position="482.40pt" style:type="center"/>
        </style:tab-stops>
      </style:paragraph-properties>
    </style:style>
    <style:style style:name="P573" style:family="paragraph">
      <style:paragraph-properties fo:line-height="100.00%" fo:text-align="left" fo:margin-left="-0.15pt" fo:text-indent="-5.50pt">
        <style:tab-stops>
          <style:tab-stop style:position="482.40pt" style:type="center"/>
        </style:tab-stops>
      </style:paragraph-properties>
    </style:style>
    <style:style style:name="P574" style:family="paragraph">
      <style:paragraph-properties fo:line-height="100.00%" fo:text-align="justify"/>
    </style:style>
    <style:style style:name="P575" style:family="paragraph">
      <style:paragraph-properties fo:line-height="100.00%" fo:text-align="left" fo:margin-left="-0.15pt" fo:text-indent="-5.50pt">
        <style:tab-stops>
          <style:tab-stop style:position="482.40pt" style:type="center"/>
        </style:tab-stops>
      </style:paragraph-properties>
    </style:style>
    <style:style style:name="P576" style:family="paragraph">
      <style:paragraph-properties fo:line-height="100.00%" fo:text-align="left" fo:margin-left="-0.15pt" fo:text-indent="-5.50pt">
        <style:tab-stops>
          <style:tab-stop style:position="482.40pt" style:type="center"/>
        </style:tab-stops>
      </style:paragraph-properties>
    </style:style>
    <style:style style:name="P577" style:family="paragraph">
      <style:paragraph-properties fo:line-height="100.00%" fo:text-align="justify"/>
    </style:style>
    <style:style style:name="P578" style:family="paragraph">
      <style:paragraph-properties fo:line-height="100.00%" fo:text-align="left" fo:margin-left="-0.15pt" fo:text-indent="-5.50pt">
        <style:tab-stops>
          <style:tab-stop style:position="482.40pt" style:type="center"/>
        </style:tab-stops>
      </style:paragraph-properties>
    </style:style>
    <style:style style:name="P579" style:family="paragraph">
      <style:paragraph-properties fo:line-height="100.00%" fo:text-align="left" fo:margin-left="-0.15pt" fo:text-indent="-5.50pt">
        <style:tab-stops>
          <style:tab-stop style:position="482.40pt"/>
        </style:tab-stops>
      </style:paragraph-properties>
    </style:style>
    <style:style style:name="P580" style:family="paragraph">
      <style:paragraph-properties fo:line-height="100.00%" fo:text-align="justify"/>
    </style:style>
    <style:style style:name="P581" style:family="paragraph">
      <style:paragraph-properties fo:line-height="100.00%" fo:text-align="left" fo:margin-left="-0.15pt" fo:text-indent="-5.50pt">
        <style:tab-stops>
          <style:tab-stop style:position="482.40pt"/>
        </style:tab-stops>
      </style:paragraph-properties>
    </style:style>
    <style:style style:name="P582" style:family="paragraph">
      <style:paragraph-properties fo:line-height="100.00%" fo:text-align="left" fo:margin-left="-0.15pt" fo:text-indent="-5.50pt">
        <style:tab-stops>
          <style:tab-stop style:position="482.40pt"/>
        </style:tab-stops>
      </style:paragraph-properties>
    </style:style>
    <style:style style:name="P583" style:family="paragraph">
      <style:paragraph-properties fo:line-height="100.00%" fo:text-align="justify"/>
    </style:style>
    <style:style style:name="P584" style:family="paragraph">
      <style:paragraph-properties fo:line-height="100.00%" fo:text-align="left" fo:margin-left="-0.15pt" fo:text-indent="-5.50pt">
        <style:tab-stops>
          <style:tab-stop style:position="482.40pt"/>
        </style:tab-stops>
      </style:paragraph-properties>
    </style:style>
    <style:style style:name="P585" style:family="paragraph">
      <style:paragraph-properties fo:line-height="100.00%" fo:text-align="left"/>
    </style:style>
    <style:style style:name="P586" style:family="paragraph">
      <style:paragraph-properties fo:line-height="100.00%" fo:text-align="left" fo:margin-left="-0.15pt" fo:text-indent="-5.50pt">
        <style:tab-stops>
          <style:tab-stop style:position="482.40pt" style:type="center"/>
        </style:tab-stops>
      </style:paragraph-properties>
    </style:style>
    <style:style style:name="P587" style:family="paragraph">
      <style:paragraph-properties fo:line-height="100.00%" fo:text-align="justify"/>
    </style:style>
    <style:style style:name="P588" style:family="paragraph">
      <style:paragraph-properties fo:line-height="100.00%" fo:text-align="left" fo:margin-left="-0.15pt" fo:text-indent="-5.50pt">
        <style:tab-stops>
          <style:tab-stop style:position="482.40pt" style:type="center"/>
        </style:tab-stops>
      </style:paragraph-properties>
    </style:style>
    <style:style style:name="P589"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590" style:family="paragraph">
      <style:paragraph-properties fo:line-height="100.00%" fo:text-align="justify"/>
    </style:style>
    <style:style style:name="P591"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592" style:family="paragraph">
      <style:paragraph-properties fo:line-height="100.00%" fo:text-align="left" fo:margin-left="-0.15pt" fo:text-indent="-5.50pt">
        <style:tab-stops>
          <style:tab-stop style:position="482.40pt" style:type="center"/>
        </style:tab-stops>
      </style:paragraph-properties>
    </style:style>
    <style:style style:name="P593" style:family="paragraph">
      <style:paragraph-properties fo:line-height="100.00%" fo:text-align="justify"/>
    </style:style>
    <style:style style:name="P594" style:family="paragraph">
      <style:paragraph-properties fo:line-height="100.00%" fo:text-align="left" fo:margin-left="-0.15pt" fo:text-indent="-5.50pt">
        <style:tab-stops>
          <style:tab-stop style:position="482.40pt" style:type="center"/>
        </style:tab-stops>
      </style:paragraph-properties>
    </style:style>
    <style:style style:name="P595" style:family="paragraph">
      <style:paragraph-properties fo:line-height="100.00%" fo:text-align="left" fo:margin-left="-0.15pt" fo:text-indent="-5.50pt">
        <style:tab-stops>
          <style:tab-stop style:position="482.40pt" style:type="center"/>
        </style:tab-stops>
      </style:paragraph-properties>
    </style:style>
    <style:style style:name="P596" style:family="paragraph">
      <style:paragraph-properties fo:line-height="100.00%" fo:text-align="justify"/>
    </style:style>
    <style:style style:name="P597" style:family="paragraph">
      <style:paragraph-properties fo:line-height="100.00%" fo:text-align="left" fo:margin-left="-0.15pt" fo:text-indent="-5.50pt">
        <style:tab-stops>
          <style:tab-stop style:position="482.40pt" style:type="center"/>
        </style:tab-stops>
      </style:paragraph-properties>
    </style:style>
    <style:style style:name="P598" style:family="paragraph">
      <style:paragraph-properties fo:line-height="100.00%" fo:text-align="left" fo:margin-left="-0.15pt" fo:text-indent="-5.50pt">
        <style:tab-stops>
          <style:tab-stop style:position="482.40pt" style:type="center"/>
        </style:tab-stops>
      </style:paragraph-properties>
    </style:style>
    <style:style style:name="P599" style:family="paragraph">
      <style:paragraph-properties fo:line-height="100.00%" fo:text-align="justify"/>
    </style:style>
    <style:style style:name="P600" style:family="paragraph">
      <style:paragraph-properties fo:line-height="100.00%" fo:text-align="left" fo:margin-left="-0.15pt" fo:text-indent="-5.50pt">
        <style:tab-stops>
          <style:tab-stop style:position="482.40pt" style:type="center"/>
        </style:tab-stops>
      </style:paragraph-properties>
    </style:style>
    <style:style style:name="P601" style:family="paragraph">
      <style:paragraph-properties fo:line-height="100.00%" fo:text-align="left" fo:margin-left="-0.15pt" fo:text-indent="-5.50pt">
        <style:tab-stops>
          <style:tab-stop style:position="482.40pt" style:type="center"/>
        </style:tab-stops>
      </style:paragraph-properties>
    </style:style>
    <style:style style:name="P602" style:family="paragraph">
      <style:paragraph-properties fo:line-height="100.00%" fo:text-align="justify"/>
    </style:style>
    <style:style style:name="P603" style:family="paragraph">
      <style:paragraph-properties fo:line-height="100.00%" fo:text-align="left" fo:margin-left="-0.15pt" fo:text-indent="-5.50pt">
        <style:tab-stops>
          <style:tab-stop style:position="482.40pt" style:type="center"/>
        </style:tab-stops>
      </style:paragraph-properties>
    </style:style>
    <style:style style:name="P604" style:family="paragraph">
      <style:paragraph-properties fo:line-height="100.00%" fo:text-align="left" fo:margin-left="-0.15pt" fo:text-indent="-5.50pt">
        <style:tab-stops>
          <style:tab-stop style:position="482.40pt" style:type="center"/>
        </style:tab-stops>
      </style:paragraph-properties>
    </style:style>
    <style:style style:name="P605" style:family="paragraph">
      <style:paragraph-properties fo:line-height="100.00%" fo:text-align="justify"/>
    </style:style>
    <style:style style:name="P606" style:family="paragraph">
      <style:paragraph-properties fo:line-height="100.00%" fo:text-align="left" fo:margin-left="-0.15pt" fo:text-indent="-5.50pt">
        <style:tab-stops>
          <style:tab-stop style:position="482.40pt" style:type="center"/>
        </style:tab-stops>
      </style:paragraph-properties>
    </style:style>
    <style:style style:name="P607" style:family="paragraph">
      <style:paragraph-properties fo:line-height="100.00%" fo:text-align="left" fo:margin-left="-0.15pt" fo:text-indent="-5.50pt">
        <style:tab-stops>
          <style:tab-stop style:position="482.40pt"/>
        </style:tab-stops>
      </style:paragraph-properties>
    </style:style>
    <style:style style:name="P608" style:family="paragraph">
      <style:paragraph-properties fo:line-height="100.00%" fo:text-align="justify"/>
    </style:style>
    <style:style style:name="P609" style:family="paragraph">
      <style:paragraph-properties fo:line-height="100.00%" fo:text-align="left" fo:margin-left="-0.15pt" fo:text-indent="-5.50pt">
        <style:tab-stops>
          <style:tab-stop style:position="482.40pt"/>
        </style:tab-stops>
      </style:paragraph-properties>
    </style:style>
    <style:style style:name="P610" style:family="paragraph">
      <style:paragraph-properties fo:line-height="100.00%" fo:text-align="left" fo:margin-left="-0.15pt" fo:text-indent="-5.50pt">
        <style:tab-stops>
          <style:tab-stop style:position="482.40pt"/>
        </style:tab-stops>
      </style:paragraph-properties>
    </style:style>
    <style:style style:name="P611" style:family="paragraph">
      <style:paragraph-properties fo:line-height="100.00%" fo:text-align="justify"/>
    </style:style>
    <style:style style:name="P612" style:family="paragraph">
      <style:paragraph-properties fo:line-height="100.00%" fo:text-align="left" fo:margin-left="-0.15pt" fo:text-indent="-5.50pt">
        <style:tab-stops>
          <style:tab-stop style:position="482.40pt"/>
        </style:tab-stops>
      </style:paragraph-properties>
    </style:style>
    <style:style style:name="P613" style:family="paragraph">
      <style:paragraph-properties fo:line-height="100.00%" fo:text-align="left" fo:margin-left="-0.15pt" fo:text-indent="-5.50pt">
        <style:tab-stops>
          <style:tab-stop style:position="482.40pt" style:type="center"/>
        </style:tab-stops>
      </style:paragraph-properties>
    </style:style>
    <style:style style:name="P614" style:family="paragraph">
      <style:paragraph-properties fo:line-height="100.00%" fo:text-align="justify"/>
    </style:style>
    <style:style style:name="P615" style:family="paragraph">
      <style:paragraph-properties fo:line-height="100.00%" fo:text-align="left" fo:margin-left="-0.15pt" fo:text-indent="-5.50pt">
        <style:tab-stops>
          <style:tab-stop style:position="482.40pt" style:type="center"/>
        </style:tab-stops>
      </style:paragraph-properties>
    </style:style>
    <style:style style:name="P616"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617" style:family="paragraph">
      <style:paragraph-properties fo:line-height="100.00%" fo:text-align="justify"/>
    </style:style>
    <style:style style:name="P618"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619" style:family="paragraph">
      <style:paragraph-properties fo:line-height="100.00%" fo:text-align="left" fo:margin-left="-0.15pt" fo:text-indent="-5.50pt">
        <style:tab-stops>
          <style:tab-stop style:position="482.40pt" style:type="center"/>
        </style:tab-stops>
      </style:paragraph-properties>
    </style:style>
    <style:style style:name="P620" style:family="paragraph">
      <style:paragraph-properties fo:line-height="100.00%" fo:text-align="justify"/>
    </style:style>
    <style:style style:name="P621" style:family="paragraph">
      <style:paragraph-properties fo:line-height="100.00%" fo:text-align="left" fo:margin-left="-0.15pt" fo:text-indent="-5.50pt">
        <style:tab-stops>
          <style:tab-stop style:position="482.40pt" style:type="center"/>
        </style:tab-stops>
      </style:paragraph-properties>
    </style:style>
    <style:style style:name="P622" style:family="paragraph">
      <style:paragraph-properties fo:line-height="100.00%" fo:text-align="left" fo:margin-left="-0.15pt" fo:text-indent="-5.50pt">
        <style:tab-stops>
          <style:tab-stop style:position="482.40pt" style:type="center"/>
        </style:tab-stops>
      </style:paragraph-properties>
    </style:style>
    <style:style style:name="P623" style:family="paragraph">
      <style:paragraph-properties fo:line-height="100.00%" fo:text-align="justify"/>
    </style:style>
    <style:style style:name="P624" style:family="paragraph">
      <style:paragraph-properties fo:line-height="100.00%" fo:text-align="left" fo:margin-left="-0.15pt" fo:text-indent="-5.50pt">
        <style:tab-stops>
          <style:tab-stop style:position="482.40pt" style:type="center"/>
        </style:tab-stops>
      </style:paragraph-properties>
    </style:style>
    <style:style style:name="P625" style:family="paragraph">
      <style:paragraph-properties fo:line-height="100.00%" fo:text-align="left" fo:margin-left="-0.15pt" fo:text-indent="-5.50pt">
        <style:tab-stops>
          <style:tab-stop style:position="482.40pt" style:type="center"/>
        </style:tab-stops>
      </style:paragraph-properties>
    </style:style>
    <style:style style:name="P626" style:family="paragraph">
      <style:paragraph-properties fo:line-height="100.00%" fo:text-align="justify"/>
    </style:style>
    <style:style style:name="P627" style:family="paragraph">
      <style:paragraph-properties fo:line-height="100.00%" fo:text-align="left" fo:margin-left="-0.15pt" fo:text-indent="-5.50pt">
        <style:tab-stops>
          <style:tab-stop style:position="482.40pt" style:type="center"/>
        </style:tab-stops>
      </style:paragraph-properties>
    </style:style>
    <style:style style:name="P628" style:family="paragraph">
      <style:paragraph-properties fo:line-height="100.00%" fo:text-align="left" fo:margin-left="-0.15pt" fo:text-indent="-5.50pt">
        <style:tab-stops>
          <style:tab-stop style:position="482.40pt" style:type="center"/>
        </style:tab-stops>
      </style:paragraph-properties>
    </style:style>
    <style:style style:name="P629" style:family="paragraph">
      <style:paragraph-properties fo:line-height="100.00%" fo:text-align="justify"/>
    </style:style>
    <style:style style:name="P630" style:family="paragraph">
      <style:paragraph-properties fo:line-height="100.00%" fo:text-align="left" fo:margin-left="-0.15pt" fo:text-indent="-5.50pt">
        <style:tab-stops>
          <style:tab-stop style:position="482.40pt" style:type="center"/>
        </style:tab-stops>
      </style:paragraph-properties>
    </style:style>
    <style:style style:name="P631" style:family="paragraph">
      <style:paragraph-properties fo:line-height="100.00%" fo:text-align="left" fo:margin-left="-0.15pt" fo:text-indent="-5.50pt">
        <style:tab-stops>
          <style:tab-stop style:position="482.40pt" style:type="center"/>
        </style:tab-stops>
      </style:paragraph-properties>
    </style:style>
    <style:style style:name="P632" style:family="paragraph">
      <style:paragraph-properties fo:line-height="100.00%" fo:text-align="justify"/>
    </style:style>
    <style:style style:name="P633" style:family="paragraph">
      <style:paragraph-properties fo:line-height="100.00%" fo:text-align="left" fo:margin-left="-0.15pt" fo:text-indent="-5.50pt">
        <style:tab-stops>
          <style:tab-stop style:position="482.40pt" style:type="center"/>
        </style:tab-stops>
      </style:paragraph-properties>
    </style:style>
    <style:style style:name="P634" style:family="paragraph">
      <style:paragraph-properties fo:line-height="100.00%" fo:text-align="left" fo:margin-left="-0.15pt" fo:text-indent="-5.50pt">
        <style:tab-stops>
          <style:tab-stop style:position="482.40pt"/>
        </style:tab-stops>
      </style:paragraph-properties>
    </style:style>
    <style:style style:name="P635" style:family="paragraph">
      <style:paragraph-properties fo:line-height="100.00%" fo:text-align="justify"/>
    </style:style>
    <style:style style:name="P636" style:family="paragraph">
      <style:paragraph-properties fo:line-height="100.00%" fo:text-align="left" fo:margin-left="-0.15pt" fo:text-indent="-5.50pt">
        <style:tab-stops>
          <style:tab-stop style:position="482.40pt"/>
        </style:tab-stops>
      </style:paragraph-properties>
    </style:style>
    <style:style style:name="P637" style:family="paragraph">
      <style:paragraph-properties fo:line-height="100.00%" fo:text-align="left" fo:margin-left="-0.15pt" fo:text-indent="-5.50pt">
        <style:tab-stops>
          <style:tab-stop style:position="482.40pt"/>
        </style:tab-stops>
      </style:paragraph-properties>
    </style:style>
    <style:style style:name="P638" style:family="paragraph">
      <style:paragraph-properties fo:line-height="100.00%" fo:text-align="justify"/>
    </style:style>
    <style:style style:name="P639" style:family="paragraph">
      <style:paragraph-properties fo:line-height="100.00%" fo:text-align="left" fo:margin-left="-0.15pt" fo:text-indent="-5.50pt">
        <style:tab-stops>
          <style:tab-stop style:position="482.40pt"/>
        </style:tab-stops>
      </style:paragraph-properties>
    </style:style>
    <style:style style:name="P640" style:family="paragraph">
      <style:paragraph-properties fo:line-height="100.00%" fo:text-align="left" fo:margin-left="-0.15pt" fo:text-indent="-5.50pt">
        <style:tab-stops>
          <style:tab-stop style:position="482.40pt" style:type="center"/>
        </style:tab-stops>
      </style:paragraph-properties>
    </style:style>
    <style:style style:name="P641" style:family="paragraph">
      <style:paragraph-properties fo:line-height="100.00%" fo:text-align="justify"/>
    </style:style>
    <style:style style:name="P642" style:family="paragraph">
      <style:paragraph-properties fo:line-height="100.00%" fo:text-align="left" fo:margin-left="-0.15pt" fo:text-indent="-5.50pt">
        <style:tab-stops>
          <style:tab-stop style:position="482.40pt" style:type="center"/>
        </style:tab-stops>
      </style:paragraph-properties>
    </style:style>
    <style:style style:name="P643"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644" style:family="paragraph">
      <style:paragraph-properties fo:line-height="100.00%" fo:text-align="justify"/>
    </style:style>
    <style:style style:name="P645"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646" style:family="paragraph">
      <style:paragraph-properties fo:line-height="100.00%" fo:text-align="left" fo:margin-left="-0.15pt" fo:text-indent="-5.50pt">
        <style:tab-stops>
          <style:tab-stop style:position="482.40pt" style:type="center"/>
        </style:tab-stops>
      </style:paragraph-properties>
    </style:style>
    <style:style style:name="P647" style:family="paragraph">
      <style:paragraph-properties fo:line-height="100.00%" fo:text-align="justify"/>
    </style:style>
    <style:style style:name="P648" style:family="paragraph">
      <style:paragraph-properties fo:line-height="100.00%" fo:text-align="left" fo:margin-left="-0.15pt" fo:text-indent="-5.50pt">
        <style:tab-stops>
          <style:tab-stop style:position="482.40pt" style:type="center"/>
        </style:tab-stops>
      </style:paragraph-properties>
    </style:style>
    <style:style style:name="P649" style:family="paragraph">
      <style:paragraph-properties fo:line-height="100.00%" fo:text-align="left" fo:margin-left="-0.15pt" fo:text-indent="-5.50pt">
        <style:tab-stops>
          <style:tab-stop style:position="482.40pt" style:type="center"/>
        </style:tab-stops>
      </style:paragraph-properties>
    </style:style>
    <style:style style:name="P650" style:family="paragraph">
      <style:paragraph-properties fo:line-height="100.00%" fo:text-align="justify"/>
    </style:style>
    <style:style style:name="P651" style:family="paragraph">
      <style:paragraph-properties fo:line-height="100.00%" fo:text-align="left" fo:margin-left="-0.15pt" fo:text-indent="-5.50pt">
        <style:tab-stops>
          <style:tab-stop style:position="482.40pt" style:type="center"/>
        </style:tab-stops>
      </style:paragraph-properties>
    </style:style>
    <style:style style:name="P652" style:family="paragraph">
      <style:paragraph-properties fo:line-height="100.00%" fo:text-align="left" fo:margin-left="-0.15pt" fo:text-indent="-5.50pt">
        <style:tab-stops>
          <style:tab-stop style:position="482.40pt" style:type="center"/>
        </style:tab-stops>
      </style:paragraph-properties>
    </style:style>
    <style:style style:name="P653" style:family="paragraph">
      <style:paragraph-properties fo:line-height="100.00%" fo:text-align="justify"/>
    </style:style>
    <style:style style:name="P654" style:family="paragraph">
      <style:paragraph-properties fo:line-height="100.00%" fo:text-align="left" fo:margin-left="-0.15pt" fo:text-indent="-5.50pt">
        <style:tab-stops>
          <style:tab-stop style:position="482.40pt" style:type="center"/>
        </style:tab-stops>
      </style:paragraph-properties>
    </style:style>
    <style:style style:name="P655" style:family="paragraph">
      <style:paragraph-properties fo:line-height="100.00%" fo:text-align="left" fo:margin-left="-0.15pt" fo:text-indent="-5.50pt">
        <style:tab-stops>
          <style:tab-stop style:position="482.40pt" style:type="center"/>
        </style:tab-stops>
      </style:paragraph-properties>
    </style:style>
    <style:style style:name="P656" style:family="paragraph">
      <style:paragraph-properties fo:line-height="100.00%" fo:text-align="justify"/>
    </style:style>
    <style:style style:name="P657" style:family="paragraph">
      <style:paragraph-properties fo:line-height="100.00%" fo:text-align="left" fo:margin-left="-0.15pt" fo:text-indent="-5.50pt">
        <style:tab-stops>
          <style:tab-stop style:position="482.40pt" style:type="center"/>
        </style:tab-stops>
      </style:paragraph-properties>
    </style:style>
    <style:style style:name="P658" style:family="paragraph">
      <style:paragraph-properties fo:line-height="100.00%" fo:text-align="left" fo:margin-left="-0.15pt" fo:text-indent="-5.50pt">
        <style:tab-stops>
          <style:tab-stop style:position="482.40pt" style:type="center"/>
        </style:tab-stops>
      </style:paragraph-properties>
    </style:style>
    <style:style style:name="P659" style:family="paragraph">
      <style:paragraph-properties fo:line-height="100.00%" fo:text-align="justify"/>
    </style:style>
    <style:style style:name="P660" style:family="paragraph">
      <style:paragraph-properties fo:line-height="100.00%" fo:text-align="left" fo:margin-left="-0.15pt" fo:text-indent="-5.50pt">
        <style:tab-stops>
          <style:tab-stop style:position="482.40pt" style:type="center"/>
        </style:tab-stops>
      </style:paragraph-properties>
    </style:style>
    <style:style style:name="P661" style:family="paragraph">
      <style:paragraph-properties fo:line-height="100.00%" fo:text-align="left" fo:margin-left="-0.15pt" fo:text-indent="-5.50pt">
        <style:tab-stops>
          <style:tab-stop style:position="482.40pt"/>
        </style:tab-stops>
      </style:paragraph-properties>
    </style:style>
    <style:style style:name="P662" style:family="paragraph">
      <style:paragraph-properties fo:line-height="100.00%" fo:text-align="justify"/>
    </style:style>
    <style:style style:name="P663" style:family="paragraph">
      <style:paragraph-properties fo:line-height="100.00%" fo:text-align="left" fo:margin-left="-0.15pt" fo:text-indent="-5.50pt">
        <style:tab-stops>
          <style:tab-stop style:position="482.40pt"/>
        </style:tab-stops>
      </style:paragraph-properties>
    </style:style>
    <style:style style:name="P664" style:family="paragraph">
      <style:paragraph-properties fo:line-height="100.00%" fo:text-align="left" fo:margin-left="-0.15pt" fo:text-indent="-5.50pt">
        <style:tab-stops>
          <style:tab-stop style:position="482.40pt"/>
        </style:tab-stops>
      </style:paragraph-properties>
    </style:style>
    <style:style style:name="P665" style:family="paragraph">
      <style:paragraph-properties fo:line-height="100.00%" fo:text-align="justify"/>
    </style:style>
    <style:style style:name="P666" style:family="paragraph">
      <style:paragraph-properties fo:line-height="100.00%" fo:text-align="left" fo:margin-left="-0.15pt" fo:text-indent="-5.50pt">
        <style:tab-stops>
          <style:tab-stop style:position="482.40pt"/>
        </style:tab-stops>
      </style:paragraph-properties>
    </style:style>
    <style:style style:name="P667" style:family="paragraph">
      <style:paragraph-properties fo:line-height="100.00%" fo:text-align="left"/>
    </style:style>
    <style:style style:name="P668" style:family="paragraph">
      <style:paragraph-properties fo:line-height="100.00%" fo:text-align="left" fo:margin-left="-0.15pt" fo:text-indent="-5.50pt">
        <style:tab-stops>
          <style:tab-stop style:position="482.40pt" style:type="center"/>
        </style:tab-stops>
      </style:paragraph-properties>
    </style:style>
    <style:style style:name="P669" style:family="paragraph">
      <style:paragraph-properties fo:line-height="100.00%" fo:text-align="justify"/>
    </style:style>
    <style:style style:name="P670" style:family="paragraph">
      <style:paragraph-properties fo:line-height="100.00%" fo:text-align="left" fo:margin-left="-0.15pt" fo:text-indent="-5.50pt">
        <style:tab-stops>
          <style:tab-stop style:position="482.40pt" style:type="center"/>
        </style:tab-stops>
      </style:paragraph-properties>
    </style:style>
    <style:style style:name="P671" style:family="paragraph">
      <style:paragraph-properties fo:line-height="100.00%" fo:text-align="left" fo:margin-left="-0.15pt" fo:text-indent="-5.50pt">
        <style:tab-stops>
          <style:tab-stop style:position="90.55pt" style:type="center"/>
          <style:tab-stop style:position="32896.65pt"/>
          <style:tab-stop style:position="82871.45pt" style:char="." style:type="char"/>
          <style:tab-stop style:position="0.15pt"/>
        </style:tab-stops>
      </style:paragraph-properties>
    </style:style>
    <style:style style:name="P672" style:family="paragraph">
      <style:paragraph-properties fo:line-height="100.00%" fo:text-align="justify"/>
    </style:style>
    <style:style style:name="P673" style:family="paragraph">
      <style:paragraph-properties fo:line-height="100.00%" fo:text-align="left" fo:margin-left="-0.15pt" fo:text-indent="-5.50pt">
        <style:tab-stops>
          <style:tab-stop style:position="90.55pt" style:type="center"/>
          <style:tab-stop style:position="32896.65pt"/>
          <style:tab-stop style:position="82871.45pt" style:char="." style:type="char"/>
          <style:tab-stop style:position="0.15pt"/>
        </style:tab-stops>
      </style:paragraph-properties>
    </style:style>
    <style:style style:name="P674" style:family="paragraph">
      <style:paragraph-properties fo:line-height="100.00%" fo:text-align="left" fo:margin-left="-0.15pt" fo:text-indent="-5.50pt">
        <style:tab-stops>
          <style:tab-stop style:position="482.40pt" style:type="center"/>
        </style:tab-stops>
      </style:paragraph-properties>
    </style:style>
    <style:style style:name="P675" style:family="paragraph">
      <style:paragraph-properties fo:line-height="100.00%" fo:text-align="justify"/>
    </style:style>
    <style:style style:name="P676" style:family="paragraph">
      <style:paragraph-properties fo:line-height="100.00%" fo:text-align="left" fo:margin-left="-0.15pt" fo:text-indent="-5.50pt">
        <style:tab-stops>
          <style:tab-stop style:position="482.40pt" style:type="center"/>
        </style:tab-stops>
      </style:paragraph-properties>
    </style:style>
    <style:style style:name="P677" style:family="paragraph">
      <style:paragraph-properties fo:line-height="100.00%" fo:text-align="left" fo:margin-left="-0.15pt" fo:text-indent="-5.50pt">
        <style:tab-stops>
          <style:tab-stop style:position="482.40pt" style:type="center"/>
        </style:tab-stops>
      </style:paragraph-properties>
    </style:style>
    <style:style style:name="P678" style:family="paragraph">
      <style:paragraph-properties fo:line-height="100.00%" fo:text-align="justify"/>
    </style:style>
    <style:style style:name="P679" style:family="paragraph">
      <style:paragraph-properties fo:line-height="100.00%" fo:text-align="left" fo:margin-left="-0.15pt" fo:text-indent="-5.50pt">
        <style:tab-stops>
          <style:tab-stop style:position="482.40pt" style:type="center"/>
        </style:tab-stops>
      </style:paragraph-properties>
    </style:style>
    <style:style style:name="P680" style:family="paragraph">
      <style:paragraph-properties fo:line-height="100.00%" fo:text-align="left" fo:margin-left="-0.15pt" fo:text-indent="-5.50pt">
        <style:tab-stops>
          <style:tab-stop style:position="482.40pt"/>
        </style:tab-stops>
      </style:paragraph-properties>
    </style:style>
    <style:style style:name="P681" style:family="paragraph">
      <style:paragraph-properties fo:line-height="100.00%" fo:text-align="justify"/>
    </style:style>
    <style:style style:name="P682" style:family="paragraph">
      <style:paragraph-properties fo:line-height="100.00%" fo:text-align="left" fo:margin-left="-0.15pt" fo:text-indent="-5.50pt">
        <style:tab-stops>
          <style:tab-stop style:position="482.40pt"/>
        </style:tab-stops>
      </style:paragraph-properties>
    </style:style>
    <style:style style:name="P683" style:family="paragraph">
      <style:paragraph-properties fo:line-height="100.00%" fo:text-align="left"/>
    </style:style>
    <style:style style:name="P684" style:family="paragraph">
      <style:paragraph-properties fo:line-height="100.00%" fo:text-align="left" fo:margin-left="-0.15pt" fo:text-indent="-5.50pt">
        <style:tab-stops>
          <style:tab-stop style:position="482.40pt" style:type="center"/>
        </style:tab-stops>
      </style:paragraph-properties>
    </style:style>
    <style:style style:name="P685" style:family="paragraph">
      <style:paragraph-properties fo:line-height="100.00%" fo:text-align="justify"/>
    </style:style>
    <style:style style:name="P686" style:family="paragraph">
      <style:paragraph-properties fo:line-height="100.00%" fo:text-align="left" fo:margin-left="-0.15pt" fo:text-indent="-5.50pt">
        <style:tab-stops>
          <style:tab-stop style:position="482.40pt" style:type="center"/>
        </style:tab-stops>
      </style:paragraph-properties>
    </style:style>
    <style:style style:name="P687"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688" style:family="paragraph">
      <style:paragraph-properties fo:line-height="100.00%" fo:text-align="justify"/>
    </style:style>
    <style:style style:name="P689" style:family="paragraph">
      <style:paragraph-properties fo:line-height="100.00%" fo:text-align="left" fo:margin-left="-0.15pt" fo:text-indent="-5.50pt">
        <style:tab-stops>
          <style:tab-stop style:position="90.55pt" style:type="center"/>
          <style:tab-stop style:position="32896.65pt"/>
        </style:tab-stops>
      </style:paragraph-properties>
    </style:style>
    <style:style style:name="P690" style:family="paragraph">
      <style:paragraph-properties fo:line-height="100.00%" fo:text-align="left" fo:margin-left="-0.15pt" fo:text-indent="-5.50pt">
        <style:tab-stops>
          <style:tab-stop style:position="482.40pt" style:type="center"/>
        </style:tab-stops>
      </style:paragraph-properties>
    </style:style>
    <style:style style:name="P691" style:family="paragraph">
      <style:paragraph-properties fo:line-height="100.00%" fo:text-align="justify"/>
    </style:style>
    <style:style style:name="P692" style:family="paragraph">
      <style:paragraph-properties fo:line-height="100.00%" fo:text-align="left" fo:margin-left="-0.15pt" fo:text-indent="-5.50pt">
        <style:tab-stops>
          <style:tab-stop style:position="482.40pt" style:type="center"/>
        </style:tab-stops>
      </style:paragraph-properties>
    </style:style>
    <style:style style:name="P693" style:family="paragraph">
      <style:paragraph-properties fo:line-height="100.00%" fo:text-align="left" fo:margin-left="-0.15pt" fo:text-indent="-5.50pt">
        <style:tab-stops>
          <style:tab-stop style:position="482.40pt" style:type="center"/>
        </style:tab-stops>
      </style:paragraph-properties>
    </style:style>
    <style:style style:name="P694" style:family="paragraph">
      <style:paragraph-properties fo:line-height="100.00%" fo:text-align="justify"/>
    </style:style>
    <style:style style:name="P695" style:family="paragraph">
      <style:paragraph-properties fo:line-height="100.00%" fo:text-align="left" fo:margin-left="-0.15pt" fo:text-indent="-5.50pt">
        <style:tab-stops>
          <style:tab-stop style:position="482.40pt" style:type="center"/>
        </style:tab-stops>
      </style:paragraph-properties>
    </style:style>
    <style:style style:name="P696" style:family="paragraph">
      <style:paragraph-properties fo:line-height="100.00%" fo:text-align="left" fo:margin-left="-0.15pt" fo:text-indent="-5.50pt">
        <style:tab-stops>
          <style:tab-stop style:position="482.40pt" style:type="center"/>
        </style:tab-stops>
      </style:paragraph-properties>
    </style:style>
    <style:style style:name="P697" style:family="paragraph">
      <style:paragraph-properties fo:line-height="100.00%" fo:text-align="justify"/>
    </style:style>
    <style:style style:name="P698" style:family="paragraph">
      <style:paragraph-properties fo:line-height="100.00%" fo:text-align="left" fo:margin-left="-0.15pt" fo:text-indent="-5.50pt">
        <style:tab-stops>
          <style:tab-stop style:position="482.40pt" style:type="center"/>
        </style:tab-stops>
      </style:paragraph-properties>
    </style:style>
    <style:style style:name="P699" style:family="paragraph">
      <style:paragraph-properties fo:line-height="100.00%" fo:text-align="left" fo:margin-left="-0.15pt" fo:text-indent="-5.50pt">
        <style:tab-stops>
          <style:tab-stop style:position="482.40pt" style:type="center"/>
        </style:tab-stops>
      </style:paragraph-properties>
    </style:style>
    <style:style style:name="P700" style:family="paragraph">
      <style:paragraph-properties fo:line-height="100.00%" fo:text-align="justify"/>
    </style:style>
    <style:style style:name="P701" style:family="paragraph">
      <style:paragraph-properties fo:line-height="100.00%" fo:text-align="left" fo:margin-left="-0.15pt" fo:text-indent="-5.50pt">
        <style:tab-stops>
          <style:tab-stop style:position="482.40pt" style:type="center"/>
        </style:tab-stops>
      </style:paragraph-properties>
    </style:style>
    <style:style style:name="P702" style:family="paragraph">
      <style:paragraph-properties fo:line-height="100.00%" fo:text-align="left" fo:margin-left="-0.15pt" fo:text-indent="-5.50pt">
        <style:tab-stops>
          <style:tab-stop style:position="482.40pt" style:type="center"/>
        </style:tab-stops>
      </style:paragraph-properties>
    </style:style>
    <style:style style:name="P703" style:family="paragraph">
      <style:paragraph-properties fo:line-height="100.00%" fo:text-align="justify"/>
    </style:style>
    <style:style style:name="P704" style:family="paragraph">
      <style:paragraph-properties fo:line-height="100.00%" fo:text-align="left" fo:margin-left="-0.15pt" fo:text-indent="-5.50pt">
        <style:tab-stops>
          <style:tab-stop style:position="482.40pt" style:type="center"/>
        </style:tab-stops>
      </style:paragraph-properties>
    </style:style>
    <style:style style:name="P705" style:family="paragraph">
      <style:paragraph-properties fo:line-height="100.00%" fo:text-align="left" fo:margin-left="-0.15pt" fo:text-indent="-5.50pt">
        <style:tab-stops>
          <style:tab-stop style:position="482.40pt"/>
        </style:tab-stops>
      </style:paragraph-properties>
    </style:style>
    <style:style style:name="P706" style:family="paragraph">
      <style:paragraph-properties fo:line-height="100.00%" fo:text-align="justify"/>
    </style:style>
    <style:style style:name="P707" style:family="paragraph">
      <style:paragraph-properties fo:line-height="100.00%" fo:text-align="left" fo:margin-left="-0.15pt" fo:text-indent="-5.50pt">
        <style:tab-stops>
          <style:tab-stop style:position="482.40pt"/>
        </style:tab-stops>
      </style:paragraph-properties>
    </style:style>
    <style:style style:name="P708" style:family="paragraph">
      <style:paragraph-properties fo:line-height="100.00%" fo:text-align="left" fo:margin-left="-0.15pt" fo:text-indent="-5.50pt">
        <style:tab-stops>
          <style:tab-stop style:position="482.40pt"/>
        </style:tab-stops>
      </style:paragraph-properties>
    </style:style>
    <style:style style:name="P709" style:family="paragraph">
      <style:paragraph-properties fo:line-height="100.00%" fo:text-align="justify"/>
    </style:style>
    <style:style style:name="P710" style:family="paragraph">
      <style:paragraph-properties fo:line-height="100.00%" fo:text-align="left" fo:margin-left="-0.15pt" fo:text-indent="-5.50pt">
        <style:tab-stops>
          <style:tab-stop style:position="482.40pt"/>
        </style:tab-stops>
      </style:paragraph-properties>
    </style:style>
    <style:style style:name="P711" style:family="paragraph">
      <style:paragraph-properties fo:line-height="100.00%" fo:text-align="left"/>
    </style:style>
    <style:style style:name="TableColumn0100" style:family="table-column">
      <style:table-column-properties style:column-width="6.697917in"/>
    </style:style>
    <style:style style:name="Table01" style:family="table">
      <style:table-properties style:width="6.697917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olumn0200" style:family="table-column">
      <style:table-column-properties style:column-width="1.255556in"/>
    </style:style>
    <style:style style:name="TableColumn0201" style:family="table-column">
      <style:table-column-properties style:column-width="2.953472in"/>
    </style:style>
    <style:style style:name="TableColumn0202" style:family="table-column">
      <style:table-column-properties style:column-width="0.947222in"/>
    </style:style>
    <style:style style:name="TableColumn0203" style:family="table-column">
      <style:table-column-properties style:column-width="1.541667in"/>
    </style:style>
    <style:style style:name="Table02" style:family="table">
      <style:table-properties style:width="6.697917in" fo:margin-left="0.000000in" style:writing-mode="lr" table:align="left" style:may-break-between-rows="true"/>
    </style:style>
    <style:style style:name="TableRow0200" style:family="table-row">
      <style:table-row-properties style:min-row-height="0.247917in"/>
    </style:style>
    <style:style style:name="TableCell020000" style:family="table-cell">
      <style:table-cell-properties fo:border-top="0.006944in solid #00000a" fo:border-left="0.006944in solid #00000a" fo:border-right="0.006944in solid #00000a" fo:border-bottom="0.006944in solid #00000a" fo:padding-left="0.076389in" fo:padding-right="0.076389in" fo:vertical-align="center" fo:background-color="#8db3e2"/>
    </style:style>
    <style:style style:name="TableCell020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200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200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201" style:family="table-row">
      <style:table-row-properties/>
    </style:style>
    <style:style style:name="TableCell020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201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20102"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20103"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0202" style:family="table-row">
      <style:table-row-properties style:min-row-height="0.039583in"/>
    </style:style>
    <style:style style:name="TableCell020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20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202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202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203" style:family="table-row">
      <style:table-row-properties/>
    </style:style>
    <style:style style:name="TableCell0203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20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203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203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204" style:family="table-row">
      <style:table-row-properties/>
    </style:style>
    <style:style style:name="TableCell0204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20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204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204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olumn0300" style:family="table-column">
      <style:table-column-properties style:column-width="1.255556in"/>
    </style:style>
    <style:style style:name="TableColumn0301" style:family="table-column">
      <style:table-column-properties style:column-width="5.442361in"/>
    </style:style>
    <style:style style:name="Table03" style:family="table">
      <style:table-properties style:width="6.697917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030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301" style:family="table-row">
      <style:table-row-properties/>
    </style:style>
    <style:style style:name="TableCell030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301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0302" style:family="table-row">
      <style:table-row-properties style:min-row-height="0.039583in"/>
    </style:style>
    <style:style style:name="TableCell030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30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303" style:family="table-row">
      <style:table-row-properties/>
    </style:style>
    <style:style style:name="TableCell0303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30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304" style:family="table-row">
      <style:table-row-properties/>
    </style:style>
    <style:style style:name="TableCell0304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30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305" style:family="table-row">
      <style:table-row-properties style:min-row-height="0.039583in"/>
    </style:style>
    <style:style style:name="TableCell0305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30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306" style:family="table-row">
      <style:table-row-properties/>
    </style:style>
    <style:style style:name="TableCell0306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306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307" style:family="table-row">
      <style:table-row-properties/>
    </style:style>
    <style:style style:name="TableCell0307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307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308" style:family="table-row">
      <style:table-row-properties style:min-row-height="0.039583in"/>
    </style:style>
    <style:style style:name="TableCell0308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308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309" style:family="table-row">
      <style:table-row-properties/>
    </style:style>
    <style:style style:name="TableCell0309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0309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310" style:family="table-row">
      <style:table-row-properties/>
    </style:style>
    <style:style style:name="TableCell0310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310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0311" style:family="table-row">
      <style:table-row-properties style:min-row-height="0.039583in"/>
    </style:style>
    <style:style style:name="TableCell0311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311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312" style:family="table-row">
      <style:table-row-properties/>
    </style:style>
    <style:style style:name="TableCell0312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31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313" style:family="table-row">
      <style:table-row-properties/>
    </style:style>
    <style:style style:name="TableCell0313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31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314" style:family="table-row">
      <style:table-row-properties style:min-row-height="0.039583in"/>
    </style:style>
    <style:style style:name="TableCell0314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31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315" style:family="table-row">
      <style:table-row-properties/>
    </style:style>
    <style:style style:name="TableCell0315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31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316" style:family="table-row">
      <style:table-row-properties/>
    </style:style>
    <style:style style:name="TableCell0316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316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317" style:family="table-row">
      <style:table-row-properties style:min-row-height="0.039583in"/>
    </style:style>
    <style:style style:name="TableCell0317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317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olumn0400" style:family="table-column">
      <style:table-column-properties style:column-width="1.255556in"/>
    </style:style>
    <style:style style:name="TableColumn0401" style:family="table-column">
      <style:table-column-properties style:column-width="2.953472in"/>
    </style:style>
    <style:style style:name="TableColumn0402" style:family="table-column">
      <style:table-column-properties style:column-width="0.947222in"/>
    </style:style>
    <style:style style:name="TableColumn0403" style:family="table-column">
      <style:table-column-properties style:column-width="1.541667in"/>
    </style:style>
    <style:style style:name="Table04" style:family="table">
      <style:table-properties style:width="6.697917in" fo:margin-left="0.000000in" style:writing-mode="lr" table:align="left" style:may-break-between-rows="true"/>
    </style:style>
    <style:style style:name="TableRow0400" style:family="table-row">
      <style:table-row-properties style:min-row-height="0.247917in"/>
    </style:style>
    <style:style style:name="TableCell040000" style:family="table-cell">
      <style:table-cell-properties fo:border-top="0.006944in solid #00000a" fo:border-left="0.006944in solid #00000a" fo:border-right="0.006944in solid #00000a" fo:border-bottom="0.006944in solid #00000a" fo:padding-left="0.076389in" fo:padding-right="0.076389in" fo:vertical-align="center" fo:background-color="#8db3e2"/>
    </style:style>
    <style:style style:name="TableCell040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400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400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401" style:family="table-row">
      <style:table-row-properties/>
    </style:style>
    <style:style style:name="TableCell040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401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40102"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40103"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0402" style:family="table-row">
      <style:table-row-properties style:min-row-height="0.039583in"/>
    </style:style>
    <style:style style:name="TableCell040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40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402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402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403" style:family="table-row">
      <style:table-row-properties/>
    </style:style>
    <style:style style:name="TableCell0403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40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403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403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404" style:family="table-row">
      <style:table-row-properties/>
    </style:style>
    <style:style style:name="TableCell0404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40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404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404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olumn0500" style:family="table-column">
      <style:table-column-properties style:column-width="1.255556in"/>
    </style:style>
    <style:style style:name="TableColumn0501" style:family="table-column">
      <style:table-column-properties style:column-width="5.442361in"/>
    </style:style>
    <style:style style:name="Table05" style:family="table">
      <style:table-properties style:width="6.697917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050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501" style:family="table-row">
      <style:table-row-properties/>
    </style:style>
    <style:style style:name="TableCell050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501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0502" style:family="table-row">
      <style:table-row-properties style:min-row-height="0.039583in"/>
    </style:style>
    <style:style style:name="TableCell050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50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503" style:family="table-row">
      <style:table-row-properties/>
    </style:style>
    <style:style style:name="TableCell0503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50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504" style:family="table-row">
      <style:table-row-properties/>
    </style:style>
    <style:style style:name="TableCell0504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50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505" style:family="table-row">
      <style:table-row-properties style:min-row-height="0.039583in"/>
    </style:style>
    <style:style style:name="TableCell0505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50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506" style:family="table-row">
      <style:table-row-properties/>
    </style:style>
    <style:style style:name="TableCell0506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506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507" style:family="table-row">
      <style:table-row-properties/>
    </style:style>
    <style:style style:name="TableCell0507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507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508" style:family="table-row">
      <style:table-row-properties style:min-row-height="0.039583in"/>
    </style:style>
    <style:style style:name="TableCell0508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508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509" style:family="table-row">
      <style:table-row-properties/>
    </style:style>
    <style:style style:name="TableCell0509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0509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510" style:family="table-row">
      <style:table-row-properties/>
    </style:style>
    <style:style style:name="TableCell0510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510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0511" style:family="table-row">
      <style:table-row-properties style:min-row-height="0.039583in"/>
    </style:style>
    <style:style style:name="TableCell0511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511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512" style:family="table-row">
      <style:table-row-properties/>
    </style:style>
    <style:style style:name="TableCell0512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51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513" style:family="table-row">
      <style:table-row-properties/>
    </style:style>
    <style:style style:name="TableCell0513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51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514" style:family="table-row">
      <style:table-row-properties style:min-row-height="0.039583in"/>
    </style:style>
    <style:style style:name="TableCell0514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51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515" style:family="table-row">
      <style:table-row-properties/>
    </style:style>
    <style:style style:name="TableCell0515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51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516" style:family="table-row">
      <style:table-row-properties/>
    </style:style>
    <style:style style:name="TableCell0516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516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517" style:family="table-row">
      <style:table-row-properties style:min-row-height="0.039583in"/>
    </style:style>
    <style:style style:name="TableCell0517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517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olumn0600" style:family="table-column">
      <style:table-column-properties style:column-width="1.255556in"/>
    </style:style>
    <style:style style:name="TableColumn0601" style:family="table-column">
      <style:table-column-properties style:column-width="2.953472in"/>
    </style:style>
    <style:style style:name="TableColumn0602" style:family="table-column">
      <style:table-column-properties style:column-width="0.947222in"/>
    </style:style>
    <style:style style:name="TableColumn0603" style:family="table-column">
      <style:table-column-properties style:column-width="1.541667in"/>
    </style:style>
    <style:style style:name="Table06" style:family="table">
      <style:table-properties style:width="6.697917in" fo:margin-left="0.000000in" style:writing-mode="lr" table:align="left" style:may-break-between-rows="true"/>
    </style:style>
    <style:style style:name="TableRow0600" style:family="table-row">
      <style:table-row-properties style:min-row-height="0.247917in"/>
    </style:style>
    <style:style style:name="TableCell060000" style:family="table-cell">
      <style:table-cell-properties fo:border-top="0.006944in solid #00000a" fo:border-left="0.006944in solid #00000a" fo:border-right="0.006944in solid #00000a" fo:border-bottom="0.006944in solid #00000a" fo:padding-left="0.076389in" fo:padding-right="0.076389in" fo:vertical-align="center" fo:background-color="#8db3e2"/>
    </style:style>
    <style:style style:name="TableCell060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600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600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601" style:family="table-row">
      <style:table-row-properties/>
    </style:style>
    <style:style style:name="TableCell060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601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60102"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60103"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0602" style:family="table-row">
      <style:table-row-properties style:min-row-height="0.039583in"/>
    </style:style>
    <style:style style:name="TableCell060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60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602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602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603" style:family="table-row">
      <style:table-row-properties/>
    </style:style>
    <style:style style:name="TableCell0603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60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603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603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604" style:family="table-row">
      <style:table-row-properties/>
    </style:style>
    <style:style style:name="TableCell0604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60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604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604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olumn0700" style:family="table-column">
      <style:table-column-properties style:column-width="1.255556in"/>
    </style:style>
    <style:style style:name="TableColumn0701" style:family="table-column">
      <style:table-column-properties style:column-width="5.442361in"/>
    </style:style>
    <style:style style:name="Table07" style:family="table">
      <style:table-properties style:width="6.697917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070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01" style:family="table-row">
      <style:table-row-properties/>
    </style:style>
    <style:style style:name="TableCell070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701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0702" style:family="table-row">
      <style:table-row-properties style:min-row-height="0.039583in"/>
    </style:style>
    <style:style style:name="TableCell070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70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03" style:family="table-row">
      <style:table-row-properties/>
    </style:style>
    <style:style style:name="TableCell0703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70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04" style:family="table-row">
      <style:table-row-properties/>
    </style:style>
    <style:style style:name="TableCell0704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70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05" style:family="table-row">
      <style:table-row-properties style:min-row-height="0.039583in"/>
    </style:style>
    <style:style style:name="TableCell0705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70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06" style:family="table-row">
      <style:table-row-properties/>
    </style:style>
    <style:style style:name="TableCell0706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706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07" style:family="table-row">
      <style:table-row-properties/>
    </style:style>
    <style:style style:name="TableCell0707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707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08" style:family="table-row">
      <style:table-row-properties style:min-row-height="0.039583in"/>
    </style:style>
    <style:style style:name="TableCell0708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708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09" style:family="table-row">
      <style:table-row-properties/>
    </style:style>
    <style:style style:name="TableCell0709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0709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10" style:family="table-row">
      <style:table-row-properties/>
    </style:style>
    <style:style style:name="TableCell0710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710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0711" style:family="table-row">
      <style:table-row-properties style:min-row-height="0.039583in"/>
    </style:style>
    <style:style style:name="TableCell0711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711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12" style:family="table-row">
      <style:table-row-properties/>
    </style:style>
    <style:style style:name="TableCell0712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71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13" style:family="table-row">
      <style:table-row-properties/>
    </style:style>
    <style:style style:name="TableCell0713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71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14" style:family="table-row">
      <style:table-row-properties style:min-row-height="0.039583in"/>
    </style:style>
    <style:style style:name="TableCell0714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71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15" style:family="table-row">
      <style:table-row-properties/>
    </style:style>
    <style:style style:name="TableCell0715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71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16" style:family="table-row">
      <style:table-row-properties/>
    </style:style>
    <style:style style:name="TableCell0716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716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17" style:family="table-row">
      <style:table-row-properties style:min-row-height="0.039583in"/>
    </style:style>
    <style:style style:name="TableCell0717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717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18" style:family="table-row">
      <style:table-row-properties/>
    </style:style>
    <style:style style:name="TableCell0718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0718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19" style:family="table-row">
      <style:table-row-properties/>
    </style:style>
    <style:style style:name="TableCell0719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719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0720" style:family="table-row">
      <style:table-row-properties style:min-row-height="0.039583in"/>
    </style:style>
    <style:style style:name="TableCell0720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72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21" style:family="table-row">
      <style:table-row-properties/>
    </style:style>
    <style:style style:name="TableCell072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721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22" style:family="table-row">
      <style:table-row-properties/>
    </style:style>
    <style:style style:name="TableCell072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72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23" style:family="table-row">
      <style:table-row-properties style:min-row-height="0.039583in"/>
    </style:style>
    <style:style style:name="TableCell0723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72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24" style:family="table-row">
      <style:table-row-properties/>
    </style:style>
    <style:style style:name="TableCell0724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72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25" style:family="table-row">
      <style:table-row-properties/>
    </style:style>
    <style:style style:name="TableCell0725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72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26" style:family="table-row">
      <style:table-row-properties style:min-row-height="0.039583in"/>
    </style:style>
    <style:style style:name="TableCell0726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726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27" style:family="table-row">
      <style:table-row-properties/>
    </style:style>
    <style:style style:name="TableCell0727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0727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28" style:family="table-row">
      <style:table-row-properties/>
    </style:style>
    <style:style style:name="TableCell0728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728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0729" style:family="table-row">
      <style:table-row-properties style:min-row-height="0.039583in"/>
    </style:style>
    <style:style style:name="TableCell0729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729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30" style:family="table-row">
      <style:table-row-properties/>
    </style:style>
    <style:style style:name="TableCell0730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73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31" style:family="table-row">
      <style:table-row-properties/>
    </style:style>
    <style:style style:name="TableCell0731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731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32" style:family="table-row">
      <style:table-row-properties style:min-row-height="0.039583in"/>
    </style:style>
    <style:style style:name="TableCell073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73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33" style:family="table-row">
      <style:table-row-properties/>
    </style:style>
    <style:style style:name="TableCell0733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73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34" style:family="table-row">
      <style:table-row-properties/>
    </style:style>
    <style:style style:name="TableCell0734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73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735" style:family="table-row">
      <style:table-row-properties style:min-row-height="0.039583in"/>
    </style:style>
    <style:style style:name="TableCell0735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73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olumn0800" style:family="table-column">
      <style:table-column-properties style:column-width="1.255556in"/>
    </style:style>
    <style:style style:name="TableColumn0801" style:family="table-column">
      <style:table-column-properties style:column-width="2.953472in"/>
    </style:style>
    <style:style style:name="TableColumn0802" style:family="table-column">
      <style:table-column-properties style:column-width="0.947222in"/>
    </style:style>
    <style:style style:name="TableColumn0803" style:family="table-column">
      <style:table-column-properties style:column-width="1.541667in"/>
    </style:style>
    <style:style style:name="Table08" style:family="table">
      <style:table-properties style:width="6.697917in" fo:margin-left="0.000000in" style:writing-mode="lr" table:align="left" style:may-break-between-rows="true"/>
    </style:style>
    <style:style style:name="TableRow0800" style:family="table-row">
      <style:table-row-properties style:min-row-height="0.247917in"/>
    </style:style>
    <style:style style:name="TableCell080000" style:family="table-cell">
      <style:table-cell-properties fo:border-top="0.006944in solid #00000a" fo:border-left="0.006944in solid #00000a" fo:border-right="0.006944in solid #00000a" fo:border-bottom="0.006944in solid #00000a" fo:padding-left="0.076389in" fo:padding-right="0.076389in" fo:vertical-align="center" fo:background-color="#8db3e2"/>
    </style:style>
    <style:style style:name="TableCell080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800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800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801" style:family="table-row">
      <style:table-row-properties/>
    </style:style>
    <style:style style:name="TableCell080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801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80102"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80103"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0802" style:family="table-row">
      <style:table-row-properties style:min-row-height="0.039583in"/>
    </style:style>
    <style:style style:name="TableCell080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80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802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802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803" style:family="table-row">
      <style:table-row-properties/>
    </style:style>
    <style:style style:name="TableCell0803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80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803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803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804" style:family="table-row">
      <style:table-row-properties/>
    </style:style>
    <style:style style:name="TableCell0804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80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804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0804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olumn0900" style:family="table-column">
      <style:table-column-properties style:column-width="1.255556in"/>
    </style:style>
    <style:style style:name="TableColumn0901" style:family="table-column">
      <style:table-column-properties style:column-width="5.442361in"/>
    </style:style>
    <style:style style:name="Table09" style:family="table">
      <style:table-properties style:width="6.697917in" fo:margin-left="0.000000in" style:writing-mode="lr" table:align="left" style:may-break-between-rows="true"/>
    </style:style>
    <style:style style:name="TableRow0900" style:family="table-row">
      <style:table-row-properties/>
    </style:style>
    <style:style style:name="TableCell0900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090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901" style:family="table-row">
      <style:table-row-properties/>
    </style:style>
    <style:style style:name="TableCell090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901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0902" style:family="table-row">
      <style:table-row-properties style:min-row-height="0.039583in"/>
    </style:style>
    <style:style style:name="TableCell090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90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903" style:family="table-row">
      <style:table-row-properties/>
    </style:style>
    <style:style style:name="TableCell0903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90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904" style:family="table-row">
      <style:table-row-properties/>
    </style:style>
    <style:style style:name="TableCell0904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90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905" style:family="table-row">
      <style:table-row-properties style:min-row-height="0.039583in"/>
    </style:style>
    <style:style style:name="TableCell0905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090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906" style:family="table-row">
      <style:table-row-properties/>
    </style:style>
    <style:style style:name="TableCell0906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0906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907" style:family="table-row">
      <style:table-row-properties/>
    </style:style>
    <style:style style:name="TableCell0907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907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0908" style:family="table-row">
      <style:table-row-properties style:min-row-height="0.039583in"/>
    </style:style>
    <style:style style:name="TableCell0908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0908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olumn1000" style:family="table-column">
      <style:table-column-properties style:column-width="1.255556in"/>
    </style:style>
    <style:style style:name="TableColumn1001" style:family="table-column">
      <style:table-column-properties style:column-width="2.953472in"/>
    </style:style>
    <style:style style:name="TableColumn1002" style:family="table-column">
      <style:table-column-properties style:column-width="0.947222in"/>
    </style:style>
    <style:style style:name="TableColumn1003" style:family="table-column">
      <style:table-column-properties style:column-width="1.541667in"/>
    </style:style>
    <style:style style:name="Table10" style:family="table">
      <style:table-properties style:width="6.697917in" fo:margin-left="0.000000in" style:writing-mode="lr" table:align="left" style:may-break-between-rows="true"/>
    </style:style>
    <style:style style:name="TableRow1000" style:family="table-row">
      <style:table-row-properties style:min-row-height="0.247917in"/>
    </style:style>
    <style:style style:name="TableCell100000" style:family="table-cell">
      <style:table-cell-properties fo:border-top="0.006944in solid #00000a" fo:border-left="0.006944in solid #00000a" fo:border-right="0.006944in solid #00000a" fo:border-bottom="0.006944in solid #00000a" fo:padding-left="0.076389in" fo:padding-right="0.076389in" fo:vertical-align="center" fo:background-color="#8db3e2"/>
    </style:style>
    <style:style style:name="TableCell100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000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000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001" style:family="table-row">
      <style:table-row-properties/>
    </style:style>
    <style:style style:name="TableCell100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001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00102"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00103"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1002" style:family="table-row">
      <style:table-row-properties style:min-row-height="0.039583in"/>
    </style:style>
    <style:style style:name="TableCell100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00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002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002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003" style:family="table-row">
      <style:table-row-properties/>
    </style:style>
    <style:style style:name="TableCell1003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00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003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003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004" style:family="table-row">
      <style:table-row-properties/>
    </style:style>
    <style:style style:name="TableCell1004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00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004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004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olumn1100" style:family="table-column">
      <style:table-column-properties style:column-width="1.255556in"/>
    </style:style>
    <style:style style:name="TableColumn1101" style:family="table-column">
      <style:table-column-properties style:column-width="5.442361in"/>
    </style:style>
    <style:style style:name="Table11" style:family="table">
      <style:table-properties style:width="6.697917in" fo:margin-left="0.000000in" style:writing-mode="lr" table:align="left" style:may-break-between-rows="true"/>
    </style:style>
    <style:style style:name="TableRow1100" style:family="table-row">
      <style:table-row-properties/>
    </style:style>
    <style:style style:name="TableCell1100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110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01" style:family="table-row">
      <style:table-row-properties/>
    </style:style>
    <style:style style:name="TableCell110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101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1102" style:family="table-row">
      <style:table-row-properties style:min-row-height="0.039583in"/>
    </style:style>
    <style:style style:name="TableCell110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10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03" style:family="table-row">
      <style:table-row-properties/>
    </style:style>
    <style:style style:name="TableCell1103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10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04" style:family="table-row">
      <style:table-row-properties/>
    </style:style>
    <style:style style:name="TableCell1104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10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05" style:family="table-row">
      <style:table-row-properties style:min-row-height="0.039583in"/>
    </style:style>
    <style:style style:name="TableCell1105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10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06" style:family="table-row">
      <style:table-row-properties/>
    </style:style>
    <style:style style:name="TableCell1106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106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07" style:family="table-row">
      <style:table-row-properties/>
    </style:style>
    <style:style style:name="TableCell1107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107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08" style:family="table-row">
      <style:table-row-properties style:min-row-height="0.039583in"/>
    </style:style>
    <style:style style:name="TableCell1108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108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09" style:family="table-row">
      <style:table-row-properties/>
    </style:style>
    <style:style style:name="TableCell1109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1109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10" style:family="table-row">
      <style:table-row-properties/>
    </style:style>
    <style:style style:name="TableCell1110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110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1111" style:family="table-row">
      <style:table-row-properties style:min-row-height="0.039583in"/>
    </style:style>
    <style:style style:name="TableCell1111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111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12" style:family="table-row">
      <style:table-row-properties/>
    </style:style>
    <style:style style:name="TableCell1112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11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13" style:family="table-row">
      <style:table-row-properties/>
    </style:style>
    <style:style style:name="TableCell1113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11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14" style:family="table-row">
      <style:table-row-properties style:min-row-height="0.039583in"/>
    </style:style>
    <style:style style:name="TableCell1114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11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15" style:family="table-row">
      <style:table-row-properties/>
    </style:style>
    <style:style style:name="TableCell1115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11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16" style:family="table-row">
      <style:table-row-properties/>
    </style:style>
    <style:style style:name="TableCell1116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116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17" style:family="table-row">
      <style:table-row-properties style:min-row-height="0.039583in"/>
    </style:style>
    <style:style style:name="TableCell1117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117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18" style:family="table-row">
      <style:table-row-properties/>
    </style:style>
    <style:style style:name="TableCell1118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1118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19" style:family="table-row">
      <style:table-row-properties/>
    </style:style>
    <style:style style:name="TableCell1119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119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1120" style:family="table-row">
      <style:table-row-properties style:min-row-height="0.039583in"/>
    </style:style>
    <style:style style:name="TableCell1120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12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21" style:family="table-row">
      <style:table-row-properties/>
    </style:style>
    <style:style style:name="TableCell112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121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22" style:family="table-row">
      <style:table-row-properties/>
    </style:style>
    <style:style style:name="TableCell112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12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23" style:family="table-row">
      <style:table-row-properties style:min-row-height="0.039583in"/>
    </style:style>
    <style:style style:name="TableCell1123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12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24" style:family="table-row">
      <style:table-row-properties/>
    </style:style>
    <style:style style:name="TableCell1124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12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25" style:family="table-row">
      <style:table-row-properties/>
    </style:style>
    <style:style style:name="TableCell1125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12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126" style:family="table-row">
      <style:table-row-properties style:min-row-height="0.039583in"/>
    </style:style>
    <style:style style:name="TableCell1126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126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olumn1200" style:family="table-column">
      <style:table-column-properties style:column-width="1.255556in"/>
    </style:style>
    <style:style style:name="TableColumn1201" style:family="table-column">
      <style:table-column-properties style:column-width="2.953472in"/>
    </style:style>
    <style:style style:name="TableColumn1202" style:family="table-column">
      <style:table-column-properties style:column-width="0.947222in"/>
    </style:style>
    <style:style style:name="TableColumn1203" style:family="table-column">
      <style:table-column-properties style:column-width="1.541667in"/>
    </style:style>
    <style:style style:name="Table12" style:family="table">
      <style:table-properties style:width="6.697917in" fo:margin-left="0.000000in" style:writing-mode="lr" table:align="left" style:may-break-between-rows="true"/>
    </style:style>
    <style:style style:name="TableRow1200" style:family="table-row">
      <style:table-row-properties style:min-row-height="0.247917in"/>
    </style:style>
    <style:style style:name="TableCell120000" style:family="table-cell">
      <style:table-cell-properties fo:border-top="0.006944in solid #00000a" fo:border-left="0.006944in solid #00000a" fo:border-right="0.006944in solid #00000a" fo:border-bottom="0.006944in solid #00000a" fo:padding-left="0.076389in" fo:padding-right="0.076389in" fo:vertical-align="center" fo:background-color="#8db3e2"/>
    </style:style>
    <style:style style:name="TableCell120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200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200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201" style:family="table-row">
      <style:table-row-properties/>
    </style:style>
    <style:style style:name="TableCell120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201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20102"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20103"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1202" style:family="table-row">
      <style:table-row-properties style:min-row-height="0.039583in"/>
    </style:style>
    <style:style style:name="TableCell120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20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202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202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203" style:family="table-row">
      <style:table-row-properties/>
    </style:style>
    <style:style style:name="TableCell1203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20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203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203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204" style:family="table-row">
      <style:table-row-properties/>
    </style:style>
    <style:style style:name="TableCell1204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20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204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204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olumn1300" style:family="table-column">
      <style:table-column-properties style:column-width="1.255556in"/>
    </style:style>
    <style:style style:name="TableColumn1301" style:family="table-column">
      <style:table-column-properties style:column-width="5.442361in"/>
    </style:style>
    <style:style style:name="Table13" style:family="table">
      <style:table-properties style:width="6.697917in" fo:margin-left="0.000000in" style:writing-mode="lr" table:align="left" style:may-break-between-rows="true"/>
    </style:style>
    <style:style style:name="TableRow1300" style:family="table-row">
      <style:table-row-properties/>
    </style:style>
    <style:style style:name="TableCell1300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130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301" style:family="table-row">
      <style:table-row-properties/>
    </style:style>
    <style:style style:name="TableCell130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301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1302" style:family="table-row">
      <style:table-row-properties style:min-row-height="0.039583in"/>
    </style:style>
    <style:style style:name="TableCell130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30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303" style:family="table-row">
      <style:table-row-properties/>
    </style:style>
    <style:style style:name="TableCell1303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30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304" style:family="table-row">
      <style:table-row-properties/>
    </style:style>
    <style:style style:name="TableCell1304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30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305" style:family="table-row">
      <style:table-row-properties style:min-row-height="0.039583in"/>
    </style:style>
    <style:style style:name="TableCell1305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30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306" style:family="table-row">
      <style:table-row-properties/>
    </style:style>
    <style:style style:name="TableCell1306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306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307" style:family="table-row">
      <style:table-row-properties/>
    </style:style>
    <style:style style:name="TableCell1307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307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308" style:family="table-row">
      <style:table-row-properties style:min-row-height="0.039583in"/>
    </style:style>
    <style:style style:name="TableCell1308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308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olumn1400" style:family="table-column">
      <style:table-column-properties style:column-width="1.255556in"/>
    </style:style>
    <style:style style:name="TableColumn1401" style:family="table-column">
      <style:table-column-properties style:column-width="2.953472in"/>
    </style:style>
    <style:style style:name="TableColumn1402" style:family="table-column">
      <style:table-column-properties style:column-width="0.947222in"/>
    </style:style>
    <style:style style:name="TableColumn1403" style:family="table-column">
      <style:table-column-properties style:column-width="1.541667in"/>
    </style:style>
    <style:style style:name="Table14" style:family="table">
      <style:table-properties style:width="6.697917in" fo:margin-left="0.000000in" style:writing-mode="lr" table:align="left" style:may-break-between-rows="true"/>
    </style:style>
    <style:style style:name="TableRow1400" style:family="table-row">
      <style:table-row-properties style:min-row-height="0.247917in"/>
    </style:style>
    <style:style style:name="TableCell140000" style:family="table-cell">
      <style:table-cell-properties fo:border-top="0.006944in solid #00000a" fo:border-left="0.006944in solid #00000a" fo:border-right="0.006944in solid #00000a" fo:border-bottom="0.006944in solid #00000a" fo:padding-left="0.076389in" fo:padding-right="0.076389in" fo:vertical-align="center" fo:background-color="#8db3e2"/>
    </style:style>
    <style:style style:name="TableCell140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400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400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401" style:family="table-row">
      <style:table-row-properties/>
    </style:style>
    <style:style style:name="TableCell140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401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40102"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40103"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1402" style:family="table-row">
      <style:table-row-properties style:min-row-height="0.039583in"/>
    </style:style>
    <style:style style:name="TableCell140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40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402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402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403" style:family="table-row">
      <style:table-row-properties/>
    </style:style>
    <style:style style:name="TableCell1403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40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403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403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404" style:family="table-row">
      <style:table-row-properties/>
    </style:style>
    <style:style style:name="TableCell1404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40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404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404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olumn1500" style:family="table-column">
      <style:table-column-properties style:column-width="1.255556in"/>
    </style:style>
    <style:style style:name="TableColumn1501" style:family="table-column">
      <style:table-column-properties style:column-width="5.442361in"/>
    </style:style>
    <style:style style:name="Table15" style:family="table">
      <style:table-properties style:width="6.697917in" fo:margin-left="0.000000in" style:writing-mode="lr" table:align="left" style:may-break-between-rows="true"/>
    </style:style>
    <style:style style:name="TableRow1500" style:family="table-row">
      <style:table-row-properties/>
    </style:style>
    <style:style style:name="TableCell1500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150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01" style:family="table-row">
      <style:table-row-properties/>
    </style:style>
    <style:style style:name="TableCell150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501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1502" style:family="table-row">
      <style:table-row-properties style:min-row-height="0.039583in"/>
    </style:style>
    <style:style style:name="TableCell150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50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03" style:family="table-row">
      <style:table-row-properties/>
    </style:style>
    <style:style style:name="TableCell1503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50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04" style:family="table-row">
      <style:table-row-properties/>
    </style:style>
    <style:style style:name="TableCell1504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50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05" style:family="table-row">
      <style:table-row-properties style:min-row-height="0.039583in"/>
    </style:style>
    <style:style style:name="TableCell1505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50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06" style:family="table-row">
      <style:table-row-properties/>
    </style:style>
    <style:style style:name="TableCell1506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506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07" style:family="table-row">
      <style:table-row-properties/>
    </style:style>
    <style:style style:name="TableCell1507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507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08" style:family="table-row">
      <style:table-row-properties style:min-row-height="0.039583in"/>
    </style:style>
    <style:style style:name="TableCell1508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508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09" style:family="table-row">
      <style:table-row-properties/>
    </style:style>
    <style:style style:name="TableCell1509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1509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10" style:family="table-row">
      <style:table-row-properties/>
    </style:style>
    <style:style style:name="TableCell1510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510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1511" style:family="table-row">
      <style:table-row-properties style:min-row-height="0.039583in"/>
    </style:style>
    <style:style style:name="TableCell1511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511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12" style:family="table-row">
      <style:table-row-properties/>
    </style:style>
    <style:style style:name="TableCell1512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51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13" style:family="table-row">
      <style:table-row-properties/>
    </style:style>
    <style:style style:name="TableCell1513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51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14" style:family="table-row">
      <style:table-row-properties style:min-row-height="0.039583in"/>
    </style:style>
    <style:style style:name="TableCell1514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51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15" style:family="table-row">
      <style:table-row-properties/>
    </style:style>
    <style:style style:name="TableCell1515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51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16" style:family="table-row">
      <style:table-row-properties/>
    </style:style>
    <style:style style:name="TableCell1516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516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17" style:family="table-row">
      <style:table-row-properties style:min-row-height="0.039583in"/>
    </style:style>
    <style:style style:name="TableCell1517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517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18" style:family="table-row">
      <style:table-row-properties/>
    </style:style>
    <style:style style:name="TableCell1518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1518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19" style:family="table-row">
      <style:table-row-properties/>
    </style:style>
    <style:style style:name="TableCell1519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519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1520" style:family="table-row">
      <style:table-row-properties style:min-row-height="0.039583in"/>
    </style:style>
    <style:style style:name="TableCell1520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52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21" style:family="table-row">
      <style:table-row-properties/>
    </style:style>
    <style:style style:name="TableCell152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521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22" style:family="table-row">
      <style:table-row-properties/>
    </style:style>
    <style:style style:name="TableCell152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52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23" style:family="table-row">
      <style:table-row-properties style:min-row-height="0.039583in"/>
    </style:style>
    <style:style style:name="TableCell1523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52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24" style:family="table-row">
      <style:table-row-properties/>
    </style:style>
    <style:style style:name="TableCell1524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52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25" style:family="table-row">
      <style:table-row-properties/>
    </style:style>
    <style:style style:name="TableCell1525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52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26" style:family="table-row">
      <style:table-row-properties style:min-row-height="0.039583in"/>
    </style:style>
    <style:style style:name="TableCell1526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526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27" style:family="table-row">
      <style:table-row-properties/>
    </style:style>
    <style:style style:name="TableCell1527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1527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28" style:family="table-row">
      <style:table-row-properties/>
    </style:style>
    <style:style style:name="TableCell1528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528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1529" style:family="table-row">
      <style:table-row-properties style:min-row-height="0.039583in"/>
    </style:style>
    <style:style style:name="TableCell1529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529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30" style:family="table-row">
      <style:table-row-properties/>
    </style:style>
    <style:style style:name="TableCell1530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53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31" style:family="table-row">
      <style:table-row-properties/>
    </style:style>
    <style:style style:name="TableCell1531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531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32" style:family="table-row">
      <style:table-row-properties style:min-row-height="0.039583in"/>
    </style:style>
    <style:style style:name="TableCell153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53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33" style:family="table-row">
      <style:table-row-properties/>
    </style:style>
    <style:style style:name="TableCell1533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53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34" style:family="table-row">
      <style:table-row-properties/>
    </style:style>
    <style:style style:name="TableCell1534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53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535" style:family="table-row">
      <style:table-row-properties style:min-row-height="0.039583in"/>
    </style:style>
    <style:style style:name="TableCell1535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53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olumn1600" style:family="table-column">
      <style:table-column-properties style:column-width="1.255556in"/>
    </style:style>
    <style:style style:name="TableColumn1601" style:family="table-column">
      <style:table-column-properties style:column-width="5.442361in"/>
    </style:style>
    <style:style style:name="Table16" style:family="table">
      <style:table-properties style:width="6.697917in" fo:margin-left="0.000000in" style:writing-mode="lr" table:align="left" style:may-break-between-rows="true"/>
    </style:style>
    <style:style style:name="TableRow1600" style:family="table-row">
      <style:table-row-properties/>
    </style:style>
    <style:style style:name="TableCell1600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160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01" style:family="table-row">
      <style:table-row-properties/>
    </style:style>
    <style:style style:name="TableCell160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601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1602" style:family="table-row">
      <style:table-row-properties style:min-row-height="0.039583in"/>
    </style:style>
    <style:style style:name="TableCell160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60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03" style:family="table-row">
      <style:table-row-properties/>
    </style:style>
    <style:style style:name="TableCell1603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60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04" style:family="table-row">
      <style:table-row-properties/>
    </style:style>
    <style:style style:name="TableCell1604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60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05" style:family="table-row">
      <style:table-row-properties style:min-row-height="0.039583in"/>
    </style:style>
    <style:style style:name="TableCell1605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60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06" style:family="table-row">
      <style:table-row-properties/>
    </style:style>
    <style:style style:name="TableCell1606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606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07" style:family="table-row">
      <style:table-row-properties/>
    </style:style>
    <style:style style:name="TableCell1607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607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08" style:family="table-row">
      <style:table-row-properties style:min-row-height="0.039583in"/>
    </style:style>
    <style:style style:name="TableCell1608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608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09" style:family="table-row">
      <style:table-row-properties/>
    </style:style>
    <style:style style:name="TableCell1609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1609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10" style:family="table-row">
      <style:table-row-properties/>
    </style:style>
    <style:style style:name="TableCell1610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610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1611" style:family="table-row">
      <style:table-row-properties style:min-row-height="0.039583in"/>
    </style:style>
    <style:style style:name="TableCell1611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611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12" style:family="table-row">
      <style:table-row-properties/>
    </style:style>
    <style:style style:name="TableCell1612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61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13" style:family="table-row">
      <style:table-row-properties/>
    </style:style>
    <style:style style:name="TableCell1613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61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14" style:family="table-row">
      <style:table-row-properties style:min-row-height="0.039583in"/>
    </style:style>
    <style:style style:name="TableCell1614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61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15" style:family="table-row">
      <style:table-row-properties/>
    </style:style>
    <style:style style:name="TableCell1615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61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16" style:family="table-row">
      <style:table-row-properties/>
    </style:style>
    <style:style style:name="TableCell1616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616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17" style:family="table-row">
      <style:table-row-properties style:min-row-height="0.039583in"/>
    </style:style>
    <style:style style:name="TableCell1617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617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18" style:family="table-row">
      <style:table-row-properties/>
    </style:style>
    <style:style style:name="TableCell1618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1618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19" style:family="table-row">
      <style:table-row-properties/>
    </style:style>
    <style:style style:name="TableCell1619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619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1620" style:family="table-row">
      <style:table-row-properties style:min-row-height="0.039583in"/>
    </style:style>
    <style:style style:name="TableCell1620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62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21" style:family="table-row">
      <style:table-row-properties/>
    </style:style>
    <style:style style:name="TableCell162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621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22" style:family="table-row">
      <style:table-row-properties/>
    </style:style>
    <style:style style:name="TableCell162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62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23" style:family="table-row">
      <style:table-row-properties style:min-row-height="0.039583in"/>
    </style:style>
    <style:style style:name="TableCell1623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62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24" style:family="table-row">
      <style:table-row-properties/>
    </style:style>
    <style:style style:name="TableCell1624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62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25" style:family="table-row">
      <style:table-row-properties/>
    </style:style>
    <style:style style:name="TableCell1625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62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626" style:family="table-row">
      <style:table-row-properties style:min-row-height="0.039583in"/>
    </style:style>
    <style:style style:name="TableCell1626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626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olumn1700" style:family="table-column">
      <style:table-column-properties style:column-width="1.255556in"/>
    </style:style>
    <style:style style:name="TableColumn1701" style:family="table-column">
      <style:table-column-properties style:column-width="2.953472in"/>
    </style:style>
    <style:style style:name="TableColumn1702" style:family="table-column">
      <style:table-column-properties style:column-width="0.947222in"/>
    </style:style>
    <style:style style:name="TableColumn1703" style:family="table-column">
      <style:table-column-properties style:column-width="1.541667in"/>
    </style:style>
    <style:style style:name="Table17" style:family="table">
      <style:table-properties style:width="6.697917in" fo:margin-left="0.000000in" style:writing-mode="lr" table:align="left" style:may-break-between-rows="true"/>
    </style:style>
    <style:style style:name="TableRow1700" style:family="table-row">
      <style:table-row-properties style:min-row-height="0.247917in"/>
    </style:style>
    <style:style style:name="TableCell170000" style:family="table-cell">
      <style:table-cell-properties fo:border-top="0.006944in solid #00000a" fo:border-left="0.006944in solid #00000a" fo:border-right="0.006944in solid #00000a" fo:border-bottom="0.006944in solid #00000a" fo:padding-left="0.076389in" fo:padding-right="0.076389in" fo:vertical-align="center" fo:background-color="#8db3e2"/>
    </style:style>
    <style:style style:name="TableCell170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700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700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701" style:family="table-row">
      <style:table-row-properties/>
    </style:style>
    <style:style style:name="TableCell170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701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70102"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70103"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1702" style:family="table-row">
      <style:table-row-properties style:min-row-height="0.039583in"/>
    </style:style>
    <style:style style:name="TableCell170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70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702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702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703" style:family="table-row">
      <style:table-row-properties/>
    </style:style>
    <style:style style:name="TableCell1703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70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703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703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704" style:family="table-row">
      <style:table-row-properties/>
    </style:style>
    <style:style style:name="TableCell1704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70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70402"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ell170403"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Column1800" style:family="table-column">
      <style:table-column-properties style:column-width="1.255556in"/>
    </style:style>
    <style:style style:name="TableColumn1801" style:family="table-column">
      <style:table-column-properties style:column-width="5.442361in"/>
    </style:style>
    <style:style style:name="Table18" style:family="table">
      <style:table-properties style:width="6.697917in" fo:margin-left="0.000000in" style:writing-mode="lr" table:align="left" style:may-break-between-rows="true"/>
    </style:style>
    <style:style style:name="TableRow1800" style:family="table-row">
      <style:table-row-properties/>
    </style:style>
    <style:style style:name="TableCell180000" style:family="table-cell">
      <style:table-cell-properties fo:border-top="0.006944in solid #00000a" fo:border-left="0.006944in solid #00000a" fo:border-right="0.006944in solid #00000a" fo:border-bottom="0.006944in solid #00000a" fo:padding-left="0.076389in" fo:padding-right="0.076389in" fo:vertical-align="center" fo:background-color="#bfbfbf"/>
    </style:style>
    <style:style style:name="TableCell1800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801" style:family="table-row">
      <style:table-row-properties/>
    </style:style>
    <style:style style:name="TableCell1801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80101"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Row1802" style:family="table-row">
      <style:table-row-properties style:min-row-height="0.039583in"/>
    </style:style>
    <style:style style:name="TableCell1802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802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803" style:family="table-row">
      <style:table-row-properties/>
    </style:style>
    <style:style style:name="TableCell1803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803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804" style:family="table-row">
      <style:table-row-properties/>
    </style:style>
    <style:style style:name="TableCell1804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804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805" style:family="table-row">
      <style:table-row-properties style:min-row-height="0.039583in"/>
    </style:style>
    <style:style style:name="TableCell180500" style:family="table-cell">
      <style:table-cell-properties fo:border-top="0.006944in solid #00000a" fo:border-left="0.006944in solid #00000a" fo:border-right="0.006944in solid #00000a" fo:border-bottom="0.006944in solid #00000a" fo:padding-left="0.076389in" fo:padding-right="0.076389in" fo:vertical-align="center" fo:background-color="#ffffff"/>
    </style:style>
    <style:style style:name="TableCell1805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806" style:family="table-row">
      <style:table-row-properties/>
    </style:style>
    <style:style style:name="TableCell180600" style:family="table-cell">
      <style:table-cell-properties fo:border-top="0.006944in solid #00000a" fo:border-left="0.006944in solid #00000a" fo:border-right="0.006944in solid #00000a" fo:border-bottom="0.006944in solid #00000a" fo:padding-left="0.076389in" fo:padding-right="0.076389in" fo:vertical-align="center" fo:background-color="#f2f2f2"/>
    </style:style>
    <style:style style:name="TableCell1806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807" style:family="table-row">
      <style:table-row-properties/>
    </style:style>
    <style:style style:name="TableCell1807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807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style:style style:name="TableRow1808" style:family="table-row">
      <style:table-row-properties style:min-row-height="0.039583in"/>
    </style:style>
    <style:style style:name="TableCell180800" style:family="table-cell">
      <style:table-cell-properties fo:border-top="0.006944in solid #00000a" fo:border-left="0.006944in solid #00000a" fo:border-right="0.006944in solid #00000a" fo:border-bottom="0.006944in solid #00000a" fo:padding-left="0.076389in" fo:padding-right="0.076389in" fo:vertical-align="top" fo:background-color="#ffffff"/>
    </style:style>
    <style:style style:name="TableCell180801" style:family="table-cell">
      <style:table-cell-properties fo:border-top="0.000000in solid #000000" fo:border-left="0.000000in solid #000000" fo:border-right="0.000000in solid #000000" fo:border-bottom="0.000000in solid #000000" fo:padding-left="0.076389in" fo:padding-right="0.076389in" fo:vertical-align="top" fo:background-color="# 0 0 0"/>
    </style:style>
  </office:automatic-styles>
  <office:body>
    <office:text>
      <table:table table:style-name="Table01">
        <table:table-column table:style-name="TableColumn0100"/>
        <table:table-row table:style-name="TableRow0100">
          <table:table-cell table:style-name="TableCell010000">
            <text:p text:style-name="P2"><text:span text:style-name="T2">Cette classe gère la projection orthographique et est essentiel pour la transformation de la vue </text:span></text:p>
          </table:table-cell>
        </table:table-row>
      </table:table>
      <text:p text:style-name="P4"><text:span text:style-name="T2"/></text:p>
      <table:table table:style-name="Table02">
        <table:table-column table:style-name="TableColumn0200"/>
        <table:table-column table:style-name="TableColumn0201"/>
        <table:table-column table:style-name="TableColumn0202"/>
        <table:table-column table:style-name="TableColumn0203"/>
        <table:table-row table:style-name="TableRow0200">
          <table:table-cell table:style-name="TableCell020000" table:number-columns-spanned="4">
            <text:p text:style-name="P6"><text:span text:style-name="T3">Suite de cas de test # 1</text:span><text:span text:style-name="T4"/></text:p>
          </table:table-cell>
          <table:covered-table-cell/>
          <table:covered-table-cell/>
          <table:covered-table-cell/>
        </table:table-row>
        <table:table-row table:style-name="TableRow0201">
          <table:table-cell table:style-name="TableCell020100">
            <text:p text:style-name="P9"><text:span text:style-name="T5">Classe testée</text:span><text:span text:style-name="T6"/></text:p>
          </table:table-cell>
          <table:table-cell table:style-name="TableCell020101">
            <text:p text:style-name="P9"><text:span text:style-name="T7">Droite3D(Droite3DTest)</text:span><text:span text:style-name="T8"/></text:p>
          </table:table-cell>
          <table:table-cell table:style-name="TableCell020102">
            <text:p text:style-name="P9"><text:span text:style-name="T9">Branche</text:span><text:span text:style-name="T10"/></text:p>
          </table:table-cell>
          <table:table-cell table:style-name="TableCell020103">
            <text:p text:style-name="P9"><text:span text:style-name="T11">f15_physique</text:span><text:span text:style-name="T12"/></text:p>
          </table:table-cell>
        </table:table-row>
        <table:table-row table:style-name="TableRow0202">
          <table:table-cell table:style-name="TableCell020200" table:number-columns-spanned="4">
            <text:p text:style-name="P12"><text:span text:style-name="T12"/></text:p>
          </table:table-cell>
          <table:covered-table-cell/>
          <table:covered-table-cell/>
          <table:covered-table-cell/>
        </table:table-row>
        <table:table-row table:style-name="TableRow0203">
          <table:table-cell table:style-name="TableCell020300" table:number-columns-spanned="4">
            <text:p text:style-name="P15"><text:span text:style-name="T13">Justification</text:span><text:span text:style-name="T14"/></text:p>
          </table:table-cell>
          <table:covered-table-cell/>
          <table:covered-table-cell/>
          <table:covered-table-cell/>
        </table:table-row>
        <table:table-row table:style-name="TableRow0204">
          <table:table-cell table:style-name="TableCell020400" table:number-columns-spanned="4">
            <text:p text:style-name="P18"><text:span text:style-name="T15">L'objet Droite3D est très utile pour le calcul de collisions. Il s'agit d'une droite en 3 dimensions au sens mathématique, c'est-à-dire infinie. On ne l'utilise concrètement que pour 2 dimensions cependant, soient x et y.</text:span></text:p>
            <text:p text:style-name="P18"><text:span text:style-name="T15">Pour déterminer si une collision entre le robot et un poteau a lieu, on calcule la droite perpendiculaire à un segment de la boîte englobante du robot passant par le centre du poteau, et s'il y a intersection à l'intérieur des limites du cylindre, il y a collision.</text:span></text:p>
            <text:p text:style-name="P18"><text:span text:style-name="T15">Pour déterminer si une collision entre le robot et un mur a lieu, on calcule les droites passant par leurs segments, et s'il y a intersection à l'intérieur des intervalles des segments, il y a collision.</text:span></text:p>
            <text:p text:style-name="P18"><text:span text:style-name="T15">La grande importance de la classe Droite3D pour la physique demande qu'elle soit bien comprise et testée.</text:span><text:span text:style-name="T16"/></text:p>
          </table:table-cell>
          <table:covered-table-cell/>
          <table:covered-table-cell/>
          <table:covered-table-cell/>
        </table:table-row>
      </table:table>
      <text:p text:style-name="P20"><text:span text:style-name="T16"/></text:p>
      <table:table table:style-name="Table03">
        <table:table-column table:style-name="TableColumn0300"/>
        <table:table-column table:style-name="TableColumn0301"/>
        <table:table-row table:style-name="TableRow0300">
          <table:table-cell table:style-name="TableCell030000" table:number-columns-spanned="2">
            <text:p text:style-name="P22"><text:span text:style-name="T17">Cas de test # 1</text:span><text:span text:style-name="T18"/></text:p>
          </table:table-cell>
          <table:covered-table-cell/>
        </table:table-row>
        <table:table-row table:style-name="TableRow0301">
          <table:table-cell table:style-name="TableCell030100">
            <text:p text:style-name="P25"><text:span text:style-name="T19">Méthode testée</text:span><text:span text:style-name="T20"/></text:p>
          </table:table-cell>
          <table:table-cell table:style-name="TableCell030101">
            <text:p text:style-name="P25"><text:span text:style-name="T21">Droite3D::lireVecteur(testVecteur)</text:span><text:span text:style-name="T22"/></text:p>
          </table:table-cell>
        </table:table-row>
        <table:table-row table:style-name="TableRow0302">
          <table:table-cell table:style-name="TableCell030200" table:number-columns-spanned="2">
            <text:p text:style-name="P28"><text:span text:style-name="T22"/></text:p>
          </table:table-cell>
          <table:covered-table-cell/>
        </table:table-row>
        <table:table-row table:style-name="TableRow0303">
          <table:table-cell table:style-name="TableCell030300" table:number-columns-spanned="2">
            <text:p text:style-name="P31"><text:span text:style-name="T23">Justification</text:span><text:span text:style-name="T24"/></text:p>
          </table:table-cell>
          <table:covered-table-cell/>
        </table:table-row>
        <table:table-row table:style-name="TableRow0304">
          <table:table-cell table:style-name="TableCell030400" table:number-columns-spanned="2">
            <text:p text:style-name="P34"><text:span text:style-name="T25">Le vecteur directeur d'une droite est utilisé pour déterminer la pente de son équation linéaire. Il est aussi utilisé pour facilement calculer un second point faisant partie de la droite à partir d'un premier. Puisqu'il est important d'obtenir la pente d'une droite pour les calculs d'intersection, on doit s'assurer que le vecteur directeur de la droite est bon.</text:span><text:span text:style-name="T26"/></text:p>
          </table:table-cell>
          <table:covered-table-cell/>
        </table:table-row>
        <table:table-row table:style-name="TableRow0305">
          <table:table-cell table:style-name="TableCell030500" table:number-columns-spanned="2">
            <text:p text:style-name="P37"><text:span text:style-name="T26"/></text:p>
          </table:table-cell>
          <table:covered-table-cell/>
        </table:table-row>
        <table:table-row table:style-name="TableRow0306">
          <table:table-cell table:style-name="TableCell030600" table:number-columns-spanned="2">
            <text:p text:style-name="P40"><text:span text:style-name="T27">Explication du cas de test</text:span><text:span text:style-name="T28"/></text:p>
          </table:table-cell>
          <table:covered-table-cell/>
        </table:table-row>
        <table:table-row table:style-name="TableRow0307">
          <table:table-cell table:style-name="TableCell030700" table:number-columns-spanned="2">
            <text:p text:style-name="P43"><text:span text:style-name="T29">Le test est simple : calculons manuellement le vecteur directeur non normalisé de la droite, égal à la différence vectorielle entre les deux points utilisés pour générer la droite. Si le vecteur retourné est le même, le calcul est celui attendu. Afin de renforcer le test, on utilise deux différentes droites.</text:span><text:span text:style-name="T30"/></text:p>
          </table:table-cell>
          <table:covered-table-cell/>
        </table:table-row>
        <table:table-row table:style-name="TableRow0308">
          <table:table-cell table:style-name="TableCell030800" table:number-columns-spanned="2">
            <text:p text:style-name="P46"><text:span text:style-name="T30"/></text:p>
          </table:table-cell>
          <table:covered-table-cell/>
        </table:table-row>
        <table:table-row table:style-name="TableRow0309">
          <table:table-cell table:style-name="TableCell030900" table:number-columns-spanned="2">
            <text:p text:style-name="P49"><text:span text:style-name="T31">Cas de test # 2</text:span><text:span text:style-name="T32"/></text:p>
          </table:table-cell>
          <table:covered-table-cell/>
        </table:table-row>
        <table:table-row table:style-name="TableRow0310">
          <table:table-cell table:style-name="TableCell031000">
            <text:p text:style-name="P52"><text:span text:style-name="T33">Méthode testée</text:span><text:span text:style-name="T34"/></text:p>
          </table:table-cell>
          <table:table-cell table:style-name="TableCell031001">
            <text:p text:style-name="P52"><text:span text:style-name="T35">Droite3D::intersectionDroite(testIntersection)</text:span><text:span text:style-name="T36"/></text:p>
          </table:table-cell>
        </table:table-row>
        <table:table-row table:style-name="TableRow0311">
          <table:table-cell table:style-name="TableCell031100" table:number-columns-spanned="2">
            <text:p text:style-name="P55"><text:span text:style-name="T36"/></text:p>
          </table:table-cell>
          <table:covered-table-cell/>
        </table:table-row>
        <table:table-row table:style-name="TableRow0312">
          <table:table-cell table:style-name="TableCell031200" table:number-columns-spanned="2">
            <text:p text:style-name="P58"><text:span text:style-name="T37">Justification</text:span><text:span text:style-name="T38"/></text:p>
          </table:table-cell>
          <table:covered-table-cell/>
        </table:table-row>
        <table:table-row table:style-name="TableRow0313">
          <table:table-cell table:style-name="TableCell031300" table:number-columns-spanned="2">
            <text:p text:style-name="P61"><text:span text:style-name="T39">L'intersection (un point dans l'espace) entre deux droites est un élément des plus essentiels dans le calcul de collisions. Puisque chaque segment du robot, chaque mur, chaque droite perpendiculaire passant par le centre d'un poteau peut être représenté par une droite, et que deux droites non parallèles dans un plan génèrent une intersection, on désire utiliser cette intersection souvent et s'assurer de sa fiabilité.</text:span><text:span text:style-name="T40"/></text:p>
          </table:table-cell>
          <table:covered-table-cell/>
        </table:table-row>
        <table:table-row table:style-name="TableRow0314">
          <table:table-cell table:style-name="TableCell031400" table:number-columns-spanned="2">
            <text:p text:style-name="P64"><text:span text:style-name="T40"/></text:p>
          </table:table-cell>
          <table:covered-table-cell/>
        </table:table-row>
        <table:table-row table:style-name="TableRow0315">
          <table:table-cell table:style-name="TableCell031500" table:number-columns-spanned="2">
            <text:p text:style-name="P67"><text:span text:style-name="T41">Explication du cas de test</text:span><text:span text:style-name="T42"/></text:p>
          </table:table-cell>
          <table:covered-table-cell/>
        </table:table-row>
        <table:table-row table:style-name="TableRow0316">
          <table:table-cell table:style-name="TableCell031600" table:number-columns-spanned="2">
            <text:p text:style-name="P70"><text:span text:style-name="T43">On prend les deux droites utilisées au test précédent et on calcule l'intersection entre elles. Si on converti leurs vecteurs directeurs en pentes, on peut calculer l'intersection avec les pentes et coordonnées à l'origine (y(x=0)). Si l'intersection est celle attendue, alors le calcul est bon.</text:span><text:span text:style-name="T44"/></text:p>
          </table:table-cell>
          <table:covered-table-cell/>
        </table:table-row>
        <table:table-row table:style-name="TableRow0317">
          <table:table-cell table:style-name="TableCell031700" table:number-columns-spanned="2">
            <text:p text:style-name="P73"><text:span text:style-name="T44"/></text:p>
          </table:table-cell>
          <table:covered-table-cell/>
        </table:table-row>
      </table:table>
      <text:p text:style-name="P75"><text:span text:style-name="T44"/></text:p>
      <text:p text:style-name="P75"><text:span text:style-name="T44"/></text:p>
      <table:table table:style-name="Table04">
        <table:table-column table:style-name="TableColumn0400"/>
        <table:table-column table:style-name="TableColumn0401"/>
        <table:table-column table:style-name="TableColumn0402"/>
        <table:table-column table:style-name="TableColumn0403"/>
        <table:table-row table:style-name="TableRow0400">
          <table:table-cell table:style-name="TableCell040000" table:number-columns-spanned="4">
            <text:p text:style-name="P77"><text:span text:style-name="T45">Suite de cas de test # 2</text:span><text:span text:style-name="T46"/></text:p>
          </table:table-cell>
          <table:covered-table-cell/>
          <table:covered-table-cell/>
          <table:covered-table-cell/>
        </table:table-row>
        <table:table-row table:style-name="TableRow0401">
          <table:table-cell table:style-name="TableCell040100">
            <text:p text:style-name="P80"><text:span text:style-name="T47">Classe testée</text:span><text:span text:style-name="T48"/></text:p>
          </table:table-cell>
          <table:table-cell table:style-name="TableCell040101">
            <text:p text:style-name="P80"><text:span text:style-name="T49">CollisionTool(CollisionToolTest)</text:span><text:span text:style-name="T50"/></text:p>
          </table:table-cell>
          <table:table-cell table:style-name="TableCell040102">
            <text:p text:style-name="P80"><text:span text:style-name="T51">Branche</text:span><text:span text:style-name="T52"/></text:p>
          </table:table-cell>
          <table:table-cell table:style-name="TableCell040103">
            <text:p text:style-name="P80"><text:span text:style-name="T53">f15_physique</text:span><text:span text:style-name="T54"/></text:p>
          </table:table-cell>
        </table:table-row>
        <table:table-row table:style-name="TableRow0402">
          <table:table-cell table:style-name="TableCell040200" table:number-columns-spanned="4">
            <text:p text:style-name="P83"><text:span text:style-name="T54"/></text:p>
          </table:table-cell>
          <table:covered-table-cell/>
          <table:covered-table-cell/>
          <table:covered-table-cell/>
        </table:table-row>
        <table:table-row table:style-name="TableRow0403">
          <table:table-cell table:style-name="TableCell040300" table:number-columns-spanned="4">
            <text:p text:style-name="P86"><text:span text:style-name="T55">Justification</text:span><text:span text:style-name="T56"/></text:p>
          </table:table-cell>
          <table:covered-table-cell/>
          <table:covered-table-cell/>
          <table:covered-table-cell/>
        </table:table-row>
        <table:table-row table:style-name="TableRow0404">
          <table:table-cell table:style-name="TableCell040400" table:number-columns-spanned="4">
            <text:p text:style-name="P89"><text:span text:style-name="T57">Le coeur de la physique des collisions est dans la classe CollisionTool, qui est en fait un visiteur. Lorsque le robot bouge, il vérifie s'il entre en collision avec un objet sur la table. Pour cela, des calculs d'algèbre linéaire sont sans cesse effectués. Entre autre, on désire tester la rotation d'un point A autour d'un centre O, puisqu'il s'agit d'un calcul de complexité plus élevée. On voudra vérifier que la longueur d'un vecteur est bonne, puisqu'elle est facilement testable et souvent utilisée.</text:span><text:span text:style-name="T58"/></text:p>
          </table:table-cell>
          <table:covered-table-cell/>
          <table:covered-table-cell/>
          <table:covered-table-cell/>
        </table:table-row>
      </table:table>
      <text:p text:style-name="P91"><text:span text:style-name="T58"/></text:p>
      <table:table table:style-name="Table05">
        <table:table-column table:style-name="TableColumn0500"/>
        <table:table-column table:style-name="TableColumn0501"/>
        <table:table-row table:style-name="TableRow0500">
          <table:table-cell table:style-name="TableCell050000" table:number-columns-spanned="2">
            <text:p text:style-name="P93"><text:span text:style-name="T59">Cas de test # 1</text:span><text:span text:style-name="T60"/></text:p>
          </table:table-cell>
          <table:covered-table-cell/>
        </table:table-row>
        <table:table-row table:style-name="TableRow0501">
          <table:table-cell table:style-name="TableCell050100">
            <text:p text:style-name="P96"><text:span text:style-name="T61">Méthode testée</text:span><text:span text:style-name="T62"/></text:p>
          </table:table-cell>
          <table:table-cell table:style-name="TableCell050101">
            <text:p text:style-name="P96"><text:span text:style-name="T63">CollisionTool::rotate(testRotate)</text:span><text:span text:style-name="T64"/></text:p>
          </table:table-cell>
        </table:table-row>
        <table:table-row table:style-name="TableRow0502">
          <table:table-cell table:style-name="TableCell050200" table:number-columns-spanned="2">
            <text:p text:style-name="P99"><text:span text:style-name="T64"/></text:p>
          </table:table-cell>
          <table:covered-table-cell/>
        </table:table-row>
        <table:table-row table:style-name="TableRow0503">
          <table:table-cell table:style-name="TableCell050300" table:number-columns-spanned="2">
            <text:p text:style-name="P102"><text:span text:style-name="T65">Justification</text:span><text:span text:style-name="T66"/></text:p>
          </table:table-cell>
          <table:covered-table-cell/>
        </table:table-row>
        <table:table-row table:style-name="TableRow0504">
          <table:table-cell table:style-name="TableCell050400" table:number-columns-spanned="2">
            <text:p text:style-name="P105"><text:span text:style-name="T67">Afin de déterminer en tout temps les coordonnées de la boîte englobante du robot en mouvement, on doit appliquer sur les points critiques une série de transformations algébriques (matricielles). La plus complexe est la rotation des points critiques autour du centre relatif du robot. La rotation peut être complexe à calculer mais très importante, alors il importe de la tester sous plusieurs conditions : à l'origine ou pas, à angles rectangles et surtout à autres angles.</text:span><text:span text:style-name="T68"/></text:p>
          </table:table-cell>
          <table:covered-table-cell/>
        </table:table-row>
        <table:table-row table:style-name="TableRow0505">
          <table:table-cell table:style-name="TableCell050500" table:number-columns-spanned="2">
            <text:p text:style-name="P108"><text:span text:style-name="T68"/></text:p>
          </table:table-cell>
          <table:covered-table-cell/>
        </table:table-row>
        <table:table-row table:style-name="TableRow0506">
          <table:table-cell table:style-name="TableCell050600" table:number-columns-spanned="2">
            <text:p text:style-name="P111"><text:span text:style-name="T69">Explication du cas de test</text:span><text:span text:style-name="T70"/></text:p>
          </table:table-cell>
          <table:covered-table-cell/>
        </table:table-row>
        <table:table-row table:style-name="TableRow0507">
          <table:table-cell table:style-name="TableCell050700" table:number-columns-spanned="2">
            <text:p text:style-name="P114"><text:span text:style-name="T71">On considère deux tests : un d'angle rectangle autour de l'origine; un d'un angle arbitraire autour d'un point arbitraire. Le calcul matriciel est le suivant : X'= R * (X<text:s/></text:span><text:span text:style-name="T72">–</text:span><text:span text:style-name="T73"><text:s/>X0) + X0.</text:span></text:p>
            <text:p text:style-name="P114"><text:span text:style-name="T73">Puisqu'il s'agit de calculs arrondis par l'ordinateur sur des doubles, il importe de vérifier un très faible intervalle autour des valeurs cibles, et non la valeur précise. Dans le second cas, on choisit tout de même des valeurs qui donneront un résultat non entier, mais facile à arrondir.</text:span><text:span text:style-name="T74"/></text:p>
          </table:table-cell>
          <table:covered-table-cell/>
        </table:table-row>
        <table:table-row table:style-name="TableRow0508">
          <table:table-cell table:style-name="TableCell050800" table:number-columns-spanned="2">
            <text:p text:style-name="P117"><text:span text:style-name="T74"/></text:p>
          </table:table-cell>
          <table:covered-table-cell/>
        </table:table-row>
        <table:table-row table:style-name="TableRow0509">
          <table:table-cell table:style-name="TableCell050900" table:number-columns-spanned="2">
            <text:p text:style-name="P120"><text:span text:style-name="T75">Cas de test # 2</text:span><text:span text:style-name="T76"/></text:p>
          </table:table-cell>
          <table:covered-table-cell/>
        </table:table-row>
        <table:table-row table:style-name="TableRow0510">
          <table:table-cell table:style-name="TableCell051000">
            <text:p text:style-name="P123"><text:span text:style-name="T77">Méthode testée</text:span><text:span text:style-name="T78"/></text:p>
          </table:table-cell>
          <table:table-cell table:style-name="TableCell051001">
            <text:p text:style-name="P123"><text:span text:style-name="T79">CollisionTool::length(testLength)</text:span><text:span text:style-name="T80"/></text:p>
          </table:table-cell>
        </table:table-row>
        <table:table-row table:style-name="TableRow0511">
          <table:table-cell table:style-name="TableCell051100" table:number-columns-spanned="2">
            <text:p text:style-name="P126"><text:span text:style-name="T80"/></text:p>
          </table:table-cell>
          <table:covered-table-cell/>
        </table:table-row>
        <table:table-row table:style-name="TableRow0512">
          <table:table-cell table:style-name="TableCell051200" table:number-columns-spanned="2">
            <text:p text:style-name="P129"><text:span text:style-name="T81">Justification</text:span><text:span text:style-name="T82"/></text:p>
          </table:table-cell>
          <table:covered-table-cell/>
        </table:table-row>
        <table:table-row table:style-name="TableRow0513">
          <table:table-cell table:style-name="TableCell051300" table:number-columns-spanned="2">
            <text:p text:style-name="P132"><text:span text:style-name="T83">Afin de déterminer si une intersection veut réellement dire une collision, puisque les droites sont en réalité infinies, on compare la longueur du vecteur d'impact avec la longueur du segment cible. Si le vecteur est plus grand, il dépasse l'intervalle du segment de la droite, et l'intersection ne représente pas une collision. Il importe donc de mesurer une bonne longueur d'un vecteur, ou d'un segment qui est en réalité un vecteur résultant de la différence vectorielle entre deux points.</text:span><text:span text:style-name="T84"/></text:p>
          </table:table-cell>
          <table:covered-table-cell/>
        </table:table-row>
        <table:table-row table:style-name="TableRow0514">
          <table:table-cell table:style-name="TableCell051400" table:number-columns-spanned="2">
            <text:p text:style-name="P135"><text:span text:style-name="T84"/></text:p>
          </table:table-cell>
          <table:covered-table-cell/>
        </table:table-row>
        <table:table-row table:style-name="TableRow0515">
          <table:table-cell table:style-name="TableCell051500" table:number-columns-spanned="2">
            <text:p text:style-name="P138"><text:span text:style-name="T85">Explication du cas de test</text:span><text:span text:style-name="T86"/></text:p>
          </table:table-cell>
          <table:covered-table-cell/>
        </table:table-row>
        <table:table-row table:style-name="TableRow0516">
          <table:table-cell table:style-name="TableCell051600" table:number-columns-spanned="2">
            <text:p text:style-name="P141"><text:span text:style-name="T87">Le test est très simple : déterminer la longueur d'un vecteur arbitraire et la comparer avec la longueur retournée par la fonction. On s'intéresse à deux cas : un vecteur non nul et un vecteur nul. La longueur est déterminée par ||v|| = sqrt(x² + y² +z²).</text:span><text:span text:style-name="T88"/></text:p>
          </table:table-cell>
          <table:covered-table-cell/>
        </table:table-row>
        <table:table-row table:style-name="TableRow0517">
          <table:table-cell table:style-name="TableCell051700" table:number-columns-spanned="2">
            <text:p text:style-name="P144"><text:span text:style-name="T88"/></text:p>
          </table:table-cell>
          <table:covered-table-cell/>
        </table:table-row>
      </table:table>
      <text:p text:style-name="P146"><text:span text:style-name="T88"/></text:p>
      <text:p text:style-name="P146"><text:span text:style-name="T88"/></text:p>
      <table:table table:style-name="Table06">
        <table:table-column table:style-name="TableColumn0600"/>
        <table:table-column table:style-name="TableColumn0601"/>
        <table:table-column table:style-name="TableColumn0602"/>
        <table:table-column table:style-name="TableColumn0603"/>
        <table:table-row table:style-name="TableRow0600">
          <table:table-cell table:style-name="TableCell060000" table:number-columns-spanned="4">
            <text:p text:style-name="P148"><text:span text:style-name="T89">Suite de cas de test # 3</text:span><text:span text:style-name="T90"/></text:p>
          </table:table-cell>
          <table:covered-table-cell/>
          <table:covered-table-cell/>
          <table:covered-table-cell/>
        </table:table-row>
        <table:table-row table:style-name="TableRow0601">
          <table:table-cell table:style-name="TableCell060100">
            <text:p text:style-name="P151"><text:span text:style-name="T91">Classe testée</text:span><text:span text:style-name="T92"/></text:p>
          </table:table-cell>
          <table:table-cell table:style-name="TableCell060101">
            <text:p text:style-name="P151"><text:span text:style-name="T93">utilitaire (UtilitaireTest)</text:span><text:span text:style-name="T94"/></text:p>
          </table:table-cell>
          <table:table-cell table:style-name="TableCell060102">
            <text:p text:style-name="P151"><text:span text:style-name="T95">Branche</text:span><text:span text:style-name="T96"/></text:p>
          </table:table-cell>
          <table:table-cell table:style-name="TableCell060103">
            <text:p text:style-name="P151"><text:span text:style-name="T97">master</text:span><text:span text:style-name="T98"/></text:p>
          </table:table-cell>
        </table:table-row>
        <table:table-row table:style-name="TableRow0602">
          <table:table-cell table:style-name="TableCell060200" table:number-columns-spanned="4">
            <text:p text:style-name="P154"><text:span text:style-name="T98"/></text:p>
          </table:table-cell>
          <table:covered-table-cell/>
          <table:covered-table-cell/>
          <table:covered-table-cell/>
        </table:table-row>
        <table:table-row table:style-name="TableRow0603">
          <table:table-cell table:style-name="TableCell060300" table:number-columns-spanned="4">
            <text:p text:style-name="P157"><text:span text:style-name="T99">Justification</text:span><text:span text:style-name="T100"/></text:p>
          </table:table-cell>
          <table:covered-table-cell/>
          <table:covered-table-cell/>
          <table:covered-table-cell/>
        </table:table-row>
        <table:table-row table:style-name="TableRow0604">
          <table:table-cell table:style-name="TableCell060400" table:number-columns-spanned="4">
            <text:p text:style-name="P160"><text:span text:style-name="T101">L'espace utilitaire fournit plusieurs fonctions et références très utiles que l'on utilise partout dans le programme. Il définit entre autre la constante pi, la différence entre deux nombres réels (epsilon), la conversion d'angles entre radians et degrés, la validation d'un nombre dans un intervalle, et permet également de vérifier si un nombre réel est « égal » à zéro, à une approximation minimale près. Ce sont ces dernières fonctions que l'on désire tester, puisqu'on les utilise non seulement à plusieurs reprises dans le code principal du programme mais aussi dans les tests unitaires. Afin de rendre les tests unitaires valides, il est très important de s'assurer que les fonctions utilitaires soient testées et fonctionnelles.</text:span><text:span text:style-name="T102"/></text:p>
          </table:table-cell>
          <table:covered-table-cell/>
          <table:covered-table-cell/>
          <table:covered-table-cell/>
        </table:table-row>
      </table:table>
      <text:p text:style-name="P162"><text:span text:style-name="T102"/></text:p>
      <table:table table:style-name="Table07">
        <table:table-column table:style-name="TableColumn0700"/>
        <table:table-column table:style-name="TableColumn0701"/>
        <table:table-row table:style-name="TableRow0700">
          <table:table-cell table:style-name="TableCell070000" table:number-columns-spanned="2">
            <text:p text:style-name="P164"><text:span text:style-name="T103">Cas de test # 1</text:span><text:span text:style-name="T104"/></text:p>
          </table:table-cell>
          <table:covered-table-cell/>
        </table:table-row>
        <table:table-row table:style-name="TableRow0701">
          <table:table-cell table:style-name="TableCell070100">
            <text:p text:style-name="P167"><text:span text:style-name="T105">Méthode testée</text:span><text:span text:style-name="T106"/></text:p>
          </table:table-cell>
          <table:table-cell table:style-name="TableCell070101">
            <text:p text:style-name="P167"><text:span text:style-name="T107">utilitaire ::RAD_TO_DEG (testRad2deg)</text:span><text:span text:style-name="T108"/></text:p>
          </table:table-cell>
        </table:table-row>
        <table:table-row table:style-name="TableRow0702">
          <table:table-cell table:style-name="TableCell070200" table:number-columns-spanned="2">
            <text:p text:style-name="P170"><text:span text:style-name="T108"/></text:p>
          </table:table-cell>
          <table:covered-table-cell/>
        </table:table-row>
        <table:table-row table:style-name="TableRow0703">
          <table:table-cell table:style-name="TableCell070300" table:number-columns-spanned="2">
            <text:p text:style-name="P173"><text:span text:style-name="T109">Justification</text:span><text:span text:style-name="T110"/></text:p>
          </table:table-cell>
          <table:covered-table-cell/>
        </table:table-row>
        <table:table-row table:style-name="TableRow0704">
          <table:table-cell table:style-name="TableCell070400" table:number-columns-spanned="2">
            <text:p text:style-name="P176"><text:span text:style-name="T111">Les fonctions trigonométriques utilisent des angles en radians, mais OpenGL utilise des angles en degrés. La conversion de radians en degrés est donc essentielle pour transformer les angles calculés en angles utilisables par OpenGL.</text:span><text:span text:style-name="T112"/></text:p>
          </table:table-cell>
          <table:covered-table-cell/>
        </table:table-row>
        <table:table-row table:style-name="TableRow0705">
          <table:table-cell table:style-name="TableCell070500" table:number-columns-spanned="2">
            <text:p text:style-name="P179"><text:span text:style-name="T112"/></text:p>
          </table:table-cell>
          <table:covered-table-cell/>
        </table:table-row>
        <table:table-row table:style-name="TableRow0706">
          <table:table-cell table:style-name="TableCell070600" table:number-columns-spanned="2">
            <text:p text:style-name="P182"><text:span text:style-name="T113">Explication du cas de test</text:span><text:span text:style-name="T114"/></text:p>
          </table:table-cell>
          <table:covered-table-cell/>
        </table:table-row>
        <table:table-row table:style-name="TableRow0707">
          <table:table-cell table:style-name="TableCell070700" table:number-columns-spanned="2">
            <text:p text:style-name="P185"><text:span text:style-name="T115">On effectue 4 tests : un angle nul, un angle positif, un angle négatif, et un angle dépassant 2</text:span><text:span text:style-name="T116">π</text:span><text:span text:style-name="T117"><text:s/>radians. Dans tous les cas, on s'attend<text:s/></text:span><text:span text:style-name="T118">à</text:span><text:span text:style-name="T119"><text:s/>calculer un angle r</text:span><text:span text:style-name="T120">é</text:span><text:span text:style-name="T121">sultant de fa</text:span><text:span text:style-name="T122">ç</text:span><text:span text:style-name="T123">on lin</text:span><text:span text:style-name="T124">é</text:span><text:span text:style-name="T125">aire, sans optimisation. Par exemple, 2</text:span><text:span text:style-name="T126">π</text:span><text:span text:style-name="T127"><text:s/>rad = 360</text:span><text:span text:style-name="T128">°, et non 0°.</text:span><text:span text:style-name="T129"/></text:p>
          </table:table-cell>
          <table:covered-table-cell/>
        </table:table-row>
        <table:table-row table:style-name="TableRow0708">
          <table:table-cell table:style-name="TableCell070800" table:number-columns-spanned="2">
            <text:p text:style-name="P188"><text:span text:style-name="T129"/></text:p>
          </table:table-cell>
          <table:covered-table-cell/>
        </table:table-row>
        <table:table-row table:style-name="TableRow0709">
          <table:table-cell table:style-name="TableCell070900" table:number-columns-spanned="2">
            <text:p text:style-name="P191"><text:span text:style-name="T130">Cas de test # 2</text:span><text:span text:style-name="T131"/></text:p>
          </table:table-cell>
          <table:covered-table-cell/>
        </table:table-row>
        <table:table-row table:style-name="TableRow0710">
          <table:table-cell table:style-name="TableCell071000">
            <text:p text:style-name="P194"><text:span text:style-name="T132">Méthode testée</text:span><text:span text:style-name="T133"/></text:p>
          </table:table-cell>
          <table:table-cell table:style-name="TableCell071001">
            <text:p text:style-name="P194"><text:span text:style-name="T134">utilitaire::DEG_TO_RAD (testDeg2rad)</text:span><text:span text:style-name="T135"/></text:p>
          </table:table-cell>
        </table:table-row>
        <table:table-row table:style-name="TableRow0711">
          <table:table-cell table:style-name="TableCell071100" table:number-columns-spanned="2">
            <text:p text:style-name="P197"><text:span text:style-name="T135"/></text:p>
          </table:table-cell>
          <table:covered-table-cell/>
        </table:table-row>
        <table:table-row table:style-name="TableRow0712">
          <table:table-cell table:style-name="TableCell071200" table:number-columns-spanned="2">
            <text:p text:style-name="P200"><text:span text:style-name="T136">Justification</text:span><text:span text:style-name="T137"/></text:p>
          </table:table-cell>
          <table:covered-table-cell/>
        </table:table-row>
        <table:table-row table:style-name="TableRow0713">
          <table:table-cell table:style-name="TableCell071300" table:number-columns-spanned="2">
            <text:p text:style-name="P203"><text:span text:style-name="T138">Les fonctions trigonométriques utilisent des angles en radians, mais OpenGL utilise des angles en degrés. La conversion de degrés en radians est donc essentielle pour transformer les angles d'OpenGL en angles utilisables par les fonctions trigonométriques.</text:span><text:span text:style-name="T139"/></text:p>
          </table:table-cell>
          <table:covered-table-cell/>
        </table:table-row>
        <table:table-row table:style-name="TableRow0714">
          <table:table-cell table:style-name="TableCell071400" table:number-columns-spanned="2">
            <text:p text:style-name="P206"><text:span text:style-name="T139"/></text:p>
          </table:table-cell>
          <table:covered-table-cell/>
        </table:table-row>
        <table:table-row table:style-name="TableRow0715">
          <table:table-cell table:style-name="TableCell071500" table:number-columns-spanned="2">
            <text:p text:style-name="P209"><text:span text:style-name="T140">Explication du cas de test</text:span><text:span text:style-name="T141"/></text:p>
          </table:table-cell>
          <table:covered-table-cell/>
        </table:table-row>
        <table:table-row table:style-name="TableRow0716">
          <table:table-cell table:style-name="TableCell071600" table:number-columns-spanned="2">
            <text:p text:style-name="P212"><text:span text:style-name="T142">On effectue 4 tests : un angle nul, un angle positif, un angle négatif, et un angle dépassant<text:s/></text:span><text:span text:style-name="T143">360 degrés. Dans tous les cas, on s'attend à calculer un angle résultant de façon linéaire, sans optimisation. Par exemple, 360° = 2</text:span><text:span text:style-name="T144">π</text:span><text:span text:style-name="T145"><text:s/>rad, et non 0 rad.</text:span><text:span text:style-name="T146"/></text:p>
          </table:table-cell>
          <table:covered-table-cell/>
        </table:table-row>
        <table:table-row table:style-name="TableRow0717">
          <table:table-cell table:style-name="TableCell071700" table:number-columns-spanned="2">
            <text:p text:style-name="P215"><text:span text:style-name="T146"/></text:p>
          </table:table-cell>
          <table:covered-table-cell/>
        </table:table-row>
        <table:table-row table:style-name="TableRow0718">
          <table:table-cell table:style-name="TableCell071800" table:number-columns-spanned="2">
            <text:p text:style-name="P218"><text:span text:style-name="T147">Cas de test # 3</text:span><text:span text:style-name="T148"/></text:p>
          </table:table-cell>
          <table:covered-table-cell/>
        </table:table-row>
        <table:table-row table:style-name="TableRow0719">
          <table:table-cell table:style-name="TableCell071900">
            <text:p text:style-name="P221"><text:span text:style-name="T149">Méthode testée</text:span><text:span text:style-name="T150"/></text:p>
          </table:table-cell>
          <table:table-cell table:style-name="TableCell071901">
            <text:p text:style-name="P221"><text:span text:style-name="T151">utilitaire::EGAL_ZERO (testEgalZero)</text:span><text:span text:style-name="T152"/></text:p>
          </table:table-cell>
        </table:table-row>
        <table:table-row table:style-name="TableRow0720">
          <table:table-cell table:style-name="TableCell072000" table:number-columns-spanned="2">
            <text:p text:style-name="P224"><text:span text:style-name="T152"/></text:p>
          </table:table-cell>
          <table:covered-table-cell/>
        </table:table-row>
        <table:table-row table:style-name="TableRow0721">
          <table:table-cell table:style-name="TableCell072100" table:number-columns-spanned="2">
            <text:p text:style-name="P227"><text:span text:style-name="T153">Justification</text:span><text:span text:style-name="T154"/></text:p>
          </table:table-cell>
          <table:covered-table-cell/>
        </table:table-row>
        <table:table-row table:style-name="TableRow0722">
          <table:table-cell table:style-name="TableCell072200" table:number-columns-spanned="2">
            <text:p text:style-name="P230"><text:span text:style-name="T155">Puisque des opérations mathématiques par ordinateur sur des nombres réels peuvent causer des erreurs résiduelles ou d'approximation, un nombre supposé être nul théoriquement pourrait avoir une petite valeur, par exemple x = 0,000000000000001. Dans ce cas, on ne peut utiliser l'expression x == 0, car bien qu'elle devrait être vraie, elle ne le sera pas. La méthode EGAL_ZERO est donc nécessaire pour déterminer si un nombre réel est virtuellement nul.</text:span><text:span text:style-name="T156"/></text:p>
          </table:table-cell>
          <table:covered-table-cell/>
        </table:table-row>
        <table:table-row table:style-name="TableRow0723">
          <table:table-cell table:style-name="TableCell072300" table:number-columns-spanned="2">
            <text:p text:style-name="P233"><text:span text:style-name="T156"/></text:p>
          </table:table-cell>
          <table:covered-table-cell/>
        </table:table-row>
        <table:table-row table:style-name="TableRow0724">
          <table:table-cell table:style-name="TableCell072400" table:number-columns-spanned="2">
            <text:p text:style-name="P236"><text:span text:style-name="T157">Explication du cas de test</text:span><text:span text:style-name="T158"/></text:p>
          </table:table-cell>
          <table:covered-table-cell/>
        </table:table-row>
        <table:table-row table:style-name="TableRow0725">
          <table:table-cell table:style-name="TableCell072500" table:number-columns-spanned="2">
            <text:p text:style-name="P239"><text:span text:style-name="T159">On s'intéresse à 5 cas pour valider le test. Un nombre réel clairement non nul, un petit nombre et le cas limite de détection de valeur nulle d'un réelle doivent être calculés comme non nuls; un nombre parfaitement nul et un nombre inférieur à la limite doivent être calculés comme nuls.</text:span><text:span text:style-name="T160"/></text:p>
          </table:table-cell>
          <table:covered-table-cell/>
        </table:table-row>
        <table:table-row table:style-name="TableRow0726">
          <table:table-cell table:style-name="TableCell072600" table:number-columns-spanned="2">
            <text:p text:style-name="P242"><text:span text:style-name="T160"/></text:p>
          </table:table-cell>
          <table:covered-table-cell/>
        </table:table-row>
        <table:table-row table:style-name="TableRow0727">
          <table:table-cell table:style-name="TableCell072700" table:number-columns-spanned="2">
            <text:p text:style-name="P245"><text:span text:style-name="T161">Cas de test # 4</text:span><text:span text:style-name="T162"/></text:p>
          </table:table-cell>
          <table:covered-table-cell/>
        </table:table-row>
        <table:table-row table:style-name="TableRow0728">
          <table:table-cell table:style-name="TableCell072800">
            <text:p text:style-name="P248"><text:span text:style-name="T163">Méthode testée</text:span><text:span text:style-name="T164"/></text:p>
          </table:table-cell>
          <table:table-cell table:style-name="TableCell072801">
            <text:p text:style-name="P248"><text:span text:style-name="T165">utilitaire::DANS_INTERVALLE (testIntervalle)</text:span><text:span text:style-name="T166"/></text:p>
          </table:table-cell>
        </table:table-row>
        <table:table-row table:style-name="TableRow0729">
          <table:table-cell table:style-name="TableCell072900" table:number-columns-spanned="2">
            <text:p text:style-name="P251"><text:span text:style-name="T166"/></text:p>
          </table:table-cell>
          <table:covered-table-cell/>
        </table:table-row>
        <table:table-row table:style-name="TableRow0730">
          <table:table-cell table:style-name="TableCell073000" table:number-columns-spanned="2">
            <text:p text:style-name="P254"><text:span text:style-name="T167">Justification</text:span><text:span text:style-name="T168"/></text:p>
          </table:table-cell>
          <table:covered-table-cell/>
        </table:table-row>
        <table:table-row table:style-name="TableRow0731">
          <table:table-cell table:style-name="TableCell073100" table:number-columns-spanned="2">
            <text:p text:style-name="P257"><text:span text:style-name="T169">Pour la même raison que dans le test précédent, un nombre réel sensé être égal à une valeur peut ne pas y être parfaitement égal, par exemple x = 6.0000000000000001<text:s/></text:span><text:span text:style-name="T170">≠</text:span><text:span text:style-name="T171"><text:s/>6.0. ÉGAL_ZERO ne s'applique que dans le cas où la valeur attendue est à 0.0, mais dans le cas d'un autre nombre, on utilise DANS_INTERVALLE ainsi que EPSILON pour effectuer un traitement similaire.</text:span><text:span text:style-name="T172"/></text:p>
          </table:table-cell>
          <table:covered-table-cell/>
        </table:table-row>
        <table:table-row table:style-name="TableRow0732">
          <table:table-cell table:style-name="TableCell073200" table:number-columns-spanned="2">
            <text:p text:style-name="P260"><text:span text:style-name="T172"/></text:p>
          </table:table-cell>
          <table:covered-table-cell/>
        </table:table-row>
        <table:table-row table:style-name="TableRow0733">
          <table:table-cell table:style-name="TableCell073300" table:number-columns-spanned="2">
            <text:p text:style-name="P263"><text:span text:style-name="T173">Explication du cas de test</text:span><text:span text:style-name="T174"/></text:p>
          </table:table-cell>
          <table:covered-table-cell/>
        </table:table-row>
        <table:table-row table:style-name="TableRow0734">
          <table:table-cell table:style-name="TableCell073400" table:number-columns-spanned="2">
            <text:p text:style-name="P266"><text:span text:style-name="T175">On doit d'abord s'assurer que DANS_INTERVALLE détermine bien si un nombre est ou n'est pas dans un intervalle x1<text:s/></text:span><text:span text:style-name="T176">≤</text:span><text:span text:style-name="T177"><text:s/>y<text:s/></text:span><text:span text:style-name="T178">≤</text:span><text:span text:style-name="T179"><text:s/>x2. Ensuite, on vérifie qu'un nombre y est dans l'intervalle y<text:s/></text:span><text:span text:style-name="T180">–</text:span><text:span text:style-name="T181"><text:s/></text:span><text:span text:style-name="T182">ε</text:span><text:span text:style-name="T183">≤</text:span><text:span text:style-name="T184"><text:s/>y<text:s/></text:span><text:span text:style-name="T185">≤</text:span><text:span text:style-name="T186"><text:s/>y +<text:s/></text:span><text:span text:style-name="T187">ε</text:span><text:span text:style-name="T188">où<text:s/></text:span><text:span text:style-name="T189">ε</text:span><text:span text:style-name="T190">est la limite de détection pour qu'un réel soit non nul.</text:span><text:span text:style-name="T191"/></text:p>
          </table:table-cell>
          <table:covered-table-cell/>
        </table:table-row>
        <table:table-row table:style-name="TableRow0735">
          <table:table-cell table:style-name="TableCell073500" table:number-columns-spanned="2">
            <text:p text:style-name="P269"><text:span text:style-name="T191"/></text:p>
          </table:table-cell>
          <table:covered-table-cell/>
        </table:table-row>
      </table:table>
      <text:p text:style-name="P271"><text:span text:style-name="T191"/></text:p>
      <text:p text:style-name="P271"><text:span text:style-name="T191"/></text:p>
      <table:table table:style-name="Table08">
        <table:table-column table:style-name="TableColumn0800"/>
        <table:table-column table:style-name="TableColumn0801"/>
        <table:table-column table:style-name="TableColumn0802"/>
        <table:table-column table:style-name="TableColumn0803"/>
        <table:table-row table:style-name="TableRow0800">
          <table:table-cell table:style-name="TableCell080000" table:number-columns-spanned="4">
            <text:p text:style-name="P273"><text:span text:style-name="T192">Suite de cas de test # 4</text:span><text:span text:style-name="T193"/></text:p>
          </table:table-cell>
          <table:covered-table-cell/>
          <table:covered-table-cell/>
          <table:covered-table-cell/>
        </table:table-row>
        <table:table-row table:style-name="TableRow0801">
          <table:table-cell table:style-name="TableCell080100">
            <text:p text:style-name="P276"><text:span text:style-name="T194">Classe testée</text:span><text:span text:style-name="T195"/></text:p>
          </table:table-cell>
          <table:table-cell table:style-name="TableCell080101">
            <text:p text:style-name="P276"><text:span text:style-name="T196">CenterTool (CenterToolTest)</text:span><text:span text:style-name="T197"/></text:p>
          </table:table-cell>
          <table:table-cell table:style-name="TableCell080102">
            <text:p text:style-name="P276"><text:span text:style-name="T198">Branche</text:span><text:span text:style-name="T199"/></text:p>
          </table:table-cell>
          <table:table-cell table:style-name="TableCell080103">
            <text:p text:style-name="P276"><text:span text:style-name="T200">f3.2_visitor</text:span><text:span text:style-name="T201"/></text:p>
          </table:table-cell>
        </table:table-row>
        <table:table-row table:style-name="TableRow0802">
          <table:table-cell table:style-name="TableCell080200" table:number-columns-spanned="4">
            <text:p text:style-name="P279"><text:span text:style-name="T201"/></text:p>
          </table:table-cell>
          <table:covered-table-cell/>
          <table:covered-table-cell/>
          <table:covered-table-cell/>
        </table:table-row>
        <table:table-row table:style-name="TableRow0803">
          <table:table-cell table:style-name="TableCell080300" table:number-columns-spanned="4">
            <text:p text:style-name="P282"><text:span text:style-name="T202">Justification</text:span><text:span text:style-name="T203"/></text:p>
          </table:table-cell>
          <table:covered-table-cell/>
          <table:covered-table-cell/>
          <table:covered-table-cell/>
        </table:table-row>
        <table:table-row table:style-name="TableRow0804">
          <table:table-cell table:style-name="TableCell080400" table:number-columns-spanned="4">
            <text:p text:style-name="P285"><text:span text:style-name="T204">Avec l'outil Rotation, on peut pivoter un n</text:span><text:span text:style-name="T205">œ</text:span><text:span text:style-name="T206">ud autour de son axe central (sur lui-même). Si plusieurs n</text:span><text:span text:style-name="T207">œuds sont s</text:span><text:span text:style-name="T208">électionnés, ils doivent alors pivoter autour de leur centre commun. Il existe plusieurs méthodes afin de calculer ce centre, mais dans notre cas d'objets de masse virtuellement identique, on ne s'intéresse qu'au centre géométrique. Il est donc raisonnable de tester notre méthode utilisée sous différents cas afin de la valider et d'assurer une bonne rotation.</text:span><text:span text:style-name="T209"/></text:p>
          </table:table-cell>
          <table:covered-table-cell/>
          <table:covered-table-cell/>
          <table:covered-table-cell/>
        </table:table-row>
      </table:table>
      <text:p text:style-name="P287"><text:span text:style-name="T209"/></text:p>
      <table:table table:style-name="Table09">
        <table:table-column table:style-name="TableColumn0900"/>
        <table:table-column table:style-name="TableColumn0901"/>
        <table:table-row table:style-name="TableRow0900">
          <table:table-cell table:style-name="TableCell090000" table:number-columns-spanned="2">
            <text:p text:style-name="P289"><text:span text:style-name="T210">Cas de test # 1</text:span><text:span text:style-name="T211"/></text:p>
          </table:table-cell>
          <table:covered-table-cell/>
        </table:table-row>
        <table:table-row table:style-name="TableRow0901">
          <table:table-cell table:style-name="TableCell090100">
            <text:p text:style-name="P292"><text:span text:style-name="T212">Méthode testée</text:span><text:span text:style-name="T213"/></text:p>
          </table:table-cell>
          <table:table-cell table:style-name="TableCell090101">
            <text:p text:style-name="P292"><text:span text:style-name="T214">CenterTool::getCenter (testCenter)</text:span><text:span text:style-name="T215"/></text:p>
          </table:table-cell>
        </table:table-row>
        <table:table-row table:style-name="TableRow0902">
          <table:table-cell table:style-name="TableCell090200" table:number-columns-spanned="2">
            <text:p text:style-name="P295"><text:span text:style-name="T215"/></text:p>
          </table:table-cell>
          <table:covered-table-cell/>
        </table:table-row>
        <table:table-row table:style-name="TableRow0903">
          <table:table-cell table:style-name="TableCell090300" table:number-columns-spanned="2">
            <text:p text:style-name="P298"><text:span text:style-name="T216">Justification</text:span><text:span text:style-name="T217"/></text:p>
          </table:table-cell>
          <table:covered-table-cell/>
        </table:table-row>
        <table:table-row table:style-name="TableRow0904">
          <table:table-cell table:style-name="TableCell090400" table:number-columns-spanned="2">
            <text:p text:style-name="P301"><text:span text:style-name="T218">Cette méthode est la raison d'être de la classe CenterTool. C'est elle qui retournera le centre calculé après le traitement. Elle est destinée à être appelée après avoir visité les n</text:span><text:span text:style-name="T219">œ</text:span><text:span text:style-name="T220">uds de la table, et n'intervient pas elle-même dans le traitement des n</text:span><text:span text:style-name="T221">œ</text:span><text:span text:style-name="T222">uds, mais on peut l'utiliser afin de valider un cas secondaire spécifique du traitement effectué par visit.</text:span><text:span text:style-name="T223"/></text:p>
          </table:table-cell>
          <table:covered-table-cell/>
        </table:table-row>
        <table:table-row table:style-name="TableRow0905">
          <table:table-cell table:style-name="TableCell090500" table:number-columns-spanned="2">
            <text:p text:style-name="P304"><text:span text:style-name="T223"/></text:p>
          </table:table-cell>
          <table:covered-table-cell/>
        </table:table-row>
        <table:table-row table:style-name="TableRow0906">
          <table:table-cell table:style-name="TableCell090600" table:number-columns-spanned="2">
            <text:p text:style-name="P307"><text:span text:style-name="T224">Explication du cas de test</text:span><text:span text:style-name="T225"/></text:p>
          </table:table-cell>
          <table:covered-table-cell/>
        </table:table-row>
        <table:table-row table:style-name="TableRow0907">
          <table:table-cell table:style-name="TableCell090700" table:number-columns-spanned="2">
            <text:p text:style-name="P310"><text:span text:style-name="T226">Dans les cas principaux, on veut confirmer que le centre d'aucun n</text:span><text:span text:style-name="T227">œ</text:span><text:span text:style-name="T228">ud n'explose pas (donc qu'il est nul), et que le centre des n</text:span><text:span text:style-name="T229">œ</text:span><text:span text:style-name="T230">uds sélectionnés est égal à la somme vectorielle de chaque position, puis chaque composante est divisée par le nombre de n</text:span><text:span text:style-name="T231">œ</text:span><text:span text:style-name="T232">uds traités.</text:span></text:p>
            <text:p text:style-name="P310"><text:span text:style-name="T232">Dans le cas secondaire, on utilise la méthode getCenter pour confirmer que des n</text:span><text:span text:style-name="T233">œuds non s</text:span><text:span text:style-name="T234">électionnés ne sont pas traités.</text:span><text:span text:style-name="T235"/></text:p>
          </table:table-cell>
          <table:covered-table-cell/>
        </table:table-row>
        <table:table-row table:style-name="TableRow0908">
          <table:table-cell table:style-name="TableCell090800" table:number-columns-spanned="2">
            <text:p text:style-name="P313"><text:span text:style-name="T235"/></text:p>
          </table:table-cell>
          <table:covered-table-cell/>
        </table:table-row>
      </table:table>
      <text:p text:style-name="P315"><text:span text:style-name="T235"/></text:p>
      <text:p text:style-name="P315"><text:span text:style-name="T235"/></text:p>
      <table:table table:style-name="Table10">
        <table:table-column table:style-name="TableColumn1000"/>
        <table:table-column table:style-name="TableColumn1001"/>
        <table:table-column table:style-name="TableColumn1002"/>
        <table:table-column table:style-name="TableColumn1003"/>
        <table:table-row table:style-name="TableRow1000">
          <table:table-cell table:style-name="TableCell100000" table:number-columns-spanned="4">
            <text:p text:style-name="P317"><text:span text:style-name="T236">Suite de cas de test # 5</text:span><text:span text:style-name="T237"/></text:p>
          </table:table-cell>
          <table:covered-table-cell/>
          <table:covered-table-cell/>
          <table:covered-table-cell/>
        </table:table-row>
        <table:table-row table:style-name="TableRow1001">
          <table:table-cell table:style-name="TableCell100100">
            <text:p text:style-name="P320"><text:span text:style-name="T238">Classe testée</text:span><text:span text:style-name="T239"/></text:p>
          </table:table-cell>
          <table:table-cell table:style-name="TableCell100101">
            <text:p text:style-name="P320"><text:span text:style-name="T240">ProjectionOrtho (ProjectionOrthoTest)</text:span><text:span text:style-name="T241"/></text:p>
          </table:table-cell>
          <table:table-cell table:style-name="TableCell100102">
            <text:p text:style-name="P320"><text:span text:style-name="T242">Branche</text:span><text:span text:style-name="T243"/></text:p>
          </table:table-cell>
          <table:table-cell table:style-name="TableCell100103">
            <text:p text:style-name="P320"><text:span text:style-name="T244">master</text:span><text:span text:style-name="T245"/></text:p>
          </table:table-cell>
        </table:table-row>
        <table:table-row table:style-name="TableRow1002">
          <table:table-cell table:style-name="TableCell100200" table:number-columns-spanned="4">
            <text:p text:style-name="P323"><text:span text:style-name="T245"/></text:p>
          </table:table-cell>
          <table:covered-table-cell/>
          <table:covered-table-cell/>
          <table:covered-table-cell/>
        </table:table-row>
        <table:table-row table:style-name="TableRow1003">
          <table:table-cell table:style-name="TableCell100300" table:number-columns-spanned="4">
            <text:p text:style-name="P326"><text:span text:style-name="T246">Justification</text:span><text:span text:style-name="T247"/></text:p>
          </table:table-cell>
          <table:covered-table-cell/>
          <table:covered-table-cell/>
          <table:covered-table-cell/>
        </table:table-row>
        <table:table-row table:style-name="TableRow1004">
          <table:table-cell table:style-name="TableCell100400" table:number-columns-spanned="4">
            <text:p text:style-name="P329"><text:span text:style-name="T247">Cette classe gère la projection orthographique et est essentiel pour la transformation de la vue </text:span></text:p>
          </table:table-cell>
          <table:covered-table-cell/>
          <table:covered-table-cell/>
          <table:covered-table-cell/>
        </table:table-row>
      </table:table>
      <text:p text:style-name="P331"><text:span text:style-name="T247"/></text:p>
      <table:table table:style-name="Table11">
        <table:table-column table:style-name="TableColumn1100"/>
        <table:table-column table:style-name="TableColumn1101"/>
        <table:table-row table:style-name="TableRow1100">
          <table:table-cell table:style-name="TableCell110000" table:number-columns-spanned="2">
            <text:p text:style-name="P333"><text:span text:style-name="T248">Cas de test # 1</text:span><text:span text:style-name="T249"/></text:p>
          </table:table-cell>
          <table:covered-table-cell/>
        </table:table-row>
        <table:table-row table:style-name="TableRow1101">
          <table:table-cell table:style-name="TableCell110100">
            <text:p text:style-name="P336"><text:span text:style-name="T250">Méthode testée</text:span><text:span text:style-name="T251"/></text:p>
          </table:table-cell>
          <table:table-cell table:style-name="TableCell110101">
            <text:p text:style-name="P336"><text:span text:style-name="T252">ProjectionOrtho::zoomerIn()(testZoomIn)</text:span><text:span text:style-name="T253"/></text:p>
          </table:table-cell>
        </table:table-row>
        <table:table-row table:style-name="TableRow1102">
          <table:table-cell table:style-name="TableCell110200" table:number-columns-spanned="2">
            <text:p text:style-name="P339"><text:span text:style-name="T253"/></text:p>
          </table:table-cell>
          <table:covered-table-cell/>
        </table:table-row>
        <table:table-row table:style-name="TableRow1103">
          <table:table-cell table:style-name="TableCell110300" table:number-columns-spanned="2">
            <text:p text:style-name="P342"><text:span text:style-name="T254">Justification</text:span><text:span text:style-name="T255"/></text:p>
          </table:table-cell>
          <table:covered-table-cell/>
        </table:table-row>
        <table:table-row table:style-name="TableRow1104">
          <table:table-cell table:style-name="TableCell110400" table:number-columns-spanned="2">
            <text:p text:style-name="P345"><text:span text:style-name="T255">Il est interessant de regardé les nouvelles grandeur de la projection orthographique après un agrandissment pour vérifier la bonne incrémentation de ceux-ci. Ainsi, les nouvelles valeurs d'agrandissement conserve le centre de la vue en en ajoutant la moitié de l'incrément au quatres coté de la fenêtre. </text:span></text:p>
          </table:table-cell>
          <table:covered-table-cell/>
        </table:table-row>
        <table:table-row table:style-name="TableRow1105">
          <table:table-cell table:style-name="TableCell110500" table:number-columns-spanned="2">
            <text:p text:style-name="P348"><text:span text:style-name="T255"/></text:p>
          </table:table-cell>
          <table:covered-table-cell/>
        </table:table-row>
        <table:table-row table:style-name="TableRow1106">
          <table:table-cell table:style-name="TableCell110600" table:number-columns-spanned="2">
            <text:p text:style-name="P351"><text:span text:style-name="T256">Explication du cas de test</text:span><text:span text:style-name="T257"/></text:p>
          </table:table-cell>
          <table:covered-table-cell/>
        </table:table-row>
        <table:table-row table:style-name="TableRow1107">
          <table:table-cell table:style-name="TableCell110700" table:number-columns-spanned="2">
            <text:p text:style-name="P354"><text:span text:style-name="T257">On donne des valeurs bidons à la fenêtre d'une projection orthographique et on effectue un zoomerIn(). On vérifie alors si la valeur du zoom est bien egale à l'ancienne valeur plus l'incrément du zoom.</text:span></text:p>
          </table:table-cell>
          <table:covered-table-cell/>
        </table:table-row>
        <table:table-row table:style-name="TableRow1108">
          <table:table-cell table:style-name="TableCell110800" table:number-columns-spanned="2">
            <text:p text:style-name="P357"><text:span text:style-name="T257"/></text:p>
          </table:table-cell>
          <table:covered-table-cell/>
        </table:table-row>
        <table:table-row table:style-name="TableRow1109">
          <table:table-cell table:style-name="TableCell110900" table:number-columns-spanned="2">
            <text:p text:style-name="P360"><text:span text:style-name="T258">Cas de test # 2</text:span><text:span text:style-name="T259"/></text:p>
          </table:table-cell>
          <table:covered-table-cell/>
        </table:table-row>
        <table:table-row table:style-name="TableRow1110">
          <table:table-cell table:style-name="TableCell111000">
            <text:p text:style-name="P363"><text:span text:style-name="T260">Méthode testée</text:span><text:span text:style-name="T261"/></text:p>
          </table:table-cell>
          <table:table-cell table:style-name="TableCell111001">
            <text:p text:style-name="P363"><text:span text:style-name="T262">ProjectionOrtho::zoomerIn(glm::dvec3, glm::dvec3)(testZoomInRec)</text:span><text:span text:style-name="T263"/></text:p>
          </table:table-cell>
        </table:table-row>
        <table:table-row table:style-name="TableRow1111">
          <table:table-cell table:style-name="TableCell111100" table:number-columns-spanned="2">
            <text:p text:style-name="P366"><text:span text:style-name="T263"/></text:p>
          </table:table-cell>
          <table:covered-table-cell/>
        </table:table-row>
        <table:table-row table:style-name="TableRow1112">
          <table:table-cell table:style-name="TableCell111200" table:number-columns-spanned="2">
            <text:p text:style-name="P369"><text:span text:style-name="T264">Justification</text:span><text:span text:style-name="T265"/></text:p>
          </table:table-cell>
          <table:covered-table-cell/>
        </table:table-row>
        <table:table-row table:style-name="TableRow1113">
          <table:table-cell table:style-name="TableCell111300" table:number-columns-spanned="2">
            <text:p text:style-name="P372"><text:span text:style-name="T265">La fonction zoomerIn avec un un rectangle élastique effectue deux traitements. Premièrement, elle affect les nouvelles valeur de fenetre a partir des dimension obtenue du coin min et coin max en paramètres. On regarde si l'affectation change bien la dimension de notre fenêtre. Deuxiemement, on test la fonction privée ajuster() qui ajuste la cloture pour conserver le rapport d'aspect. Il est essentiel que le rapport d'aspect soit conservé pour garder l'échelle de la vue et qu'elle ne soit pas déformé.</text:span></text:p>
          </table:table-cell>
          <table:covered-table-cell/>
        </table:table-row>
        <table:table-row table:style-name="TableRow1114">
          <table:table-cell table:style-name="TableCell111400" table:number-columns-spanned="2">
            <text:p text:style-name="P375"><text:span text:style-name="T265"/></text:p>
          </table:table-cell>
          <table:covered-table-cell/>
        </table:table-row>
        <table:table-row table:style-name="TableRow1115">
          <table:table-cell table:style-name="TableCell111500" table:number-columns-spanned="2">
            <text:p text:style-name="P378"><text:span text:style-name="T266">Explication du cas de test</text:span><text:span text:style-name="T267"/></text:p>
          </table:table-cell>
          <table:covered-table-cell/>
        </table:table-row>
        <table:table-row table:style-name="TableRow1116">
          <table:table-cell table:style-name="TableCell111600" table:number-columns-spanned="2">
            <text:p text:style-name="P381"><text:span text:style-name="T267">On assigne des nouvelles valeurs à la fenêtre à partir des paramêtres d'un rectangle élastique. On test alors les nouvelles valeurs pour vérifier si le rapport d'aspect est bien conservé.<text:s text:c="3"/></text:span></text:p>
          </table:table-cell>
          <table:covered-table-cell/>
        </table:table-row>
        <table:table-row table:style-name="TableRow1117">
          <table:table-cell table:style-name="TableCell111700" table:number-columns-spanned="2">
            <text:p text:style-name="P384"><text:span text:style-name="T267"/></text:p>
          </table:table-cell>
          <table:covered-table-cell/>
        </table:table-row>
        <table:table-row table:style-name="TableRow1118">
          <table:table-cell table:style-name="TableCell111800" table:number-columns-spanned="2">
            <text:p text:style-name="P387"><text:span text:style-name="T268">Cas de test # 3</text:span><text:span text:style-name="T269"/></text:p>
          </table:table-cell>
          <table:covered-table-cell/>
        </table:table-row>
        <table:table-row table:style-name="TableRow1119">
          <table:table-cell table:style-name="TableCell111900">
            <text:p text:style-name="P390"><text:span text:style-name="T270">Méthode testée</text:span><text:span text:style-name="T271"/></text:p>
          </table:table-cell>
          <table:table-cell table:style-name="TableCell111901">
            <text:p text:style-name="P390"><text:span text:style-name="T272">ProjectionOrtho::redimentionnerFenetre(testRedimentionnementDeLaFenetre)</text:span><text:span text:style-name="T273"/></text:p>
          </table:table-cell>
        </table:table-row>
        <table:table-row table:style-name="TableRow1120">
          <table:table-cell table:style-name="TableCell112000" table:number-columns-spanned="2">
            <text:p text:style-name="P393"><text:span text:style-name="T273"/></text:p>
          </table:table-cell>
          <table:covered-table-cell/>
        </table:table-row>
        <table:table-row table:style-name="TableRow1121">
          <table:table-cell table:style-name="TableCell112100" table:number-columns-spanned="2">
            <text:p text:style-name="P396"><text:span text:style-name="T274">Justification</text:span><text:span text:style-name="T275"/></text:p>
          </table:table-cell>
          <table:covered-table-cell/>
        </table:table-row>
        <table:table-row table:style-name="TableRow1122">
          <table:table-cell table:style-name="TableCell112200" table:number-columns-spanned="2">
            <text:p text:style-name="P399"><text:span text:style-name="T275">Lors d'un redimenssionnement de la fenêtre, il est primordiale que les dimensions s'ajustent en fonction du redimmensionement pour conserver l'échelle et le rapport d'aspect.</text:span></text:p>
          </table:table-cell>
          <table:covered-table-cell/>
        </table:table-row>
        <table:table-row table:style-name="TableRow1123">
          <table:table-cell table:style-name="TableCell112300" table:number-columns-spanned="2">
            <text:p text:style-name="P402"><text:span text:style-name="T275"/></text:p>
          </table:table-cell>
          <table:covered-table-cell/>
        </table:table-row>
        <table:table-row table:style-name="TableRow1124">
          <table:table-cell table:style-name="TableCell112400" table:number-columns-spanned="2">
            <text:p text:style-name="P405"><text:span text:style-name="T276">Explication du cas de test</text:span><text:span text:style-name="T277"/></text:p>
          </table:table-cell>
          <table:covered-table-cell/>
        </table:table-row>
        <table:table-row table:style-name="TableRow1125">
          <table:table-cell table:style-name="TableCell112500" table:number-columns-spanned="2">
            <text:p text:style-name="P408"><text:span text:style-name="T277">On redimmensionne la fenetre avec deux nouveles valeurs et on aquière les dimmensions de cloture et de fenêtre et on test si le rapport est le même pour les deux.</text:span></text:p>
          </table:table-cell>
          <table:covered-table-cell/>
        </table:table-row>
        <table:table-row table:style-name="TableRow1126">
          <table:table-cell table:style-name="TableCell112600" table:number-columns-spanned="2">
            <text:p text:style-name="P411"><text:span text:style-name="T277"/></text:p>
          </table:table-cell>
          <table:covered-table-cell/>
        </table:table-row>
      </table:table>
      <text:p text:style-name="P413"><text:span text:style-name="T277"/></text:p>
      <text:p text:style-name="P413"><text:span text:style-name="T277"/></text:p>
      <table:table table:style-name="Table12">
        <table:table-column table:style-name="TableColumn1200"/>
        <table:table-column table:style-name="TableColumn1201"/>
        <table:table-column table:style-name="TableColumn1202"/>
        <table:table-column table:style-name="TableColumn1203"/>
        <table:table-row table:style-name="TableRow1200">
          <table:table-cell table:style-name="TableCell120000" table:number-columns-spanned="4">
            <text:p text:style-name="P415"><text:span text:style-name="T278">Suite de cas de test # 6</text:span><text:span text:style-name="T279"/></text:p>
          </table:table-cell>
          <table:covered-table-cell/>
          <table:covered-table-cell/>
          <table:covered-table-cell/>
        </table:table-row>
        <table:table-row table:style-name="TableRow1201">
          <table:table-cell table:style-name="TableCell120100">
            <text:p text:style-name="P418"><text:span text:style-name="T280">Classes testées</text:span><text:span text:style-name="T281"/></text:p>
          </table:table-cell>
          <table:table-cell table:style-name="TableCell120101">
            <text:p text:style-name="P419"><text:span text:style-name="T282">NoeudCylindre, NoeudMur, NoeudSegmentConcret(NoeudAbstraitTest)</text:span><text:span text:style-name="T283"/></text:p>
          </table:table-cell>
          <table:table-cell table:style-name="TableCell120102">
            <text:p text:style-name="P420"><text:span text:style-name="T284">Branche</text:span><text:span text:style-name="T285"/></text:p>
          </table:table-cell>
          <table:table-cell table:style-name="TableCell120103">
            <text:p text:style-name="P420"><text:span text:style-name="T286">develop</text:span><text:span text:style-name="T287"/></text:p>
          </table:table-cell>
        </table:table-row>
        <table:table-row table:style-name="TableRow1202">
          <table:table-cell table:style-name="TableCell120200" table:number-columns-spanned="4">
            <text:p text:style-name="P423"><text:span text:style-name="T287"/></text:p>
          </table:table-cell>
          <table:covered-table-cell/>
          <table:covered-table-cell/>
          <table:covered-table-cell/>
        </table:table-row>
        <table:table-row table:style-name="TableRow1203">
          <table:table-cell table:style-name="TableCell120300" table:number-columns-spanned="4">
            <text:p text:style-name="P426"><text:span text:style-name="T288">Justification</text:span><text:span text:style-name="T289"/></text:p>
          </table:table-cell>
          <table:covered-table-cell/>
          <table:covered-table-cell/>
          <table:covered-table-cell/>
        </table:table-row>
        <table:table-row table:style-name="TableRow1204">
          <table:table-cell table:style-name="TableCell120400" table:number-columns-spanned="4">
            <text:p text:style-name="P429"><text:span text:style-name="T290">Ce test est différent des autres, en ce sens où on teste une méthode de NoeudAbstrait surchargée dans trois différentes classes dérivant de NoeudAbstrait. Puisque ces classes implémentent leur propre version<text:s text:c="2"/>de la méthode setScale, il est intéressant de valider la valider dans chaque classe.</text:span></text:p>
            <text:p text:style-name="P429"><text:span text:style-name="T290">Il ne fait aucun doute que la classe NoeudAbstrait est une des plus pertinentes pour les tests, cependant elle est déjà testée en partie. On y ajoutera donc un nouveau test sur les enfants de la classe.</text:span><text:span text:style-name="T291"/></text:p>
          </table:table-cell>
          <table:covered-table-cell/>
          <table:covered-table-cell/>
          <table:covered-table-cell/>
        </table:table-row>
      </table:table>
      <text:p text:style-name="P431"><text:span text:style-name="T291"/></text:p>
      <table:table table:style-name="Table13">
        <table:table-column table:style-name="TableColumn1300"/>
        <table:table-column table:style-name="TableColumn1301"/>
        <table:table-row table:style-name="TableRow1300">
          <table:table-cell table:style-name="TableCell130000" table:number-columns-spanned="2">
            <text:p text:style-name="P433"><text:span text:style-name="T292">Cas de test # 1</text:span><text:span text:style-name="T293"/></text:p>
          </table:table-cell>
          <table:covered-table-cell/>
        </table:table-row>
        <table:table-row table:style-name="TableRow1301">
          <table:table-cell table:style-name="TableCell130100">
            <text:p text:style-name="P436"><text:span text:style-name="T294">Méthode testée</text:span><text:span text:style-name="T295"/></text:p>
          </table:table-cell>
          <table:table-cell table:style-name="TableCell130101">
            <text:p text:style-name="P437"><text:span text:style-name="T296">NoeudCylindre::setScale, NoeudMur::setScale, NoeudSegmentConcret::setScale (testScale)</text:span><text:span text:style-name="T297"/></text:p>
          </table:table-cell>
        </table:table-row>
        <table:table-row table:style-name="TableRow1302">
          <table:table-cell table:style-name="TableCell130200" table:number-columns-spanned="2">
            <text:p text:style-name="P440"><text:span text:style-name="T297"/></text:p>
          </table:table-cell>
          <table:covered-table-cell/>
        </table:table-row>
        <table:table-row table:style-name="TableRow1303">
          <table:table-cell table:style-name="TableCell130300" table:number-columns-spanned="2">
            <text:p text:style-name="P443"><text:span text:style-name="T298">Justification</text:span><text:span text:style-name="T299"/></text:p>
          </table:table-cell>
          <table:covered-table-cell/>
        </table:table-row>
        <table:table-row table:style-name="TableRow1304">
          <table:table-cell table:style-name="TableCell130400" table:number-columns-spanned="2">
            <text:p text:style-name="P446"><text:span text:style-name="T300">La méthode setScale est importante puisque la mise à l'échelle est une des transformations à effectuer sur les n</text:span><text:span text:style-name="T301">œ</text:span><text:span text:style-name="T302">uds en mode édition, c'est-à-dire modifier l'échelle des n</text:span><text:span text:style-name="T303">œ</text:span><text:span text:style-name="T304">uds, qui ont des restrictions différentes.</text:span></text:p>
            <text:p text:style-name="P446"><text:span text:style-name="T304">Il est d'autant plus pertinent de tester setScale suite à notre évaluation du premier livrable, car il était possible d'élargir un segment de ligne alors qu'il n'aurait pas dû être possible. Si nous avions fait ce test unitaire plus tôt, nous aurions découvert ce problème et n'aurions pas perdu de points au premier livrable.</text:span><text:span text:style-name="T305"/></text:p>
          </table:table-cell>
          <table:covered-table-cell/>
        </table:table-row>
        <table:table-row table:style-name="TableRow1305">
          <table:table-cell table:style-name="TableCell130500" table:number-columns-spanned="2">
            <text:p text:style-name="P449"><text:span text:style-name="T305"/></text:p>
          </table:table-cell>
          <table:covered-table-cell/>
        </table:table-row>
        <table:table-row table:style-name="TableRow1306">
          <table:table-cell table:style-name="TableCell130600" table:number-columns-spanned="2">
            <text:p text:style-name="P452"><text:span text:style-name="T306">Explication du cas de test</text:span><text:span text:style-name="T307"/></text:p>
          </table:table-cell>
          <table:covered-table-cell/>
        </table:table-row>
        <table:table-row table:style-name="TableRow1307">
          <table:table-cell table:style-name="TableCell130700" table:number-columns-spanned="2">
            <text:p text:style-name="P455"><text:span text:style-name="T308">Pour un poteau, l'échelle s'applique sur son rayon. On désire donc s'assurer qu'un changement d'échelle n'affectera pas la composante en z, et que les valeurs d'échelle en x ainsi qu'en y soient égales à la nouvelle valeur en x.</text:span></text:p>
            <text:p text:style-name="P455"><text:span text:style-name="T308">Pour un mur, l'échelle s'applique sur sa longueur. On désire donc s'assurer qu'un changement d'échelle n'affectera ni la composante en z ni celle en x (largeur), mais uniquement celle en y (longueur).</text:span></text:p>
            <text:p text:style-name="P455"><text:span text:style-name="T308">Pour une ligne, l'échelle n'est pas modifiable. On désire donc s'assurer qu'un changement d'échelle n'affectera pas les propriétés d'un segment de ligne.</text:span><text:span text:style-name="T309"/></text:p>
          </table:table-cell>
          <table:covered-table-cell/>
        </table:table-row>
        <table:table-row table:style-name="TableRow1308">
          <table:table-cell table:style-name="TableCell130800" table:number-columns-spanned="2">
            <text:p text:style-name="P458"><text:span text:style-name="T310">,<text:s/></text:span><text:span text:style-name="T311"/></text:p>
          </table:table-cell>
          <table:covered-table-cell/>
        </table:table-row>
      </table:table>
      <text:p text:style-name="P460"><text:span text:style-name="T311"/></text:p>
      <text:p text:style-name="P460"><text:span text:style-name="T311"/></text:p>
      <table:table table:style-name="Table14">
        <table:table-column table:style-name="TableColumn1400"/>
        <table:table-column table:style-name="TableColumn1401"/>
        <table:table-column table:style-name="TableColumn1402"/>
        <table:table-column table:style-name="TableColumn1403"/>
        <table:table-row table:style-name="TableRow1400">
          <table:table-cell table:style-name="TableCell140000" table:number-columns-spanned="4">
            <text:p text:style-name="P462"><text:span text:style-name="T312">Suite de cas de test # 7</text:span><text:span text:style-name="T313"/></text:p>
          </table:table-cell>
          <table:covered-table-cell/>
          <table:covered-table-cell/>
          <table:covered-table-cell/>
        </table:table-row>
        <table:table-row table:style-name="TableRow1401">
          <table:table-cell table:style-name="TableCell140100">
            <text:p text:style-name="P465"><text:span text:style-name="T314">Classe testée</text:span><text:span text:style-name="T315"/></text:p>
          </table:table-cell>
          <table:table-cell table:style-name="TableCell140101">
            <text:p text:style-name="P465"><text:span text:style-name="T316">NoeudComposite (NoeudCompositeTest)</text:span><text:span text:style-name="T317"/></text:p>
          </table:table-cell>
          <table:table-cell table:style-name="TableCell140102">
            <text:p text:style-name="P465"><text:span text:style-name="T318">Branche</text:span><text:span text:style-name="T319"/></text:p>
          </table:table-cell>
          <table:table-cell table:style-name="TableCell140103">
            <text:p text:style-name="P465"><text:span text:style-name="T320">develop</text:span><text:span text:style-name="T321"/></text:p>
          </table:table-cell>
        </table:table-row>
        <table:table-row table:style-name="TableRow1402">
          <table:table-cell table:style-name="TableCell140200" table:number-columns-spanned="4">
            <text:p text:style-name="P468"><text:span text:style-name="T321"/></text:p>
          </table:table-cell>
          <table:covered-table-cell/>
          <table:covered-table-cell/>
          <table:covered-table-cell/>
        </table:table-row>
        <table:table-row table:style-name="TableRow1403">
          <table:table-cell table:style-name="TableCell140300" table:number-columns-spanned="4">
            <text:p text:style-name="P471"><text:span text:style-name="T322">Justification</text:span><text:span text:style-name="T323"/></text:p>
          </table:table-cell>
          <table:covered-table-cell/>
          <table:covered-table-cell/>
          <table:covered-table-cell/>
        </table:table-row>
        <table:table-row table:style-name="TableRow1404">
          <table:table-cell table:style-name="TableCell140400" table:number-columns-spanned="4">
            <text:p text:style-name="P474"><text:span text:style-name="T324">La classe NoeudComposite est elle aussi une classe de n</text:span><text:span text:style-name="T325">œud particuli</text:span><text:span text:style-name="T326">èrement importante, car l'arbre de rendu en hérite. Elle utilise le patron composite, donc plusieurs méthodes sur le composite affecte tous ses enfants. Il est important de tester efficacement une classe ayant des répercussions sur plusieurs autres.</text:span><text:span text:style-name="T327"/></text:p>
          </table:table-cell>
          <table:covered-table-cell/>
          <table:covered-table-cell/>
          <table:covered-table-cell/>
        </table:table-row>
      </table:table>
      <text:p text:style-name="P476"><text:span text:style-name="T327"/></text:p>
      <table:table table:style-name="Table15">
        <table:table-column table:style-name="TableColumn1500"/>
        <table:table-column table:style-name="TableColumn1501"/>
        <table:table-row table:style-name="TableRow1500">
          <table:table-cell table:style-name="TableCell150000" table:number-columns-spanned="2">
            <text:p text:style-name="P478"><text:span text:style-name="T328">Cas de test # 1</text:span><text:span text:style-name="T329"/></text:p>
          </table:table-cell>
          <table:covered-table-cell/>
        </table:table-row>
        <table:table-row table:style-name="TableRow1501">
          <table:table-cell table:style-name="TableCell150100">
            <text:p text:style-name="P481"><text:span text:style-name="T330">Méthode testée</text:span><text:span text:style-name="T331"/></text:p>
          </table:table-cell>
          <table:table-cell table:style-name="TableCell150101">
            <text:p text:style-name="P481"><text:span text:style-name="T332">NoeudComposite ::obtenirNombreEnfants(testObtenirNombreEnfants)</text:span><text:span text:style-name="T333"/></text:p>
          </table:table-cell>
        </table:table-row>
        <table:table-row table:style-name="TableRow1502">
          <table:table-cell table:style-name="TableCell150200" table:number-columns-spanned="2">
            <text:p text:style-name="P484"><text:span text:style-name="T333"/></text:p>
          </table:table-cell>
          <table:covered-table-cell/>
        </table:table-row>
        <table:table-row table:style-name="TableRow1503">
          <table:table-cell table:style-name="TableCell150300" table:number-columns-spanned="2">
            <text:p text:style-name="P487"><text:span text:style-name="T334">Justification</text:span><text:span text:style-name="T335"/></text:p>
          </table:table-cell>
          <table:covered-table-cell/>
        </table:table-row>
        <table:table-row table:style-name="TableRow1504">
          <table:table-cell table:style-name="TableCell150400" table:number-columns-spanned="2">
            <text:p text:style-name="P490"><text:span text:style-name="T336">Puisque cette méthode est largement utilisée dans les autres tests sur l'ajout et la suppression de n</text:span><text:span text:style-name="T337">œ</text:span><text:span text:style-name="T338">uds dans un composite, il importe de la tester afin d'isoler les problèmes potentiels. Une méthode non testéene peut servir à valider un autre test.</text:span><text:span text:style-name="T339"/></text:p>
          </table:table-cell>
          <table:covered-table-cell/>
        </table:table-row>
        <table:table-row table:style-name="TableRow1505">
          <table:table-cell table:style-name="TableCell150500" table:number-columns-spanned="2">
            <text:p text:style-name="P493"><text:span text:style-name="T339"/></text:p>
          </table:table-cell>
          <table:covered-table-cell/>
        </table:table-row>
        <table:table-row table:style-name="TableRow1506">
          <table:table-cell table:style-name="TableCell150600" table:number-columns-spanned="2">
            <text:p text:style-name="P496"><text:span text:style-name="T340">Explication du cas de test</text:span><text:span text:style-name="T341"/></text:p>
          </table:table-cell>
          <table:covered-table-cell/>
        </table:table-row>
        <table:table-row table:style-name="TableRow1507">
          <table:table-cell table:style-name="TableCell150700" table:number-columns-spanned="2">
            <text:p text:style-name="P499"><text:span text:style-name="T341"/></text:p>
          </table:table-cell>
          <table:covered-table-cell/>
        </table:table-row>
        <table:table-row table:style-name="TableRow1508">
          <table:table-cell table:style-name="TableCell150800" table:number-columns-spanned="2">
            <text:p text:style-name="P502"><text:span text:style-name="T341"/></text:p>
          </table:table-cell>
          <table:covered-table-cell/>
        </table:table-row>
        <table:table-row table:style-name="TableRow1509">
          <table:table-cell table:style-name="TableCell150900" table:number-columns-spanned="2">
            <text:p text:style-name="P505"><text:span text:style-name="T342">Cas de test # 2</text:span><text:span text:style-name="T343"/></text:p>
          </table:table-cell>
          <table:covered-table-cell/>
        </table:table-row>
        <table:table-row table:style-name="TableRow1510">
          <table:table-cell table:style-name="TableCell151000">
            <text:p text:style-name="P508"><text:span text:style-name="T344">Méthode testée</text:span><text:span text:style-name="T345"/></text:p>
          </table:table-cell>
          <table:table-cell table:style-name="TableCell151001">
            <text:p text:style-name="P508"><text:span text:style-name="T346">NoeudComposite::vider (testVider)</text:span><text:span text:style-name="T347"/></text:p>
          </table:table-cell>
        </table:table-row>
        <table:table-row table:style-name="TableRow1511">
          <table:table-cell table:style-name="TableCell151100" table:number-columns-spanned="2">
            <text:p text:style-name="P511"><text:span text:style-name="T347"/></text:p>
          </table:table-cell>
          <table:covered-table-cell/>
        </table:table-row>
        <table:table-row table:style-name="TableRow1512">
          <table:table-cell table:style-name="TableCell151200" table:number-columns-spanned="2">
            <text:p text:style-name="P514"><text:span text:style-name="T348">Justification</text:span><text:span text:style-name="T349"/></text:p>
          </table:table-cell>
          <table:covered-table-cell/>
        </table:table-row>
        <table:table-row table:style-name="TableRow1513">
          <table:table-cell table:style-name="TableCell151300" table:number-columns-spanned="2">
            <text:p text:style-name="P517"><text:span text:style-name="T350">La méthode vider est utilisée à chaque initialisation ou réinitialisation de l'arbre de rendu. Il est nécessaire de confirmer qu'un n</text:span><text:span text:style-name="T351">œ</text:span><text:span text:style-name="T352">ud composite vidé est réellement vide et ne comporte aucun n</text:span><text:span text:style-name="T353">œud r</text:span><text:span text:style-name="T354">ésiduel, sans quoi il serait possible d'avoir plusieurs robots sur la table suite à plusieurs chargements successifs de zones de sauvegarde.</text:span><text:span text:style-name="T355"/></text:p>
          </table:table-cell>
          <table:covered-table-cell/>
        </table:table-row>
        <table:table-row table:style-name="TableRow1514">
          <table:table-cell table:style-name="TableCell151400" table:number-columns-spanned="2">
            <text:p text:style-name="P520"><text:span text:style-name="T355"/></text:p>
          </table:table-cell>
          <table:covered-table-cell/>
        </table:table-row>
        <table:table-row table:style-name="TableRow1515">
          <table:table-cell table:style-name="TableCell151500" table:number-columns-spanned="2">
            <text:p text:style-name="P523"><text:span text:style-name="T356">Explication du cas de test</text:span><text:span text:style-name="T357"/></text:p>
          </table:table-cell>
          <table:covered-table-cell/>
        </table:table-row>
        <table:table-row table:style-name="TableRow1516">
          <table:table-cell table:style-name="TableCell151600" table:number-columns-spanned="2">
            <text:p text:style-name="P526"><text:span text:style-name="T358">Le test est très simple : ajoutons arbitrairement trois n</text:span><text:span text:style-name="T359">œuds comme enfants d'un composite, assurons-nous qu'il contienne trois enfants avant d'</text:span><text:span text:style-name="T360">être vidé, et aucun après.</text:span><text:span text:style-name="T361"/></text:p>
          </table:table-cell>
          <table:covered-table-cell/>
        </table:table-row>
        <table:table-row table:style-name="TableRow1517">
          <table:table-cell table:style-name="TableCell151700" table:number-columns-spanned="2">
            <text:p text:style-name="P529"><text:span text:style-name="T361"/></text:p>
          </table:table-cell>
          <table:covered-table-cell/>
        </table:table-row>
        <table:table-row table:style-name="TableRow1518">
          <table:table-cell table:style-name="TableCell151800" table:number-columns-spanned="2">
            <text:p text:style-name="P532"><text:span text:style-name="T362">Cas de test # 3</text:span><text:span text:style-name="T363"/></text:p>
          </table:table-cell>
          <table:covered-table-cell/>
        </table:table-row>
        <table:table-row table:style-name="TableRow1519">
          <table:table-cell table:style-name="TableCell151900">
            <text:p text:style-name="P535"><text:span text:style-name="T364">Méthode testée</text:span><text:span text:style-name="T365"/></text:p>
          </table:table-cell>
          <table:table-cell table:style-name="TableCell151901">
            <text:p text:style-name="P535"><text:span text:style-name="T366">NoeudComposite::effacer (testEffacer)</text:span><text:span text:style-name="T367"/></text:p>
          </table:table-cell>
        </table:table-row>
        <table:table-row table:style-name="TableRow1520">
          <table:table-cell table:style-name="TableCell152000" table:number-columns-spanned="2">
            <text:p text:style-name="P538"><text:span text:style-name="T367"/></text:p>
          </table:table-cell>
          <table:covered-table-cell/>
        </table:table-row>
        <table:table-row table:style-name="TableRow1521">
          <table:table-cell table:style-name="TableCell152100" table:number-columns-spanned="2">
            <text:p text:style-name="P541"><text:span text:style-name="T368">Justification</text:span><text:span text:style-name="T369"/></text:p>
          </table:table-cell>
          <table:covered-table-cell/>
        </table:table-row>
        <table:table-row table:style-name="TableRow1522">
          <table:table-cell table:style-name="TableCell152200" table:number-columns-spanned="2">
            <text:p text:style-name="P544"><text:span text:style-name="T370">La méthode effacer est plus précise que vider ou effacerSelection,<text:s/></text:span><text:span text:style-name="T371"/></text:p>
          </table:table-cell>
          <table:covered-table-cell/>
        </table:table-row>
        <table:table-row table:style-name="TableRow1523">
          <table:table-cell table:style-name="TableCell152300" table:number-columns-spanned="2">
            <text:p text:style-name="P547"><text:span text:style-name="T371"/></text:p>
          </table:table-cell>
          <table:covered-table-cell/>
        </table:table-row>
        <table:table-row table:style-name="TableRow1524">
          <table:table-cell table:style-name="TableCell152400" table:number-columns-spanned="2">
            <text:p text:style-name="P550"><text:span text:style-name="T372">Explication du cas de test</text:span><text:span text:style-name="T373"/></text:p>
          </table:table-cell>
          <table:covered-table-cell/>
        </table:table-row>
        <table:table-row table:style-name="TableRow1525">
          <table:table-cell table:style-name="TableCell152500" table:number-columns-spanned="2">
            <text:p text:style-name="P553"><text:span text:style-name="T373"/></text:p>
          </table:table-cell>
          <table:covered-table-cell/>
        </table:table-row>
        <table:table-row table:style-name="TableRow1526">
          <table:table-cell table:style-name="TableCell152600" table:number-columns-spanned="2">
            <text:p text:style-name="P556"><text:span text:style-name="T373"/></text:p>
          </table:table-cell>
          <table:covered-table-cell/>
        </table:table-row>
        <table:table-row table:style-name="TableRow1527">
          <table:table-cell table:style-name="TableCell152700" table:number-columns-spanned="2">
            <text:p text:style-name="P559"><text:span text:style-name="T374">Cas de test # 4</text:span><text:span text:style-name="T375"/></text:p>
          </table:table-cell>
          <table:covered-table-cell/>
        </table:table-row>
        <table:table-row table:style-name="TableRow1528">
          <table:table-cell table:style-name="TableCell152800">
            <text:p text:style-name="P562"><text:span text:style-name="T376">Méthode testée</text:span><text:span text:style-name="T377"/></text:p>
          </table:table-cell>
          <table:table-cell table:style-name="TableCell152801">
            <text:p text:style-name="P562"><text:span text:style-name="T378">NoeudComposite::effacerSelection (testEffacerSelection)</text:span><text:span text:style-name="T379"/></text:p>
          </table:table-cell>
        </table:table-row>
        <table:table-row table:style-name="TableRow1529">
          <table:table-cell table:style-name="TableCell152900" table:number-columns-spanned="2">
            <text:p text:style-name="P565"><text:span text:style-name="T379"/></text:p>
          </table:table-cell>
          <table:covered-table-cell/>
        </table:table-row>
        <table:table-row table:style-name="TableRow1530">
          <table:table-cell table:style-name="TableCell153000" table:number-columns-spanned="2">
            <text:p text:style-name="P568"><text:span text:style-name="T380">Justification</text:span><text:span text:style-name="T381"/></text:p>
          </table:table-cell>
          <table:covered-table-cell/>
        </table:table-row>
        <table:table-row table:style-name="TableRow1531">
          <table:table-cell table:style-name="TableCell153100" table:number-columns-spanned="2">
            <text:p text:style-name="P571"><text:span text:style-name="T382">Il est pertinent de tester cette méthode pour deux raisons principales : d'abord parce qu'elle utilise une logique qui peut sembler peu intuitive avec la STL, et parce que les tests ont faits leurs preuves. Nous avons trouvé un problème dans la méthode grâce aux tests.</text:span></text:p>
            <text:p text:style-name="P571"><text:span text:style-name="T382">On veut s'assurer que seuls les n</text:span><text:span text:style-name="T383">œ</text:span><text:span text:style-name="T384">uds sélectionnés sont supprimés par cette méthode; pas plus, pas moins.</text:span><text:span text:style-name="T385"/></text:p>
          </table:table-cell>
          <table:covered-table-cell/>
        </table:table-row>
        <table:table-row table:style-name="TableRow1532">
          <table:table-cell table:style-name="TableCell153200" table:number-columns-spanned="2">
            <text:p text:style-name="P574"><text:span text:style-name="T385"/></text:p>
          </table:table-cell>
          <table:covered-table-cell/>
        </table:table-row>
        <table:table-row table:style-name="TableRow1533">
          <table:table-cell table:style-name="TableCell153300" table:number-columns-spanned="2">
            <text:p text:style-name="P577"><text:span text:style-name="T386">Explication du cas de test</text:span><text:span text:style-name="T387"/></text:p>
          </table:table-cell>
          <table:covered-table-cell/>
        </table:table-row>
        <table:table-row table:style-name="TableRow1534">
          <table:table-cell table:style-name="TableCell153400" table:number-columns-spanned="2">
            <text:p text:style-name="P580"><text:span text:style-name="T388">Afin de couvrir toutes les bases et de compenser pour le fait qu'une fois la possession d'un n</text:span><text:span text:style-name="T389">œ</text:span><text:span text:style-name="T390">ud transférée au composite il ne soit plus possible de modifier le n</text:span><text:span text:style-name="T391">œud terminal original, on utilise une logique en deux<text:s/></text:span><text:span text:style-name="T392">étapes. On ajoute d'abord 3 n</text:span><text:span text:style-name="T393">œ</text:span><text:span text:style-name="T394">uds non sélectionnés au composite, et on vérifie qu'après l'appel à effacerSelection il possède toujours 3 enfants. On ajoute ensuite 2 n</text:span><text:span text:style-name="T395">œ</text:span><text:span text:style-name="T396">uds dont un est sélectionné, et on vérifie qu'après l'appel à effacerSelection il possède désormais 4 enfants.</text:span><text:span text:style-name="T397"/></text:p>
          </table:table-cell>
          <table:covered-table-cell/>
        </table:table-row>
        <table:table-row table:style-name="TableRow1535">
          <table:table-cell table:style-name="TableCell153500" table:number-columns-spanned="2">
            <text:p text:style-name="P583"><text:span text:style-name="T397"/></text:p>
          </table:table-cell>
          <table:covered-table-cell/>
        </table:table-row>
      </table:table>
      <text:p text:style-name="P585"><text:span text:style-name="T397"/></text:p>
      <table:table table:style-name="Table16">
        <table:table-column table:style-name="TableColumn1600"/>
        <table:table-column table:style-name="TableColumn1601"/>
        <table:table-row table:style-name="TableRow1600">
          <table:table-cell table:style-name="TableCell160000" table:number-columns-spanned="2">
            <text:p text:style-name="P587"><text:span text:style-name="T398">Cas de test # 5</text:span><text:span text:style-name="T399"/></text:p>
          </table:table-cell>
          <table:covered-table-cell/>
        </table:table-row>
        <table:table-row table:style-name="TableRow1601">
          <table:table-cell table:style-name="TableCell160100">
            <text:p text:style-name="P590"><text:span text:style-name="T400">Méthode testée</text:span><text:span text:style-name="T401"/></text:p>
          </table:table-cell>
          <table:table-cell table:style-name="TableCell160101">
            <text:p text:style-name="P590"><text:span text:style-name="T402">NoeudComposite::chercher(const std::string&amp;) (testChercher)</text:span><text:span text:style-name="T403"/></text:p>
          </table:table-cell>
        </table:table-row>
        <table:table-row table:style-name="TableRow1602">
          <table:table-cell table:style-name="TableCell160200" table:number-columns-spanned="2">
            <text:p text:style-name="P593"><text:span text:style-name="T403"/></text:p>
          </table:table-cell>
          <table:covered-table-cell/>
        </table:table-row>
        <table:table-row table:style-name="TableRow1603">
          <table:table-cell table:style-name="TableCell160300" table:number-columns-spanned="2">
            <text:p text:style-name="P596"><text:span text:style-name="T404">Justification</text:span><text:span text:style-name="T405"/></text:p>
          </table:table-cell>
          <table:covered-table-cell/>
        </table:table-row>
        <table:table-row table:style-name="TableRow1604">
          <table:table-cell table:style-name="TableCell160400" table:number-columns-spanned="2">
            <text:p text:style-name="P599"><text:span text:style-name="T406">La méthode chercher fournie dans le cadriciel du projet est utile dans le cas où on veut obtenir un n</text:span><text:span text:style-name="T407">œud unique ou instanci</text:span><text:span text:style-name="T408">é une seule fois. En effet, bien qu'il soit important de pouvoir chercher un type de n</text:span><text:span text:style-name="T409">œ</text:span><text:span text:style-name="T410">ud spécifique, tel que la table dans un arbre de rendu, cette méthode retourne le premier n</text:span><text:span text:style-name="T411">œud trouv</text:span><text:span text:style-name="T412">é du type cherché. Elle est donc très peu utile avec les n</text:span><text:span text:style-name="T413">œuds instanci</text:span><text:span text:style-name="T414">és plusieurs fois. Il est donc intéressant d'étudier son comportement plus en profondeur.</text:span><text:span text:style-name="T415"/></text:p>
          </table:table-cell>
          <table:covered-table-cell/>
        </table:table-row>
        <table:table-row table:style-name="TableRow1605">
          <table:table-cell table:style-name="TableCell160500" table:number-columns-spanned="2">
            <text:p text:style-name="P602"><text:span text:style-name="T415"/></text:p>
          </table:table-cell>
          <table:covered-table-cell/>
        </table:table-row>
        <table:table-row table:style-name="TableRow1606">
          <table:table-cell table:style-name="TableCell160600" table:number-columns-spanned="2">
            <text:p text:style-name="P605"><text:span text:style-name="T416">Explication du cas de test</text:span><text:span text:style-name="T417"/></text:p>
          </table:table-cell>
          <table:covered-table-cell/>
        </table:table-row>
        <table:table-row table:style-name="TableRow1607">
          <table:table-cell table:style-name="TableCell160700" table:number-columns-spanned="2">
            <text:p text:style-name="P608"><text:span text:style-name="T418">On ajoute deux n</text:span><text:span text:style-name="T419">œuds du m</text:span><text:span text:style-name="T420">ême type dans un n</text:span><text:span text:style-name="T421">œud composite, et on s'attend<text:s/></text:span><text:span text:style-name="T422">à ce que le n</text:span><text:span text:style-name="T423">œud trouv</text:span><text:span text:style-name="T424">é par le recherche de ce type de n</text:span><text:span text:style-name="T425">œud retourne le premier nœud ins</text:span><text:span text:style-name="T426">éré dans le composite, et non le second.</text:span><text:span text:style-name="T427"/></text:p>
          </table:table-cell>
          <table:covered-table-cell/>
        </table:table-row>
        <table:table-row table:style-name="TableRow1608">
          <table:table-cell table:style-name="TableCell160800" table:number-columns-spanned="2">
            <text:p text:style-name="P611"><text:span text:style-name="T427"/></text:p>
          </table:table-cell>
          <table:covered-table-cell/>
        </table:table-row>
        <table:table-row table:style-name="TableRow1609">
          <table:table-cell table:style-name="TableCell160900" table:number-columns-spanned="2">
            <text:p text:style-name="P614"><text:span text:style-name="T428">Cas de test # 6</text:span><text:span text:style-name="T429"/></text:p>
          </table:table-cell>
          <table:covered-table-cell/>
        </table:table-row>
        <table:table-row table:style-name="TableRow1610">
          <table:table-cell table:style-name="TableCell161000">
            <text:p text:style-name="P617"><text:span text:style-name="T430">Méthode testée</text:span><text:span text:style-name="T431"/></text:p>
          </table:table-cell>
          <table:table-cell table:style-name="TableCell161001">
            <text:p text:style-name="P617"><text:span text:style-name="T432">NoeudComposite ::ajouter (testAjouter)</text:span><text:span text:style-name="T433"/></text:p>
          </table:table-cell>
        </table:table-row>
        <table:table-row table:style-name="TableRow1611">
          <table:table-cell table:style-name="TableCell161100" table:number-columns-spanned="2">
            <text:p text:style-name="P620"><text:span text:style-name="T433"/></text:p>
          </table:table-cell>
          <table:covered-table-cell/>
        </table:table-row>
        <table:table-row table:style-name="TableRow1612">
          <table:table-cell table:style-name="TableCell161200" table:number-columns-spanned="2">
            <text:p text:style-name="P623"><text:span text:style-name="T434">Justification</text:span><text:span text:style-name="T435"/></text:p>
          </table:table-cell>
          <table:covered-table-cell/>
        </table:table-row>
        <table:table-row table:style-name="TableRow1613">
          <table:table-cell table:style-name="TableCell161300" table:number-columns-spanned="2">
            <text:p text:style-name="P626"><text:span text:style-name="T436">La méthode ajouter a déjà été testés pour la classe NoeudAbstrait, mais son implémentation dans la classe NoeudComposite est différente. En effet, cette fois ci l'ajout doit fonctionner, sans quoi la logique composite ne serait pas fonctionnelle et l'arbre de rendu ne serait rien.</text:span><text:span text:style-name="T437"/></text:p>
          </table:table-cell>
          <table:covered-table-cell/>
        </table:table-row>
        <table:table-row table:style-name="TableRow1614">
          <table:table-cell table:style-name="TableCell161400" table:number-columns-spanned="2">
            <text:p text:style-name="P629"><text:span text:style-name="T437"/></text:p>
          </table:table-cell>
          <table:covered-table-cell/>
        </table:table-row>
        <table:table-row table:style-name="TableRow1615">
          <table:table-cell table:style-name="TableCell161500" table:number-columns-spanned="2">
            <text:p text:style-name="P632"><text:span text:style-name="T438">Explication du cas de test</text:span><text:span text:style-name="T439"/></text:p>
          </table:table-cell>
          <table:covered-table-cell/>
        </table:table-row>
        <table:table-row table:style-name="TableRow1616">
          <table:table-cell table:style-name="TableCell161600" table:number-columns-spanned="2">
            <text:p text:style-name="P635"><text:span text:style-name="T440">On vérifie qu'un ajout d'un n</text:span><text:span text:style-name="T441">œ</text:span><text:span text:style-name="T442">ud à un composite retourne un résultat positif, signifiant que l'ajout s'est bien effectué, et que le composite contienne un enfant de plus.</text:span><text:span text:style-name="T443"/></text:p>
          </table:table-cell>
          <table:covered-table-cell/>
        </table:table-row>
        <table:table-row table:style-name="TableRow1617">
          <table:table-cell table:style-name="TableCell161700" table:number-columns-spanned="2">
            <text:p text:style-name="P638"><text:span text:style-name="T443"/></text:p>
          </table:table-cell>
          <table:covered-table-cell/>
        </table:table-row>
        <table:table-row table:style-name="TableRow1618">
          <table:table-cell table:style-name="TableCell161800" table:number-columns-spanned="2">
            <text:p text:style-name="P641"><text:span text:style-name="T444">Cas de test # 7</text:span><text:span text:style-name="T445"/></text:p>
          </table:table-cell>
          <table:covered-table-cell/>
        </table:table-row>
        <table:table-row table:style-name="TableRow1619">
          <table:table-cell table:style-name="TableCell161900">
            <text:p text:style-name="P644"><text:span text:style-name="T446">Méthode testée</text:span><text:span text:style-name="T447"/></text:p>
          </table:table-cell>
          <table:table-cell table:style-name="TableCell161901">
            <text:p text:style-name="P644"><text:span text:style-name="T448">NoeudComposite ::selectionnerTout(testSelectionnerTout)</text:span><text:span text:style-name="T449"/></text:p>
          </table:table-cell>
        </table:table-row>
        <table:table-row table:style-name="TableRow1620">
          <table:table-cell table:style-name="TableCell162000" table:number-columns-spanned="2">
            <text:p text:style-name="P647"><text:span text:style-name="T449"/></text:p>
          </table:table-cell>
          <table:covered-table-cell/>
        </table:table-row>
        <table:table-row table:style-name="TableRow1621">
          <table:table-cell table:style-name="TableCell162100" table:number-columns-spanned="2">
            <text:p text:style-name="P650"><text:span text:style-name="T450">Justification</text:span><text:span text:style-name="T451"/></text:p>
          </table:table-cell>
          <table:covered-table-cell/>
        </table:table-row>
        <table:table-row table:style-name="TableRow1622">
          <table:table-cell table:style-name="TableCell162200" table:number-columns-spanned="2">
            <text:p text:style-name="P653"><text:span text:style-name="T452">La méthode selectionnerTout est utile pour l'utilisateur ou pour effectuer un traitement, valide uniquement sur les n</text:span><text:span text:style-name="T453">œ</text:span><text:span text:style-name="T454">uds sélectionnés, sur tous les enfants valides. Cependant, puisque certains n</text:span><text:span text:style-name="T455">œuds peuvent<text:s/></text:span><text:span text:style-name="T456">être impossibles à sélectionner, on désire confirmer que ces derniers ne puissent pas être accidentellement sélectionnés. La fonction d'assignation de sélection est déjà testés pour un NoeudAbstrait, mais en testant selectionnerTout d'un NoeudComposite, on s'assure que la sélection d'un n</text:span><text:span text:style-name="T457">œ</text:span><text:span text:style-name="T458">ud est valide et qu'aucune erreur ne soit possible tant de la part du composite que du n</text:span><text:span text:style-name="T459">œ</text:span><text:span text:style-name="T460">ud cible.</text:span><text:span text:style-name="T461"/></text:p>
          </table:table-cell>
          <table:covered-table-cell/>
        </table:table-row>
        <table:table-row table:style-name="TableRow1623">
          <table:table-cell table:style-name="TableCell162300" table:number-columns-spanned="2">
            <text:p text:style-name="P656"><text:span text:style-name="T461"/></text:p>
          </table:table-cell>
          <table:covered-table-cell/>
        </table:table-row>
        <table:table-row table:style-name="TableRow1624">
          <table:table-cell table:style-name="TableCell162400" table:number-columns-spanned="2">
            <text:p text:style-name="P659"><text:span text:style-name="T462">Explication du cas de test</text:span><text:span text:style-name="T463"/></text:p>
          </table:table-cell>
          <table:covered-table-cell/>
        </table:table-row>
        <table:table-row table:style-name="TableRow1625">
          <table:table-cell table:style-name="TableCell162500" table:number-columns-spanned="2">
            <text:p text:style-name="P662"><text:span text:style-name="T464">On crée 3 n</text:span><text:span text:style-name="T465">œuds, dont 2 sont s</text:span><text:span text:style-name="T466">électionnables et 1 ne l'est pas, que l'on assigne comme enfants à un composite. Après avoir appelé selectionneTout, on vérifie que les n</text:span><text:span text:style-name="T467">œ</text:span><text:span text:style-name="T468">uds sélectionnables soient tous sélectionnés, mais que le n</text:span><text:span text:style-name="T469">œud non s</text:span><text:span text:style-name="T470">électionnable ne soit pas sélectionné.</text:span><text:span text:style-name="T471"/></text:p>
          </table:table-cell>
          <table:covered-table-cell/>
        </table:table-row>
        <table:table-row table:style-name="TableRow1626">
          <table:table-cell table:style-name="TableCell162600" table:number-columns-spanned="2">
            <text:p text:style-name="P665"><text:span text:style-name="T471"/></text:p>
          </table:table-cell>
          <table:covered-table-cell/>
        </table:table-row>
      </table:table>
      <text:p text:style-name="P667"><text:span text:style-name="T471"/></text:p>
      <text:p text:style-name="P667"><text:span text:style-name="T471"/></text:p>
      <table:table table:style-name="Table17">
        <table:table-column table:style-name="TableColumn1700"/>
        <table:table-column table:style-name="TableColumn1701"/>
        <table:table-column table:style-name="TableColumn1702"/>
        <table:table-column table:style-name="TableColumn1703"/>
        <table:table-row table:style-name="TableRow1700">
          <table:table-cell table:style-name="TableCell170000" table:number-columns-spanned="4">
            <text:p text:style-name="P669"><text:span text:style-name="T472">Suite de cas de test # 8</text:span><text:span text:style-name="T473"/></text:p>
          </table:table-cell>
          <table:covered-table-cell/>
          <table:covered-table-cell/>
          <table:covered-table-cell/>
        </table:table-row>
        <table:table-row table:style-name="TableRow1701">
          <table:table-cell table:style-name="TableCell170100">
            <text:p text:style-name="P672"><text:span text:style-name="T474">Classe testée</text:span><text:span text:style-name="T475"/></text:p>
          </table:table-cell>
          <table:table-cell table:style-name="TableCell170101">
            <text:p text:style-name="P672"><text:span text:style-name="T476">FacadeModele (FacadeModeleTest)</text:span><text:span text:style-name="T477"/></text:p>
          </table:table-cell>
          <table:table-cell table:style-name="TableCell170102">
            <text:p text:style-name="P672"><text:span text:style-name="T478">Branche</text:span><text:span text:style-name="T479"/></text:p>
          </table:table-cell>
          <table:table-cell table:style-name="TableCell170103">
            <text:p text:style-name="P672"><text:span text:style-name="T480">master</text:span><text:span text:style-name="T481"/></text:p>
          </table:table-cell>
        </table:table-row>
        <table:table-row table:style-name="TableRow1702">
          <table:table-cell table:style-name="TableCell170200" table:number-columns-spanned="4">
            <text:p text:style-name="P675"><text:span text:style-name="T481"/></text:p>
          </table:table-cell>
          <table:covered-table-cell/>
          <table:covered-table-cell/>
          <table:covered-table-cell/>
        </table:table-row>
        <table:table-row table:style-name="TableRow1703">
          <table:table-cell table:style-name="TableCell170300" table:number-columns-spanned="4">
            <text:p text:style-name="P678"><text:span text:style-name="T482">Justification</text:span><text:span text:style-name="T483"/></text:p>
          </table:table-cell>
          <table:covered-table-cell/>
          <table:covered-table-cell/>
          <table:covered-table-cell/>
        </table:table-row>
        <table:table-row table:style-name="TableRow1704">
          <table:table-cell table:style-name="TableCell170400" table:number-columns-spanned="4">
            <text:p text:style-name="P681"><text:span text:style-name="T484">Notre FacadeModele est l'intermédiaire entre notre FacadeInterfaceNative et toutes nos classes principales du C++. Cependant, il est difficile d'effectuer des tests unitaires pour cette classe, puisque peu de méthodes sont unitaires. On peut tout de même tester une méthode unitaire, ce qui nous aidera également à confirmer le bon comportement général de la classe.</text:span><text:span text:style-name="T485"/></text:p>
          </table:table-cell>
          <table:covered-table-cell/>
          <table:covered-table-cell/>
          <table:covered-table-cell/>
        </table:table-row>
      </table:table>
      <text:p text:style-name="P683"><text:span text:style-name="T485"/></text:p>
      <table:table table:style-name="Table18">
        <table:table-column table:style-name="TableColumn1800"/>
        <table:table-column table:style-name="TableColumn1801"/>
        <table:table-row table:style-name="TableRow1800">
          <table:table-cell table:style-name="TableCell180000" table:number-columns-spanned="2">
            <text:p text:style-name="P685"><text:span text:style-name="T486">Cas de test # 1</text:span><text:span text:style-name="T487"/></text:p>
          </table:table-cell>
          <table:covered-table-cell/>
        </table:table-row>
        <table:table-row table:style-name="TableRow1801">
          <table:table-cell table:style-name="TableCell180100">
            <text:p text:style-name="P688"><text:span text:style-name="T488">Méthode testée</text:span><text:span text:style-name="T489"/></text:p>
          </table:table-cell>
          <table:table-cell table:style-name="TableCell180101">
            <text:p text:style-name="P688"><text:span text:style-name="T490">FacadeModele::isOnTable (isOnTableTest)</text:span><text:span text:style-name="T491"/></text:p>
          </table:table-cell>
        </table:table-row>
        <table:table-row table:style-name="TableRow1802">
          <table:table-cell table:style-name="TableCell180200" table:number-columns-spanned="2">
            <text:p text:style-name="P691"><text:span text:style-name="T491"/></text:p>
          </table:table-cell>
          <table:covered-table-cell/>
        </table:table-row>
        <table:table-row table:style-name="TableRow1803">
          <table:table-cell table:style-name="TableCell180300" table:number-columns-spanned="2">
            <text:p text:style-name="P694"><text:span text:style-name="T492">Justification</text:span><text:span text:style-name="T493"/></text:p>
          </table:table-cell>
          <table:covered-table-cell/>
        </table:table-row>
        <table:table-row table:style-name="TableRow1804">
          <table:table-cell table:style-name="TableCell180400" table:number-columns-spanned="2">
            <text:p text:style-name="P697"><text:span text:style-name="T494">Cette méthode détermine si un n</text:span><text:span text:style-name="T495">œud est enti</text:span><text:span text:style-name="T496">èrement compris dans les limites de la table. Elle est importante dans le mode édition, et comprend un cas limite intéressant. On veut la tester afin de s'assurer qu'un n</text:span><text:span text:style-name="T497">œ</text:span><text:span text:style-name="T498">ud qui n'est pas entièrement compris à l'intérieur des limites de la table (si une partie dépasse) soit considéré comme n'étant pas sur la table.</text:span><text:span text:style-name="T499"/></text:p>
          </table:table-cell>
          <table:covered-table-cell/>
        </table:table-row>
        <table:table-row table:style-name="TableRow1805">
          <table:table-cell table:style-name="TableCell180500" table:number-columns-spanned="2">
            <text:p text:style-name="P700"><text:span text:style-name="T499"/></text:p>
          </table:table-cell>
          <table:covered-table-cell/>
        </table:table-row>
        <table:table-row table:style-name="TableRow1806">
          <table:table-cell table:style-name="TableCell180600" table:number-columns-spanned="2">
            <text:p text:style-name="P703"><text:span text:style-name="T500">Explication du cas de test</text:span><text:span text:style-name="T501"/></text:p>
          </table:table-cell>
          <table:covered-table-cell/>
        </table:table-row>
        <table:table-row table:style-name="TableRow1807">
          <table:table-cell table:style-name="TableCell180700" table:number-columns-spanned="2">
            <text:p text:style-name="P706"><text:span text:style-name="T502">On s'intéresse à trois cas. D'abord, on instancie une table de taille connue et on place un n</text:span><text:span text:style-name="T503">œ</text:span><text:span text:style-name="T504">ud sur la table, à une position connue comme étant valide sur la table, et on vérifie le résultat de la méthode. Ensuite, on déplace le n</text:span><text:span text:style-name="T505">œud compl</text:span><text:span text:style-name="T506">ètement hors de la table, et on vérifie le résultat. Finalement, on place le n</text:span><text:span text:style-name="T507">œud sur le bord de la table de sorte qu'il soit majoritairement sur la table mais qu'un partie d</text:span><text:span text:style-name="T508">épasse, et on vérifie le résultat, en s'attendant à un résultat négatif.</text:span><text:span text:style-name="T509"/></text:p>
          </table:table-cell>
          <table:covered-table-cell/>
        </table:table-row>
        <table:table-row table:style-name="TableRow1808">
          <table:table-cell table:style-name="TableCell180800" table:number-columns-spanned="2">
            <text:p text:style-name="P709"><text:span text:style-name="T509"/></text:p>
          </table:table-cell>
          <table:covered-table-cell/>
        </table:table-row>
      </table:table>
      <text:p text:style-name="P711"><text:span text:style-name="T50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